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E540013573895E9D.png" manifest:media-type="image/png"/>
  <manifest:file-entry manifest:full-path="Pictures/1000020100000500000002D060C19ABA5FD7FEED.png" manifest:media-type="image/png"/>
  <manifest:file-entry manifest:full-path="Pictures/1000020100000500000002D0C620E741E09E4EA7.png" manifest:media-type="image/png"/>
  <manifest:file-entry manifest:full-path="Pictures/1000020100000500000002D0229702A03F5FBF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55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6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32cm" fo:padding-top="0cm" fo:padding-bottom="1.27cm" fo:padding-left="0cm" fo:padding-right="0cm"/>
    </style:style>
    <style:style style:name="gr7" style:family="graphic" style:parent-style-name="standard">
      <style:graphic-properties svg:stroke-color="#009999" draw:fill-color="#00cccc" draw:textarea-horizontal-align="justify" draw:textarea-vertical-align="middle" draw:auto-grow-height="false" fo:min-height="0.069cm" fo:min-width="0cm" fo:padding-left="1.27cm" fo:padding-right="0cm"/>
    </style:style>
    <style:style style:name="gr8" style:family="graphic" style:parent-style-name="standard">
      <style:graphic-properties svg:stroke-color="#009999" draw:fill-color="#00cccc" draw:textarea-horizontal-align="justify" draw:textarea-vertical-align="middle" draw:auto-grow-height="false" fo:min-height="0.069cm" fo:min-width="0cm" fo:padding-left="0cm" fo:padding-right="1.27cm"/>
    </style:style>
    <style:style style:name="gr9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32cm" fo:padding-top="1.27cm" fo:padding-bottom="0cm" fo:padding-left="0cm" fo:padding-right="0cm"/>
    </style:style>
    <style:style style:name="gr10" style:family="graphic" style:parent-style-name="objectwithoutfill">
      <style:graphic-properties svg:stroke-color="#000000" draw:fill="none"/>
    </style:style>
    <style:style style:name="gr11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32cm" fo:padding-top="0cm" fo:padding-bottom="0cm" fo:padding-left="0cm" fo:padding-right="1.27cm"/>
    </style:style>
    <style:style style:name="gr12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32cm" fo:padding-top="0cm" fo:padding-bottom="0cm" fo:padding-left="1.27cm" fo:padding-right="0cm"/>
    </style:style>
    <style:style style:name="gr13" style:family="graphic" style:parent-style-name="standard">
      <style:graphic-properties svg:stroke-color="#009999" draw:fill-color="#00cccc" draw:textarea-horizontal-align="justify" draw:textarea-vertical-align="middle" draw:auto-grow-height="false" fo:min-height="0.319cm" fo:min-width="0cm" fo:padding-top="0cm" fo:padding-bottom="0cm" fo:padding-left="0cm" fo:padding-right="1.2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5" style:family="graphic" style:parent-style-name="objectwithoutfill">
      <style:graphic-properties svg:stroke-color="#3333ff" draw:marker-end="Arrow" draw:marker-end-width="0.3cm" draw:fill="none"/>
    </style:style>
    <style:style style:name="gr1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9.588cm"/>
    </style:style>
    <style:style style:name="gr17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434cm" fo:padding-top="0cm" fo:padding-bottom="1.27cm" fo:padding-left="0cm" fo:padding-right="0cm"/>
    </style:style>
    <style:style style:name="gr18" style:family="graphic" style:parent-style-name="standard">
      <style:graphic-properties svg:stroke-color="#009999" draw:fill-color="#00cccc" draw:textarea-horizontal-align="justify" draw:textarea-vertical-align="middle" draw:auto-grow-height="false" fo:min-height="0.463cm" fo:min-width="0cm" fo:padding-top="0cm" fo:padding-bottom="0cm" fo:padding-left="0cm" fo:padding-right="1.27cm"/>
    </style:style>
    <style:style style:name="gr19" style:family="graphic" style:parent-style-name="standard">
      <style:graphic-properties svg:stroke-color="#009999" draw:fill-color="#00cccc" draw:textarea-horizontal-align="justify" draw:textarea-vertical-align="middle" draw:auto-grow-height="false" fo:min-height="0.44cm" fo:min-width="0cm" fo:padding-top="0cm" fo:padding-bottom="0cm" fo:padding-left="1.27cm" fo:padding-right="0cm"/>
    </style:style>
    <style:style style:name="gr20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434cm" fo:padding-top="1.27cm" fo:padding-bottom="0cm" fo:padding-left="0cm" fo:padding-right="0cm"/>
    </style:style>
    <style:style style:name="gr21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435cm" fo:padding-top="1.27cm" fo:padding-bottom="0cm" fo:padding-left="0cm" fo:padding-right="0cm"/>
    </style:style>
    <style:style style:name="gr22" style:family="graphic" style:parent-style-name="standard">
      <style:graphic-properties svg:stroke-color="#009999" draw:fill-color="#00cccc" draw:textarea-horizontal-align="justify" draw:textarea-vertical-align="middle" draw:auto-grow-height="false" fo:min-height="0.305cm" fo:min-width="0cm" fo:padding-top="0cm" fo:padding-bottom="0cm" fo:padding-left="1.27cm" fo:padding-right="0cm"/>
    </style:style>
    <style:style style:name="gr23" style:family="graphic" style:parent-style-name="standard">
      <style:graphic-properties svg:stroke-color="#009999" draw:fill-color="#00cccc" draw:textarea-horizontal-align="justify" draw:textarea-vertical-align="middle" draw:auto-grow-height="false" fo:min-height="0.319cm" fo:min-width="0cm" fo:padding-top="1.27cm" fo:padding-bottom="0cm" fo:padding-left="0cm" fo:padding-right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5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441cm" fo:padding-top="0cm" fo:padding-bottom="1.27cm" fo:padding-left="0cm" fo:padding-right="0cm"/>
    </style:style>
    <style:style style:name="gr26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442cm" fo:padding-top="0cm" fo:padding-bottom="1.27cm" fo:padding-left="0cm" fo:padding-right="0cm"/>
    </style:style>
    <style:style style:name="gr27" style:family="graphic" style:parent-style-name="standard">
      <style:graphic-properties svg:stroke-color="#009999" draw:fill-color="#00cccc" draw:textarea-horizontal-align="justify" draw:textarea-vertical-align="middle" draw:auto-grow-height="false" fo:min-height="0.439cm" fo:min-width="0cm" fo:padding-top="0cm" fo:padding-bottom="0cm" fo:padding-left="1.27cm" fo:padding-right="0cm"/>
    </style:style>
    <style:style style:name="gr28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441cm" fo:padding-top="1.27cm" fo:padding-bottom="0cm" fo:padding-left="0cm" fo:padding-right="0cm"/>
    </style:style>
    <style:style style:name="gr29" style:family="graphic" style:parent-style-name="standard">
      <style:graphic-properties svg:stroke-color="#009999" draw:fill-color="#00cccc" draw:textarea-horizontal-align="justify" draw:textarea-vertical-align="middle" draw:auto-grow-height="false" fo:min-height="0.44cm" fo:min-width="0cm" fo:padding-top="0cm" fo:padding-bottom="0cm" fo:padding-left="0cm" fo:padding-right="1.27cm"/>
    </style:style>
    <style:style style:name="gr30" style:family="graphic" style:parent-style-name="standard">
      <style:graphic-properties svg:stroke-color="#009999" draw:fill-color="#00cccc" draw:textarea-horizontal-align="justify" draw:textarea-vertical-align="middle" draw:auto-grow-height="false" fo:min-height="0.439cm" fo:min-width="0cm" fo:padding-top="0cm" fo:padding-bottom="0cm" fo:padding-left="0cm" fo:padding-right="1.2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32" style:family="graphic" style:parent-style-name="objectwithoutfill">
      <style:graphic-properties svg:stroke-color="#0000ff" draw:fill="none"/>
    </style:style>
    <style:style style:name="gr33" style:family="graphic" style:parent-style-name="objectwithoutfill">
      <style:graphic-properties svg:stroke-color="#ff0000" draw:fill="none"/>
    </style:style>
    <style:style style:name="gr34" style:family="graphic" style:parent-style-name="standard">
      <style:graphic-properties svg:stroke-width="0.051cm" svg:stroke-color="#000000" draw:marker-start-width="0.276cm" draw:marker-end-width="0.276cm" draw:fill-color="#ffff99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13.169cm"/>
    </style:style>
    <style:style style:name="gr36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313cm" fo:padding-top="0cm" fo:padding-bottom="1.27cm" fo:padding-left="0cm" fo:padding-right="0cm"/>
    </style:style>
    <style:style style:name="gr37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99cm" fo:padding-top="0cm" fo:padding-bottom="1.27cm" fo:padding-left="0cm" fo:padding-right="0cm"/>
    </style:style>
    <style:style style:name="gr38" style:family="graphic" style:parent-style-name="standard">
      <style:graphic-properties svg:stroke-color="#009999" draw:fill-color="#00cccc" draw:textarea-horizontal-align="justify" draw:textarea-vertical-align="middle" draw:auto-grow-height="false" fo:min-height="0.324cm" fo:min-width="0cm" fo:padding-top="0cm" fo:padding-bottom="0cm" fo:padding-left="1.27cm" fo:padding-right="0cm"/>
    </style:style>
    <style:style style:name="gr39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99cm" fo:padding-top="1.27cm" fo:padding-bottom="0cm" fo:padding-left="0cm" fo:padding-right="0cm"/>
    </style:style>
    <style:style style:name="gr40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98cm" fo:padding-top="1.27cm" fo:padding-bottom="0cm" fo:padding-left="0cm" fo:padding-right="0cm"/>
    </style:style>
    <style:style style:name="gr41" style:family="graphic" style:parent-style-name="standard">
      <style:graphic-properties svg:stroke-color="#009999" draw:fill-color="#00cccc" draw:textarea-horizontal-align="justify" draw:textarea-vertical-align="middle" draw:auto-grow-height="false" fo:min-height="0.323cm" fo:min-width="0cm" fo:padding-top="0cm" fo:padding-bottom="0cm" fo:padding-left="0cm" fo:padding-right="1.27cm"/>
    </style:style>
    <style:style style:name="gr42" style:family="graphic" style:parent-style-name="standard">
      <style:graphic-properties svg:stroke-width="0.051cm" svg:stroke-color="#000000" draw:marker-start-width="0.276cm" draw:marker-end-width="0.276cm" draw:fill-color="#ccff99" fo:padding-top="0.15cm" fo:padding-bottom="0.15cm" fo:padding-left="0.275cm" fo:padding-right="0.275cm"/>
    </style:style>
    <style:style style:name="gr43" style:family="graphic" style:parent-style-name="objectwithoutfill">
      <style:graphic-properties svg:stroke-color="#dddddd" draw:fill="none" draw:fill-color="#dddddd"/>
    </style:style>
    <style:style style:name="gr44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.313cm" fo:padding-top="0cm" fo:padding-bottom="1.27cm" fo:padding-left="0cm" fo:padding-right="0cm"/>
    </style:style>
    <style:style style:name="gr45" style:family="graphic" style:parent-style-name="standard">
      <style:graphic-properties svg:stroke-color="#dddddd" draw:fill-color="#dddddd" draw:textarea-horizontal-align="justify" draw:textarea-vertical-align="middle" draw:auto-grow-height="false" fo:min-height="0cm" fo:min-width="0.299cm" fo:padding-top="0cm" fo:padding-bottom="1.27cm" fo:padding-left="0cm" fo:padding-right="0cm"/>
    </style:style>
    <style:style style:name="gr46" style:family="graphic" style:parent-style-name="standard">
      <style:graphic-properties svg:stroke-color="#dddddd" draw:fill-color="#dddddd" draw:textarea-horizontal-align="justify" draw:textarea-vertical-align="middle" draw:auto-grow-height="false" fo:min-height="0.324cm" fo:min-width="0cm" fo:padding-top="0cm" fo:padding-bottom="0cm" fo:padding-left="1.27cm" fo:padding-right="0cm"/>
    </style:style>
    <style:style style:name="gr47" style:family="graphic" style:parent-style-name="standard">
      <style:graphic-properties svg:stroke-color="#dddddd" draw:fill-color="#dddddd" draw:textarea-horizontal-align="justify" draw:textarea-vertical-align="middle" draw:auto-grow-height="false" fo:min-height="0cm" fo:min-width="0.299cm" fo:padding-top="1.27cm" fo:padding-bottom="0cm" fo:padding-left="0cm" fo:padding-right="0cm"/>
    </style:style>
    <style:style style:name="gr48" style:family="graphic" style:parent-style-name="standard">
      <style:graphic-properties svg:stroke-color="#dddddd" draw:fill-color="#dddddd" draw:textarea-horizontal-align="justify" draw:textarea-vertical-align="middle" draw:auto-grow-height="false" fo:min-height="0cm" fo:min-width="0.298cm" fo:padding-top="1.27cm" fo:padding-bottom="0cm" fo:padding-left="0cm" fo:padding-right="0cm"/>
    </style:style>
    <style:style style:name="gr49" style:family="graphic" style:parent-style-name="standard">
      <style:graphic-properties svg:stroke-color="#dddddd" draw:fill-color="#dddddd" draw:textarea-horizontal-align="justify" draw:textarea-vertical-align="middle" draw:auto-grow-height="false" fo:min-height="0.323cm" fo:min-width="0cm" fo:padding-top="0cm" fo:padding-bottom="0cm" fo:padding-left="0cm" fo:padding-right="1.27cm"/>
    </style:style>
    <style:style style:name="gr50" style:family="graphic" style:parent-style-name="standard">
      <style:graphic-properties draw:stroke="none" svg:stroke-color="#dddddd" draw:fill="none" draw:fill-color="#dddddd" draw:auto-grow-height="true" draw:auto-grow-width="false" fo:max-height="0cm" fo:min-height="0.713cm"/>
    </style:style>
    <style:style style:name="gr51" style:family="graphic" style:parent-style-name="standard">
      <style:graphic-properties svg:stroke-width="0.051cm" svg:stroke-color="#ff0000" draw:marker-start-width="0.276cm" draw:marker-end-width="0.276cm" draw:fill-color="#ff9999" draw:textarea-horizontal-align="justify" draw:textarea-vertical-align="middle" draw:auto-grow-height="false" fo:min-height="0cm" fo:min-width="0.313cm" fo:padding-top="0.025cm" fo:padding-bottom="1.295cm" fo:padding-left="0.025cm" fo:padding-right="0.025cm"/>
    </style:style>
    <style:style style:name="gr52" style:family="graphic" style:parent-style-name="standard">
      <style:graphic-properties svg:stroke-width="0.051cm" svg:stroke-color="#ff0000" draw:marker-start-width="0.276cm" draw:marker-end-width="0.276cm" draw:fill-color="#ff9999" draw:textarea-horizontal-align="justify" draw:textarea-vertical-align="middle" draw:auto-grow-height="false" fo:min-height="0cm" fo:min-width="0.299cm" fo:padding-top="0.025cm" fo:padding-bottom="1.295cm" fo:padding-left="0.025cm" fo:padding-right="0.025cm"/>
    </style:style>
    <style:style style:name="gr53" style:family="graphic" style:parent-style-name="standard">
      <style:graphic-properties svg:stroke-width="0.051cm" svg:stroke-color="#ff0000" draw:marker-start-width="0.276cm" draw:marker-end-width="0.276cm" draw:fill-color="#ff9999" draw:textarea-horizontal-align="justify" draw:textarea-vertical-align="middle" draw:auto-grow-height="false" fo:min-height="0.323cm" fo:min-width="0cm" fo:padding-top="0.025cm" fo:padding-bottom="0.025cm" fo:padding-left="0.025cm" fo:padding-right="1.295cm"/>
    </style:style>
    <style:style style:name="gr54" style:family="graphic" style:parent-style-name="standard">
      <style:graphic-properties svg:stroke-color="#ff0000" draw:fill-color="#ff9999" draw:textarea-horizontal-align="justify" draw:textarea-vertical-align="middle" draw:auto-grow-height="false" fo:min-height="0cm" fo:min-width="0.313cm" fo:padding-top="0cm" fo:padding-bottom="1.27cm" fo:padding-left="0cm" fo:padding-right="0cm"/>
    </style:style>
    <style:style style:name="gr55" style:family="graphic" style:parent-style-name="standard">
      <style:graphic-properties svg:stroke-width="0.152cm" svg:stroke-color="#ff0000" draw:marker-start-width="0.427cm" draw:marker-end-width="0.427cm" draw:fill="none" fo:padding-top="0.2cm" fo:padding-bottom="0.2cm" fo:padding-left="0.325cm" fo:padding-right="0.325cm"/>
    </style:style>
    <style:style style:name="gr56" style:family="graphic" style:parent-style-name="standard">
      <style:graphic-properties svg:stroke-color="#ff0000" draw:fill-color="#ff9999" draw:textarea-horizontal-align="justify" draw:textarea-vertical-align="middle" draw:auto-grow-height="false" fo:min-height="0cm" fo:min-width="0.299cm" fo:padding-top="0cm" fo:padding-bottom="1.27cm" fo:padding-left="0cm" fo:padding-right="0cm"/>
    </style:style>
    <style:style style:name="gr57" style:family="graphic" style:parent-style-name="objectwithoutfill">
      <style:graphic-properties svg:stroke-color="#ff0000" draw:fill="none" draw:fill-color="#dddddd"/>
    </style:style>
    <style:style style:name="gr58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.299cm" fo:padding-top="0cm" fo:padding-bottom="1.27cm" fo:padding-left="0cm" fo:padding-right="0cm"/>
    </style:style>
    <style:style style:name="gr59" style:family="graphic" style:parent-style-name="standard">
      <style:graphic-properties svg:stroke-color="#ff0000" draw:fill-color="#ff9999" draw:textarea-horizontal-align="justify" draw:textarea-vertical-align="middle" draw:auto-grow-height="false" fo:min-height="0cm" fo:min-width="0.298cm" fo:padding-top="1.27cm" fo:padding-bottom="0cm" fo:padding-left="0cm" fo:padding-right="0cm"/>
    </style:style>
    <style:style style:name="gr60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.298cm" fo:padding-top="1.27cm" fo:padding-bottom="0cm" fo:padding-left="0cm" fo:padding-right="0cm"/>
    </style:style>
    <style:style style:name="gr61" style:family="graphic" style:parent-style-name="standard">
      <style:graphic-properties svg:stroke-color="#ff0000" draw:fill-color="#ff9999" draw:textarea-horizontal-align="justify" draw:textarea-vertical-align="middle" draw:auto-grow-height="false" fo:min-height="0.323cm" fo:min-width="0cm" fo:padding-top="0cm" fo:padding-bottom="0cm" fo:padding-left="0cm" fo:padding-right="1.27cm"/>
    </style:style>
    <style:style style:name="gr62" style:family="graphic" style:parent-style-name="objectwithoutfill">
      <style:graphic-properties svg:stroke-color="#ff0000" draw:fill="none" draw:fill-color="#ff0000"/>
    </style:style>
    <style:style style:name="gr63" style:family="graphic" style:parent-style-name="standard">
      <style:graphic-properties svg:stroke-color="#ff0000" draw:fill-color="#ff0000" draw:textarea-horizontal-align="justify" draw:textarea-vertical-align="middle" draw:auto-grow-height="false" fo:min-height="0.323cm" fo:min-width="0cm" fo:padding-top="0cm" fo:padding-bottom="0cm" fo:padding-left="0cm" fo:padding-right="1.27cm"/>
    </style:style>
    <style:style style:name="gr64" style:family="graphic" style:parent-style-name="standard">
      <style:graphic-properties draw:stroke="none" svg:stroke-color="#ff0000" draw:fill="none" draw:fill-color="#ff0000" draw:auto-grow-height="true" draw:auto-grow-width="false" fo:max-height="0cm" fo:min-height="0.713cm"/>
    </style:style>
    <style:style style:name="gr65" style:family="graphic" style:parent-style-name="standard">
      <style:graphic-properties svg:stroke-color="#ff0000" draw:fill-color="#ff9999" draw:textarea-horizontal-align="justify" draw:textarea-vertical-align="middle" draw:auto-grow-height="false" fo:min-height="0.324cm" fo:min-width="0cm" fo:padding-top="0cm" fo:padding-bottom="0cm" fo:padding-left="1.27cm" fo:padding-right="0cm"/>
    </style:style>
    <style:style style:name="gr66" style:family="graphic" style:parent-style-name="standard">
      <style:graphic-properties svg:stroke-color="#ff0000" draw:fill-color="#ff0000" draw:textarea-horizontal-align="justify" draw:textarea-vertical-align="middle" draw:auto-grow-height="false" fo:min-height="0.324cm" fo:min-width="0cm" fo:padding-top="0cm" fo:padding-bottom="0cm" fo:padding-left="1.27cm" fo:padding-right="0cm"/>
    </style:style>
    <style:style style:name="gr67" style:family="graphic" style:parent-style-name="standard">
      <style:graphic-properties svg:stroke-color="#ff0000" draw:fill-color="#ff9999" draw:textarea-horizontal-align="justify" draw:textarea-vertical-align="middle" draw:auto-grow-height="false" fo:min-height="0cm" fo:min-width="0.299cm" fo:padding-top="1.27cm" fo:padding-bottom="0cm" fo:padding-left="0cm" fo:padding-right="0cm"/>
    </style:style>
    <style:style style:name="gr68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.299cm" fo:padding-top="1.27cm" fo:padding-bottom="0cm" fo:padding-left="0cm" fo:padding-right="0cm"/>
    </style:style>
    <style:style style:name="gr69" style:family="graphic" style:parent-style-name="objectwithoutfill">
      <style:graphic-properties svg:stroke-color="#000000" draw:fill="none" draw:fill-color="#000000"/>
    </style:style>
    <style:style style:name="gr7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13cm" fo:padding-top="0cm" fo:padding-bottom="1.27cm" fo:padding-left="0cm" fo:padding-right="0cm"/>
    </style:style>
    <style:style style:name="gr7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99cm" fo:padding-top="0cm" fo:padding-bottom="1.27cm" fo:padding-left="0cm" fo:padding-right="0cm"/>
    </style:style>
    <style:style style:name="gr72" style:family="graphic" style:parent-style-name="standard">
      <style:graphic-properties svg:stroke-color="#000000" draw:fill-color="#000000" draw:textarea-horizontal-align="justify" draw:textarea-vertical-align="middle" draw:auto-grow-height="false" fo:min-height="0.324cm" fo:min-width="0cm" fo:padding-top="0cm" fo:padding-bottom="0cm" fo:padding-left="1.27cm" fo:padding-right="0cm"/>
    </style:style>
    <style:style style:name="gr7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99cm" fo:padding-top="1.27cm" fo:padding-bottom="0cm" fo:padding-left="0cm" fo:padding-right="0cm"/>
    </style:style>
    <style:style style:name="gr7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98cm" fo:padding-top="1.27cm" fo:padding-bottom="0cm" fo:padding-left="0cm" fo:padding-right="0cm"/>
    </style:style>
    <style:style style:name="gr75" style:family="graphic" style:parent-style-name="standard">
      <style:graphic-properties svg:stroke-color="#000000" draw:fill-color="#000000" draw:textarea-horizontal-align="justify" draw:textarea-vertical-align="middle" draw:auto-grow-height="false" fo:min-height="0.323cm" fo:min-width="0cm" fo:padding-top="0cm" fo:padding-bottom="0cm" fo:padding-left="0cm" fo:padding-right="1.27cm"/>
    </style:style>
    <style:style style:name="gr76" style:family="graphic" style:parent-style-name="standard">
      <style:graphic-properties draw:stroke="none" svg:stroke-color="#000000" draw:fill="none" draw:fill-color="#000000" draw:auto-grow-height="true" draw:auto-grow-width="false" fo:max-height="0cm" fo:min-height="0.713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2.02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6.649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11.029cm"/>
    </style:style>
    <style:style style:name="pr16" style:family="presentation" style:parent-style-name="Bubbles-subtitle" style:list-style-name="L1">
      <style:graphic-properties draw:fill-color="#ffffff" draw:textarea-horizontal-align="left" draw:textarea-vertical-align="top" draw:auto-grow-height="true" fo:min-height="3.079cm"/>
    </style:style>
    <style:style style:name="pr17" style:family="presentation" style:parent-style-name="Bubbles-subtitle" style:list-style-name="L1">
      <style:graphic-properties draw:fill-color="#ffffff" draw:textarea-horizontal-align="left" draw:textarea-vertical-align="top" draw:auto-grow-height="true" fo:min-height="8.757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9.105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0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3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4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5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6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7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8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29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30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31" style:family="presentation" style:parent-style-name="Bubbles-subtitle" style:list-style-name="L1">
      <style:graphic-properties draw:fill-color="#ffffff" draw:textarea-horizontal-align="left" draw:textarea-vertical-align="top" draw:auto-grow-height="true" fo:min-height="4.777cm"/>
    </style:style>
    <style:style style:name="pr32" style:family="presentation" style:parent-style-name="Bubbles-subtitle" style:list-style-name="L1">
      <style:graphic-properties draw:fill-color="#ffffff" draw:textarea-horizontal-align="left" draw:textarea-vertical-align="top" draw:auto-grow-height="true" fo:min-height="6.543cm"/>
    </style:style>
    <style:style style:name="pr33" style:family="presentation" style:parent-style-name="Bubbles-subtitle" style:list-style-name="L1">
      <style:graphic-properties draw:fill-color="#ffffff" draw:textarea-horizontal-align="left" draw:textarea-vertical-align="top" draw:auto-grow-height="true" fo:min-height="9.896cm"/>
    </style:style>
    <style:style style:name="pr3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006cm"/>
    </style:style>
    <style:style style:name="pr3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3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3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3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3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4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5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5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5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0.797cm"/>
    </style:style>
    <style:style style:name="pr53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9" style:family="paragraph">
      <style:text-properties fo:color="#99ffff" style:font-name="Ferrum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justify"/>
      <style:text-properties style:font-name="Ubuntu3" fo:font-size="48pt" style:font-size-asian="48pt" style:font-size-complex="4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  <style:text-properties fo:color="#99ffff" style:font-name="Ferrum" fo:font-size="32pt" fo:font-weight="normal" fo:background-color="transparent" style:font-size-asian="40pt" style:font-size-complex="40pt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fo:font-weight="normal" style:font-size-asian="10pt" style:font-size-complex="10pt"/>
    </style:style>
    <style:style style:name="P16" style:family="paragraph">
      <loext:graphic-properties draw:fill="none" draw:fill-color="#ffffff"/>
      <style:paragraph-properties fo:text-align="center"/>
      <style:text-properties fo:font-size="18pt" fo:font-weight="normal"/>
    </style:style>
    <style:style style:name="P17" style:family="paragraph">
      <loext:graphic-properties draw:fill-color="#ffffff"/>
      <style:paragraph-properties fo:text-align="justify"/>
      <style:text-properties style:font-name="Ubuntu3" fo:font-size="21pt" fo:font-weight="bold" style:font-size-asian="28pt" style:font-weight-asian="bold" style:font-size-complex="28pt" style:font-weight-complex="bold"/>
    </style:style>
    <style:style style:name="P18" style:family="paragraph">
      <loext:graphic-properties draw:fill-color="#00cccc"/>
      <style:paragraph-properties fo:text-align="center"/>
      <style:text-properties fo:font-size="18pt"/>
    </style:style>
    <style:style style:name="P19" style:family="paragraph">
      <loext:graphic-properties draw:fill-color="#00cccc"/>
      <style:paragraph-properties fo:text-align="center"/>
    </style:style>
    <style:style style:name="P20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text-align="start"/>
      <style:text-properties fo:font-size="10pt" fo:font-weight="normal" style:font-size-asian="10pt" style:font-size-complex="10pt"/>
    </style:style>
    <style:style style:name="P23" style:family="paragraph">
      <loext:graphic-properties draw:fill-color="#ffffff"/>
      <style:paragraph-properties fo:text-align="start"/>
      <style:text-properties style:font-name="Ubuntu3" fo:font-size="21pt" fo:font-weight="bold" style:font-size-asian="28pt" style:font-weight-asian="bold" style:font-size-complex="28pt" style:font-weight-complex="bold"/>
    </style:style>
    <style:style style:name="P24" style:family="paragraph">
      <loext:graphic-properties draw:fill-color="#00cccc"/>
      <style:paragraph-properties fo:text-align="center"/>
      <style:text-properties fo:font-size="18pt" fo:font-weight="bold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-color="#ffff99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ccff99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>
      <loext:graphic-properties draw:fill="none" draw:fill-color="#dddddd"/>
      <style:paragraph-properties fo:text-align="center"/>
      <style:text-properties fo:color="#dddddd"/>
    </style:style>
    <style:style style:name="P30" style:family="paragraph">
      <style:paragraph-properties fo:text-align="center"/>
      <style:text-properties fo:color="#ff0000"/>
    </style:style>
    <style:style style:name="P31" style:family="paragraph">
      <loext:graphic-properties draw:fill-color="#ff0000"/>
      <style:paragraph-properties fo:text-align="center"/>
      <style:text-properties fo:color="#ff0000" fo:font-size="18pt" fo:font-weight="bold"/>
    </style:style>
    <style:style style:name="P32" style:family="paragraph">
      <style:paragraph-properties fo:text-align="center"/>
      <style:text-properties fo:color="#dddddd"/>
    </style:style>
    <style:style style:name="P33" style:family="paragraph">
      <loext:graphic-properties draw:fill-color="#dddddd"/>
      <style:paragraph-properties fo:text-align="center"/>
      <style:text-properties fo:color="#dddddd" fo:font-size="18pt" fo:font-weight="bold"/>
    </style:style>
    <style:style style:name="P34" style:family="paragraph">
      <style:text-properties fo:color="#dddddd"/>
    </style:style>
    <style:style style:name="P35" style:family="paragraph">
      <loext:graphic-properties draw:fill="none" draw:fill-color="#dddddd"/>
      <style:text-properties fo:color="#dddddd"/>
    </style:style>
    <style:style style:name="P36" style:family="paragraph">
      <loext:graphic-properties draw:fill-color="#ff9999"/>
      <style:paragraph-properties fo:text-align="center"/>
      <style:text-properties fo:font-size="18pt" fo:font-weight="bold"/>
    </style:style>
    <style:style style:name="P37" style:family="paragraph">
      <style:text-properties fo:color="#ff0000"/>
    </style:style>
    <style:style style:name="P38" style:family="paragraph">
      <loext:graphic-properties draw:fill="none" draw:fill-color="#dddddd"/>
      <style:text-properties fo:color="#ff0000"/>
    </style:style>
    <style:style style:name="P39" style:family="paragraph">
      <loext:graphic-properties draw:fill="none" draw:fill-color="#ff0000"/>
      <style:paragraph-properties fo:text-align="center"/>
      <style:text-properties fo:color="#ff0000"/>
    </style:style>
    <style:style style:name="P40" style:family="paragraph">
      <loext:graphic-properties draw:fill="none" draw:fill-color="#ff0000"/>
      <style:paragraph-properties fo:text-align="center"/>
    </style:style>
    <style:style style:name="P41" style:family="paragraph">
      <loext:graphic-properties draw:fill="none" draw:fill-color="#ff0000"/>
      <style:text-properties fo:color="#ff0000"/>
    </style:style>
    <style:style style:name="P42" style:family="paragraph">
      <loext:graphic-properties draw:fill="none" draw:fill-color="#000000"/>
      <style:paragraph-properties fo:text-align="center"/>
      <style:text-properties fo:color="#000000"/>
    </style:style>
    <style:style style:name="P43" style:family="paragraph">
      <style:paragraph-properties fo:text-align="center"/>
      <style:text-properties fo:color="#000000"/>
    </style:style>
    <style:style style:name="P44" style:family="paragraph">
      <loext:graphic-properties draw:fill-color="#000000"/>
      <style:paragraph-properties fo:text-align="center"/>
      <style:text-properties fo:color="#000000" fo:font-size="18pt" fo:font-weight="bold"/>
    </style:style>
    <style:style style:name="P45" style:family="paragraph">
      <style:text-properties fo:color="#000000"/>
    </style:style>
    <style:style style:name="P46" style:family="paragraph">
      <loext:graphic-properties draw:fill="none" draw:fill-color="#000000"/>
      <style:text-properties fo:color="#000000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54pt" style:font-size-asian="54pt" style:font-size-complex="54pt"/>
    </style:style>
    <style:style style:name="T6" style:family="text">
      <style:text-properties style:font-name="Ubuntu3" fo:font-size="36pt" style:font-size-asian="36pt" style:font-size-complex="36pt"/>
    </style:style>
    <style:style style:name="T7" style:family="text">
      <style:text-properties style:font-name="Ubuntu3" fo:font-size="48pt" style:font-size-asian="48pt" style:font-size-complex="48pt"/>
    </style:style>
    <style:style style:name="T8" style:family="text">
      <style:text-properties fo:color="#333333" style:font-name="Ferrum" fo:font-size="88pt" style:font-size-asian="88pt" style:font-size-complex="88pt"/>
    </style:style>
    <style:style style:name="T9" style:family="text">
      <style:text-properties fo:color="#99ffff" style:font-name="Ferrum" fo:font-size="48pt" fo:font-weight="normal" fo:background-color="transparent" style:font-size-asian="66pt" style:font-size-complex="66pt"/>
    </style:style>
    <style:style style:name="T10" style:family="text">
      <style:text-properties fo:color="#000000" fo:font-size="8pt" fo:font-style="italic" fo:font-weight="normal" style:font-size-asian="8pt" style:font-style-asian="italic" style:font-size-complex="8pt" style:font-style-complex="italic"/>
    </style:style>
    <style:style style:name="T11" style:family="text">
      <style:text-properties fo:font-size="18pt" fo:font-weight="normal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2pt" fo:font-weight="normal" style:font-size-asian="12pt" style:font-size-complex="12pt"/>
    </style:style>
    <style:style style:name="T15" style:family="text">
      <style:text-properties style:text-position="0% 100%" style:font-name="Ubuntu3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style:text-position="0% 100%" style:font-name="Ubuntu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text-position="0% 100%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style:text-position="0% 100%"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style:text-position="0% 100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size="18pt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ize="14pt" fo:font-weight="normal" style:font-size-asian="14pt" style:font-size-complex="14pt"/>
    </style:style>
    <style:style style:name="T23" style:family="text">
      <style:text-properties fo:font-size="14pt" style:text-underline-style="solid" style:text-underline-width="auto" style:text-underline-color="font-color" fo:font-weight="normal" style:font-size-asian="14pt" style:font-size-complex="14pt"/>
    </style:style>
    <style:style style:name="T24" style:family="text">
      <style:text-properties style:text-position="0% 100%"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5" style:family="text">
      <style:text-properties style:text-position="0% 100%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style:text-position="0% 100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style:text-position="-33% 58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style:text-position="0% 100%" style:font-name="Ubuntu3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style:text-position="0% 100%" style:font-name="Ubuntu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style:text-position="-33% 58%" style:font-name="Ubuntu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style:text-position="0% 100%" style:font-name="Ubuntu3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style:text-position="0% 100%" style:font-name="Ubuntu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text-position="0% 100%" style:font-name="Ubuntu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text-position="-33% 58%" style:font-name="Ubuntu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text-position="0% 100%" style:font-name="Ubuntu3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text-position="0% 100%" style:font-name="Ubuntu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text-position="-33% 58%" style:font-name="Ubuntu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text-position="0% 100%" style:font-name="Ubuntu3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style:text-position="0% 100%"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text-position="-33% 58%" fo:font-weight="bold" style:font-weight-asian="bold" style:font-weight-complex="bold"/>
    </style:style>
    <style:style style:name="T43" style:family="text">
      <style:text-properties style:text-position="-33% 58%"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style:text-position="0% 100%" style:font-name="Ubuntu3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style:text-position="0% 100%" style:font-name="Ubuntu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text-position="0% 100%" style:font-name="Ubuntu3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text-position="-33% 58%" style:font-name="Ubuntu3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text-position="-33% 58%" style:font-name="Ubuntu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9" style:family="text">
      <style:text-properties style:text-position="0% 100%" style:font-name="Ubuntu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text-position="0% 100%" style:font-name="Ubuntu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text-position="-33% 58%" style:font-name="Ubuntu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text-position="0% 100%" style:font-name="Ubuntu3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text-position="0% 100%" style:font-name="Ubuntu3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text-position="-33% 58%" style:font-name="Ubuntu3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style:text-position="0% 100%" style:font-name="Ubuntu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style:text-position="-33% 58%" style:font-name="Ubuntu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8" style:family="text">
      <style:text-properties style:text-position="-33% 58%" style:font-name="Ubuntu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9" style:family="text">
      <style:text-properties style:text-position="-33% 58%" style:font-name="Ubuntu3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0" style:family="text">
      <style:text-properties style:text-position="-33% 58%" style:font-name="Ubuntu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1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style:font-name="Ubuntu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3" style:family="text">
      <style:text-properties fo:color="#ff0000" fo:font-size="18pt"/>
    </style:style>
    <style:style style:name="T64" style:family="text">
      <style:text-properties fo:color="#ff0000"/>
    </style:style>
    <style:style style:name="T65" style:family="text">
      <style:text-properties style:font-name="Ubuntu3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T</text:span><text:span text:style-name="T1">r</text:span><text:span text:style-name="T1">e</text:span><text:span text:style-name="T1">e</text:span><text:span text:style-name="T1">s</text:span><text:span text:style-name="T1">!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</text:span><text:span text:style-name="T2">ri</text:span><text:span text:style-name="T2">tt</text:span><text:span text:style-name="T2">e</text:span><text:span text:style-name="T2">n </text:span><text:span text:style-name="T2">by </text:span><text:span text:style-name="T2">R</text:span><text:span text:style-name="T2">a</text:span><text:span text:style-name="T2">c</text:span><text:span text:style-name="T2">h</text:span><text:span text:style-name="T2">el </text:span><text:span text:style-name="T2">J. </text:span><text:span text:style-name="T2">M</text:span><text:span text:style-name="T2">or</text:span><text:span text:style-name="T2">ri</text:span><text:span text:style-name="T2">s, </text:span><text:span text:style-name="T2">la</text:span><text:span text:style-name="T2">st </text:span><text:span text:style-name="T2">u</text:span><text:span text:style-name="T2">p</text:span><text:span text:style-name="T2">d</text:span><text:span text:style-name="T2">at</text:span><text:span text:style-name="T2">e</text:span><text:span text:style-name="T2">d </text:span><text:span text:style-name="T2"><text:date style:data-style-name="D5" text:date-value="2018-03-29">Mar 29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6.203cm" svg:height="12.064cm" svg:x="1.114cm" svg:y="2.975cm">
          <draw:text-box>
            <text:p text:style-name="P5"><text:span text:style-name="T3">T</text:span><text:span text:style-name="T3">r</text:span><text:span text:style-name="T3">e</text:span><text:span text:style-name="T3">e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a</text:span><text:span text:style-name="T3"> </text:span><text:span text:style-name="T3">h</text:span><text:span text:style-name="T3">a</text:span><text:span text:style-name="T3">n</text:span><text:span text:style-name="T3">d</text:span><text:span text:style-name="T3">y</text:span><text:span text:style-name="T3"> 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i</text:span><text:span text:style-name="T3">n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e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r</text:span><text:span text:style-name="T3">e</text:span><text:span text:style-name="T3"> </text:span><text:span text:style-name="T3">a</text:span><text:span text:style-name="T3">l</text:span><text:span text:style-name="T3">s</text:span><text:span text:style-name="T3">o</text:span><text:span text:style-name="T3"> </text:span><text:span text:style-name="T3">a</text:span><text:span text:style-name="T3"> </text:span><text:span text:style-name="T3">p</text:span><text:span text:style-name="T3">a</text:span><text:span text:style-name="T3">r</text:span><text:span text:style-name="T3">t</text:span><text:span text:style-name="T3"> </text:span><text:span text:style-name="T3">o</text:span><text:span text:style-name="T3">f</text:span><text:span text:style-name="T3"> </text:span><text:span text:style-name="T3">G</text:span><text:span text:style-name="T3">r</text:span><text:span text:style-name="T3">a</text:span><text:span text:style-name="T3">p</text:span><text:span text:style-name="T3">h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y</text:span><text:span text:style-name="T3">.</text:span></text:p>
          </draw:text-box>
        </draw:frame>
        <draw:frame presentation:style-name="pr4" draw:text-style-name="P8" draw:layer="layout" svg:width="22.292cm" svg:height="1.971cm" svg:x="3.284cm" svg:y="0.226cm" presentation:class="title" presentation:user-transformed="true">
          <draw:text-box>
            <text:p text:style-name="P7"><text:span text:style-name="T4">A</text:span><text:span text:style-name="T4">b</text:span><text:span text:style-name="T4">o</text:span><text:span text:style-name="T4">u</text:span><text:span text:style-name="T4">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><text:span text:style-name="T4">T</text:span><text:span text:style-name="T4">o</text:span><text:span text:style-name="T4">p</text:span><text:span text:style-name="T4">i</text:span><text:span text:style-name="T4">c</text:span><text:span text:style-name="T4">s</text:span></text:p>
          </draw:text-box>
        </draw:frame>
        <draw:frame presentation:style-name="pr5" draw:text-style-name="P10" draw:layer="layout" svg:width="26.839cm" svg:height="12.02cm" svg:x="0.441cm" svg:y="3.087cm">
          <draw:text-box>
            <text:p text:style-name="P5"><text:span text:style-name="T5">1</text:span><text:span text:style-name="T5">.</text:span><text:span text:style-name="T5"> </text:span><text:span text:style-name="T5">I</text:span><text:span text:style-name="T5">n</text:span><text:span text:style-name="T5">t</text:span><text:span text:style-name="T5">r</text:span><text:span text:style-name="T5">o</text:span><text:span text:style-name="T5"> </text:span><text:span text:style-name="T5">t</text:span><text:span text:style-name="T5">o</text:span><text:span text:style-name="T5"> </text:span><text:span text:style-name="T5">T</text:span><text:span text:style-name="T5">r</text:span><text:span text:style-name="T5">e</text:span><text:span text:style-name="T5">e</text:span><text:span text:style-name="T5">s</text:span></text:p>
            <text:p text:style-name="P5"><text:span text:style-name="T6"/></text:p>
            <text:p text:style-name="P5"><text:span text:style-name="T5">2</text:span><text:span text:style-name="T5">.</text:span><text:span text:style-name="T5"> </text:span><text:span text:style-name="T5">P</text:span><text:span text:style-name="T5">r</text:span><text:span text:style-name="T5">o</text:span><text:span text:style-name="T5">p</text:span><text:span text:style-name="T5">o</text:span><text:span text:style-name="T5">s</text:span><text:span text:style-name="T5">i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&amp;</text:span><text:span text:style-name="T5"> </text:span><text:span text:style-name="T5">T</text:span><text:span text:style-name="T5">h</text:span><text:span text:style-name="T5">e</text:span><text:span text:style-name="T5">o</text:span><text:span text:style-name="T5">r</text:span><text:span text:style-name="T5">e</text:span><text:span text:style-name="T5">m</text:span><text:span text:style-name="T5">s</text:span></text:p>
            <text:p text:style-name="P5"><text:span text:style-name="T7"/></text:p>
            <text:p text:style-name="P5"><text:span text:style-name="T5">3</text:span><text:span text:style-name="T5">.</text:span><text:span text:style-name="T5"> </text:span><text:span text:style-name="T5">S</text:span><text:span text:style-name="T5">p</text:span><text:span text:style-name="T5">a</text:span><text:span text:style-name="T5">n</text:span><text:span text:style-name="T5">n</text:span><text:span text:style-name="T5">i</text:span><text:span text:style-name="T5">n</text:span><text:span text:style-name="T5">g</text:span><text:span text:style-name="T5"> </text:span><text:span text:style-name="T5">T</text:span><text:span text:style-name="T5">r</text:span><text:span text:style-name="T5">e</text:span><text:span text:style-name="T5">e</text:span><text:span text:style-name="T5"> 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I</text:span><text:span text:style-name="T8">n</text:span><text:span text:style-name="T8">t</text:span><text:span text:style-name="T8">r</text:span><text:span text:style-name="T8">o</text:span><text:span text:style-name="T8"> </text:span><text:span text:style-name="T8">t</text:span><text:span text:style-name="T8">o</text:span><text:span text:style-name="T8"> </text:span><text:span text:style-name="T8">T</text:span><text:span text:style-name="T8">r</text:span><text:span text:style-name="T8">e</text:span><text:span text:style-name="T8">e</text:span><text:span text:style-name="T8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line draw:style-name="gr3" draw:text-style-name="P12" draw:layer="layout" svg:x1="14.876cm" svg:y1="9.875cm" svg:x2="14.803cm" svg:y2="12.639cm">
          <text:p/>
        </draw:line>
        <draw:line draw:style-name="gr3" draw:text-style-name="P12" draw:layer="layout" svg:x1="14.906cm" svg:y1="12.668cm" svg:x2="16.714cm" svg:y2="9.86cm">
          <text:p/>
        </draw:line>
        <draw:line draw:style-name="gr3" draw:text-style-name="P12" draw:layer="layout" svg:x1="18.757cm" svg:y1="12.712cm" svg:x2="16.714cm" svg:y2="9.86cm">
          <text:p/>
        </draw:line>
        <draw:line draw:style-name="gr3" draw:text-style-name="P12" draw:layer="layout" svg:x1="18.86cm" svg:y1="9.919cm" svg:x2="16.714cm" svg:y2="9.86cm">
          <text:p/>
        </draw:line>
        <draw:line draw:style-name="gr3" draw:text-style-name="P12" draw:layer="layout" svg:x1="18.757cm" svg:y1="12.712cm" svg:x2="16.787cm" svg:y2="12.683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1</text:span><text:span text:style-name="T9">.</text:span><text:span text:style-name="T9"> </text:span><text:span text:style-name="T9">I</text:span><text:span text:style-name="T9">n</text:span><text:span text:style-name="T9">t</text:span><text:span text:style-name="T9">r</text:span><text:span text:style-name="T9">o</text:span><text:span text:style-name="T9"> </text:span><text:span text:style-name="T9">t</text:span><text:span text:style-name="T9">o</text:span><text:span text:style-name="T9"> </text:span><text:span text:style-name="T9">T</text:span><text:span text:style-name="T9">r</text:span><text:span text:style-name="T9">e</text:span><text:span text:style-name="T9">e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16" draw:layer="layout" svg:width="5.744cm" svg:height="8.778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12">T</text:span><text:span text:style-name="T12">r</text:span><text:span text:style-name="T12">e</text:span><text:span text:style-name="T12">e</text:span><text:span text:style-name="T12">: </text:span><text:span text:style-name="T13">A</text:span><text:span text:style-name="T13"> </text:span><text:span text:style-name="T13">c</text:span><text:span text:style-name="T13">o</text:span><text:span text:style-name="T13">n</text:span><text:span text:style-name="T13">n</text:span><text:span text:style-name="T13">e</text:span><text:span text:style-name="T13">c</text:span><text:span text:style-name="T13">t</text:span><text:span text:style-name="T13">e</text:span><text:span text:style-name="T13">d</text:span><text:span text:style-name="T13">, </text:span><text:span text:style-name="T13">s</text:span><text:span text:style-name="T13">i</text:span><text:span text:style-name="T13">m</text:span><text:span text:style-name="T13">p</text:span><text:span text:style-name="T13">l</text:span><text:span text:style-name="T13">e</text:span><text:span text:style-name="T13"> </text:span><text:span text:style-name="T13">g</text:span><text:span text:style-name="T13">r</text:span><text:span text:style-name="T13">a</text:span><text:span text:style-name="T13">p</text:span><text:span text:style-name="T13">h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3">n</text:span><text:span text:style-name="T13">o</text:span><text:span text:style-name="T13"> </text:span><text:span text:style-name="T13">c</text:span><text:span text:style-name="T13">y</text:span><text:span text:style-name="T13">c</text:span><text:span text:style-name="T13">l</text:span><text:span text:style-name="T13">e</text:span><text:span text:style-name="T13">s</text:span><text:span text:style-name="T13">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7" draw:text-style-name="P17" draw:layer="layout" svg:width="20.448cm" svg:height="12.288cm" svg:x="0.661cm" svg:y="2.804cm">
          <draw:text-box>
            <text:p text:style-name="P5"><text:span text:style-name="T15">C</text:span><text:span text:style-name="T15">o</text:span><text:span text:style-name="T15">n</text:span><text:span text:style-name="T15">n</text:span><text:span text:style-name="T15">e</text:span><text:span text:style-name="T15">c</text:span><text:span text:style-name="T15">t</text:span><text:span text:style-name="T15">e</text:span><text:span text:style-name="T15">d</text:span><text:span text:style-name="T15"> </text:span><text:span text:style-name="T15">G</text:span><text:span text:style-name="T15">r</text:span><text:span text:style-name="T15">a</text:span><text:span text:style-name="T15">p</text:span><text:span text:style-name="T15">h</text:span><text:span text:style-name="T15">: </text:span><text:span text:style-name="T16">A</text:span><text:span text:style-name="T16"> </text:span><text:span text:style-name="T16">g</text:span><text:span text:style-name="T16">r</text:span><text:span text:style-name="T16">a</text:span><text:span text:style-name="T16">p</text:span><text:span text:style-name="T16">h</text:span><text:span text:style-name="T16"> </text:span><text:span text:style-name="T16">w</text:span><text:span text:style-name="T16">h</text:span><text:span text:style-name="T16">e</text:span><text:span text:style-name="T16">r</text:span><text:span text:style-name="T16">e</text:span><text:span text:style-name="T16"> </text:span><text:span text:style-name="T16">t</text:span><text:span text:style-name="T16">h</text:span><text:span text:style-name="T16">e</text:span><text:span text:style-name="T16">r</text:span><text:span text:style-name="T16">e</text:span><text:span text:style-name="T16"> </text:span><text:span text:style-name="T16">e</text:span><text:span text:style-name="T16">x</text:span><text:span text:style-name="T16">i</text:span><text:span text:style-name="T16">s</text:span><text:span text:style-name="T16">t</text:span><text:span text:style-name="T16">s </text:span><text:span text:style-name="T16">a</text:span><text:span text:style-name="T16"> </text:span><text:span text:style-name="T16">w</text:span><text:span text:style-name="T16">a</text:span><text:span text:style-name="T16">l</text:span><text:span text:style-name="T16">k</text:span><text:span text:style-name="T16"> </text:span><text:span text:style-name="T16">b</text:span><text:span text:style-name="T16">e</text:span><text:span text:style-name="T16">t</text:span><text:span text:style-name="T16">w</text:span><text:span text:style-name="T16">e</text:span><text:span text:style-name="T16">e</text:span><text:span text:style-name="T16">n</text:span><text:span text:style-name="T16"> </text:span><text:span text:style-name="T16">a</text:span><text:span text:style-name="T16">n</text:span><text:span text:style-name="T16">y </text:span><text:span text:style-name="T16">t</text:span><text:span text:style-name="T16">w</text:span><text:span text:style-name="T16">o</text:span><text:span text:style-name="T16"> </text:span><text:span text:style-name="T16">a</text:span><text:span text:style-name="T16">r</text:span><text:span text:style-name="T16">b</text:span><text:span text:style-name="T16">i</text:span><text:span text:style-name="T16">t</text:span><text:span text:style-name="T16">r</text:span><text:span text:style-name="T16">a</text:span><text:span text:style-name="T16">r</text:span><text:span text:style-name="T16">i</text:span><text:span text:style-name="T16">l</text:span><text:span text:style-name="T16">y </text:span><text:span text:style-name="T16">c</text:span><text:span text:style-name="T16">h</text:span><text:span text:style-name="T16">o</text:span><text:span text:style-name="T16">s</text:span><text:span text:style-name="T16">e</text:span><text:span text:style-name="T16">n</text:span><text:span text:style-name="T16"> </text:span><text:span text:style-name="T16">n</text:span><text:span text:style-name="T16">o</text:span><text:span text:style-name="T16">d</text:span><text:span text:style-name="T16">e</text:span><text:span text:style-name="T16">s</text:span><text:span text:style-name="T16">.</text:span></text:p>
            <text:p text:style-name="P5"><text:span text:style-name="T15"/></text:p>
            <text:p text:style-name="P5"><text:span text:style-name="T15">S</text:span><text:span text:style-name="T15">i</text:span><text:span text:style-name="T15">m</text:span><text:span text:style-name="T15">p</text:span><text:span text:style-name="T15">l</text:span><text:span text:style-name="T15">e</text:span><text:span text:style-name="T15"> </text:span><text:span text:style-name="T15">G</text:span><text:span text:style-name="T15">r</text:span><text:span text:style-name="T15">a</text:span><text:span text:style-name="T15">p</text:span><text:span text:style-name="T15">h</text:span><text:span text:style-name="T15">:</text:span><text:span text:style-name="T16"> </text:span><text:span text:style-name="T16">A</text:span><text:span text:style-name="T16"> </text:span><text:span text:style-name="T16">g</text:span><text:span text:style-name="T16">r</text:span><text:span text:style-name="T16">a</text:span><text:span text:style-name="T16">p</text:span><text:span text:style-name="T16">h</text:span><text:span text:style-name="T16"> </text:span><text:span text:style-name="T16">w</text:span><text:span text:style-name="T16">i</text:span><text:span text:style-name="T16">t</text:span><text:span text:style-name="T16">h</text:span><text:span text:style-name="T16"> </text:span><text:span text:style-name="T16">n</text:span><text:span text:style-name="T16">o</text:span><text:span text:style-name="T16"> </text:span><text:span text:style-name="T16">l</text:span><text:span text:style-name="T16">o</text:span><text:span text:style-name="T16">o</text:span><text:span text:style-name="T16">p</text:span><text:span text:style-name="T16">s </text:span><text:span text:style-name="T16">a</text:span><text:span text:style-name="T16">n</text:span><text:span text:style-name="T16">d</text:span><text:span text:style-name="T16"> </text:span><text:span text:style-name="T16">n</text:span><text:span text:style-name="T16">o</text:span><text:span text:style-name="T16"> </text:span><text:span text:style-name="T16">p</text:span><text:span text:style-name="T16">a</text:span><text:span text:style-name="T16">r</text:span><text:span text:style-name="T16">a</text:span><text:span text:style-name="T16">l</text:span><text:span text:style-name="T16">l</text:span><text:span text:style-name="T16">e</text:span><text:span text:style-name="T16">l </text:span><text:span text:style-name="T16">e</text:span><text:span text:style-name="T16">d</text:span><text:span text:style-name="T16">g</text:span><text:span text:style-name="T16">e</text:span><text:span text:style-name="T16">s</text:span><text:span text:style-name="T16">.</text:span></text:p>
            <text:p text:style-name="P5"><text:span text:style-name="T17"/></text:p>
            <text:p text:style-name="P5"><text:span text:style-name="T18">T</text:span><text:span text:style-name="T18">r</text:span><text:span text:style-name="T18">e</text:span><text:span text:style-name="T18">e</text:span><text:span text:style-name="T18">: </text:span><text:span text:style-name="T19">A</text:span><text:span text:style-name="T19"> </text:span><text:span text:style-name="T19">c</text:span><text:span text:style-name="T19">o</text:span><text:span text:style-name="T19">n</text:span><text:span text:style-name="T19">n</text:span><text:span text:style-name="T19">e</text:span><text:span text:style-name="T19">c</text:span><text:span text:style-name="T19">t</text:span><text:span text:style-name="T19">e</text:span><text:span text:style-name="T19">d</text:span><text:span text:style-name="T19">, </text:span><text:span text:style-name="T19">s</text:span><text:span text:style-name="T19">i</text:span><text:span text:style-name="T19">m</text:span><text:span text:style-name="T19">p</text:span><text:span text:style-name="T19">l</text:span><text:span text:style-name="T19">e</text:span><text:span text:style-name="T19"> </text:span><text:span text:style-name="T19">g</text:span><text:span text:style-name="T19">r</text:span><text:span text:style-name="T19">a</text:span><text:span text:style-name="T19">p</text:span><text:span text:style-name="T19">h</text:span><text:span text:style-name="T19"> </text:span><text:span text:style-name="T19">w</text:span><text:span text:style-name="T19">i</text:span><text:span text:style-name="T19">t</text:span><text:span text:style-name="T19">h</text:span><text:span text:style-name="T19"> </text:span><text:span text:style-name="T19">n</text:span><text:span text:style-name="T19">o</text:span><text:span text:style-name="T19"> </text:span><text:span text:style-name="T19">c</text:span><text:span text:style-name="T19">y</text:span><text:span text:style-name="T19">c</text:span><text:span text:style-name="T19">l</text:span><text:span text:style-name="T19">e</text:span><text:span text:style-name="T19">s</text:span><text:span text:style-name="T19">.</text:span></text:p>
          </draw:text-box>
        </draw:frame>
        <draw:custom-shape draw:style-name="gr6" draw:text-style-name="P18" draw:layer="layout" svg:width="0.452cm" svg:height="0.451cm" svg:x="14.565cm" svg:y="9.72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2" draw:layer="layout" svg:x1="4.852cm" svg:y1="10.007cm" svg:x2="3.117cm" svg:y2="11.507cm">
          <text:p/>
        </draw:line>
        <draw:line draw:style-name="gr3" draw:text-style-name="P12" draw:layer="layout" svg:x1="1.985cm" svg:y1="13.506cm" svg:x2="3.117cm" svg:y2="11.507cm">
          <text:p/>
        </draw:line>
        <draw:line draw:style-name="gr3" draw:text-style-name="P12" draw:layer="layout" svg:x1="7.145cm" svg:y1="11.463cm" svg:x2="4.852cm" svg:y2="10.007cm">
          <text:p/>
        </draw:line>
        <draw:custom-shape draw:style-name="gr6" draw:text-style-name="P18" draw:layer="layout" svg:width="0.452cm" svg:height="0.451cm" svg:x="4.598cm" svg:y="9.772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draw:layer="layout" svg:width="0.452cm" svg:height="0.451cm" svg:x="6.906cm" svg:y="11.188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0.452cm" svg:height="0.451cm" svg:x="2.863cm" svg:y="11.291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8" draw:layer="layout" svg:width="0.452cm" svg:height="0.451cm" svg:x="1.775cm" svg:y="13.261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0.452cm" svg:height="0.451cm" svg:x="16.566cm" svg:y="9.714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0.452cm" svg:height="0.451cm" svg:x="18.566cm" svg:y="9.714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14.566cm" svg:y="12.414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16.567cm" svg:y="12.437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18.567cm" svg:y="12.437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1</text:span><text:span text:style-name="T9">.</text:span><text:span text:style-name="T9"> </text:span><text:span text:style-name="T9">I</text:span><text:span text:style-name="T9">n</text:span><text:span text:style-name="T9">t</text:span><text:span text:style-name="T9">r</text:span><text:span text:style-name="T9">o</text:span><text:span text:style-name="T9"> </text:span><text:span text:style-name="T9">t</text:span><text:span text:style-name="T9">o</text:span><text:span text:style-name="T9"> </text:span><text:span text:style-name="T9">T</text:span><text:span text:style-name="T9">r</text:span><text:span text:style-name="T9">e</text:span><text:span text:style-name="T9">e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16" draw:layer="layout" svg:width="5.744cm" svg:height="8.778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12">T</text:span><text:span text:style-name="T12">r</text:span><text:span text:style-name="T12">e</text:span><text:span text:style-name="T12">e</text:span><text:span text:style-name="T12">: </text:span><text:span text:style-name="T13">A</text:span><text:span text:style-name="T13"> </text:span><text:span text:style-name="T13">c</text:span><text:span text:style-name="T13">o</text:span><text:span text:style-name="T13">n</text:span><text:span text:style-name="T13">n</text:span><text:span text:style-name="T13">e</text:span><text:span text:style-name="T13">c</text:span><text:span text:style-name="T13">t</text:span><text:span text:style-name="T13">e</text:span><text:span text:style-name="T13">d</text:span><text:span text:style-name="T13">, </text:span><text:span text:style-name="T13">s</text:span><text:span text:style-name="T13">i</text:span><text:span text:style-name="T13">m</text:span><text:span text:style-name="T13">p</text:span><text:span text:style-name="T13">l</text:span><text:span text:style-name="T13">e</text:span><text:span text:style-name="T13"> </text:span><text:span text:style-name="T13">g</text:span><text:span text:style-name="T13">r</text:span><text:span text:style-name="T13">a</text:span><text:span text:style-name="T13">p</text:span><text:span text:style-name="T13">h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3">n</text:span><text:span text:style-name="T13">o</text:span><text:span text:style-name="T13"> </text:span><text:span text:style-name="T13">c</text:span><text:span text:style-name="T13">y</text:span><text:span text:style-name="T13">c</text:span><text:span text:style-name="T13">l</text:span><text:span text:style-name="T13">e</text:span><text:span text:style-name="T13">s</text:span><text:span text:style-name="T13">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8" draw:text-style-name="P17" draw:layer="layout" svg:width="20.448cm" svg:height="6.649cm" svg:x="0.661cm" svg:y="2.804cm">
          <draw:text-box>
            <text:p text:style-name="P5"><text:span text:style-name="T15">C</text:span><text:span text:style-name="T15">o</text:span><text:span text:style-name="T15">n</text:span><text:span text:style-name="T15">n</text:span><text:span text:style-name="T15">e</text:span><text:span text:style-name="T15">c</text:span><text:span text:style-name="T15">t</text:span><text:span text:style-name="T15">e</text:span><text:span text:style-name="T15">d</text:span><text:span text:style-name="T15"> </text:span><text:span text:style-name="T15">G</text:span><text:span text:style-name="T15">r</text:span><text:span text:style-name="T15">a</text:span><text:span text:style-name="T15">p</text:span><text:span text:style-name="T15">h</text:span><text:span text:style-name="T15">: </text:span><text:span text:style-name="T16">A</text:span><text:span text:style-name="T16"> </text:span><text:span text:style-name="T16">g</text:span><text:span text:style-name="T16">r</text:span><text:span text:style-name="T16">a</text:span><text:span text:style-name="T16">p</text:span><text:span text:style-name="T16">h</text:span><text:span text:style-name="T16"> </text:span><text:span text:style-name="T16">w</text:span><text:span text:style-name="T16">h</text:span><text:span text:style-name="T16">e</text:span><text:span text:style-name="T16">r</text:span><text:span text:style-name="T16">e</text:span><text:span text:style-name="T16"> </text:span><text:span text:style-name="T16">t</text:span><text:span text:style-name="T16">h</text:span><text:span text:style-name="T16">e</text:span><text:span text:style-name="T16">r</text:span><text:span text:style-name="T16">e</text:span><text:span text:style-name="T16"> </text:span><text:span text:style-name="T16">e</text:span><text:span text:style-name="T16">x</text:span><text:span text:style-name="T16">i</text:span><text:span text:style-name="T16">s</text:span><text:span text:style-name="T16">t</text:span><text:span text:style-name="T16">s </text:span><text:span text:style-name="T16">a</text:span><text:span text:style-name="T16"> </text:span><text:span text:style-name="T16">w</text:span><text:span text:style-name="T16">a</text:span><text:span text:style-name="T16">l</text:span><text:span text:style-name="T16">k</text:span><text:span text:style-name="T16"> </text:span><text:span text:style-name="T16">b</text:span><text:span text:style-name="T16">e</text:span><text:span text:style-name="T16">t</text:span><text:span text:style-name="T16">w</text:span><text:span text:style-name="T16">e</text:span><text:span text:style-name="T16">e</text:span><text:span text:style-name="T16">n</text:span><text:span text:style-name="T16"> </text:span><text:span text:style-name="T16">a</text:span><text:span text:style-name="T16">n</text:span><text:span text:style-name="T16">y </text:span><text:span text:style-name="T16">t</text:span><text:span text:style-name="T16">w</text:span><text:span text:style-name="T16">o</text:span><text:span text:style-name="T16"> </text:span><text:span text:style-name="T16">a</text:span><text:span text:style-name="T16">r</text:span><text:span text:style-name="T16">b</text:span><text:span text:style-name="T16">i</text:span><text:span text:style-name="T16">t</text:span><text:span text:style-name="T16">r</text:span><text:span text:style-name="T16">a</text:span><text:span text:style-name="T16">r</text:span><text:span text:style-name="T16">i</text:span><text:span text:style-name="T16">l</text:span><text:span text:style-name="T16">y </text:span><text:span text:style-name="T16">c</text:span><text:span text:style-name="T16">h</text:span><text:span text:style-name="T16">o</text:span><text:span text:style-name="T16">s</text:span><text:span text:style-name="T16">e</text:span><text:span text:style-name="T16">n</text:span><text:span text:style-name="T16"> </text:span><text:span text:style-name="T16">n</text:span><text:span text:style-name="T16">o</text:span><text:span text:style-name="T16">d</text:span><text:span text:style-name="T16">e</text:span><text:span text:style-name="T16">s</text:span><text:span text:style-name="T16">.</text:span></text:p>
            <text:p text:style-name="P5"><text:span text:style-name="T15"/></text:p>
            <text:p text:style-name="P5"><text:span text:style-name="T15">S</text:span><text:span text:style-name="T15">i</text:span><text:span text:style-name="T15">m</text:span><text:span text:style-name="T15">p</text:span><text:span text:style-name="T15">l</text:span><text:span text:style-name="T15">e</text:span><text:span text:style-name="T15"> </text:span><text:span text:style-name="T15">G</text:span><text:span text:style-name="T15">r</text:span><text:span text:style-name="T15">a</text:span><text:span text:style-name="T15">p</text:span><text:span text:style-name="T15">h</text:span><text:span text:style-name="T15">:</text:span><text:span text:style-name="T16"> </text:span><text:span text:style-name="T16">A</text:span><text:span text:style-name="T16"> </text:span><text:span text:style-name="T16">g</text:span><text:span text:style-name="T16">r</text:span><text:span text:style-name="T16">a</text:span><text:span text:style-name="T16">p</text:span><text:span text:style-name="T16">h</text:span><text:span text:style-name="T16"> </text:span><text:span text:style-name="T16">w</text:span><text:span text:style-name="T16">i</text:span><text:span text:style-name="T16">t</text:span><text:span text:style-name="T16">h</text:span><text:span text:style-name="T16"> </text:span><text:span text:style-name="T16">n</text:span><text:span text:style-name="T16">o</text:span><text:span text:style-name="T16"> </text:span><text:span text:style-name="T16">l</text:span><text:span text:style-name="T16">o</text:span><text:span text:style-name="T16">o</text:span><text:span text:style-name="T16">p</text:span><text:span text:style-name="T16">s </text:span><text:span text:style-name="T16">a</text:span><text:span text:style-name="T16">n</text:span><text:span text:style-name="T16">d</text:span><text:span text:style-name="T16"> </text:span><text:span text:style-name="T16">n</text:span><text:span text:style-name="T16">o</text:span><text:span text:style-name="T16"> </text:span><text:span text:style-name="T16">p</text:span><text:span text:style-name="T16">a</text:span><text:span text:style-name="T16">r</text:span><text:span text:style-name="T16">a</text:span><text:span text:style-name="T16">l</text:span><text:span text:style-name="T16">l</text:span><text:span text:style-name="T16">e</text:span><text:span text:style-name="T16">l </text:span><text:span text:style-name="T16">e</text:span><text:span text:style-name="T16">d</text:span><text:span text:style-name="T16">g</text:span><text:span text:style-name="T16">e</text:span><text:span text:style-name="T16">s</text:span><text:span text:style-name="T16">.</text:span></text:p>
            <text:p text:style-name="P5"><text:span text:style-name="T17"/></text:p>
            <text:p text:style-name="P5"><text:span text:style-name="T18">S</text:span><text:span text:style-name="T18">p</text:span><text:span text:style-name="T18">a</text:span><text:span text:style-name="T18">n</text:span><text:span text:style-name="T18">n</text:span><text:span text:style-name="T18">i</text:span><text:span text:style-name="T18">n</text:span><text:span text:style-name="T18">g</text:span><text:span text:style-name="T18"> </text:span><text:span text:style-name="T18">T</text:span><text:span text:style-name="T18">r</text:span><text:span text:style-name="T18">e</text:span><text:span text:style-name="T18">e</text:span><text:span text:style-name="T18">: </text:span><text:span text:style-name="T19">G</text:span><text:span text:style-name="T19">i</text:span><text:span text:style-name="T19">v</text:span><text:span text:style-name="T19">e</text:span><text:span text:style-name="T19">n</text:span><text:span text:style-name="T19"> </text:span><text:span text:style-name="T19">s</text:span><text:span text:style-name="T19">o</text:span><text:span text:style-name="T19">m</text:span><text:span text:style-name="T19">e</text:span><text:span text:style-name="T19"> </text:span><text:span text:style-name="T19">s</text:span><text:span text:style-name="T19">i</text:span><text:span text:style-name="T19">m</text:span><text:span text:style-name="T19">p</text:span><text:span text:style-name="T19">l</text:span><text:span text:style-name="T19">e</text:span><text:span text:style-name="T19">, </text:span><text:span text:style-name="T19">c</text:span><text:span text:style-name="T19">o</text:span><text:span text:style-name="T19">n</text:span><text:span text:style-name="T19">n</text:span><text:span text:style-name="T19">e</text:span><text:span text:style-name="T19">c</text:span><text:span text:style-name="T19">t</text:span><text:span text:style-name="T19">e</text:span><text:span text:style-name="T19">d</text:span><text:span text:style-name="T19"> </text:span><text:span text:style-name="T19">g</text:span><text:span text:style-name="T19">r</text:span><text:span text:style-name="T19">a</text:span><text:span text:style-name="T19">p</text:span><text:span text:style-name="T19">h</text:span><text:span text:style-name="T19"> </text:span><text:span text:style-name="T19">G</text:span><text:span text:style-name="T19">, </text:span><text:span text:style-name="T19">a</text:span><text:span text:style-name="T19"> </text:span><text:span text:style-name="T19">s</text:span><text:span text:style-name="T19">u</text:span><text:span text:style-name="T19">b</text:span><text:span text:style-name="T19">g</text:span><text:span text:style-name="T19">r</text:span><text:span text:style-name="T19">a</text:span><text:span text:style-name="T19">p</text:span><text:span text:style-name="T19">h</text:span><text:span text:style-name="T19"> </text:span><text:span text:style-name="T19">T</text:span><text:span text:style-name="T19"> </text:span><text:span text:style-name="T19">i</text:span><text:span text:style-name="T19">s</text:span><text:span text:style-name="T19"> </text:span><text:span text:style-name="T19">a</text:span><text:span text:style-name="T19"> </text:span><text:span text:style-name="T19">s</text:span><text:span text:style-name="T19">p</text:span><text:span text:style-name="T19">a</text:span><text:span text:style-name="T19">n</text:span><text:span text:style-name="T19">n</text:span><text:span text:style-name="T19">i</text:span><text:span text:style-name="T19">n</text:span><text:span text:style-name="T19">g</text:span><text:span text:style-name="T19"> </text:span><text:span text:style-name="T19">t</text:span><text:span text:style-name="T19">r</text:span><text:span text:style-name="T19">e</text:span><text:span text:style-name="T19">e</text:span><text:span text:style-name="T19"> </text:span><text:span text:style-name="T19">o</text:span><text:span text:style-name="T19">f</text:span><text:span text:style-name="T19"> </text:span><text:span text:style-name="T19">G</text:span><text:span text:style-name="T19"> </text:span><text:span text:style-name="T19">i</text:span><text:span text:style-name="T19">f</text:span><text:span text:style-name="T19"> </text:span><text:span text:style-name="T19">T</text:span><text:span text:style-name="T19"> </text:span><text:span text:style-name="T19">i</text:span><text:span text:style-name="T19">s</text:span><text:span text:style-name="T19"> </text:span><text:span text:style-name="T19">a</text:span><text:span text:style-name="T19"> </text:span><text:span text:style-name="T19">t</text:span><text:span text:style-name="T19">r</text:span><text:span text:style-name="T19">e</text:span><text:span text:style-name="T19">e</text:span><text:span text:style-name="T19"> </text:span><text:span text:style-name="T19">a</text:span><text:span text:style-name="T19">n</text:span><text:span text:style-name="T19">d</text:span><text:span text:style-name="T19"> </text:span><text:span text:style-name="T19">e</text:span><text:span text:style-name="T19">v</text:span><text:span text:style-name="T19">e</text:span><text:span text:style-name="T19">r</text:span><text:span text:style-name="T19">y</text:span><text:span text:style-name="T19"> </text:span><text:span text:style-name="T19">n</text:span><text:span text:style-name="T19">o</text:span><text:span text:style-name="T19">d</text:span><text:span text:style-name="T19">e</text:span><text:span text:style-name="T19"> </text:span><text:span text:style-name="T19">i</text:span><text:span text:style-name="T19">n</text:span><text:span text:style-name="T19"> </text:span><text:span text:style-name="T19">G</text:span><text:span text:style-name="T19"> </text:span><text:span text:style-name="T19">i</text:span><text:span text:style-name="T19">s</text:span><text:span text:style-name="T19"> </text:span><text:span text:style-name="T19">a</text:span><text:span text:style-name="T19"> </text:span><text:span text:style-name="T19">n</text:span><text:span text:style-name="T19">o</text:span><text:span text:style-name="T19">d</text:span><text:span text:style-name="T19">e</text:span><text:span text:style-name="T19"> </text:span><text:span text:style-name="T19">i</text:span><text:span text:style-name="T19">n</text:span><text:span text:style-name="T19"> </text:span><text:span text:style-name="T19">T</text:span><text:span text:style-name="T19">.</text:span></text:p>
          </draw:text-box>
        </draw:frame>
        <draw:custom-shape draw:style-name="gr6" draw:text-style-name="P18" draw:layer="layout" svg:width="0.452cm" svg:height="0.451cm" svg:x="3.301cm" svg:y="10.894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0.452cm" svg:height="0.451cm" svg:x="5.302cm" svg:y="10.888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0.452cm" svg:height="0.451cm" svg:x="7.302cm" svg:y="10.888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3.302cm" svg:y="13.588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5.303cm" svg:y="13.61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7.303cm" svg:y="13.61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3.572cm" svg:y1="11.059cm" svg:x2="3.572cm" svg:y2="13.785cm">
          <text:p/>
        </draw:line>
        <draw:line draw:style-name="gr10" draw:text-style-name="P12" draw:layer="layout" svg:x1="7.567cm" svg:y1="11.059cm" svg:x2="3.572cm" svg:y2="11.059cm">
          <text:p/>
        </draw:line>
        <draw:line draw:style-name="gr10" draw:text-style-name="P12" draw:layer="layout" svg:x1="3.572cm" svg:y1="13.785cm" svg:x2="7.594cm" svg:y2="13.838cm">
          <text:p/>
        </draw:line>
        <draw:line draw:style-name="gr10" draw:text-style-name="P12" draw:layer="layout" svg:x1="7.567cm" svg:y1="11.059cm" svg:x2="7.594cm" svg:y2="13.838cm">
          <text:p/>
        </draw:line>
        <draw:line draw:style-name="gr10" draw:text-style-name="P12" draw:layer="layout" svg:x1="7.461cm" svg:y1="13.891cm" svg:x2="5.583cm" svg:y2="11.086cm">
          <text:p/>
        </draw:line>
        <draw:line draw:style-name="gr10" draw:text-style-name="P12" draw:layer="layout" svg:x1="5.424cm" svg:y1="13.811cm" svg:x2="3.572cm" svg:y2="11.059cm">
          <text:p/>
        </draw:line>
        <draw:custom-shape draw:style-name="gr6" draw:text-style-name="P18" draw:layer="layout" svg:width="0.452cm" svg:height="0.451cm" svg:x="13.302cm" svg:y="10.904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0.452cm" svg:height="0.451cm" svg:x="15.303cm" svg:y="10.898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0.452cm" svg:height="0.451cm" svg:x="17.303cm" svg:y="10.898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13.303cm" svg:y="13.598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15.304cm" svg:y="13.6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8" draw:layer="layout" svg:width="0.452cm" svg:height="0.451cm" svg:x="17.304cm" svg:y="13.6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13.573cm" svg:y1="11.069cm" svg:x2="13.573cm" svg:y2="13.795cm">
          <text:p/>
        </draw:line>
        <draw:line draw:style-name="gr10" draw:text-style-name="P12" draw:layer="layout" svg:x1="13.573cm" svg:y1="13.795cm" svg:x2="17.595cm" svg:y2="13.848cm">
          <text:p/>
        </draw:line>
        <draw:line draw:style-name="gr10" draw:text-style-name="P12" draw:layer="layout" svg:x1="17.568cm" svg:y1="11.069cm" svg:x2="17.595cm" svg:y2="13.848cm">
          <text:p/>
        </draw:line>
        <draw:line draw:style-name="gr10" draw:text-style-name="P12" draw:layer="layout" svg:x1="17.462cm" svg:y1="13.901cm" svg:x2="15.584cm" svg:y2="11.096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P</text:span><text:span text:style-name="T8">r</text:span><text:span text:style-name="T8">o</text:span><text:span text:style-name="T8">p</text:span><text:span text:style-name="T8">o</text:span><text:span text:style-name="T8">s</text:span><text:span text:style-name="T8">i</text:span><text:span text:style-name="T8">t</text:span><text:span text:style-name="T8">i</text:span><text:span text:style-name="T8">o</text:span><text:span text:style-name="T8">n</text:span><text:span text:style-name="T8">s</text:span><text:span text:style-name="T8"><text:line-break/></text:span><text:span text:style-name="T8">&amp;</text:span><text:span text:style-name="T8"> </text:span><text:span text:style-name="T8">T</text:span><text:span text:style-name="T8">h</text:span><text:span text:style-name="T8">e</text:span><text:span text:style-name="T8">o</text:span><text:span text:style-name="T8">r</text:span><text:span text:style-name="T8">e</text:span><text:span text:style-name="T8">m</text:span><text:span text:style-name="T8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</text:span><text:span text:style-name="T9"> </text:span><text:span text:style-name="T9">P</text:span><text:span text:style-name="T9">r</text:span><text:span text:style-name="T9">o</text:span><text:span text:style-name="T9">p</text:span><text:span text:style-name="T9">o</text:span><text:span text:style-name="T9">s</text:span><text:span text:style-name="T9">i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&amp;</text:span><text:span text:style-name="T9"> </text:span><text:span text:style-name="T9">T</text:span><text:span text:style-name="T9">h</text:span><text:span text:style-name="T9">e</text:span><text:span text:style-name="T9">o</text:span><text:span text:style-name="T9">r</text:span><text:span text:style-name="T9">e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16" draw:layer="layout" svg:width="5.744cm" svg:height="8.778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12">T</text:span><text:span text:style-name="T12">r</text:span><text:span text:style-name="T12">e</text:span><text:span text:style-name="T12">e</text:span><text:span text:style-name="T12">: </text:span><text:span text:style-name="T13">A</text:span><text:span text:style-name="T13"> </text:span><text:span text:style-name="T13">c</text:span><text:span text:style-name="T13">o</text:span><text:span text:style-name="T13">n</text:span><text:span text:style-name="T13">n</text:span><text:span text:style-name="T13">e</text:span><text:span text:style-name="T13">c</text:span><text:span text:style-name="T13">t</text:span><text:span text:style-name="T13">e</text:span><text:span text:style-name="T13">d</text:span><text:span text:style-name="T13">, </text:span><text:span text:style-name="T13">s</text:span><text:span text:style-name="T13">i</text:span><text:span text:style-name="T13">m</text:span><text:span text:style-name="T13">p</text:span><text:span text:style-name="T13">l</text:span><text:span text:style-name="T13">e</text:span><text:span text:style-name="T13"> </text:span><text:span text:style-name="T13">g</text:span><text:span text:style-name="T13">r</text:span><text:span text:style-name="T13">a</text:span><text:span text:style-name="T13">p</text:span><text:span text:style-name="T13">h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3">n</text:span><text:span text:style-name="T13">o</text:span><text:span text:style-name="T13"> </text:span><text:span text:style-name="T13">c</text:span><text:span text:style-name="T13">y</text:span><text:span text:style-name="T13">c</text:span><text:span text:style-name="T13">l</text:span><text:span text:style-name="T13">e</text:span><text:span text:style-name="T13">s</text:span><text:span text:style-name="T13">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9" draw:text-style-name="P17" draw:layer="layout" svg:width="20.448cm" svg:height="12.288cm" svg:x="0.661cm" svg:y="2.804cm">
          <draw:text-box>
            <text:p text:style-name="P5"><text:span text:style-name="T18">P</text:span><text:span text:style-name="T18">r</text:span><text:span text:style-name="T18">o</text:span><text:span text:style-name="T18">p</text:span><text:span text:style-name="T18">o</text:span><text:span text:style-name="T18">s</text:span><text:span text:style-name="T18">i</text:span><text:span text:style-name="T18">t</text:span><text:span text:style-name="T18">i</text:span><text:span text:style-name="T18">o</text:span><text:span text:style-name="T18">n</text:span><text:span text:style-name="T18"> </text:span><text:span text:style-name="T18">3</text:span><text:span text:style-name="T18">:</text:span><text:span text:style-name="T19"> </text:span><text:span text:style-name="T19">I</text:span><text:span text:style-name="T19">f</text:span><text:span text:style-name="T19"> </text:span><text:span text:style-name="T19">y</text:span><text:span text:style-name="T19">o</text:span><text:span text:style-name="T19">u</text:span><text:span text:style-name="T19"> </text:span><text:span text:style-name="T19">h</text:span><text:span text:style-name="T19">a</text:span><text:span text:style-name="T19">v</text:span><text:span text:style-name="T19">e</text:span><text:span text:style-name="T19"> </text:span><text:span text:style-name="T19">a</text:span><text:span text:style-name="T19"> </text:span><text:span text:style-name="T19">c</text:span><text:span text:style-name="T19">o</text:span><text:span text:style-name="T19">n</text:span><text:span text:style-name="T19">n</text:span><text:span text:style-name="T19">e</text:span><text:span text:style-name="T19">c</text:span><text:span text:style-name="T19">t</text:span><text:span text:style-name="T19">e</text:span><text:span text:style-name="T19">d</text:span><text:span text:style-name="T19"> </text:span><text:span text:style-name="T19">g</text:span><text:span text:style-name="T19">r</text:span><text:span text:style-name="T19">a</text:span><text:span text:style-name="T19">p</text:span><text:span text:style-name="T19">h</text:span><text:span text:style-name="T19"> </text:span><text:span text:style-name="T19">w</text:span><text:span text:style-name="T19">i</text:span><text:span text:style-name="T19">t</text:span><text:span text:style-name="T19">h</text:span><text:span text:style-name="T19"> </text:span><text:span text:style-name="T19">a</text:span><text:span text:style-name="T19"> </text:span><text:span text:style-name="T19">c</text:span><text:span text:style-name="T19">y</text:span><text:span text:style-name="T19">c</text:span><text:span text:style-name="T19">l</text:span><text:span text:style-name="T19">e</text:span><text:span text:style-name="T19"> </text:span><text:span text:style-name="T19">i</text:span><text:span text:style-name="T19">n</text:span><text:span text:style-name="T19"> </text:span><text:span text:style-name="T19">i</text:span><text:span text:style-name="T19">t</text:span><text:span text:style-name="T19">, </text:span><text:span text:style-name="T19">a</text:span><text:span text:style-name="T19">n</text:span><text:span text:style-name="T19">d</text:span><text:span text:style-name="T19"> </text:span><text:span text:style-name="T19">y</text:span><text:span text:style-name="T19">o</text:span><text:span text:style-name="T19">u</text:span><text:span text:style-name="T19"> </text:span><text:span text:style-name="T19">r</text:span><text:span text:style-name="T19">e</text:span><text:span text:style-name="T19">m</text:span><text:span text:style-name="T19">o</text:span><text:span text:style-name="T19">v</text:span><text:span text:style-name="T19">e</text:span><text:span text:style-name="T19"> </text:span><text:span text:style-name="T19">a</text:span><text:span text:style-name="T19">n</text:span><text:span text:style-name="T19"> </text:span><text:span text:style-name="T19">e</text:span><text:span text:style-name="T19">d</text:span><text:span text:style-name="T19">g</text:span><text:span text:style-name="T19">e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t</text:span><text:span text:style-name="T19">h</text:span><text:span text:style-name="T19">e</text:span><text:span text:style-name="T19"> </text:span><text:span text:style-name="T19">c</text:span><text:span text:style-name="T19">y</text:span><text:span text:style-name="T19">c</text:span><text:span text:style-name="T19">l</text:span><text:span text:style-name="T19">e</text:span><text:span text:style-name="T19">, </text:span><text:span text:style-name="T19">t</text:span><text:span text:style-name="T19">h</text:span><text:span text:style-name="T19">e</text:span><text:span text:style-name="T19">n</text:span><text:span text:style-name="T19"> </text:span><text:span text:style-name="T19">t</text:span><text:span text:style-name="T19">h</text:span><text:span text:style-name="T19">e</text:span><text:span text:style-name="T19"> </text:span><text:span text:style-name="T19">g</text:span><text:span text:style-name="T19">r</text:span><text:span text:style-name="T19">a</text:span><text:span text:style-name="T19">p</text:span><text:span text:style-name="T19">h</text:span><text:span text:style-name="T19"> </text:span><text:span text:style-name="T19">i</text:span><text:span text:style-name="T19">s</text:span><text:span text:style-name="T19"> </text:span><text:span text:style-name="T19">s</text:span><text:span text:style-name="T19">t</text:span><text:span text:style-name="T19">i</text:span><text:span text:style-name="T19">l</text:span><text:span text:style-name="T19">l </text:span><text:span text:style-name="T19">c</text:span><text:span text:style-name="T19">o</text:span><text:span text:style-name="T19">n</text:span><text:span text:style-name="T19">n</text:span><text:span text:style-name="T19">e</text:span><text:span text:style-name="T19">c</text:span><text:span text:style-name="T19">t</text:span><text:span text:style-name="T19">e</text:span><text:span text:style-name="T19">d</text:span><text:span text:style-name="T19">.</text:span></text:p>
          </draw:text-box>
        </draw:frame>
        <draw:g>
          <draw:line draw:style-name="gr3" draw:text-style-name="P12" draw:layer="layout" svg:x1="14.584cm" svg:y1="8.976cm" svg:x2="14.511cm" svg:y2="11.74cm">
            <text:p/>
          </draw:line>
          <draw:line draw:style-name="gr3" draw:text-style-name="P12" draw:layer="layout" svg:x1="14.614cm" svg:y1="11.769cm" svg:x2="16.422cm" svg:y2="8.961cm">
            <text:p/>
          </draw:line>
          <draw:line draw:style-name="gr3" draw:text-style-name="P12" draw:layer="layout" svg:x1="18.465cm" svg:y1="11.813cm" svg:x2="16.422cm" svg:y2="8.961cm">
            <text:p/>
          </draw:line>
          <draw:line draw:style-name="gr3" draw:text-style-name="P12" draw:layer="layout" svg:x1="18.568cm" svg:y1="9.02cm" svg:x2="16.422cm" svg:y2="8.961cm">
            <text:p/>
          </draw:line>
          <draw:line draw:style-name="gr3" draw:text-style-name="P12" draw:layer="layout" svg:x1="18.465cm" svg:y1="11.813cm" svg:x2="16.495cm" svg:y2="11.784cm">
            <text:p/>
          </draw:line>
          <draw:custom-shape draw:style-name="gr6" draw:text-style-name="P19" draw:layer="layout" svg:width="0.452cm" svg:height="0.451cm" svg:x="14.273cm" svg:y="8.821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9" draw:layer="layout" svg:width="0.452cm" svg:height="0.451cm" svg:x="16.274cm" svg:y="8.815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9" draw:layer="layout" svg:width="0.452cm" svg:height="0.451cm" svg:x="18.274cm" svg:y="8.815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14.274cm" svg:y="11.515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16.275cm" svg:y="11.538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18.275cm" svg:y="11.538cm">
            <text:p text:style-name="P7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12" draw:layer="layout" svg:x1="6.653cm" svg:y1="11.688cm" svg:x2="6.58cm" svg:y2="8.865cm">
            <text:p/>
          </draw:line>
          <draw:line draw:style-name="gr3" draw:text-style-name="P12" draw:layer="layout" svg:x1="4.742cm" svg:y1="8.88cm" svg:x2="4.669cm" svg:y2="11.644cm">
            <text:p/>
          </draw:line>
          <draw:line draw:style-name="gr3" draw:text-style-name="P12" draw:layer="layout" svg:x1="4.772cm" svg:y1="11.673cm" svg:x2="6.58cm" svg:y2="8.865cm">
            <text:p/>
          </draw:line>
          <draw:line draw:style-name="gr3" draw:text-style-name="P12" draw:layer="layout" svg:x1="8.623cm" svg:y1="11.717cm" svg:x2="6.58cm" svg:y2="8.865cm">
            <text:p/>
          </draw:line>
          <draw:line draw:style-name="gr3" draw:text-style-name="P12" draw:layer="layout" svg:x1="8.726cm" svg:y1="8.924cm" svg:x2="6.58cm" svg:y2="8.865cm">
            <text:p/>
          </draw:line>
          <draw:line draw:style-name="gr3" draw:text-style-name="P12" draw:layer="layout" svg:x1="8.623cm" svg:y1="11.717cm" svg:x2="6.653cm" svg:y2="11.688cm">
            <text:p/>
          </draw:line>
          <draw:custom-shape draw:style-name="gr6" draw:text-style-name="P19" draw:layer="layout" svg:width="0.452cm" svg:height="0.451cm" svg:x="4.431cm" svg:y="8.725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9" draw:layer="layout" svg:width="0.452cm" svg:height="0.451cm" svg:x="6.432cm" svg:y="8.719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9" draw:layer="layout" svg:width="0.452cm" svg:height="0.451cm" svg:x="8.432cm" svg:y="8.719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4.432cm" svg:y="11.419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6.433cm" svg:y="11.442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8.433cm" svg:y="11.442cm">
            <text:p text:style-name="P7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</text:span><text:span text:style-name="T9"> </text:span><text:span text:style-name="T9">P</text:span><text:span text:style-name="T9">r</text:span><text:span text:style-name="T9">o</text:span><text:span text:style-name="T9">p</text:span><text:span text:style-name="T9">o</text:span><text:span text:style-name="T9">s</text:span><text:span text:style-name="T9">i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&amp;</text:span><text:span text:style-name="T9"> </text:span><text:span text:style-name="T9">T</text:span><text:span text:style-name="T9">h</text:span><text:span text:style-name="T9">e</text:span><text:span text:style-name="T9">o</text:span><text:span text:style-name="T9">r</text:span><text:span text:style-name="T9">e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16" draw:layer="layout" svg:width="5.744cm" svg:height="8.778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12">T</text:span><text:span text:style-name="T12">r</text:span><text:span text:style-name="T12">e</text:span><text:span text:style-name="T12">e</text:span><text:span text:style-name="T12">: </text:span><text:span text:style-name="T13">A</text:span><text:span text:style-name="T13"> </text:span><text:span text:style-name="T13">c</text:span><text:span text:style-name="T13">o</text:span><text:span text:style-name="T13">n</text:span><text:span text:style-name="T13">n</text:span><text:span text:style-name="T13">e</text:span><text:span text:style-name="T13">c</text:span><text:span text:style-name="T13">t</text:span><text:span text:style-name="T13">e</text:span><text:span text:style-name="T13">d</text:span><text:span text:style-name="T13">, </text:span><text:span text:style-name="T13">s</text:span><text:span text:style-name="T13">i</text:span><text:span text:style-name="T13">m</text:span><text:span text:style-name="T13">p</text:span><text:span text:style-name="T13">l</text:span><text:span text:style-name="T13">e</text:span><text:span text:style-name="T13"> </text:span><text:span text:style-name="T13">g</text:span><text:span text:style-name="T13">r</text:span><text:span text:style-name="T13">a</text:span><text:span text:style-name="T13">p</text:span><text:span text:style-name="T13">h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3">n</text:span><text:span text:style-name="T13">o</text:span><text:span text:style-name="T13"> </text:span><text:span text:style-name="T13">c</text:span><text:span text:style-name="T13">y</text:span><text:span text:style-name="T13">c</text:span><text:span text:style-name="T13">l</text:span><text:span text:style-name="T13">e</text:span><text:span text:style-name="T13">s</text:span><text:span text:style-name="T13">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10" draw:text-style-name="P17" draw:layer="layout" svg:width="20.448cm" svg:height="12.288cm" svg:x="0.661cm" svg:y="2.804cm">
          <draw:text-box>
            <text:p text:style-name="P5"><text:span text:style-name="T18">P</text:span><text:span text:style-name="T18">r</text:span><text:span text:style-name="T18">o</text:span><text:span text:style-name="T18">p</text:span><text:span text:style-name="T18">o</text:span><text:span text:style-name="T18">s</text:span><text:span text:style-name="T18">i</text:span><text:span text:style-name="T18">t</text:span><text:span text:style-name="T18">i</text:span><text:span text:style-name="T18">o</text:span><text:span text:style-name="T18">n</text:span><text:span text:style-name="T18"> </text:span><text:span text:style-name="T18">4</text:span><text:span text:style-name="T18">:</text:span><text:span text:style-name="T19"> </text:span><text:span text:style-name="T19">F</text:span><text:span text:style-name="T19">o</text:span><text:span text:style-name="T19">r</text:span><text:span text:style-name="T19"> </text:span><text:span text:style-name="T19">a</text:span><text:span text:style-name="T19"> </text:span><text:span text:style-name="T19">c</text:span><text:span text:style-name="T19">o</text:span><text:span text:style-name="T19">n</text:span><text:span text:style-name="T19">n</text:span><text:span text:style-name="T19">e</text:span><text:span text:style-name="T19">c</text:span><text:span text:style-name="T19">t</text:span><text:span text:style-name="T19">e</text:span><text:span text:style-name="T19">d</text:span><text:span text:style-name="T19"> </text:span><text:span text:style-name="T19">g</text:span><text:span text:style-name="T19">r</text:span><text:span text:style-name="T19">a</text:span><text:span text:style-name="T19">p</text:span><text:span text:style-name="T19">h</text:span><text:span text:style-name="T19"> </text:span><text:span text:style-name="T19">w</text:span><text:span text:style-name="T19">i</text:span><text:span text:style-name="T19">t</text:span><text:span text:style-name="T19">h</text:span><text:span text:style-name="T19"> </text:span><text:span text:style-name="T19">a</text:span><text:span text:style-name="T19">t</text:span><text:span text:style-name="T19"> </text:span><text:span text:style-name="T19">l</text:span><text:span text:style-name="T19">e</text:span><text:span text:style-name="T19">a</text:span><text:span text:style-name="T19">s</text:span><text:span text:style-name="T19">t</text:span><text:span text:style-name="T19"> </text:span><text:span text:style-name="T19">o</text:span><text:span text:style-name="T19">n</text:span><text:span text:style-name="T19">e</text:span><text:span text:style-name="T19"> </text:span><text:span text:style-name="T19">e</text:span><text:span text:style-name="T19">d</text:span><text:span text:style-name="T19">g</text:span><text:span text:style-name="T19">e</text:span><text:span text:style-name="T19">, </text:span><text:span text:style-name="T19">i</text:span><text:span text:style-name="T19">f</text:span><text:span text:style-name="T19"> </text:span><text:span text:style-name="T19">t</text:span><text:span text:style-name="T19">h</text:span><text:span text:style-name="T19">e</text:span><text:span text:style-name="T19">r</text:span><text:span text:style-name="T19">e</text:span><text:span text:style-name="T19"> </text:span><text:span text:style-name="T19">a</text:span><text:span text:style-name="T19">r</text:span><text:span text:style-name="T19">e</text:span><text:span text:style-name="T19"> </text:span><text:span text:style-name="T19">n</text:span><text:span text:style-name="T19">o</text:span><text:span text:style-name="T19"> </text:span><text:span text:style-name="T19">c</text:span><text:span text:style-name="T19">y</text:span><text:span text:style-name="T19">c</text:span><text:span text:style-name="T19">l</text:span><text:span text:style-name="T19">e</text:span><text:span text:style-name="T19">s</text:span><text:span text:style-name="T19"> </text:span><text:span text:style-name="T19">i</text:span><text:span text:style-name="T19">n</text:span><text:span text:style-name="T19"> </text:span><text:span text:style-name="T19">t</text:span><text:span text:style-name="T19">h</text:span><text:span text:style-name="T19">e</text:span><text:span text:style-name="T19"> </text:span><text:span text:style-name="T19">g</text:span><text:span text:style-name="T19">r</text:span><text:span text:style-name="T19">a</text:span><text:span text:style-name="T19">p</text:span><text:span text:style-name="T19">h</text:span><text:span text:style-name="T19">, </text:span><text:span text:style-name="T19">t</text:span><text:span text:style-name="T19">h</text:span><text:span text:style-name="T19">e</text:span><text:span text:style-name="T19">n</text:span><text:span text:style-name="T19"> </text:span><text:span text:style-name="T19">t</text:span><text:span text:style-name="T19">h</text:span><text:span text:style-name="T19">e</text:span><text:span text:style-name="T19"> </text:span><text:span text:style-name="T19">g</text:span><text:span text:style-name="T19">r</text:span><text:span text:style-name="T19">a</text:span><text:span text:style-name="T19">p</text:span><text:span text:style-name="T19">h</text:span><text:span text:style-name="T19"> </text:span><text:span text:style-name="T19">h</text:span><text:span text:style-name="T19">a</text:span><text:span text:style-name="T19">s</text:span><text:span text:style-name="T19"> </text:span><text:span text:style-name="T19">a</text:span><text:span text:style-name="T19">t</text:span><text:span text:style-name="T19"> </text:span><text:span text:style-name="T19">l</text:span><text:span text:style-name="T19">e</text:span><text:span text:style-name="T19">a</text:span><text:span text:style-name="T19">s</text:span><text:span text:style-name="T19">t</text:span><text:span text:style-name="T19"> </text:span><text:span text:style-name="T19">o</text:span><text:span text:style-name="T19">n</text:span><text:span text:style-name="T19">e</text:span><text:span text:style-name="T19"> </text:span><text:span text:style-name="T19">v</text:span><text:span text:style-name="T19">e</text:span><text:span text:style-name="T19">r</text:span><text:span text:style-name="T19">t</text:span><text:span text:style-name="T19">e</text:span><text:span text:style-name="T19">x</text:span><text:span text:style-name="T19"> </text:span><text:span text:style-name="T19">w</text:span><text:span text:style-name="T19">i</text:span><text:span text:style-name="T19">t</text:span><text:span text:style-name="T19">h</text:span><text:span text:style-name="T19"> </text:span><text:span text:style-name="T19">d</text:span><text:span text:style-name="T19">e</text:span><text:span text:style-name="T19">g</text:span><text:span text:style-name="T19">r</text:span><text:span text:style-name="T19">e</text:span><text:span text:style-name="T19">e</text:span><text:span text:style-name="T19"> </text:span><text:span text:style-name="T19">1</text:span><text:span text:style-name="T19">.</text:span></text:p>
          </draw:text-box>
        </draw:frame>
        <draw:g>
          <draw:line draw:style-name="gr3" draw:text-style-name="P12" draw:layer="layout" svg:x1="8.525cm" svg:y1="9.161cm" svg:x2="8.452cm" svg:y2="11.925cm">
            <text:p/>
          </draw:line>
          <draw:line draw:style-name="gr3" draw:text-style-name="P12" draw:layer="layout" svg:x1="8.555cm" svg:y1="11.954cm" svg:x2="10.363cm" svg:y2="9.146cm">
            <text:p/>
          </draw:line>
          <draw:line draw:style-name="gr3" draw:text-style-name="P12" draw:layer="layout" svg:x1="12.406cm" svg:y1="11.998cm" svg:x2="10.363cm" svg:y2="9.146cm">
            <text:p/>
          </draw:line>
          <draw:line draw:style-name="gr3" draw:text-style-name="P12" draw:layer="layout" svg:x1="12.509cm" svg:y1="9.205cm" svg:x2="10.363cm" svg:y2="9.146cm">
            <text:p/>
          </draw:line>
          <draw:line draw:style-name="gr3" draw:text-style-name="P12" draw:layer="layout" svg:x1="12.406cm" svg:y1="11.998cm" svg:x2="10.436cm" svg:y2="11.969cm">
            <text:p/>
          </draw:line>
          <draw:custom-shape draw:style-name="gr6" draw:text-style-name="P19" draw:layer="layout" svg:width="0.452cm" svg:height="0.451cm" svg:x="8.214cm" svg:y="9.006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9" draw:layer="layout" svg:width="0.452cm" svg:height="0.451cm" svg:x="10.215cm" svg:y="9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9" draw:layer="layout" svg:width="0.452cm" svg:height="0.451cm" svg:x="12.215cm" svg:y="9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8.215cm" svg:y="11.7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10.216cm" svg:y="11.723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452cm" svg:height="0.451cm" svg:x="12.216cm" svg:y="11.723cm">
            <text:p text:style-name="P7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</text:span><text:span text:style-name="T9"> </text:span><text:span text:style-name="T9">P</text:span><text:span text:style-name="T9">r</text:span><text:span text:style-name="T9">o</text:span><text:span text:style-name="T9">p</text:span><text:span text:style-name="T9">o</text:span><text:span text:style-name="T9">s</text:span><text:span text:style-name="T9">i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&amp;</text:span><text:span text:style-name="T9"> </text:span><text:span text:style-name="T9">T</text:span><text:span text:style-name="T9">h</text:span><text:span text:style-name="T9">e</text:span><text:span text:style-name="T9">o</text:span><text:span text:style-name="T9">r</text:span><text:span text:style-name="T9">e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16" draw:layer="layout" svg:width="5.744cm" svg:height="8.778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12">T</text:span><text:span text:style-name="T12">r</text:span><text:span text:style-name="T12">e</text:span><text:span text:style-name="T12">e</text:span><text:span text:style-name="T12">: </text:span><text:span text:style-name="T13">A</text:span><text:span text:style-name="T13"> </text:span><text:span text:style-name="T13">c</text:span><text:span text:style-name="T13">o</text:span><text:span text:style-name="T13">n</text:span><text:span text:style-name="T13">n</text:span><text:span text:style-name="T13">e</text:span><text:span text:style-name="T13">c</text:span><text:span text:style-name="T13">t</text:span><text:span text:style-name="T13">e</text:span><text:span text:style-name="T13">d</text:span><text:span text:style-name="T13">, </text:span><text:span text:style-name="T13">s</text:span><text:span text:style-name="T13">i</text:span><text:span text:style-name="T13">m</text:span><text:span text:style-name="T13">p</text:span><text:span text:style-name="T13">l</text:span><text:span text:style-name="T13">e</text:span><text:span text:style-name="T13"> </text:span><text:span text:style-name="T13">g</text:span><text:span text:style-name="T13">r</text:span><text:span text:style-name="T13">a</text:span><text:span text:style-name="T13">p</text:span><text:span text:style-name="T13">h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3">n</text:span><text:span text:style-name="T13">o</text:span><text:span text:style-name="T13"> </text:span><text:span text:style-name="T13">c</text:span><text:span text:style-name="T13">y</text:span><text:span text:style-name="T13">c</text:span><text:span text:style-name="T13">l</text:span><text:span text:style-name="T13">e</text:span><text:span text:style-name="T13">s</text:span><text:span text:style-name="T13">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11" draw:text-style-name="P17" draw:layer="layout" svg:width="20.448cm" svg:height="12.288cm" svg:x="0.661cm" svg:y="2.804cm">
          <draw:text-box>
            <text:p text:style-name="P5"><text:span text:style-name="T18">P</text:span><text:span text:style-name="T18">r</text:span><text:span text:style-name="T18">o</text:span><text:span text:style-name="T18">p</text:span><text:span text:style-name="T18">o</text:span><text:span text:style-name="T18">s</text:span><text:span text:style-name="T18">i</text:span><text:span text:style-name="T18">t</text:span><text:span text:style-name="T18">i</text:span><text:span text:style-name="T18">o</text:span><text:span text:style-name="T18">n</text:span><text:span text:style-name="T18"> </text:span><text:span text:style-name="T18">5</text:span><text:span text:style-name="T18">:</text:span><text:span text:style-name="T19"> </text:span><text:span text:style-name="T19">F</text:span><text:span text:style-name="T19">o</text:span><text:span text:style-name="T19">r</text:span><text:span text:style-name="T19"> </text:span><text:span text:style-name="T19">a</text:span><text:span text:style-name="T19">n</text:span><text:span text:style-name="T19">y</text:span><text:span text:style-name="T19"> </text:span><text:span text:style-name="T19">t</text:span><text:span text:style-name="T19">r</text:span><text:span text:style-name="T19">e</text:span><text:span text:style-name="T19">e</text:span><text:span text:style-name="T19"> </text:span><text:span text:style-name="T19">w</text:span><text:span text:style-name="T19">i</text:span><text:span text:style-name="T19">t</text:span><text:span text:style-name="T19">h</text:span><text:span text:style-name="T19"> </text:span><text:span text:style-name="T19">a</text:span><text:span text:style-name="T19">t</text:span><text:span text:style-name="T19"> </text:span><text:span text:style-name="T19">l</text:span><text:span text:style-name="T19">e</text:span><text:span text:style-name="T19">a</text:span><text:span text:style-name="T19">s</text:span><text:span text:style-name="T19">t</text:span><text:span text:style-name="T19"> </text:span><text:span text:style-name="T19">o</text:span><text:span text:style-name="T19">n</text:span><text:span text:style-name="T19">e</text:span><text:span text:style-name="T19"> </text:span><text:span text:style-name="T19">e</text:span><text:span text:style-name="T19">d</text:span><text:span text:style-name="T19">g</text:span><text:span text:style-name="T19">e</text:span><text:span text:style-name="T19">, </text:span><text:span text:style-name="T19">t</text:span><text:span text:style-name="T19">h</text:span><text:span text:style-name="T19">e</text:span><text:span text:style-name="T19"> </text:span><text:span text:style-name="T19">t</text:span><text:span text:style-name="T19">r</text:span><text:span text:style-name="T19">e</text:span><text:span text:style-name="T19">e</text:span><text:span text:style-name="T19"> </text:span><text:span text:style-name="T19">h</text:span><text:span text:style-name="T19">a</text:span><text:span text:style-name="T19">s</text:span><text:span text:style-name="T19"> </text:span><text:span text:style-name="T19">a</text:span><text:span text:style-name="T19">t</text:span><text:span text:style-name="T19"> </text:span><text:span text:style-name="T19">l</text:span><text:span text:style-name="T19">e</text:span><text:span text:style-name="T19">a</text:span><text:span text:style-name="T19">s</text:span><text:span text:style-name="T19">t</text:span><text:span text:style-name="T19"> </text:span><text:span text:style-name="T19">t</text:span><text:span text:style-name="T19">w</text:span><text:span text:style-name="T19">o</text:span><text:span text:style-name="T19"> </text:span><text:span text:style-name="T19">l</text:span><text:span text:style-name="T19">e</text:span><text:span text:style-name="T19">a</text:span><text:span text:style-name="T19">v</text:span><text:span text:style-name="T19">e</text:span><text:span text:style-name="T19">s</text:span><text:span text:style-name="T19">.</text:span></text:p>
          </draw:text-box>
        </draw:frame>
        <draw:g>
          <draw:line draw:style-name="gr3" draw:text-style-name="P12" draw:layer="layout" svg:x1="15.425cm" svg:y1="9.075cm" svg:x2="16.51cm" svg:y2="7.355cm">
            <text:p/>
          </draw:line>
          <draw:line draw:style-name="gr3" draw:text-style-name="P12" draw:layer="layout" svg:x1="17.436cm" svg:y1="9.181cm" svg:x2="16.51cm" svg:y2="7.355cm">
            <text:p/>
          </draw:line>
          <draw:custom-shape draw:style-name="gr6" draw:text-style-name="P19" draw:layer="layout" svg:width="0.452cm" svg:height="0.451cm" svg:x="16.283cm" svg:y="7.207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452cm" svg:height="0.451cm" svg:x="15.242cm" svg:y="8.868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452cm" svg:height="0.429cm" svg:x="17.242cm" svg:y="8.89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12" draw:layer="layout" svg:x1="6.35cm" svg:y1="8.943cm" svg:x2="6.287cm" svg:y2="7.063cm">
            <text:p/>
          </draw:line>
          <draw:custom-shape draw:style-name="gr6" draw:text-style-name="P19" draw:layer="layout" svg:width="0.452cm" svg:height="0.451cm" svg:x="6.06cm" svg:y="6.915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9" draw:layer="layout" svg:width="0.452cm" svg:height="0.451cm" svg:x="6.078cm" svg:y="8.602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20" draw:layer="layout" svg:width="2.752cm" svg:height="0.963cm" svg:x="9.392cm" svg:y="8.864cm">
          <draw:text-box>
            <text:p><text:span text:style-name="T21">l</text:span><text:span text:style-name="T21">e</text:span><text:span text:style-name="T21">a</text:span><text:span text:style-name="T21">v</text:span><text:span text:style-name="T21">e</text:span><text:span text:style-name="T21">s</text:span></text:p>
          </draw:text-box>
        </draw:frame>
        <draw:line draw:style-name="gr15" draw:text-style-name="P12" draw:layer="layout" svg:x1="9.313cm" svg:y1="9.339cm" svg:x2="6.694cm" svg:y2="8.863cm">
          <text:p/>
        </draw:line>
        <draw:line draw:style-name="gr15" draw:text-style-name="P12" draw:layer="layout" svg:x1="9.313cm" svg:y1="9.339cm" svg:x2="6.588cm" svg:y2="7.143cm">
          <text:p/>
        </draw:line>
        <draw:frame draw:style-name="gr14" draw:text-style-name="P20" draw:layer="layout" svg:width="2.752cm" svg:height="0.963cm" svg:x="15.187cm" svg:y="11.537cm">
          <draw:text-box>
            <text:p><text:span text:style-name="T21">l</text:span><text:span text:style-name="T21">e</text:span><text:span text:style-name="T21">a</text:span><text:span text:style-name="T21">v</text:span><text:span text:style-name="T21">e</text:span><text:span text:style-name="T21">s</text:span></text:p>
          </draw:text-box>
        </draw:frame>
        <draw:line draw:style-name="gr15" draw:text-style-name="P12" draw:layer="layout" svg:x1="16.377cm" svg:y1="11.668cm" svg:x2="15.478cm" svg:y2="9.472cm">
          <text:p/>
        </draw:line>
        <draw:line draw:style-name="gr15" draw:text-style-name="P12" draw:layer="layout" svg:x1="16.377cm" svg:y1="11.668cm" svg:x2="17.436cm" svg:y2="9.445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9.832cm" svg:y1="10.315cm" svg:x2="11.669cm" svg:y2="12.709cm">
          <text:p/>
        </draw:line>
        <draw:line draw:style-name="gr10" draw:text-style-name="P12" draw:layer="layout" svg:x1="7.104cm" svg:y1="10.309cm" svg:x2="8.555cm" svg:y2="12.638cm">
          <text:p/>
        </draw:line>
        <draw:line draw:style-name="gr10" draw:text-style-name="P12" draw:layer="layout" svg:x1="9.965cm" svg:y1="10.363cm" svg:x2="8.554cm" svg:y2="12.638cm">
          <text:p/>
        </draw:line>
        <draw:line draw:style-name="gr10" draw:text-style-name="P12" draw:layer="layout" svg:x1="14.916cm" svg:y1="12.566cm" svg:x2="11.668cm" svg:y2="12.709cm">
          <text:p/>
        </draw:line>
        <draw:line draw:style-name="gr10" draw:text-style-name="P12" draw:layer="layout" svg:x1="8.6cm" svg:y1="8.111cm" svg:x2="14.915cm" svg:y2="12.566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</text:span><text:span text:style-name="T9"> </text:span><text:span text:style-name="T9">P</text:span><text:span text:style-name="T9">r</text:span><text:span text:style-name="T9">o</text:span><text:span text:style-name="T9">p</text:span><text:span text:style-name="T9">o</text:span><text:span text:style-name="T9">s</text:span><text:span text:style-name="T9">i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&amp;</text:span><text:span text:style-name="T9"> </text:span><text:span text:style-name="T9">T</text:span><text:span text:style-name="T9">h</text:span><text:span text:style-name="T9">e</text:span><text:span text:style-name="T9">o</text:span><text:span text:style-name="T9">r</text:span><text:span text:style-name="T9">e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16" draw:text-style-name="P16" draw:layer="layout" svg:width="5.744cm" svg:height="9.838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12">S</text:span><text:span text:style-name="T12">i</text:span><text:span text:style-name="T12">m</text:span><text:span text:style-name="T12">p</text:span><text:span text:style-name="T12">l</text:span><text:span text:style-name="T12">e</text:span><text:span text:style-name="T12"> </text:span><text:span text:style-name="T12">G</text:span><text:span text:style-name="T12">r</text:span><text:span text:style-name="T12">a</text:span><text:span text:style-name="T12">p</text:span><text:span text:style-name="T12">h</text:span><text:span text:style-name="T12">:</text:span><text:span text:style-name="T22"> </text:span><text:span text:style-name="T22">A</text:span><text:span text:style-name="T22"> </text:span><text:span text:style-name="T22">g</text:span><text:span text:style-name="T22">r</text:span><text:span text:style-name="T22">a</text:span><text:span text:style-name="T22">p</text:span><text:span text:style-name="T22">h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3">n</text:span><text:span text:style-name="T23">o</text:span><text:span text:style-name="T23"> </text:span><text:span text:style-name="T23">l</text:span><text:span text:style-name="T23">o</text:span><text:span text:style-name="T23">o</text:span><text:span text:style-name="T23">p</text:span><text:span text:style-name="T23">s</text:span><text:span text:style-name="T22"> </text:span><text:span text:style-name="T22">a</text:span><text:span text:style-name="T22">n</text:span><text:span text:style-name="T22">d</text:span><text:span text:style-name="T22"> </text:span><text:span text:style-name="T23">n</text:span><text:span text:style-name="T23">o</text:span><text:span text:style-name="T23"> </text:span><text:span text:style-name="T23">p</text:span><text:span text:style-name="T23">a</text:span><text:span text:style-name="T23">r</text:span><text:span text:style-name="T23">a</text:span><text:span text:style-name="T23">ll</text:span><text:span text:style-name="T23">e</text:span><text:span text:style-name="T23">l </text:span><text:span text:style-name="T23">e</text:span><text:span text:style-name="T23">d</text:span><text:span text:style-name="T23">g</text:span><text:span text:style-name="T23">e</text:span><text:span text:style-name="T23">s</text:span><text:span text:style-name="T22">.</text:span></text:p>
            <text:p text:style-name="P2"><text:span text:style-name="T13"/></text:p>
            <text:p text:style-name="P2"><text:span text:style-name="T12">W</text:span><text:span text:style-name="T12">a</text:span><text:span text:style-name="T12">l</text:span><text:span text:style-name="T12">k</text:span><text:span text:style-name="T12">:</text:span><text:span text:style-name="T13"> </text:span><text:span text:style-name="T13">A</text:span><text:span text:style-name="T13"> </text:span><text:span text:style-name="T13">s</text:span><text:span text:style-name="T13">e</text:span><text:span text:style-name="T13">r</text:span><text:span text:style-name="T13">i</text:span><text:span text:style-name="T13">e</text:span><text:span text:style-name="T13">s </text:span><text:span text:style-name="T13">o</text:span><text:span text:style-name="T13">f </text:span><text:span text:style-name="T13">a</text:span><text:span text:style-name="T13">l</text:span><text:span text:style-name="T13">t</text:span><text:span text:style-name="T13">e</text:span><text:span text:style-name="T13">r</text:span><text:span text:style-name="T13">n</text:span><text:span text:style-name="T13">a</text:span><text:span text:style-name="T13">t</text:span><text:span text:style-name="T13">i</text:span><text:span text:style-name="T13">n</text:span><text:span text:style-name="T13">g</text:span><text:span text:style-name="T13"> </text:span><text:span text:style-name="T13">v</text:span><text:span text:style-name="T13">e</text:span><text:span text:style-name="T13">r</text:span><text:span text:style-name="T13">t</text:span><text:span text:style-name="T13">i</text:span><text:span text:style-name="T13">c</text:span><text:span text:style-name="T13">e</text:span><text:span text:style-name="T13">s</text:span><text:span text:style-name="T13">/</text:span><text:span text:style-name="T13">e</text:span><text:span text:style-name="T13">d</text:span><text:span text:style-name="T13">g</text:span><text:span text:style-name="T13">e</text:span><text:span text:style-name="T13">s</text:span><text:span text:style-name="T13">.</text:span></text:p>
            <text:p text:style-name="P2"><text:span text:style-name="T13"/></text:p>
            <text:p text:style-name="P2"><text:span text:style-name="T12">T</text:span><text:span text:style-name="T12">r</text:span><text:span text:style-name="T12">a</text:span><text:span text:style-name="T12">i</text:span><text:span text:style-name="T12">l</text:span><text:span text:style-name="T12">:</text:span><text:span text:style-name="T13"> </text:span><text:span text:style-name="T13">A</text:span><text:span text:style-name="T13"> </text:span><text:span text:style-name="T13">w</text:span><text:span text:style-name="T13">a</text:span><text:span text:style-name="T13">l</text:span><text:span text:style-name="T13">k </text:span><text:span text:style-name="T13">w</text:span><text:span text:style-name="T13">i</text:span><text:span text:style-name="T13">t</text:span><text:span text:style-name="T13">h</text:span><text:span text:style-name="T13"> </text:span><text:span text:style-name="T13">n</text:span><text:span text:style-name="T13">o</text:span><text:span text:style-name="T13"> </text:span><text:span text:style-name="T13">r</text:span><text:span text:style-name="T13">e</text:span><text:span text:style-name="T13">p</text:span><text:span text:style-name="T13">e</text:span><text:span text:style-name="T13">a</text:span><text:span text:style-name="T13">t</text:span><text:span text:style-name="T13">e</text:span><text:span text:style-name="T13">d</text:span><text:span text:style-name="T13"> </text:span><text:span text:style-name="T13">e</text:span><text:span text:style-name="T13">d</text:span><text:span text:style-name="T13">g</text:span><text:span text:style-name="T13">e</text:span><text:span text:style-name="T13">s</text:span><text:span text:style-name="T13">.</text:span></text:p>
            <text:p text:style-name="P2"><text:span text:style-name="T13"/></text:p>
            <text:p text:style-name="P2"><text:span text:style-name="T12">P</text:span><text:span text:style-name="T12">a</text:span><text:span text:style-name="T12">t</text:span><text:span text:style-name="T12">h</text:span><text:span text:style-name="T12">:</text:span><text:span text:style-name="T13"> </text:span><text:span text:style-name="T13">A</text:span><text:span text:style-name="T13"> </text:span><text:span text:style-name="T13">w</text:span><text:span text:style-name="T13">a</text:span><text:span text:style-name="T13">l</text:span><text:span text:style-name="T13">k </text:span><text:span text:style-name="T13">w</text:span><text:span text:style-name="T13">i</text:span><text:span text:style-name="T13">t</text:span><text:span text:style-name="T13">h</text:span><text:span text:style-name="T13"> </text:span><text:span text:style-name="T13">n</text:span><text:span text:style-name="T13">o</text:span><text:span text:style-name="T13"> </text:span><text:span text:style-name="T13">r</text:span><text:span text:style-name="T13">e</text:span><text:span text:style-name="T13">p</text:span><text:span text:style-name="T13">e</text:span><text:span text:style-name="T13">a</text:span><text:span text:style-name="T13">t</text:span><text:span text:style-name="T13">e</text:span><text:span text:style-name="T13">d</text:span><text:span text:style-name="T13"> </text:span><text:span text:style-name="T13">v</text:span><text:span text:style-name="T13">e</text:span><text:span text:style-name="T13">r</text:span><text:span text:style-name="T13">t</text:span><text:span text:style-name="T13">i</text:span><text:span text:style-name="T13">c</text:span><text:span text:style-name="T13">e</text:span><text:span text:style-name="T13">s</text:span><text:span text:style-name="T13">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12" draw:text-style-name="P17" draw:layer="layout" svg:width="20.448cm" svg:height="12.288cm" svg:x="0.661cm" svg:y="2.804cm">
          <draw:text-box>
            <text:p text:style-name="P5"><text:span text:style-name="T18">P</text:span><text:span text:style-name="T18">r</text:span><text:span text:style-name="T18">o</text:span><text:span text:style-name="T18">p</text:span><text:span text:style-name="T18">o</text:span><text:span text:style-name="T18">s</text:span><text:span text:style-name="T18">i</text:span><text:span text:style-name="T18">t</text:span><text:span text:style-name="T18">i</text:span><text:span text:style-name="T18">o</text:span><text:span text:style-name="T18">n</text:span><text:span text:style-name="T18"> </text:span><text:span text:style-name="T18">6</text:span><text:span text:style-name="T18">:</text:span><text:span text:style-name="T19"> </text:span><text:span text:style-name="T19">I</text:span><text:span text:style-name="T19">f</text:span><text:span text:style-name="T19"> </text:span><text:span text:style-name="T19">a</text:span><text:span text:style-name="T19"> </text:span><text:span text:style-name="T19">s</text:span><text:span text:style-name="T19">i</text:span><text:span text:style-name="T19">m</text:span><text:span text:style-name="T19">p</text:span><text:span text:style-name="T19">l</text:span><text:span text:style-name="T19">e</text:span><text:span text:style-name="T19"> </text:span><text:span text:style-name="T19">g</text:span><text:span text:style-name="T19">r</text:span><text:span text:style-name="T19">a</text:span><text:span text:style-name="T19">p</text:span><text:span text:style-name="T19">h</text:span><text:span text:style-name="T19"> </text:span><text:span text:style-name="T19">h</text:span><text:span text:style-name="T19">a</text:span><text:span text:style-name="T19">s</text:span><text:span text:style-name="T19"> </text:span><text:span text:style-name="T19">a</text:span><text:span text:style-name="T19"> </text:span><text:span text:style-name="T19">w</text:span><text:span text:style-name="T19">a</text:span><text:span text:style-name="T19">l</text:span><text:span text:style-name="T19">k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v</text:span><text:span text:style-name="T19">e</text:span><text:span text:style-name="T19">r</text:span><text:span text:style-name="T19">t</text:span><text:span text:style-name="T19">e</text:span><text:span text:style-name="T19">x</text:span><text:span text:style-name="T19"> </text:span><text:span text:style-name="T19">a</text:span><text:span text:style-name="T19"> </text:span><text:span text:style-name="T19">t</text:span><text:span text:style-name="T19">o</text:span><text:span text:style-name="T19"> </text:span><text:span text:style-name="T19">v</text:span><text:span text:style-name="T19">e</text:span><text:span text:style-name="T19">r</text:span><text:span text:style-name="T19">t</text:span><text:span text:style-name="T19">e</text:span><text:span text:style-name="T19">x</text:span><text:span text:style-name="T19"> </text:span><text:span text:style-name="T19">b</text:span><text:span text:style-name="T19">, </text:span><text:span text:style-name="T19">t</text:span><text:span text:style-name="T19">h</text:span><text:span text:style-name="T19">e</text:span><text:span text:style-name="T19">n</text:span><text:span text:style-name="T19"> </text:span><text:span text:style-name="T19">t</text:span><text:span text:style-name="T19">h</text:span><text:span text:style-name="T19">e</text:span><text:span text:style-name="T19">r</text:span><text:span text:style-name="T19">e</text:span><text:span text:style-name="T19"> </text:span><text:span text:style-name="T19">i</text:span><text:span text:style-name="T19">s</text:span><text:span text:style-name="T19"> </text:span><text:span text:style-name="T19">a</text:span><text:span text:style-name="T19">l</text:span><text:span text:style-name="T19">s</text:span><text:span text:style-name="T19">o</text:span><text:span text:style-name="T19"> </text:span><text:span text:style-name="T19">a</text:span><text:span text:style-name="T19"> </text:span><text:span text:style-name="T19">p</text:span><text:span text:style-name="T19">a</text:span><text:span text:style-name="T19">t</text:span><text:span text:style-name="T19">h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v</text:span><text:span text:style-name="T19">e</text:span><text:span text:style-name="T19">r</text:span><text:span text:style-name="T19">t</text:span><text:span text:style-name="T19">e</text:span><text:span text:style-name="T19">x</text:span><text:span text:style-name="T19"> </text:span><text:span text:style-name="T19">a</text:span><text:span text:style-name="T19"> </text:span><text:span text:style-name="T19">t</text:span><text:span text:style-name="T19">o</text:span><text:span text:style-name="T19"> </text:span><text:span text:style-name="T19">v</text:span><text:span text:style-name="T19">e</text:span><text:span text:style-name="T19">r</text:span><text:span text:style-name="T19">t</text:span><text:span text:style-name="T19">e</text:span><text:span text:style-name="T19">x</text:span><text:span text:style-name="T19"> </text:span><text:span text:style-name="T19">b</text:span><text:span text:style-name="T19">.</text:span></text:p>
          </draw:text-box>
        </draw:frame>
        <draw:line draw:style-name="gr3" draw:text-style-name="P12" draw:layer="layout" svg:x1="7.104cm" svg:y1="10.309cm" svg:x2="8.573cm" svg:y2="7.818cm">
          <text:p/>
        </draw:line>
        <draw:line draw:style-name="gr3" draw:text-style-name="P12" draw:layer="layout" svg:x1="9.827cm" svg:y1="10.463cm" svg:x2="8.573cm" svg:y2="7.818cm">
          <text:p/>
        </draw:line>
        <draw:custom-shape draw:style-name="gr17" draw:text-style-name="P19" draw:layer="layout" svg:width="0.612cm" svg:height="0.653cm" svg:x="8.266cm" svg:y="7.604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0.612cm" svg:height="0.653cm" svg:x="6.856cm" svg:y="10.01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0.612cm" svg:height="0.622cm" svg:x="9.565cm" svg:y="10.041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0.612cm" svg:height="0.653cm" svg:x="8.235cm" svg:y="12.278cm">
          <text:p text:style-name="P7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draw:layer="layout" svg:width="0.613cm" svg:height="0.653cm" svg:x="11.302cm" svg:y="12.311cm">
          <text:p text:style-name="P7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0.612cm" svg:height="0.653cm" svg:x="14.549cm" svg:y="12.311cm">
          <text:p text:style-name="P7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9.95cm" svg:y1="10.081cm" svg:x2="17.796cm" svg:y2="10.04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</text:span><text:span text:style-name="T9"> </text:span><text:span text:style-name="T9">P</text:span><text:span text:style-name="T9">r</text:span><text:span text:style-name="T9">o</text:span><text:span text:style-name="T9">p</text:span><text:span text:style-name="T9">o</text:span><text:span text:style-name="T9">s</text:span><text:span text:style-name="T9">i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&amp;</text:span><text:span text:style-name="T9"> </text:span><text:span text:style-name="T9">T</text:span><text:span text:style-name="T9">h</text:span><text:span text:style-name="T9">e</text:span><text:span text:style-name="T9">o</text:span><text:span text:style-name="T9">r</text:span><text:span text:style-name="T9">e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16" draw:text-style-name="P16" draw:layer="layout" svg:width="5.744cm" svg:height="9.838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12">S</text:span><text:span text:style-name="T12">i</text:span><text:span text:style-name="T12">m</text:span><text:span text:style-name="T12">p</text:span><text:span text:style-name="T12">l</text:span><text:span text:style-name="T12">e</text:span><text:span text:style-name="T12"> </text:span><text:span text:style-name="T12">G</text:span><text:span text:style-name="T12">r</text:span><text:span text:style-name="T12">a</text:span><text:span text:style-name="T12">p</text:span><text:span text:style-name="T12">h</text:span><text:span text:style-name="T12">:</text:span><text:span text:style-name="T22"> </text:span><text:span text:style-name="T22">A</text:span><text:span text:style-name="T22"> </text:span><text:span text:style-name="T22">g</text:span><text:span text:style-name="T22">r</text:span><text:span text:style-name="T22">a</text:span><text:span text:style-name="T22">p</text:span><text:span text:style-name="T22">h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3">n</text:span><text:span text:style-name="T23">o</text:span><text:span text:style-name="T23"> </text:span><text:span text:style-name="T23">l</text:span><text:span text:style-name="T23">o</text:span><text:span text:style-name="T23">o</text:span><text:span text:style-name="T23">p</text:span><text:span text:style-name="T23">s</text:span><text:span text:style-name="T22"> </text:span><text:span text:style-name="T22">a</text:span><text:span text:style-name="T22">n</text:span><text:span text:style-name="T22">d</text:span><text:span text:style-name="T22"> </text:span><text:span text:style-name="T23">n</text:span><text:span text:style-name="T23">o</text:span><text:span text:style-name="T23"> </text:span><text:span text:style-name="T23">p</text:span><text:span text:style-name="T23">a</text:span><text:span text:style-name="T23">r</text:span><text:span text:style-name="T23">a</text:span><text:span text:style-name="T23">ll</text:span><text:span text:style-name="T23">e</text:span><text:span text:style-name="T23">l </text:span><text:span text:style-name="T23">e</text:span><text:span text:style-name="T23">d</text:span><text:span text:style-name="T23">g</text:span><text:span text:style-name="T23">e</text:span><text:span text:style-name="T23">s</text:span><text:span text:style-name="T22">.</text:span></text:p>
            <text:p text:style-name="P2"><text:span text:style-name="T13"/></text:p>
            <text:p text:style-name="P2"><text:span text:style-name="T12">W</text:span><text:span text:style-name="T12">a</text:span><text:span text:style-name="T12">l</text:span><text:span text:style-name="T12">k</text:span><text:span text:style-name="T12">:</text:span><text:span text:style-name="T13"> </text:span><text:span text:style-name="T13">A</text:span><text:span text:style-name="T13"> </text:span><text:span text:style-name="T13">s</text:span><text:span text:style-name="T13">e</text:span><text:span text:style-name="T13">r</text:span><text:span text:style-name="T13">i</text:span><text:span text:style-name="T13">e</text:span><text:span text:style-name="T13">s </text:span><text:span text:style-name="T13">o</text:span><text:span text:style-name="T13">f </text:span><text:span text:style-name="T13">a</text:span><text:span text:style-name="T13">l</text:span><text:span text:style-name="T13">t</text:span><text:span text:style-name="T13">e</text:span><text:span text:style-name="T13">r</text:span><text:span text:style-name="T13">n</text:span><text:span text:style-name="T13">a</text:span><text:span text:style-name="T13">t</text:span><text:span text:style-name="T13">i</text:span><text:span text:style-name="T13">n</text:span><text:span text:style-name="T13">g</text:span><text:span text:style-name="T13"> </text:span><text:span text:style-name="T13">v</text:span><text:span text:style-name="T13">e</text:span><text:span text:style-name="T13">r</text:span><text:span text:style-name="T13">t</text:span><text:span text:style-name="T13">i</text:span><text:span text:style-name="T13">c</text:span><text:span text:style-name="T13">e</text:span><text:span text:style-name="T13">s</text:span><text:span text:style-name="T13">/</text:span><text:span text:style-name="T13">e</text:span><text:span text:style-name="T13">d</text:span><text:span text:style-name="T13">g</text:span><text:span text:style-name="T13">e</text:span><text:span text:style-name="T13">s</text:span><text:span text:style-name="T13">.</text:span></text:p>
            <text:p text:style-name="P2"><text:span text:style-name="T13"/></text:p>
            <text:p text:style-name="P2"><text:span text:style-name="T12">T</text:span><text:span text:style-name="T12">r</text:span><text:span text:style-name="T12">a</text:span><text:span text:style-name="T12">i</text:span><text:span text:style-name="T12">l</text:span><text:span text:style-name="T12">:</text:span><text:span text:style-name="T13"> </text:span><text:span text:style-name="T13">A</text:span><text:span text:style-name="T13"> </text:span><text:span text:style-name="T13">w</text:span><text:span text:style-name="T13">a</text:span><text:span text:style-name="T13">l</text:span><text:span text:style-name="T13">k </text:span><text:span text:style-name="T13">w</text:span><text:span text:style-name="T13">i</text:span><text:span text:style-name="T13">t</text:span><text:span text:style-name="T13">h</text:span><text:span text:style-name="T13"> </text:span><text:span text:style-name="T13">n</text:span><text:span text:style-name="T13">o</text:span><text:span text:style-name="T13"> </text:span><text:span text:style-name="T13">r</text:span><text:span text:style-name="T13">e</text:span><text:span text:style-name="T13">p</text:span><text:span text:style-name="T13">e</text:span><text:span text:style-name="T13">a</text:span><text:span text:style-name="T13">t</text:span><text:span text:style-name="T13">e</text:span><text:span text:style-name="T13">d</text:span><text:span text:style-name="T13"> </text:span><text:span text:style-name="T13">e</text:span><text:span text:style-name="T13">d</text:span><text:span text:style-name="T13">g</text:span><text:span text:style-name="T13">e</text:span><text:span text:style-name="T13">s</text:span><text:span text:style-name="T13">.</text:span></text:p>
            <text:p text:style-name="P2"><text:span text:style-name="T13"/></text:p>
            <text:p text:style-name="P2"><text:span text:style-name="T12">P</text:span><text:span text:style-name="T12">a</text:span><text:span text:style-name="T12">t</text:span><text:span text:style-name="T12">h</text:span><text:span text:style-name="T12">:</text:span><text:span text:style-name="T13"> </text:span><text:span text:style-name="T13">A</text:span><text:span text:style-name="T13"> </text:span><text:span text:style-name="T13">w</text:span><text:span text:style-name="T13">a</text:span><text:span text:style-name="T13">l</text:span><text:span text:style-name="T13">k </text:span><text:span text:style-name="T13">w</text:span><text:span text:style-name="T13">i</text:span><text:span text:style-name="T13">t</text:span><text:span text:style-name="T13">h</text:span><text:span text:style-name="T13"> </text:span><text:span text:style-name="T13">n</text:span><text:span text:style-name="T13">o</text:span><text:span text:style-name="T13"> </text:span><text:span text:style-name="T13">r</text:span><text:span text:style-name="T13">e</text:span><text:span text:style-name="T13">p</text:span><text:span text:style-name="T13">e</text:span><text:span text:style-name="T13">a</text:span><text:span text:style-name="T13">t</text:span><text:span text:style-name="T13">e</text:span><text:span text:style-name="T13">d</text:span><text:span text:style-name="T13"> </text:span><text:span text:style-name="T13">v</text:span><text:span text:style-name="T13">e</text:span><text:span text:style-name="T13">r</text:span><text:span text:style-name="T13">t</text:span><text:span text:style-name="T13">i</text:span><text:span text:style-name="T13">c</text:span><text:span text:style-name="T13">e</text:span><text:span text:style-name="T13">s</text:span><text:span text:style-name="T13">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13" draw:text-style-name="P17" draw:layer="layout" svg:width="20.448cm" svg:height="12.288cm" svg:x="0.661cm" svg:y="2.804cm">
          <draw:text-box>
            <text:p text:style-name="P5"><text:span text:style-name="T18">T</text:span><text:span text:style-name="T18">h</text:span><text:span text:style-name="T18">e</text:span><text:span text:style-name="T18">o</text:span><text:span text:style-name="T18">r</text:span><text:span text:style-name="T18">e</text:span><text:span text:style-name="T18">m</text:span><text:span text:style-name="T18"> </text:span><text:span text:style-name="T18">7</text:span><text:span text:style-name="T18">:</text:span><text:span text:style-name="T19"> </text:span></text:p>
            <text:p text:style-name="P5"><text:span text:style-name="T19">A</text:span><text:span text:style-name="T19"> </text:span><text:span text:style-name="T19">t</text:span><text:span text:style-name="T19">r</text:span><text:span text:style-name="T19">e</text:span><text:span text:style-name="T19">e</text:span><text:span text:style-name="T19"> </text:span><text:span text:style-name="T19">w</text:span><text:span text:style-name="T19">i</text:span><text:span text:style-name="T19">t</text:span><text:span text:style-name="T19">h</text:span><text:span text:style-name="T19"> </text:span><text:span text:style-name="T24">n</text:span><text:span text:style-name="T19"> <text:s/></text:span><text:span text:style-name="T19">e</text:span><text:span text:style-name="T19">d</text:span><text:span text:style-name="T19">g</text:span><text:span text:style-name="T19">e</text:span><text:span text:style-name="T19">s</text:span><text:span text:style-name="T19"> </text:span><text:span text:style-name="T19">h</text:span><text:span text:style-name="T19">a</text:span><text:span text:style-name="T19">s</text:span><text:span text:style-name="T19"> </text:span><text:span text:style-name="T24">n</text:span><text:span text:style-name="T24"> </text:span><text:span text:style-name="T24">+</text:span><text:span text:style-name="T24"> </text:span><text:span text:style-name="T24">1</text:span><text:span text:style-name="T19"> </text:span><text:span text:style-name="T19">v</text:span><text:span text:style-name="T19">e</text:span><text:span text:style-name="T19">r</text:span><text:span text:style-name="T19">t</text:span><text:span text:style-name="T19">i</text:span><text:span text:style-name="T19">c</text:span><text:span text:style-name="T19">e</text:span><text:span text:style-name="T19">s</text:span><text:span text:style-name="T19">.</text:span></text:p>
          </draw:text-box>
        </draw:frame>
        <draw:g>
          <draw:line draw:style-name="gr3" draw:text-style-name="P12" draw:layer="layout" svg:x1="6.296cm" svg:y1="8.545cm" svg:x2="7.381cm" svg:y2="6.825cm">
            <text:p/>
          </draw:line>
          <draw:line draw:style-name="gr3" draw:text-style-name="P12" draw:layer="layout" svg:x1="8.307cm" svg:y1="8.651cm" svg:x2="7.381cm" svg:y2="6.825cm">
            <text:p/>
          </draw:line>
          <draw:custom-shape draw:style-name="gr6" draw:text-style-name="P19" draw:layer="layout" svg:width="0.452cm" svg:height="0.451cm" svg:x="7.154cm" svg:y="6.677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9" draw:layer="layout" svg:width="0.452cm" svg:height="0.451cm" svg:x="6.113cm" svg:y="8.338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9" draw:layer="layout" svg:width="0.452cm" svg:height="0.429cm" svg:x="8.113cm" svg:y="8.36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12" draw:layer="layout" svg:x1="2.644cm" svg:y1="8.573cm" svg:x2="2.581cm" svg:y2="6.693cm">
            <text:p/>
          </draw:line>
          <draw:custom-shape draw:style-name="gr6" draw:text-style-name="P19" draw:layer="layout" svg:width="0.452cm" svg:height="0.451cm" svg:x="2.354cm" svg:y="6.545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9" draw:layer="layout" svg:width="0.452cm" svg:height="0.451cm" svg:x="2.372cm" svg:y="8.232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0" draw:text-style-name="P12" draw:layer="layout" svg:x1="12.291cm" svg:y1="8.464cm" svg:x2="13.282cm" svg:y2="10.055cm">
            <text:p/>
          </draw:line>
          <draw:g>
            <draw:line draw:style-name="gr3" draw:text-style-name="P12" draw:layer="layout" svg:x1="12.291cm" svg:y1="8.464cm" svg:x2="13.376cm" svg:y2="6.744cm">
              <text:p/>
            </draw:line>
            <draw:line draw:style-name="gr3" draw:text-style-name="P12" draw:layer="layout" svg:x1="14.302cm" svg:y1="8.57cm" svg:x2="13.376cm" svg:y2="6.744cm">
              <text:p/>
            </draw:line>
            <draw:custom-shape draw:style-name="gr6" draw:text-style-name="P19" draw:layer="layout" svg:width="0.452cm" svg:height="0.451cm" svg:x="13.149cm" svg:y="6.596cm">
              <text:p text:style-name="P7">A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9" draw:layer="layout" svg:width="0.452cm" svg:height="0.451cm" svg:x="12.108cm" svg:y="8.257cm">
              <text:p text:style-name="P7">B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452cm" svg:height="0.429cm" svg:x="14.108cm" svg:y="8.279cm">
              <text:p text:style-name="P7">C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9" draw:layer="layout" svg:width="0.452cm" svg:height="0.451cm" svg:x="13.023cm" svg:y="9.769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19" draw:layer="layout" svg:width="0.452cm" svg:height="0.451cm" svg:x="19.705cm" svg:y="9.796cm">
          <text:p text:style-name="P7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0" draw:text-style-name="P12" draw:layer="layout" svg:x1="16.805cm" svg:y1="8.454cm" svg:x2="17.796cm" svg:y2="10.045cm">
            <text:p/>
          </draw:line>
          <draw:g>
            <draw:line draw:style-name="gr3" draw:text-style-name="P12" draw:layer="layout" svg:x1="16.805cm" svg:y1="8.454cm" svg:x2="17.89cm" svg:y2="6.734cm">
              <text:p/>
            </draw:line>
            <draw:line draw:style-name="gr3" draw:text-style-name="P12" draw:layer="layout" svg:x1="18.816cm" svg:y1="8.56cm" svg:x2="17.89cm" svg:y2="6.734cm">
              <text:p/>
            </draw:line>
            <draw:custom-shape draw:style-name="gr6" draw:text-style-name="P19" draw:layer="layout" svg:width="0.452cm" svg:height="0.451cm" svg:x="17.663cm" svg:y="6.586cm">
              <text:p text:style-name="P7">A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9" draw:layer="layout" svg:width="0.452cm" svg:height="0.451cm" svg:x="16.622cm" svg:y="8.247cm">
              <text:p text:style-name="P7">B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9" draw:layer="layout" svg:width="0.452cm" svg:height="0.429cm" svg:x="18.622cm" svg:y="8.269cm">
              <text:p text:style-name="P7">C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9" draw:layer="layout" svg:width="0.452cm" svg:height="0.451cm" svg:x="17.537cm" svg:y="9.759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</text:span><text:span text:style-name="T9"> </text:span><text:span text:style-name="T9">P</text:span><text:span text:style-name="T9">r</text:span><text:span text:style-name="T9">o</text:span><text:span text:style-name="T9">p</text:span><text:span text:style-name="T9">o</text:span><text:span text:style-name="T9">s</text:span><text:span text:style-name="T9">i</text:span><text:span text:style-name="T9">t</text:span><text:span text:style-name="T9">i</text:span><text:span text:style-name="T9">o</text:span><text:span text:style-name="T9">n</text:span><text:span text:style-name="T9">s</text:span><text:span text:style-name="T9"> </text:span><text:span text:style-name="T9">&amp;</text:span><text:span text:style-name="T9"> </text:span><text:span text:style-name="T9">T</text:span><text:span text:style-name="T9">h</text:span><text:span text:style-name="T9">e</text:span><text:span text:style-name="T9">o</text:span><text:span text:style-name="T9">r</text:span><text:span text:style-name="T9">e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16" draw:text-style-name="P16" draw:layer="layout" svg:width="5.744cm" svg:height="9.838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12">S</text:span><text:span text:style-name="T12">i</text:span><text:span text:style-name="T12">m</text:span><text:span text:style-name="T12">p</text:span><text:span text:style-name="T12">l</text:span><text:span text:style-name="T12">e</text:span><text:span text:style-name="T12"> </text:span><text:span text:style-name="T12">G</text:span><text:span text:style-name="T12">r</text:span><text:span text:style-name="T12">a</text:span><text:span text:style-name="T12">p</text:span><text:span text:style-name="T12">h</text:span><text:span text:style-name="T12">:</text:span><text:span text:style-name="T22"> </text:span><text:span text:style-name="T22">A</text:span><text:span text:style-name="T22"> </text:span><text:span text:style-name="T22">g</text:span><text:span text:style-name="T22">r</text:span><text:span text:style-name="T22">a</text:span><text:span text:style-name="T22">p</text:span><text:span text:style-name="T22">h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3">n</text:span><text:span text:style-name="T23">o</text:span><text:span text:style-name="T23"> </text:span><text:span text:style-name="T23">l</text:span><text:span text:style-name="T23">o</text:span><text:span text:style-name="T23">o</text:span><text:span text:style-name="T23">p</text:span><text:span text:style-name="T23">s</text:span><text:span text:style-name="T22"> </text:span><text:span text:style-name="T22">a</text:span><text:span text:style-name="T22">n</text:span><text:span text:style-name="T22">d</text:span><text:span text:style-name="T22"> </text:span><text:span text:style-name="T23">n</text:span><text:span text:style-name="T23">o</text:span><text:span text:style-name="T23"> </text:span><text:span text:style-name="T23">p</text:span><text:span text:style-name="T23">a</text:span><text:span text:style-name="T23">r</text:span><text:span text:style-name="T23">a</text:span><text:span text:style-name="T23">ll</text:span><text:span text:style-name="T23">e</text:span><text:span text:style-name="T23">l </text:span><text:span text:style-name="T23">e</text:span><text:span text:style-name="T23">d</text:span><text:span text:style-name="T23">g</text:span><text:span text:style-name="T23">e</text:span><text:span text:style-name="T23">s</text:span><text:span text:style-name="T22">.</text:span></text:p>
            <text:p text:style-name="P2"><text:span text:style-name="T13"/></text:p>
            <text:p text:style-name="P2"><text:span text:style-name="T12">W</text:span><text:span text:style-name="T12">a</text:span><text:span text:style-name="T12">l</text:span><text:span text:style-name="T12">k</text:span><text:span text:style-name="T12">:</text:span><text:span text:style-name="T13"> </text:span><text:span text:style-name="T13">A</text:span><text:span text:style-name="T13"> </text:span><text:span text:style-name="T13">s</text:span><text:span text:style-name="T13">e</text:span><text:span text:style-name="T13">r</text:span><text:span text:style-name="T13">i</text:span><text:span text:style-name="T13">e</text:span><text:span text:style-name="T13">s </text:span><text:span text:style-name="T13">o</text:span><text:span text:style-name="T13">f </text:span><text:span text:style-name="T13">a</text:span><text:span text:style-name="T13">l</text:span><text:span text:style-name="T13">t</text:span><text:span text:style-name="T13">e</text:span><text:span text:style-name="T13">r</text:span><text:span text:style-name="T13">n</text:span><text:span text:style-name="T13">a</text:span><text:span text:style-name="T13">t</text:span><text:span text:style-name="T13">i</text:span><text:span text:style-name="T13">n</text:span><text:span text:style-name="T13">g</text:span><text:span text:style-name="T13"> </text:span><text:span text:style-name="T13">v</text:span><text:span text:style-name="T13">e</text:span><text:span text:style-name="T13">r</text:span><text:span text:style-name="T13">t</text:span><text:span text:style-name="T13">i</text:span><text:span text:style-name="T13">c</text:span><text:span text:style-name="T13">e</text:span><text:span text:style-name="T13">s</text:span><text:span text:style-name="T13">/</text:span><text:span text:style-name="T13">e</text:span><text:span text:style-name="T13">d</text:span><text:span text:style-name="T13">g</text:span><text:span text:style-name="T13">e</text:span><text:span text:style-name="T13">s</text:span><text:span text:style-name="T13">.</text:span></text:p>
            <text:p text:style-name="P2"><text:span text:style-name="T13"/></text:p>
            <text:p text:style-name="P2"><text:span text:style-name="T12">T</text:span><text:span text:style-name="T12">r</text:span><text:span text:style-name="T12">a</text:span><text:span text:style-name="T12">i</text:span><text:span text:style-name="T12">l</text:span><text:span text:style-name="T12">:</text:span><text:span text:style-name="T13"> </text:span><text:span text:style-name="T13">A</text:span><text:span text:style-name="T13"> </text:span><text:span text:style-name="T13">w</text:span><text:span text:style-name="T13">a</text:span><text:span text:style-name="T13">l</text:span><text:span text:style-name="T13">k </text:span><text:span text:style-name="T13">w</text:span><text:span text:style-name="T13">i</text:span><text:span text:style-name="T13">t</text:span><text:span text:style-name="T13">h</text:span><text:span text:style-name="T13"> </text:span><text:span text:style-name="T13">n</text:span><text:span text:style-name="T13">o</text:span><text:span text:style-name="T13"> </text:span><text:span text:style-name="T13">r</text:span><text:span text:style-name="T13">e</text:span><text:span text:style-name="T13">p</text:span><text:span text:style-name="T13">e</text:span><text:span text:style-name="T13">a</text:span><text:span text:style-name="T13">t</text:span><text:span text:style-name="T13">e</text:span><text:span text:style-name="T13">d</text:span><text:span text:style-name="T13"> </text:span><text:span text:style-name="T13">e</text:span><text:span text:style-name="T13">d</text:span><text:span text:style-name="T13">g</text:span><text:span text:style-name="T13">e</text:span><text:span text:style-name="T13">s</text:span><text:span text:style-name="T13">.</text:span></text:p>
            <text:p text:style-name="P2"><text:span text:style-name="T13"/></text:p>
            <text:p text:style-name="P2"><text:span text:style-name="T12">P</text:span><text:span text:style-name="T12">a</text:span><text:span text:style-name="T12">t</text:span><text:span text:style-name="T12">h</text:span><text:span text:style-name="T12">:</text:span><text:span text:style-name="T13"> </text:span><text:span text:style-name="T13">A</text:span><text:span text:style-name="T13"> </text:span><text:span text:style-name="T13">w</text:span><text:span text:style-name="T13">a</text:span><text:span text:style-name="T13">l</text:span><text:span text:style-name="T13">k </text:span><text:span text:style-name="T13">w</text:span><text:span text:style-name="T13">i</text:span><text:span text:style-name="T13">t</text:span><text:span text:style-name="T13">h</text:span><text:span text:style-name="T13"> </text:span><text:span text:style-name="T13">n</text:span><text:span text:style-name="T13">o</text:span><text:span text:style-name="T13"> </text:span><text:span text:style-name="T13">r</text:span><text:span text:style-name="T13">e</text:span><text:span text:style-name="T13">p</text:span><text:span text:style-name="T13">e</text:span><text:span text:style-name="T13">a</text:span><text:span text:style-name="T13">t</text:span><text:span text:style-name="T13">e</text:span><text:span text:style-name="T13">d</text:span><text:span text:style-name="T13"> </text:span><text:span text:style-name="T13">v</text:span><text:span text:style-name="T13">e</text:span><text:span text:style-name="T13">r</text:span><text:span text:style-name="T13">t</text:span><text:span text:style-name="T13">i</text:span><text:span text:style-name="T13">c</text:span><text:span text:style-name="T13">e</text:span><text:span text:style-name="T13">s</text:span><text:span text:style-name="T13">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14" draw:text-style-name="P17" draw:layer="layout" svg:width="20.448cm" svg:height="12.288cm" svg:x="0.661cm" svg:y="2.804cm">
          <draw:text-box>
            <text:p text:style-name="P5"><text:span text:style-name="T18">T</text:span><text:span text:style-name="T18">h</text:span><text:span text:style-name="T18">e</text:span><text:span text:style-name="T18">o</text:span><text:span text:style-name="T18">r</text:span><text:span text:style-name="T18">e</text:span><text:span text:style-name="T18">m</text:span><text:span text:style-name="T18"> </text:span><text:span text:style-name="T18">2</text:span><text:span text:style-name="T18">:</text:span><text:span text:style-name="T19"> </text:span></text:p>
            <text:p text:style-name="P5"><text:span text:style-name="T19">A</text:span><text:span text:style-name="T19"> </text:span><text:span text:style-name="T19">c</text:span><text:span text:style-name="T19">o</text:span><text:span text:style-name="T19">n</text:span><text:span text:style-name="T19">n</text:span><text:span text:style-name="T19">e</text:span><text:span text:style-name="T19">c</text:span><text:span text:style-name="T19">t</text:span><text:span text:style-name="T19">e</text:span><text:span text:style-name="T19">d</text:span><text:span text:style-name="T19"> </text:span><text:span text:style-name="T19">g</text:span><text:span text:style-name="T19">r</text:span><text:span text:style-name="T19">a</text:span><text:span text:style-name="T19">p</text:span><text:span text:style-name="T19">h</text:span><text:span text:style-name="T19"> </text:span><text:span text:style-name="T19">i</text:span><text:span text:style-name="T19">s</text:span><text:span text:style-name="T19"> </text:span><text:span text:style-name="T19">E</text:span><text:span text:style-name="T19">u</text:span><text:span text:style-name="T19">l</text:span><text:span text:style-name="T19">e</text:span><text:span text:style-name="T19">r</text:span><text:span text:style-name="T19">i</text:span><text:span text:style-name="T19">a</text:span><text:span text:style-name="T19">n</text:span><text:span text:style-name="T19"> </text:span><text:span text:style-name="T19">i</text:span><text:span text:style-name="T19">f</text:span><text:span text:style-name="T19"> </text:span><text:span text:style-name="T19">(</text:span><text:span text:style-name="T19">a</text:span><text:span text:style-name="T19">n</text:span><text:span text:style-name="T19">d</text:span><text:span text:style-name="T19"> </text:span><text:span text:style-name="T19">o</text:span><text:span text:style-name="T19">n</text:span><text:span text:style-name="T19">l</text:span><text:span text:style-name="T19">y</text:span><text:span text:style-name="T19"> </text:span><text:span text:style-name="T19">i</text:span><text:span text:style-name="T19">f</text:span><text:span text:style-name="T19">)</text:span><text:span text:style-name="T19"> </text:span><text:span text:style-name="T19">e</text:span><text:span text:style-name="T19">v</text:span><text:span text:style-name="T19">e</text:span><text:span text:style-name="T19">r</text:span><text:span text:style-name="T19">y</text:span><text:span text:style-name="T19"> </text:span><text:span text:style-name="T19">n</text:span><text:span text:style-name="T19">o</text:span><text:span text:style-name="T19">d</text:span><text:span text:style-name="T19">e</text:span><text:span text:style-name="T19"> </text:span><text:span text:style-name="T19">h</text:span><text:span text:style-name="T19">a</text:span><text:span text:style-name="T19">s</text:span><text:span text:style-name="T19"> </text:span><text:span text:style-name="T19">a</text:span><text:span text:style-name="T19">n</text:span><text:span text:style-name="T19"> </text:span><text:span text:style-name="T19">e</text:span><text:span text:style-name="T19">v</text:span><text:span text:style-name="T19">e</text:span><text:span text:style-name="T19">n</text:span><text:span text:style-name="T19"> </text:span><text:span text:style-name="T19">d</text:span><text:span text:style-name="T19">e</text:span><text:span text:style-name="T19">g</text:span><text:span text:style-name="T19">r</text:span><text:span text:style-name="T19">e</text:span><text:span text:style-name="T19">e</text:span><text:span text:style-name="T19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S</text:span><text:span text:style-name="T8">p</text:span><text:span text:style-name="T8">a</text:span><text:span text:style-name="T8">n</text:span><text:span text:style-name="T8">n</text:span><text:span text:style-name="T8">i</text:span><text:span text:style-name="T8">n</text:span><text:span text:style-name="T8">g</text:span><text:span text:style-name="T8"> </text:span><text:span text:style-name="T8">T</text:span><text:span text:style-name="T8">r</text:span><text:span text:style-name="T8">e</text:span><text:span text:style-name="T8">e</text:span><text:span text:style-name="T8"><text:line-break/></text:span><text:span text:style-name="T8">A</text:span><text:span text:style-name="T8">l</text:span><text:span text:style-name="T8">g</text:span><text:span text:style-name="T8">o</text:span><text:span text:style-name="T8">r</text:span><text:span text:style-name="T8">i</text:span><text:span text:style-name="T8">t</text:span><text:span text:style-name="T8">h</text:span><text:span text:style-name="T8">m</text:span><text:span text:style-name="T8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16" draw:text-style-name="P16" draw:layer="layout" svg:width="5.744cm" svg:height="9.838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12">S</text:span><text:span text:style-name="T12">i</text:span><text:span text:style-name="T12">m</text:span><text:span text:style-name="T12">p</text:span><text:span text:style-name="T12">l</text:span><text:span text:style-name="T12">e</text:span><text:span text:style-name="T12"> </text:span><text:span text:style-name="T12">G</text:span><text:span text:style-name="T12">r</text:span><text:span text:style-name="T12">a</text:span><text:span text:style-name="T12">p</text:span><text:span text:style-name="T12">h</text:span><text:span text:style-name="T12">:</text:span><text:span text:style-name="T22"> </text:span><text:span text:style-name="T22">A</text:span><text:span text:style-name="T22"> </text:span><text:span text:style-name="T22">g</text:span><text:span text:style-name="T22">r</text:span><text:span text:style-name="T22">a</text:span><text:span text:style-name="T22">p</text:span><text:span text:style-name="T22">h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3">n</text:span><text:span text:style-name="T23">o</text:span><text:span text:style-name="T23"> </text:span><text:span text:style-name="T23">l</text:span><text:span text:style-name="T23">o</text:span><text:span text:style-name="T23">o</text:span><text:span text:style-name="T23">p</text:span><text:span text:style-name="T23">s</text:span><text:span text:style-name="T22"> </text:span><text:span text:style-name="T22">a</text:span><text:span text:style-name="T22">n</text:span><text:span text:style-name="T22">d</text:span><text:span text:style-name="T22"> </text:span><text:span text:style-name="T23">n</text:span><text:span text:style-name="T23">o</text:span><text:span text:style-name="T23"> </text:span><text:span text:style-name="T23">p</text:span><text:span text:style-name="T23">a</text:span><text:span text:style-name="T23">r</text:span><text:span text:style-name="T23">a</text:span><text:span text:style-name="T23">ll</text:span><text:span text:style-name="T23">e</text:span><text:span text:style-name="T23">l </text:span><text:span text:style-name="T23">e</text:span><text:span text:style-name="T23">d</text:span><text:span text:style-name="T23">g</text:span><text:span text:style-name="T23">e</text:span><text:span text:style-name="T23">s</text:span><text:span text:style-name="T22">.</text:span></text:p>
            <text:p text:style-name="P2"><text:span text:style-name="T13"/></text:p>
            <text:p text:style-name="P2"><text:span text:style-name="T12">W</text:span><text:span text:style-name="T12">a</text:span><text:span text:style-name="T12">l</text:span><text:span text:style-name="T12">k</text:span><text:span text:style-name="T12">:</text:span><text:span text:style-name="T13"> </text:span><text:span text:style-name="T13">A</text:span><text:span text:style-name="T13"> </text:span><text:span text:style-name="T13">s</text:span><text:span text:style-name="T13">e</text:span><text:span text:style-name="T13">r</text:span><text:span text:style-name="T13">i</text:span><text:span text:style-name="T13">e</text:span><text:span text:style-name="T13">s </text:span><text:span text:style-name="T13">o</text:span><text:span text:style-name="T13">f </text:span><text:span text:style-name="T13">a</text:span><text:span text:style-name="T13">l</text:span><text:span text:style-name="T13">t</text:span><text:span text:style-name="T13">e</text:span><text:span text:style-name="T13">r</text:span><text:span text:style-name="T13">n</text:span><text:span text:style-name="T13">a</text:span><text:span text:style-name="T13">t</text:span><text:span text:style-name="T13">i</text:span><text:span text:style-name="T13">n</text:span><text:span text:style-name="T13">g</text:span><text:span text:style-name="T13"> </text:span><text:span text:style-name="T13">v</text:span><text:span text:style-name="T13">e</text:span><text:span text:style-name="T13">r</text:span><text:span text:style-name="T13">t</text:span><text:span text:style-name="T13">i</text:span><text:span text:style-name="T13">c</text:span><text:span text:style-name="T13">e</text:span><text:span text:style-name="T13">s</text:span><text:span text:style-name="T13">/</text:span><text:span text:style-name="T13">e</text:span><text:span text:style-name="T13">d</text:span><text:span text:style-name="T13">g</text:span><text:span text:style-name="T13">e</text:span><text:span text:style-name="T13">s</text:span><text:span text:style-name="T13">.</text:span></text:p>
            <text:p text:style-name="P2"><text:span text:style-name="T13"/></text:p>
            <text:p text:style-name="P2"><text:span text:style-name="T12">T</text:span><text:span text:style-name="T12">r</text:span><text:span text:style-name="T12">a</text:span><text:span text:style-name="T12">i</text:span><text:span text:style-name="T12">l</text:span><text:span text:style-name="T12">:</text:span><text:span text:style-name="T13"> </text:span><text:span text:style-name="T13">A</text:span><text:span text:style-name="T13"> </text:span><text:span text:style-name="T13">w</text:span><text:span text:style-name="T13">a</text:span><text:span text:style-name="T13">l</text:span><text:span text:style-name="T13">k </text:span><text:span text:style-name="T13">w</text:span><text:span text:style-name="T13">i</text:span><text:span text:style-name="T13">t</text:span><text:span text:style-name="T13">h</text:span><text:span text:style-name="T13"> </text:span><text:span text:style-name="T13">n</text:span><text:span text:style-name="T13">o</text:span><text:span text:style-name="T13"> </text:span><text:span text:style-name="T13">r</text:span><text:span text:style-name="T13">e</text:span><text:span text:style-name="T13">p</text:span><text:span text:style-name="T13">e</text:span><text:span text:style-name="T13">a</text:span><text:span text:style-name="T13">t</text:span><text:span text:style-name="T13">e</text:span><text:span text:style-name="T13">d</text:span><text:span text:style-name="T13"> </text:span><text:span text:style-name="T13">e</text:span><text:span text:style-name="T13">d</text:span><text:span text:style-name="T13">g</text:span><text:span text:style-name="T13">e</text:span><text:span text:style-name="T13">s</text:span><text:span text:style-name="T13">.</text:span></text:p>
            <text:p text:style-name="P2"><text:span text:style-name="T13"/></text:p>
            <text:p text:style-name="P2"><text:span text:style-name="T12">P</text:span><text:span text:style-name="T12">a</text:span><text:span text:style-name="T12">t</text:span><text:span text:style-name="T12">h</text:span><text:span text:style-name="T12">:</text:span><text:span text:style-name="T13"> </text:span><text:span text:style-name="T13">A</text:span><text:span text:style-name="T13"> </text:span><text:span text:style-name="T13">w</text:span><text:span text:style-name="T13">a</text:span><text:span text:style-name="T13">l</text:span><text:span text:style-name="T13">k </text:span><text:span text:style-name="T13">w</text:span><text:span text:style-name="T13">i</text:span><text:span text:style-name="T13">t</text:span><text:span text:style-name="T13">h</text:span><text:span text:style-name="T13"> </text:span><text:span text:style-name="T13">n</text:span><text:span text:style-name="T13">o</text:span><text:span text:style-name="T13"> </text:span><text:span text:style-name="T13">r</text:span><text:span text:style-name="T13">e</text:span><text:span text:style-name="T13">p</text:span><text:span text:style-name="T13">e</text:span><text:span text:style-name="T13">a</text:span><text:span text:style-name="T13">t</text:span><text:span text:style-name="T13">e</text:span><text:span text:style-name="T13">d</text:span><text:span text:style-name="T13"> </text:span><text:span text:style-name="T13">v</text:span><text:span text:style-name="T13">e</text:span><text:span text:style-name="T13">r</text:span><text:span text:style-name="T13">t</text:span><text:span text:style-name="T13">i</text:span><text:span text:style-name="T13">c</text:span><text:span text:style-name="T13">e</text:span><text:span text:style-name="T13">s</text:span><text:span text:style-name="T13">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15" draw:text-style-name="P17" draw:layer="layout" svg:width="20.448cm" svg:height="11.029cm" svg:x="0.661cm" svg:y="2.804cm">
          <draw:text-box>
            <text:p text:style-name="P5"><text:span text:style-name="T25">(</text:span><text:span text:style-name="T25">B</text:span><text:span text:style-name="T25">a</text:span><text:span text:style-name="T25">s</text:span><text:span text:style-name="T25">i</text:span><text:span text:style-name="T25">c</text:span><text:span text:style-name="T25">) </text:span><text:span text:style-name="T25">S</text:span><text:span text:style-name="T25">p</text:span><text:span text:style-name="T25">a</text:span><text:span text:style-name="T25">n</text:span><text:span text:style-name="T25">n</text:span><text:span text:style-name="T25">i</text:span><text:span text:style-name="T25">n</text:span><text:span text:style-name="T25">g</text:span><text:span text:style-name="T25"> </text:span><text:span text:style-name="T25">T</text:span><text:span text:style-name="T25">r</text:span><text:span text:style-name="T25">e</text:span><text:span text:style-name="T25">e</text:span><text:span text:style-name="T25"> </text:span><text:span text:style-name="T25">A</text:span><text:span text:style-name="T25">l</text:span><text:span text:style-name="T25">g</text:span><text:span text:style-name="T25">o</text:span><text:span text:style-name="T25">r</text:span><text:span text:style-name="T25">i</text:span><text:span text:style-name="T25">t</text:span><text:span text:style-name="T25">h</text:span><text:span text:style-name="T25">m</text:span><text:span text:style-name="T25">:</text:span></text:p>
            <text:p text:style-name="P5"><text:span text:style-name="T18"/></text:p>
            <text:p text:style-name="P5"><text:span text:style-name="T26">I</text:span><text:span text:style-name="T26">n</text:span><text:span text:style-name="T26">p</text:span><text:span text:style-name="T26">u</text:span><text:span text:style-name="T26">t</text:span><text:span text:style-name="T26">: </text:span><text:span text:style-name="T26">A</text:span><text:span text:style-name="T26"> </text:span><text:span text:style-name="T26">s</text:span><text:span text:style-name="T26">i</text:span><text:span text:style-name="T26">m</text:span><text:span text:style-name="T26">p</text:span><text:span text:style-name="T26">l</text:span><text:span text:style-name="T26">e</text:span><text:span text:style-name="T26">, </text:span><text:span text:style-name="T26">c</text:span><text:span text:style-name="T26">o</text:span><text:span text:style-name="T26">n</text:span><text:span text:style-name="T26">n</text:span><text:span text:style-name="T26">e</text:span><text:span text:style-name="T26">c</text:span><text:span text:style-name="T26">t</text:span><text:span text:style-name="T26">e</text:span><text:span text:style-name="T26">d</text:span><text:span text:style-name="T26"> </text:span><text:span text:style-name="T26">g</text:span><text:span text:style-name="T26">r</text:span><text:span text:style-name="T26">a</text:span><text:span text:style-name="T26">p</text:span><text:span text:style-name="T26">h</text:span><text:span text:style-name="T26"> </text:span><text:span text:style-name="T26">G</text:span><text:span text:style-name="T27">0</text:span><text:span text:style-name="T26">.</text:span></text:p>
            <text:p text:style-name="P5"><text:span text:style-name="T19"/></text:p>
            <text:p text:style-name="P5"><text:span text:style-name="T26">A</text:span><text:span text:style-name="T26">l</text:span><text:span text:style-name="T26">g</text:span><text:span text:style-name="T26">o</text:span><text:span text:style-name="T26">r</text:span><text:span text:style-name="T26">i</text:span><text:span text:style-name="T26">t</text:span><text:span text:style-name="T26">h</text:span><text:span text:style-name="T26">m</text:span><text:span text:style-name="T26">:</text:span></text:p>
            <text:p text:style-name="P5"><text:span text:style-name="T26"><text:tab/></text:span><text:span text:style-name="T26">F</text:span><text:span text:style-name="T26">o</text:span><text:span text:style-name="T26">r</text:span><text:span text:style-name="T26"> </text:span><text:span text:style-name="T26">e</text:span><text:span text:style-name="T26">a</text:span><text:span text:style-name="T26">c</text:span><text:span text:style-name="T26">h</text:span><text:span text:style-name="T26"> </text:span><text:span text:style-name="T26">i </text:span><text:span text:style-name="T26">&gt;</text:span><text:span text:style-name="T26">=</text:span><text:span text:style-name="T26"> </text:span><text:span text:style-name="T26">1</text:span><text:span text:style-name="T26">, </text:span><text:span text:style-name="T26">a</text:span><text:span text:style-name="T26">s</text:span><text:span text:style-name="T26"> </text:span><text:span text:style-name="T26">l</text:span><text:span text:style-name="T26">o</text:span><text:span text:style-name="T26">n</text:span><text:span text:style-name="T26">g</text:span><text:span text:style-name="T26"> </text:span><text:span text:style-name="T26">a</text:span><text:span text:style-name="T26">s</text:span><text:span text:style-name="T26"> </text:span><text:span text:style-name="T26">t</text:span><text:span text:style-name="T26">h</text:span><text:span text:style-name="T26">e</text:span><text:span text:style-name="T26">r</text:span><text:span text:style-name="T26">e</text:span><text:span text:style-name="T26"> </text:span><text:span text:style-name="T26">i</text:span><text:span text:style-name="T26">s</text:span><text:span text:style-name="T26"> </text:span><text:span text:style-name="T26">a</text:span><text:span text:style-name="T26"> </text:span><text:span text:style-name="T28">c</text:span><text:span text:style-name="T28">y</text:span><text:span text:style-name="T28">c</text:span><text:span text:style-name="T28">l</text:span><text:span text:style-name="T28">e</text:span><text:span text:style-name="T29"> </text:span><text:span text:style-name="T29">i</text:span><text:span text:style-name="T29">n</text:span><text:span text:style-name="T29"> </text:span><text:span text:style-name="T29">G</text:span><text:span text:style-name="T30">i-</text:span><text:span text:style-name="T30">1</text:span><text:span text:style-name="T29">…</text:span></text:p>
            <text:p text:style-name="P5"><text:span text:style-name="T29"><text:tab/></text:span><text:span text:style-name="T29"><text:tab/></text:span><text:span text:style-name="T29">C</text:span><text:span text:style-name="T29">h</text:span><text:span text:style-name="T29">o</text:span><text:span text:style-name="T29">o</text:span><text:span text:style-name="T29">s</text:span><text:span text:style-name="T29">e</text:span><text:span text:style-name="T29"> </text:span><text:span text:style-name="T29">a</text:span><text:span text:style-name="T29">n</text:span><text:span text:style-name="T29"> </text:span><text:span text:style-name="T29">e</text:span><text:span text:style-name="T29">d</text:span><text:span text:style-name="T29">g</text:span><text:span text:style-name="T29">e</text:span><text:span text:style-name="T29"> </text:span><text:span text:style-name="T31">e</text:span><text:span text:style-name="T29"> <text:s/></text:span><text:span text:style-name="T29">i</text:span><text:span text:style-name="T29">n</text:span><text:span text:style-name="T29"> </text:span><text:span text:style-name="T29">a</text:span><text:span text:style-name="T29">n</text:span><text:span text:style-name="T29">y</text:span><text:span text:style-name="T29"> </text:span><text:span text:style-name="T29">c</text:span><text:span text:style-name="T29">y</text:span><text:span text:style-name="T29">c</text:span><text:span text:style-name="T29">l</text:span><text:span text:style-name="T29">e</text:span><text:span text:style-name="T29"> </text:span><text:span text:style-name="T29">o</text:span><text:span text:style-name="T29">f</text:span><text:span text:style-name="T29"> </text:span><text:span text:style-name="T29">G</text:span><text:span text:style-name="T30">i-</text:span><text:span text:style-name="T30">1</text:span><text:span text:style-name="T29">, </text:span><text:span text:style-name="T29">a</text:span><text:span text:style-name="T29">n</text:span><text:span text:style-name="T29">d</text:span><text:span text:style-name="T29"> </text:span><text:span text:style-name="T29">f</text:span><text:span text:style-name="T29">o</text:span><text:span text:style-name="T29">r</text:span><text:span text:style-name="T29">m</text:span><text:span text:style-name="T29"> </text:span><text:span text:style-name="T29"><text:tab/></text:span><text:span text:style-name="T29"><text:tab/></text:span><text:span text:style-name="T29"><text:tab/></text:span><text:span text:style-name="T29"><text:tab/></text:span><text:span text:style-name="T29">t</text:span><text:span text:style-name="T29">h</text:span><text:span text:style-name="T29">e</text:span><text:span text:style-name="T29"> </text:span><text:span text:style-name="T29">s</text:span><text:span text:style-name="T29">u</text:span><text:span text:style-name="T29">b</text:span><text:span text:style-name="T29">g</text:span><text:span text:style-name="T29">r</text:span><text:span text:style-name="T29">a</text:span><text:span text:style-name="T29">p</text:span><text:span text:style-name="T29">h</text:span><text:span text:style-name="T29"> </text:span><text:span text:style-name="T29">G</text:span><text:span text:style-name="T30">i</text:span><text:span text:style-name="T29"> </text:span><text:span text:style-name="T29">o</text:span><text:span text:style-name="T29">f</text:span><text:span text:style-name="T29"> </text:span><text:span text:style-name="T29">G</text:span><text:span text:style-name="T30">i-</text:span><text:span text:style-name="T30">1</text:span><text:span text:style-name="T29"> </text:span><text:span text:style-name="T29">b</text:span><text:span text:style-name="T29">y</text:span><text:span text:style-name="T29"> </text:span><text:span text:style-name="T29">d</text:span><text:span text:style-name="T29">e</text:span><text:span text:style-name="T29">l</text:span><text:span text:style-name="T29">e</text:span><text:span text:style-name="T29">t</text:span><text:span text:style-name="T29">i</text:span><text:span text:style-name="T29">n</text:span><text:span text:style-name="T29">g</text:span><text:span text:style-name="T29"> </text:span><text:span text:style-name="T31">e</text:span><text:span text:style-name="T29"> </text:span><text:span text:style-name="T29">f</text:span><text:span text:style-name="T29">r</text:span><text:span text:style-name="T29">o</text:span><text:span text:style-name="T29">m</text:span><text:span text:style-name="T29"> </text:span><text:span text:style-name="T29">G</text:span><text:span text:style-name="T30">i-</text:span><text:span text:style-name="T30">1</text:span><text:span text:style-name="T29">.</text:span></text:p>
            <text:p text:style-name="P5"><text:span text:style-name="T29"/></text:p>
            <text:p text:style-name="P5"><text:span text:style-name="T29">O</text:span><text:span text:style-name="T29">u</text:span><text:span text:style-name="T29">t</text:span><text:span text:style-name="T29">p</text:span><text:span text:style-name="T29">u</text:span><text:span text:style-name="T29">t</text:span><text:span text:style-name="T29">: </text:span><text:span text:style-name="T29">T</text:span><text:span text:style-name="T29">h</text:span><text:span text:style-name="T29">e</text:span><text:span text:style-name="T29"> </text:span><text:span text:style-name="T29">f</text:span><text:span text:style-name="T29">i</text:span><text:span text:style-name="T29">n</text:span><text:span text:style-name="T29">a</text:span><text:span text:style-name="T29">l </text:span><text:span text:style-name="T29">r</text:span><text:span text:style-name="T29">e</text:span><text:span text:style-name="T29">s</text:span><text:span text:style-name="T29">u</text:span><text:span text:style-name="T29">l</text:span><text:span text:style-name="T29">t</text:span><text:span text:style-name="T29"> </text:span><text:span text:style-name="T29">G</text:span><text:span text:style-name="T30">k</text:span><text:span text:style-name="T29"> </text:span><text:span text:style-name="T29">w</text:span><text:span text:style-name="T29">i</text:span><text:span text:style-name="T29">l</text:span><text:span text:style-name="T29">l </text:span><text:span text:style-name="T29">b</text:span><text:span text:style-name="T29">e</text:span><text:span text:style-name="T29"> </text:span><text:span text:style-name="T29">a</text:span><text:span text:style-name="T29"> </text:span><text:span text:style-name="T29">s</text:span><text:span text:style-name="T29">p</text:span><text:span text:style-name="T29">a</text:span><text:span text:style-name="T29">n</text:span><text:span text:style-name="T29">n</text:span><text:span text:style-name="T29">i</text:span><text:span text:style-name="T29">n</text:span><text:span text:style-name="T29">g</text:span><text:span text:style-name="T29"> </text:span><text:span text:style-name="T29">t</text:span><text:span text:style-name="T29">r</text:span><text:span text:style-name="T29">e</text:span><text:span text:style-name="T29">e</text:span><text:span text:style-name="T29"> </text:span><text:span text:style-name="T29">o</text:span><text:span text:style-name="T29">f</text:span><text:span text:style-name="T29"> </text:span><text:span text:style-name="T29">G</text:span><text:span text:style-name="T30">0</text:span><text:span text:style-name="T29">.</text:span></text:p>
            <text:p text:style-name="P2"><text:span text:style-name="T18"/></text:p>
          </draw:text-box>
        </draw:frame>
        <draw:frame draw:style-name="gr24" draw:text-style-name="P21" draw:layer="layout" svg:width="20.664cm" svg:height="0.725cm" svg:x="0.476cm" svg:y="14.367cm">
          <draw:text-box>
            <text:p text:style-name="P14"><text:span text:style-name="T32">F</text:span><text:span text:style-name="T32">r</text:span><text:span text:style-name="T32">o</text:span><text:span text:style-name="T32">m</text:span><text:span text:style-name="T32"> </text:span><text:span text:style-name="T32">D</text:span><text:span text:style-name="T32">i</text:span><text:span text:style-name="T32">s</text:span><text:span text:style-name="T32">c</text:span><text:span text:style-name="T32">r</text:span><text:span text:style-name="T32">e</text:span><text:span text:style-name="T32">t</text:span><text:span text:style-name="T32">e </text:span><text:span text:style-name="T32">M</text:span><text:span text:style-name="T32">a</text:span><text:span text:style-name="T32">t</text:span><text:span text:style-name="T32">h</text:span><text:span text:style-name="T32">e</text:span><text:span text:style-name="T32">m</text:span><text:span text:style-name="T32">a</text:span><text:span text:style-name="T32">ti</text:span><text:span text:style-name="T32">c</text:span><text:span text:style-name="T32">s</text:span><text:span text:style-name="T32">, </text:span><text:span text:style-name="T32">E</text:span><text:span text:style-name="T32">n</text:span><text:span text:style-name="T32">s</text:span><text:span text:style-name="T32">l</text:span><text:span text:style-name="T32">e</text:span><text:span text:style-name="T32">y </text:span><text:span text:style-name="T32">&amp;</text:span><text:span text:style-name="T32"> </text:span><text:span text:style-name="T32">C</text:span><text:span text:style-name="T32">r</text:span><text:span text:style-name="T32">a</text:span><text:span text:style-name="T32">w</text:span><text:span text:style-name="T32">l</text:span><text:span text:style-name="T32">e</text:span><text:span text:style-name="T32">y</text:span><text:span text:style-name="T32">, </text:span><text:span text:style-name="T32">p</text:span><text:span text:style-name="T32">a</text:span><text:span text:style-name="T32">g</text:span><text:span text:style-name="T32">e </text:span><text:span text:style-name="T32">5</text:span><text:span text:style-name="T32">2</text:span><text:span text:style-name="T32">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frame presentation:style-name="pr16" draw:text-style-name="P23" draw:layer="layout" svg:width="6.605cm" svg:height="3.079cm" svg:x="14.504cm" svg:y="2.862cm">
          <draw:text-box>
            <text:p text:style-name="P2"><text:span text:style-name="T40">F</text:span><text:span text:style-name="T40">i</text:span><text:span text:style-name="T40">r</text:span><text:span text:style-name="T40">s</text:span><text:span text:style-name="T40">t</text:span><text:span text:style-name="T40">, </text:span><text:span text:style-name="T40">w</text:span><text:span text:style-name="T40">e</text:span><text:span text:style-name="T40"> </text:span><text:span text:style-name="T40">b</text:span><text:span text:style-name="T40">e</text:span><text:span text:style-name="T40">g</text:span><text:span text:style-name="T40">i</text:span><text:span text:style-name="T40">n</text:span><text:span text:style-name="T40"> </text:span><text:span text:style-name="T40">w</text:span><text:span text:style-name="T40">i</text:span><text:span text:style-name="T40">t</text:span><text:span text:style-name="T40">h</text:span><text:span text:style-name="T40"> </text:span><text:span text:style-name="T40">s</text:span><text:span text:style-name="T40">o</text:span><text:span text:style-name="T40">m</text:span><text:span text:style-name="T40">e</text:span><text:span text:style-name="T40"> </text:span><text:span text:style-name="T40">s</text:span><text:span text:style-name="T40">i</text:span><text:span text:style-name="T40">m</text:span><text:span text:style-name="T40">p</text:span><text:span text:style-name="T40">l</text:span><text:span text:style-name="T40">e</text:span><text:span text:style-name="T40">, </text:span><text:span text:style-name="T40">c</text:span><text:span text:style-name="T40">o</text:span><text:span text:style-name="T40">n</text:span><text:span text:style-name="T40">n</text:span><text:span text:style-name="T40">e</text:span><text:span text:style-name="T40">c</text:span><text:span text:style-name="T40">t</text:span><text:span text:style-name="T40">e</text:span><text:span text:style-name="T40">d</text:span><text:span text:style-name="T40"> </text:span><text:span text:style-name="T40">g</text:span><text:span text:style-name="T40">r</text:span><text:span text:style-name="T40">a</text:span><text:span text:style-name="T40">p</text:span><text:span text:style-name="T40">h</text:span><text:span text:style-name="T40">.</text:span></text:p>
          </draw:text-box>
        </draw:frame>
        <draw:g>
          <draw:line draw:style-name="gr10" draw:text-style-name="P12" draw:layer="layout" svg:x1="1.828cm" svg:y1="7.456cm" svg:x2="12.219cm" svg:y2="7.071cm">
            <text:p/>
          </draw:line>
          <draw:line draw:style-name="gr10" draw:text-style-name="P12" draw:layer="layout" svg:x1="9.02cm" svg:y1="4.137cm" svg:x2="12.123cm" svg:y2="11.425cm">
            <text:p/>
          </draw:line>
          <draw:line draw:style-name="gr10" draw:text-style-name="P12" draw:layer="layout" svg:x1="5.533cm" svg:y1="3.92cm" svg:x2="12.364cm" svg:y2="7.095cm">
            <text:p/>
          </draw:line>
          <draw:line draw:style-name="gr10" draw:text-style-name="P12" draw:layer="layout" svg:x1="9.477cm" svg:y1="13.854cm" svg:x2="12.219cm" svg:y2="7.047cm">
            <text:p/>
          </draw:line>
          <draw:line draw:style-name="gr10" draw:text-style-name="P12" draw:layer="layout" svg:x1="5.34cm" svg:y1="3.896cm" svg:x2="5.244cm" svg:y2="13.662cm">
            <text:p/>
          </draw:line>
          <draw:line draw:style-name="gr10" draw:text-style-name="P12" draw:layer="layout" svg:x1="1.828cm" svg:y1="7.456cm" svg:x2="5.244cm" svg:y2="13.662cm">
            <text:p/>
          </draw:line>
          <draw:line draw:style-name="gr10" draw:text-style-name="P12" draw:layer="layout" svg:x1="1.852cm" svg:y1="10.727cm" svg:x2="9.477cm" svg:y2="13.854cm">
            <text:p/>
          </draw:line>
          <draw:line draw:style-name="gr10" draw:text-style-name="P12" draw:layer="layout" svg:x1="1.828cm" svg:y1="7.456cm" svg:x2="5.34cm" svg:y2="3.896cm">
            <text:p/>
          </draw:line>
          <draw:line draw:style-name="gr10" draw:text-style-name="P12" draw:layer="layout" svg:x1="9.141cm" svg:y1="3.993cm" svg:x2="12.219cm" svg:y2="7.071cm">
            <text:p/>
          </draw:line>
          <draw:line draw:style-name="gr10" draw:text-style-name="P12" draw:layer="layout" svg:x1="2.045cm" svg:y1="10.848cm" svg:x2="5.244cm" svg:y2="13.662cm">
            <text:p/>
          </draw:line>
          <draw:line draw:style-name="gr10" draw:text-style-name="P12" draw:layer="layout" svg:x1="9.477cm" svg:y1="13.854cm" svg:x2="12.171cm" svg:y2="11.281cm">
            <text:p/>
          </draw:line>
          <draw:line draw:style-name="gr10" draw:text-style-name="P12" draw:layer="layout" svg:x1="5.533cm" svg:y1="3.92cm" svg:x2="9.141cm" svg:y2="3.993cm">
            <text:p/>
          </draw:line>
          <draw:line draw:style-name="gr10" draw:text-style-name="P12" draw:layer="layout" svg:x1="9.477cm" svg:y1="13.854cm" svg:x2="5.1cm" svg:y2="13.614cm">
            <text:p/>
          </draw:line>
          <draw:line draw:style-name="gr10" draw:text-style-name="P12" draw:layer="layout" svg:x1="1.852cm" svg:y1="7.673cm" svg:x2="2.045cm" svg:y2="10.848cm">
            <text:p/>
          </draw:line>
          <draw:line draw:style-name="gr10" draw:text-style-name="P12" draw:layer="layout" svg:x1="12.219cm" svg:y1="7.047cm" svg:x2="12.123cm" svg:y2="11.425cm">
            <text:p/>
          </draw:line>
          <draw:custom-shape draw:style-name="gr25" draw:text-style-name="P24" draw:layer="layout" svg:width="0.623cm" svg:height="0.622cm" svg:x="5.15cm" svg:y="3.641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4" draw:layer="layout" svg:width="0.624cm" svg:height="0.622cm" svg:x="8.774cm" svg:y="3.699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4" draw:layer="layout" svg:width="0.624cm" svg:height="0.622cm" svg:x="11.932cm" svg:y="6.783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4" draw:layer="layout" svg:width="0.624cm" svg:height="0.621cm" svg:x="11.822cm" svg:y="11.003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4" draw:layer="layout" svg:width="0.623cm" svg:height="0.622cm" svg:x="9.041cm" svg:y="13.52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4" draw:layer="layout" svg:width="0.623cm" svg:height="0.622cm" svg:x="4.964cm" svg:y="13.321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4" draw:layer="layout" svg:width="0.623cm" svg:height="0.622cm" svg:x="1.716cm" svg:y="10.513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4" draw:layer="layout" svg:width="0.624cm" svg:height="0.621cm" svg:x="1.582cm" svg:y="7.172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25" draw:layer="layout" svg:width="3.487cm" svg:height="1.122cm" svg:x="0.602cm" svg:y="2.742cm">
            <draw:text-box>
  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0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32" draw:text-style-name="P12" draw:layer="layout" svg:x1="5.533cm" svg:y1="3.92cm" svg:x2="12.364cm" svg:y2="7.09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5.34cm" svg:y1="3.896cm" svg:x2="5.244cm" svg:y2="13.662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32" draw:text-style-name="P12" draw:layer="layout" svg:x1="9.141cm" svg:y1="3.993cm" svg:x2="12.219cm" svg:y2="7.071cm">
          <text:p/>
        </draw:line>
        <draw:line draw:style-name="gr10" draw:text-style-name="P12" draw:layer="layout" svg:x1="2.045cm" svg:y1="10.848cm" svg:x2="5.244cm" svg:y2="13.662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32" draw:text-style-name="P12" draw:layer="layout" svg:x1="5.533cm" svg:y1="3.92cm" svg:x2="9.141cm" svg:y2="3.993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.852cm" svg:y1="7.673cm" svg:x2="2.045cm" svg:y2="10.848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7" draw:text-style-name="P23" draw:layer="layout" svg:width="6.605cm" svg:height="8.757cm" svg:x="14.504cm" svg:y="2.862cm">
          <draw:text-box>
            <text:p text:style-name="P2"><text:span text:style-name="T40">F</text:span><text:span text:style-name="T40">i</text:span><text:span text:style-name="T40">r</text:span><text:span text:style-name="T40">s</text:span><text:span text:style-name="T40">t</text:span><text:span text:style-name="T40">, </text:span><text:span text:style-name="T40">w</text:span><text:span text:style-name="T40">e</text:span><text:span text:style-name="T40"> </text:span><text:span text:style-name="T40">b</text:span><text:span text:style-name="T40">e</text:span><text:span text:style-name="T40">g</text:span><text:span text:style-name="T40">i</text:span><text:span text:style-name="T40">n</text:span><text:span text:style-name="T40"> </text:span><text:span text:style-name="T40">w</text:span><text:span text:style-name="T40">i</text:span><text:span text:style-name="T40">t</text:span><text:span text:style-name="T40">h</text:span><text:span text:style-name="T40"> </text:span><text:span text:style-name="T40">s</text:span><text:span text:style-name="T40">o</text:span><text:span text:style-name="T40">m</text:span><text:span text:style-name="T40">e</text:span><text:span text:style-name="T40"> </text:span><text:span text:style-name="T40">s</text:span><text:span text:style-name="T40">i</text:span><text:span text:style-name="T40">m</text:span><text:span text:style-name="T40">p</text:span><text:span text:style-name="T40">l</text:span><text:span text:style-name="T40">e</text:span><text:span text:style-name="T40">, </text:span><text:span text:style-name="T40">c</text:span><text:span text:style-name="T40">o</text:span><text:span text:style-name="T40">n</text:span><text:span text:style-name="T40">n</text:span><text:span text:style-name="T40">e</text:span><text:span text:style-name="T40">c</text:span><text:span text:style-name="T40">t</text:span><text:span text:style-name="T40">e</text:span><text:span text:style-name="T40">d</text:span><text:span text:style-name="T40"> </text:span><text:span text:style-name="T40">g</text:span><text:span text:style-name="T40">r</text:span><text:span text:style-name="T40">a</text:span><text:span text:style-name="T40">p</text:span><text:span text:style-name="T40">h</text:span><text:span text:style-name="T40">.</text:span></text:p>
            <text:p text:style-name="P2"><text:span text:style-name="T40"/></text:p>
            <text:p text:style-name="P2"><text:span text:style-name="T40">C</text:span><text:span text:style-name="T40">y</text:span><text:span text:style-name="T40">c</text:span><text:span text:style-name="T40">l</text:span><text:span text:style-name="T40">e</text:span><text:span text:style-name="T40">s</text:span><text:span text:style-name="T40">, </text:span><text:span text:style-name="T40">e</text:span><text:span text:style-name="T40">x</text:span><text:span text:style-name="T40">i</text:span><text:span text:style-name="T40">s</text:span><text:span text:style-name="T40">t</text:span><text:span text:style-name="T40">, </text:span><text:span text:style-name="T40">s</text:span><text:span text:style-name="T40">o</text:span><text:span text:style-name="T40"> </text:span><text:span text:style-name="T40">w</text:span><text:span text:style-name="T40">e</text:span><text:span text:style-name="T40"> </text:span><text:span text:style-name="T40">w</text:span><text:span text:style-name="T40">i</text:span><text:span text:style-name="T40">l</text:span><text:span text:style-name="T40">l </text:span><text:span text:style-name="T40">s</text:span><text:span text:style-name="T40">t</text:span><text:span text:style-name="T40">a</text:span><text:span text:style-name="T40">r</text:span><text:span text:style-name="T40">t</text:span><text:span text:style-name="T40"> </text:span><text:span text:style-name="T40">t</text:span><text:span text:style-name="T40">h</text:span><text:span text:style-name="T40">e</text:span><text:span text:style-name="T40"> </text:span><text:span text:style-name="T40">f</text:span><text:span text:style-name="T40">o</text:span><text:span text:style-name="T40">r </text:span><text:span text:style-name="T40">l</text:span><text:span text:style-name="T40">o</text:span><text:span text:style-name="T40">o</text:span><text:span text:style-name="T40">p</text:span><text:span text:style-name="T40">.</text:span></text:p>
            <text:p text:style-name="P2"><text:span text:style-name="T40"/></text:p>
            <text:p text:style-name="P2"><text:span text:style-name="T40">C</text:span><text:span text:style-name="T40">h</text:span><text:span text:style-name="T40">o</text:span><text:span text:style-name="T40">o</text:span><text:span text:style-name="T40">s</text:span><text:span text:style-name="T40">e</text:span><text:span text:style-name="T40"> </text:span><text:span text:style-name="T40">a</text:span><text:span text:style-name="T40">n</text:span><text:span text:style-name="T40">y</text:span><text:span text:style-name="T40"> </text:span><text:span text:style-name="T40">a</text:span><text:span text:style-name="T40">r</text:span><text:span text:style-name="T40">b</text:span><text:span text:style-name="T40">i</text:span><text:span text:style-name="T40">t</text:span><text:span text:style-name="T40">r</text:span><text:span text:style-name="T40">a</text:span><text:span text:style-name="T40">r</text:span><text:span text:style-name="T40">y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 </text:span><text:span text:style-name="T40">i</text:span><text:span text:style-name="T40">n</text:span><text:span text:style-name="T40"> </text:span><text:span text:style-name="T40">t</text:span><text:span text:style-name="T40">h</text:span><text:span text:style-name="T40">e</text:span><text:span text:style-name="T40"> </text:span><text:span text:style-name="T40">g</text:span><text:span text:style-name="T40">r</text:span><text:span text:style-name="T40">a</text:span><text:span text:style-name="T40">p</text:span><text:span text:style-name="T40">h</text:span><text:span text:style-name="T40">.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5.34cm" svg:y1="3.896cm" svg:x2="5.244cm" svg:y2="13.662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32" draw:text-style-name="P12" draw:layer="layout" svg:x1="9.141cm" svg:y1="3.993cm" svg:x2="12.219cm" svg:y2="7.071cm">
          <text:p/>
        </draw:line>
        <draw:line draw:style-name="gr10" draw:text-style-name="P12" draw:layer="layout" svg:x1="2.045cm" svg:y1="10.848cm" svg:x2="5.244cm" svg:y2="13.662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32" draw:text-style-name="P12" draw:layer="layout" svg:x1="5.533cm" svg:y1="3.92cm" svg:x2="9.141cm" svg:y2="3.993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.852cm" svg:y1="7.673cm" svg:x2="2.045cm" svg:y2="10.848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3" draw:layer="layout" svg:width="6.605cm" svg:height="9.105cm" svg:x="14.504cm" svg:y="2.862cm">
          <draw:text-box>
            <text:p text:style-name="P2"><text:span text:style-name="T40">F</text:span><text:span text:style-name="T40">i</text:span><text:span text:style-name="T40">r</text:span><text:span text:style-name="T40">s</text:span><text:span text:style-name="T40">t</text:span><text:span text:style-name="T40">, </text:span><text:span text:style-name="T40">w</text:span><text:span text:style-name="T40">e</text:span><text:span text:style-name="T40"> </text:span><text:span text:style-name="T40">b</text:span><text:span text:style-name="T40">e</text:span><text:span text:style-name="T40">g</text:span><text:span text:style-name="T40">i</text:span><text:span text:style-name="T40">n</text:span><text:span text:style-name="T40"> </text:span><text:span text:style-name="T40">w</text:span><text:span text:style-name="T40">i</text:span><text:span text:style-name="T40">t</text:span><text:span text:style-name="T40">h</text:span><text:span text:style-name="T40"> </text:span><text:span text:style-name="T40">s</text:span><text:span text:style-name="T40">o</text:span><text:span text:style-name="T40">m</text:span><text:span text:style-name="T40">e</text:span><text:span text:style-name="T40"> </text:span><text:span text:style-name="T40">s</text:span><text:span text:style-name="T40">i</text:span><text:span text:style-name="T40">m</text:span><text:span text:style-name="T40">p</text:span><text:span text:style-name="T40">l</text:span><text:span text:style-name="T40">e</text:span><text:span text:style-name="T40">, </text:span><text:span text:style-name="T40">c</text:span><text:span text:style-name="T40">o</text:span><text:span text:style-name="T40">n</text:span><text:span text:style-name="T40">n</text:span><text:span text:style-name="T40">e</text:span><text:span text:style-name="T40">c</text:span><text:span text:style-name="T40">t</text:span><text:span text:style-name="T40">e</text:span><text:span text:style-name="T40">d</text:span><text:span text:style-name="T40"> </text:span><text:span text:style-name="T40">g</text:span><text:span text:style-name="T40">r</text:span><text:span text:style-name="T40">a</text:span><text:span text:style-name="T40">p</text:span><text:span text:style-name="T40">h</text:span><text:span text:style-name="T40">.</text:span></text:p>
            <text:p text:style-name="P2"><text:span text:style-name="T40"/></text:p>
            <text:p text:style-name="P2"><text:span text:style-name="T40">C</text:span><text:span text:style-name="T40">h</text:span><text:span text:style-name="T40">o</text:span><text:span text:style-name="T40">o</text:span><text:span text:style-name="T40">s</text:span><text:span text:style-name="T40">e</text:span><text:span text:style-name="T40"> </text:span><text:span text:style-name="T40">a</text:span><text:span text:style-name="T40">n</text:span><text:span text:style-name="T40">y</text:span><text:span text:style-name="T40"> </text:span><text:span text:style-name="T40">e</text:span><text:span text:style-name="T40">d</text:span><text:span text:style-name="T40">g</text:span><text:span text:style-name="T40">e</text:span><text:span text:style-name="T40"> </text:span><text:span text:style-name="T40">f</text:span><text:span text:style-name="T40">r</text:span><text:span text:style-name="T40">o</text:span><text:span text:style-name="T40">m</text:span><text:span text:style-name="T40"> </text:span><text:span text:style-name="T40">t</text:span><text:span text:style-name="T40">h</text:span><text:span text:style-name="T40">i</text:span><text:span text:style-name="T40">s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 </text:span><text:span text:style-name="T40">a</text:span><text:span text:style-name="T40">n</text:span><text:span text:style-name="T40">d</text:span><text:span text:style-name="T40"> </text:span><text:span text:style-name="T40">r</text:span><text:span text:style-name="T40">e</text:span><text:span text:style-name="T40">m</text:span><text:span text:style-name="T40">o</text:span><text:span text:style-name="T40">v</text:span><text:span text:style-name="T40">e</text:span><text:span text:style-name="T40"> </text:span><text:span text:style-name="T40">i</text:span><text:span text:style-name="T40">t</text:span><text:span text:style-name="T40">.</text:span></text:p>
            <text:p text:style-name="P2"><text:span text:style-name="T40"/></text:p>
            <text:p text:style-name="P2"><text:span text:style-name="T40">T</text:span><text:span text:style-name="T40">h</text:span><text:span text:style-name="T40">i</text:span><text:span text:style-name="T40">s</text:span><text:span text:style-name="T40"> </text:span><text:span text:style-name="T40">t</text:span><text:span text:style-name="T40">a</text:span><text:span text:style-name="T40">k</text:span><text:span text:style-name="T40">e</text:span><text:span text:style-name="T40">s</text:span><text:span text:style-name="T40"> </text:span><text:span text:style-name="T40">u</text:span><text:span text:style-name="T40">s</text:span><text:span text:style-name="T40"> </text:span><text:span text:style-name="T40">f</text:span><text:span text:style-name="T40">r</text:span><text:span text:style-name="T40">o</text:span><text:span text:style-name="T40">m</text:span><text:span text:style-name="T40"> </text:span><text:span text:style-name="T40">t</text:span><text:span text:style-name="T40">h</text:span><text:span text:style-name="T40">e</text:span><text:span text:style-name="T40"> </text:span><text:span text:style-name="T40">i</text:span><text:span text:style-name="T40">n</text:span><text:span text:style-name="T40">i</text:span><text:span text:style-name="T40">t</text:span><text:span text:style-name="T40">i</text:span><text:span text:style-name="T40">a</text:span><text:span text:style-name="T40">l </text:span><text:span text:style-name="T40">s</text:span><text:span text:style-name="T40">t</text:span><text:span text:style-name="T40">a</text:span><text:span text:style-name="T40">t</text:span><text:span text:style-name="T40">e</text:span><text:span text:style-name="T40">, </text:span><text:span text:style-name="T40">G</text:span><text:span text:style-name="T43">0</text:span><text:span text:style-name="T43">,</text:span><text:span text:style-name="T40"> </text:span><text:span text:style-name="T40">t</text:span><text:span text:style-name="T40">o</text:span><text:span text:style-name="T40"> </text:span><text:span text:style-name="T40">t</text:span><text:span text:style-name="T40">h</text:span><text:span text:style-name="T40">e</text:span><text:span text:style-name="T40"> </text:span><text:span text:style-name="T40">n</text:span><text:span text:style-name="T40">e</text:span><text:span text:style-name="T40">x</text:span><text:span text:style-name="T40">t</text:span><text:span text:style-name="T40"> </text:span><text:span text:style-name="T40">s</text:span><text:span text:style-name="T40">t</text:span><text:span text:style-name="T40">a</text:span><text:span text:style-name="T40">t</text:span><text:span text:style-name="T40">e</text:span><text:span text:style-name="T40">, </text:span><text:span text:style-name="T40">G</text:span><text:span text:style-name="T43">1</text:span><text:span text:style-name="T40">.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line draw:style-name="gr32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5.34cm" svg:y1="3.896cm" svg:x2="5.244cm" svg:y2="13.662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32" draw:text-style-name="P12" draw:layer="layout" svg:x1="1.828cm" svg:y1="7.456cm" svg:x2="5.34cm" svg:y2="3.896cm">
          <text:p/>
        </draw:line>
        <draw:line draw:style-name="gr32" draw:text-style-name="P12" draw:layer="layout" svg:x1="9.141cm" svg:y1="3.993cm" svg:x2="12.219cm" svg:y2="7.071cm">
          <text:p/>
        </draw:line>
        <draw:line draw:style-name="gr10" draw:text-style-name="P12" draw:layer="layout" svg:x1="2.045cm" svg:y1="10.848cm" svg:x2="5.244cm" svg:y2="13.662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33" draw:text-style-name="P12" draw:layer="layout" svg:x1="5.533cm" svg:y1="3.92cm" svg:x2="9.141cm" svg:y2="3.993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.852cm" svg:y1="7.673cm" svg:x2="2.045cm" svg:y2="10.848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23" draw:layer="layout" svg:width="6.605cm" svg:height="4.777cm" svg:x="14.504cm" svg:y="2.862cm">
          <draw:text-box>
            <text:p text:style-name="P2"><text:span text:style-name="T40">W</text:span><text:span text:style-name="T40">e</text:span><text:span text:style-name="T40"> </text:span><text:span text:style-name="T40">s</text:span><text:span text:style-name="T40">t</text:span><text:span text:style-name="T40">i</text:span><text:span text:style-name="T40">l</text:span><text:span text:style-name="T40">l </text:span><text:span text:style-name="T40">h</text:span><text:span text:style-name="T40">a</text:span><text:span text:style-name="T40">v</text:span><text:span text:style-name="T40">e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s</text:span><text:span text:style-name="T40">, </text:span><text:span text:style-name="T40">s</text:span><text:span text:style-name="T40">o</text:span><text:span text:style-name="T40"> </text:span><text:span text:style-name="T40">w</text:span><text:span text:style-name="T40">e</text:span><text:span text:style-name="T40"> </text:span><text:span text:style-name="T40">c</text:span><text:span text:style-name="T40">o</text:span><text:span text:style-name="T40">n</text:span><text:span text:style-name="T40">t</text:span><text:span text:style-name="T40">i</text:span><text:span text:style-name="T40">n</text:span><text:span text:style-name="T40">u</text:span><text:span text:style-name="T40">e</text:span><text:span text:style-name="T40">.</text:span></text:p>
            <text:p text:style-name="P2"><text:span text:style-name="T40"/></text:p>
            <text:p text:style-name="P2"><text:span text:style-name="T40">I</text:span><text:span text:style-name="T40">d</text:span><text:span text:style-name="T40">e</text:span><text:span text:style-name="T40">n</text:span><text:span text:style-name="T40">t</text:span><text:span text:style-name="T40">i</text:span><text:span text:style-name="T40">f</text:span><text:span text:style-name="T40">y</text:span><text:span text:style-name="T40"> </text:span><text:span text:style-name="T40">a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…</text:span></text:p>
            <text:p text:style-name="P2"><text:span text:style-name="T40"/></text:p>
            <text:p text:style-name="P2"><text:span text:style-name="T40">R</text:span><text:span text:style-name="T40">e</text:span><text:span text:style-name="T40">m</text:span><text:span text:style-name="T40">o</text:span><text:span text:style-name="T40">v</text:span><text:span text:style-name="T40">e</text:span><text:span text:style-name="T40"> </text:span><text:span text:style-name="T40">a</text:span><text:span text:style-name="T40">n</text:span><text:span text:style-name="T40"> </text:span><text:span text:style-name="T40">e</text:span><text:span text:style-name="T40">d</text:span><text:span text:style-name="T40">g</text:span><text:span text:style-name="T40">e</text:span><text:span text:style-name="T40">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5.34cm" svg:y1="3.896cm" svg:x2="5.244cm" svg:y2="13.662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2.045cm" svg:y1="10.848cm" svg:x2="5.244cm" svg:y2="13.662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.852cm" svg:y1="7.673cm" svg:x2="2.045cm" svg:y2="10.848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0" draw:text-style-name="P23" draw:layer="layout" svg:width="6.605cm" svg:height="4.777cm" svg:x="14.504cm" svg:y="2.862cm">
          <draw:text-box>
            <text:p text:style-name="P2"><text:span text:style-name="T40">W</text:span><text:span text:style-name="T40">e</text:span><text:span text:style-name="T40"> </text:span><text:span text:style-name="T40">s</text:span><text:span text:style-name="T40">t</text:span><text:span text:style-name="T40">i</text:span><text:span text:style-name="T40">l</text:span><text:span text:style-name="T40">l </text:span><text:span text:style-name="T40">h</text:span><text:span text:style-name="T40">a</text:span><text:span text:style-name="T40">v</text:span><text:span text:style-name="T40">e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s</text:span><text:span text:style-name="T40">, </text:span><text:span text:style-name="T40">s</text:span><text:span text:style-name="T40">o</text:span><text:span text:style-name="T40"> </text:span><text:span text:style-name="T40">w</text:span><text:span text:style-name="T40">e</text:span><text:span text:style-name="T40"> </text:span><text:span text:style-name="T40">c</text:span><text:span text:style-name="T40">o</text:span><text:span text:style-name="T40">n</text:span><text:span text:style-name="T40">t</text:span><text:span text:style-name="T40">i</text:span><text:span text:style-name="T40">n</text:span><text:span text:style-name="T40">u</text:span><text:span text:style-name="T40">e</text:span><text:span text:style-name="T40">.</text:span></text:p>
            <text:p text:style-name="P2"><text:span text:style-name="T40"/></text:p>
            <text:p text:style-name="P2"><text:span text:style-name="T40">I</text:span><text:span text:style-name="T40">d</text:span><text:span text:style-name="T40">e</text:span><text:span text:style-name="T40">n</text:span><text:span text:style-name="T40">t</text:span><text:span text:style-name="T40">i</text:span><text:span text:style-name="T40">f</text:span><text:span text:style-name="T40">y</text:span><text:span text:style-name="T40"> </text:span><text:span text:style-name="T40">a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…</text:span></text:p>
            <text:p text:style-name="P2"><text:span text:style-name="T40"/></text:p>
            <text:p text:style-name="P2"><text:span text:style-name="T40">R</text:span><text:span text:style-name="T40">e</text:span><text:span text:style-name="T40">m</text:span><text:span text:style-name="T40">o</text:span><text:span text:style-name="T40">v</text:span><text:span text:style-name="T40">e</text:span><text:span text:style-name="T40"> </text:span><text:span text:style-name="T40">a</text:span><text:span text:style-name="T40">n</text:span><text:span text:style-name="T40"> </text:span><text:span text:style-name="T40">e</text:span><text:span text:style-name="T40">d</text:span><text:span text:style-name="T40">g</text:span><text:span text:style-name="T40">e</text:span><text:span text:style-name="T40">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5.34cm" svg:y1="3.896cm" svg:x2="5.244cm" svg:y2="13.662cm">
          <text:p/>
        </draw:line>
        <draw:line draw:style-name="gr32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32" draw:text-style-name="P12" draw:layer="layout" svg:x1="2.045cm" svg:y1="10.848cm" svg:x2="5.244cm" svg:y2="13.662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33" draw:text-style-name="P12" draw:layer="layout" svg:x1="1.852cm" svg:y1="7.673cm" svg:x2="2.045cm" svg:y2="10.848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3" draw:layer="layout" svg:width="6.605cm" svg:height="4.777cm" svg:x="14.504cm" svg:y="2.862cm">
          <draw:text-box>
            <text:p text:style-name="P2"><text:span text:style-name="T40">W</text:span><text:span text:style-name="T40">e</text:span><text:span text:style-name="T40"> </text:span><text:span text:style-name="T40">s</text:span><text:span text:style-name="T40">t</text:span><text:span text:style-name="T40">i</text:span><text:span text:style-name="T40">l</text:span><text:span text:style-name="T40">l </text:span><text:span text:style-name="T40">h</text:span><text:span text:style-name="T40">a</text:span><text:span text:style-name="T40">v</text:span><text:span text:style-name="T40">e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s</text:span><text:span text:style-name="T40">, </text:span><text:span text:style-name="T40">s</text:span><text:span text:style-name="T40">o</text:span><text:span text:style-name="T40"> </text:span><text:span text:style-name="T40">w</text:span><text:span text:style-name="T40">e</text:span><text:span text:style-name="T40"> </text:span><text:span text:style-name="T40">c</text:span><text:span text:style-name="T40">o</text:span><text:span text:style-name="T40">n</text:span><text:span text:style-name="T40">t</text:span><text:span text:style-name="T40">i</text:span><text:span text:style-name="T40">n</text:span><text:span text:style-name="T40">u</text:span><text:span text:style-name="T40">e</text:span><text:span text:style-name="T40">.</text:span></text:p>
            <text:p text:style-name="P2"><text:span text:style-name="T40"/></text:p>
            <text:p text:style-name="P2"><text:span text:style-name="T40">I</text:span><text:span text:style-name="T40">d</text:span><text:span text:style-name="T40">e</text:span><text:span text:style-name="T40">n</text:span><text:span text:style-name="T40">t</text:span><text:span text:style-name="T40">i</text:span><text:span text:style-name="T40">f</text:span><text:span text:style-name="T40">y</text:span><text:span text:style-name="T40"> </text:span><text:span text:style-name="T40">a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…</text:span></text:p>
            <text:p text:style-name="P2"><text:span text:style-name="T40"/></text:p>
            <text:p text:style-name="P2"><text:span text:style-name="T40">R</text:span><text:span text:style-name="T40">e</text:span><text:span text:style-name="T40">m</text:span><text:span text:style-name="T40">o</text:span><text:span text:style-name="T40">v</text:span><text:span text:style-name="T40">e</text:span><text:span text:style-name="T40"> </text:span><text:span text:style-name="T40">a</text:span><text:span text:style-name="T40">n</text:span><text:span text:style-name="T40"> </text:span><text:span text:style-name="T40">e</text:span><text:span text:style-name="T40">d</text:span><text:span text:style-name="T40">g</text:span><text:span text:style-name="T40">e</text:span><text:span text:style-name="T40">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5.34cm" svg:y1="3.896cm" svg:x2="5.244cm" svg:y2="13.662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2.045cm" svg:y1="10.848cm" svg:x2="5.244cm" svg:y2="13.662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23" draw:layer="layout" svg:width="6.605cm" svg:height="4.777cm" svg:x="14.504cm" svg:y="2.862cm">
          <draw:text-box>
            <text:p text:style-name="P2"><text:span text:style-name="T40">W</text:span><text:span text:style-name="T40">e</text:span><text:span text:style-name="T40"> </text:span><text:span text:style-name="T40">s</text:span><text:span text:style-name="T40">t</text:span><text:span text:style-name="T40">i</text:span><text:span text:style-name="T40">l</text:span><text:span text:style-name="T40">l </text:span><text:span text:style-name="T40">h</text:span><text:span text:style-name="T40">a</text:span><text:span text:style-name="T40">v</text:span><text:span text:style-name="T40">e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s</text:span><text:span text:style-name="T40">, </text:span><text:span text:style-name="T40">s</text:span><text:span text:style-name="T40">o</text:span><text:span text:style-name="T40"> </text:span><text:span text:style-name="T40">w</text:span><text:span text:style-name="T40">e</text:span><text:span text:style-name="T40"> </text:span><text:span text:style-name="T40">c</text:span><text:span text:style-name="T40">o</text:span><text:span text:style-name="T40">n</text:span><text:span text:style-name="T40">t</text:span><text:span text:style-name="T40">i</text:span><text:span text:style-name="T40">n</text:span><text:span text:style-name="T40">u</text:span><text:span text:style-name="T40">e</text:span><text:span text:style-name="T40">.</text:span></text:p>
            <text:p text:style-name="P2"><text:span text:style-name="T40"/></text:p>
            <text:p text:style-name="P2"><text:span text:style-name="T40">I</text:span><text:span text:style-name="T40">d</text:span><text:span text:style-name="T40">e</text:span><text:span text:style-name="T40">n</text:span><text:span text:style-name="T40">t</text:span><text:span text:style-name="T40">i</text:span><text:span text:style-name="T40">f</text:span><text:span text:style-name="T40">y</text:span><text:span text:style-name="T40"> </text:span><text:span text:style-name="T40">a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…</text:span></text:p>
            <text:p text:style-name="P2"><text:span text:style-name="T40"/></text:p>
            <text:p text:style-name="P2"><text:span text:style-name="T40">R</text:span><text:span text:style-name="T40">e</text:span><text:span text:style-name="T40">m</text:span><text:span text:style-name="T40">o</text:span><text:span text:style-name="T40">v</text:span><text:span text:style-name="T40">e</text:span><text:span text:style-name="T40"> </text:span><text:span text:style-name="T40">a</text:span><text:span text:style-name="T40">n</text:span><text:span text:style-name="T40"> </text:span><text:span text:style-name="T40">e</text:span><text:span text:style-name="T40">d</text:span><text:span text:style-name="T40">g</text:span><text:span text:style-name="T40">e</text:span><text:span text:style-name="T40">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5.34cm" svg:y1="3.896cm" svg:x2="5.244cm" svg:y2="13.662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32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33" draw:text-style-name="P12" draw:layer="layout" svg:x1="2.045cm" svg:y1="10.848cm" svg:x2="5.244cm" svg:y2="13.662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32" draw:text-style-name="P12" draw:layer="layout" svg:x1="9.477cm" svg:y1="13.854cm" svg:x2="5.1cm" svg:y2="13.614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3" draw:text-style-name="P23" draw:layer="layout" svg:width="6.605cm" svg:height="4.777cm" svg:x="14.504cm" svg:y="2.862cm">
          <draw:text-box>
            <text:p text:style-name="P2"><text:span text:style-name="T40">W</text:span><text:span text:style-name="T40">e</text:span><text:span text:style-name="T40"> </text:span><text:span text:style-name="T40">s</text:span><text:span text:style-name="T40">t</text:span><text:span text:style-name="T40">i</text:span><text:span text:style-name="T40">l</text:span><text:span text:style-name="T40">l </text:span><text:span text:style-name="T40">h</text:span><text:span text:style-name="T40">a</text:span><text:span text:style-name="T40">v</text:span><text:span text:style-name="T40">e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s</text:span><text:span text:style-name="T40">, </text:span><text:span text:style-name="T40">s</text:span><text:span text:style-name="T40">o</text:span><text:span text:style-name="T40"> </text:span><text:span text:style-name="T40">w</text:span><text:span text:style-name="T40">e</text:span><text:span text:style-name="T40"> </text:span><text:span text:style-name="T40">c</text:span><text:span text:style-name="T40">o</text:span><text:span text:style-name="T40">n</text:span><text:span text:style-name="T40">t</text:span><text:span text:style-name="T40">i</text:span><text:span text:style-name="T40">n</text:span><text:span text:style-name="T40">u</text:span><text:span text:style-name="T40">e</text:span><text:span text:style-name="T40">.</text:span></text:p>
            <text:p text:style-name="P2"><text:span text:style-name="T40"/></text:p>
            <text:p text:style-name="P2"><text:span text:style-name="T40">I</text:span><text:span text:style-name="T40">d</text:span><text:span text:style-name="T40">e</text:span><text:span text:style-name="T40">n</text:span><text:span text:style-name="T40">t</text:span><text:span text:style-name="T40">i</text:span><text:span text:style-name="T40">f</text:span><text:span text:style-name="T40">y</text:span><text:span text:style-name="T40"> </text:span><text:span text:style-name="T40">a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…</text:span></text:p>
            <text:p text:style-name="P2"><text:span text:style-name="T40"/></text:p>
            <text:p text:style-name="P2"><text:span text:style-name="T40">R</text:span><text:span text:style-name="T40">e</text:span><text:span text:style-name="T40">m</text:span><text:span text:style-name="T40">o</text:span><text:span text:style-name="T40">v</text:span><text:span text:style-name="T40">e</text:span><text:span text:style-name="T40"> </text:span><text:span text:style-name="T40">a</text:span><text:span text:style-name="T40">n</text:span><text:span text:style-name="T40"> </text:span><text:span text:style-name="T40">e</text:span><text:span text:style-name="T40">d</text:span><text:span text:style-name="T40">g</text:span><text:span text:style-name="T40">e</text:span><text:span text:style-name="T40">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5.34cm" svg:y1="3.896cm" svg:x2="5.244cm" svg:y2="13.662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4" draw:text-style-name="P23" draw:layer="layout" svg:width="6.605cm" svg:height="4.777cm" svg:x="14.504cm" svg:y="2.862cm">
          <draw:text-box>
            <text:p text:style-name="P2"><text:span text:style-name="T40">W</text:span><text:span text:style-name="T40">e</text:span><text:span text:style-name="T40"> </text:span><text:span text:style-name="T40">s</text:span><text:span text:style-name="T40">t</text:span><text:span text:style-name="T40">i</text:span><text:span text:style-name="T40">l</text:span><text:span text:style-name="T40">l </text:span><text:span text:style-name="T40">h</text:span><text:span text:style-name="T40">a</text:span><text:span text:style-name="T40">v</text:span><text:span text:style-name="T40">e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s</text:span><text:span text:style-name="T40">, </text:span><text:span text:style-name="T40">s</text:span><text:span text:style-name="T40">o</text:span><text:span text:style-name="T40"> </text:span><text:span text:style-name="T40">w</text:span><text:span text:style-name="T40">e</text:span><text:span text:style-name="T40"> </text:span><text:span text:style-name="T40">c</text:span><text:span text:style-name="T40">o</text:span><text:span text:style-name="T40">n</text:span><text:span text:style-name="T40">t</text:span><text:span text:style-name="T40">i</text:span><text:span text:style-name="T40">n</text:span><text:span text:style-name="T40">u</text:span><text:span text:style-name="T40">e</text:span><text:span text:style-name="T40">.</text:span></text:p>
            <text:p text:style-name="P2"><text:span text:style-name="T40"/></text:p>
            <text:p text:style-name="P2"><text:span text:style-name="T40">I</text:span><text:span text:style-name="T40">d</text:span><text:span text:style-name="T40">e</text:span><text:span text:style-name="T40">n</text:span><text:span text:style-name="T40">t</text:span><text:span text:style-name="T40">i</text:span><text:span text:style-name="T40">f</text:span><text:span text:style-name="T40">y</text:span><text:span text:style-name="T40"> </text:span><text:span text:style-name="T40">a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…</text:span></text:p>
            <text:p text:style-name="P2"><text:span text:style-name="T40"/></text:p>
            <text:p text:style-name="P2"><text:span text:style-name="T40">R</text:span><text:span text:style-name="T40">e</text:span><text:span text:style-name="T40">m</text:span><text:span text:style-name="T40">o</text:span><text:span text:style-name="T40">v</text:span><text:span text:style-name="T40">e</text:span><text:span text:style-name="T40"> </text:span><text:span text:style-name="T40">a</text:span><text:span text:style-name="T40">n</text:span><text:span text:style-name="T40"> </text:span><text:span text:style-name="T40">e</text:span><text:span text:style-name="T40">d</text:span><text:span text:style-name="T40">g</text:span><text:span text:style-name="T40">e</text:span><text:span text:style-name="T40">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33" draw:text-style-name="P12" draw:layer="layout" svg:x1="5.34cm" svg:y1="3.896cm" svg:x2="5.244cm" svg:y2="13.662cm">
          <text:p/>
        </draw:line>
        <draw:line draw:style-name="gr32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32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5" draw:text-style-name="P23" draw:layer="layout" svg:width="6.605cm" svg:height="4.777cm" svg:x="14.504cm" svg:y="2.862cm">
          <draw:text-box>
            <text:p text:style-name="P2"><text:span text:style-name="T40">W</text:span><text:span text:style-name="T40">e</text:span><text:span text:style-name="T40"> </text:span><text:span text:style-name="T40">s</text:span><text:span text:style-name="T40">t</text:span><text:span text:style-name="T40">i</text:span><text:span text:style-name="T40">l</text:span><text:span text:style-name="T40">l </text:span><text:span text:style-name="T40">h</text:span><text:span text:style-name="T40">a</text:span><text:span text:style-name="T40">v</text:span><text:span text:style-name="T40">e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s</text:span><text:span text:style-name="T40">, </text:span><text:span text:style-name="T40">s</text:span><text:span text:style-name="T40">o</text:span><text:span text:style-name="T40"> </text:span><text:span text:style-name="T40">w</text:span><text:span text:style-name="T40">e</text:span><text:span text:style-name="T40"> </text:span><text:span text:style-name="T40">c</text:span><text:span text:style-name="T40">o</text:span><text:span text:style-name="T40">n</text:span><text:span text:style-name="T40">t</text:span><text:span text:style-name="T40">i</text:span><text:span text:style-name="T40">n</text:span><text:span text:style-name="T40">u</text:span><text:span text:style-name="T40">e</text:span><text:span text:style-name="T40">.</text:span></text:p>
            <text:p text:style-name="P2"><text:span text:style-name="T40"/></text:p>
            <text:p text:style-name="P2"><text:span text:style-name="T40">I</text:span><text:span text:style-name="T40">d</text:span><text:span text:style-name="T40">e</text:span><text:span text:style-name="T40">n</text:span><text:span text:style-name="T40">t</text:span><text:span text:style-name="T40">i</text:span><text:span text:style-name="T40">f</text:span><text:span text:style-name="T40">y</text:span><text:span text:style-name="T40"> </text:span><text:span text:style-name="T40">a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…</text:span></text:p>
            <text:p text:style-name="P2"><text:span text:style-name="T40"/></text:p>
            <text:p text:style-name="P2"><text:span text:style-name="T40">R</text:span><text:span text:style-name="T40">e</text:span><text:span text:style-name="T40">m</text:span><text:span text:style-name="T40">o</text:span><text:span text:style-name="T40">v</text:span><text:span text:style-name="T40">e</text:span><text:span text:style-name="T40"> </text:span><text:span text:style-name="T40">a</text:span><text:span text:style-name="T40">n</text:span><text:span text:style-name="T40"> </text:span><text:span text:style-name="T40">e</text:span><text:span text:style-name="T40">d</text:span><text:span text:style-name="T40">g</text:span><text:span text:style-name="T40">e</text:span><text:span text:style-name="T40">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23" draw:layer="layout" svg:width="6.605cm" svg:height="4.777cm" svg:x="14.504cm" svg:y="2.862cm">
          <draw:text-box>
            <text:p text:style-name="P2"><text:span text:style-name="T40">W</text:span><text:span text:style-name="T40">e</text:span><text:span text:style-name="T40"> </text:span><text:span text:style-name="T40">s</text:span><text:span text:style-name="T40">t</text:span><text:span text:style-name="T40">i</text:span><text:span text:style-name="T40">l</text:span><text:span text:style-name="T40">l </text:span><text:span text:style-name="T40">h</text:span><text:span text:style-name="T40">a</text:span><text:span text:style-name="T40">v</text:span><text:span text:style-name="T40">e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s</text:span><text:span text:style-name="T40">, </text:span><text:span text:style-name="T40">s</text:span><text:span text:style-name="T40">o</text:span><text:span text:style-name="T40"> </text:span><text:span text:style-name="T40">w</text:span><text:span text:style-name="T40">e</text:span><text:span text:style-name="T40"> </text:span><text:span text:style-name="T40">c</text:span><text:span text:style-name="T40">o</text:span><text:span text:style-name="T40">n</text:span><text:span text:style-name="T40">t</text:span><text:span text:style-name="T40">i</text:span><text:span text:style-name="T40">n</text:span><text:span text:style-name="T40">u</text:span><text:span text:style-name="T40">e</text:span><text:span text:style-name="T40">.</text:span></text:p>
            <text:p text:style-name="P2"><text:span text:style-name="T40"/></text:p>
            <text:p text:style-name="P2"><text:span text:style-name="T40">I</text:span><text:span text:style-name="T40">d</text:span><text:span text:style-name="T40">e</text:span><text:span text:style-name="T40">n</text:span><text:span text:style-name="T40">t</text:span><text:span text:style-name="T40">i</text:span><text:span text:style-name="T40">f</text:span><text:span text:style-name="T40">y</text:span><text:span text:style-name="T40"> </text:span><text:span text:style-name="T40">a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…</text:span></text:p>
            <text:p text:style-name="P2"><text:span text:style-name="T40"/></text:p>
            <text:p text:style-name="P2"><text:span text:style-name="T40">R</text:span><text:span text:style-name="T40">e</text:span><text:span text:style-name="T40">m</text:span><text:span text:style-name="T40">o</text:span><text:span text:style-name="T40">v</text:span><text:span text:style-name="T40">e</text:span><text:span text:style-name="T40"> </text:span><text:span text:style-name="T40">a</text:span><text:span text:style-name="T40">n</text:span><text:span text:style-name="T40"> </text:span><text:span text:style-name="T40">e</text:span><text:span text:style-name="T40">d</text:span><text:span text:style-name="T40">g</text:span><text:span text:style-name="T40">e</text:span><text:span text:style-name="T40">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33" draw:text-style-name="P12" draw:layer="layout" svg:x1="9.02cm" svg:y1="4.137cm" svg:x2="12.123cm" svg:y2="11.425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32" draw:text-style-name="P12" draw:layer="layout" svg:x1="9.141cm" svg:y1="3.993cm" svg:x2="12.219cm" svg:y2="7.071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32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7" draw:text-style-name="P23" draw:layer="layout" svg:width="6.605cm" svg:height="4.777cm" svg:x="14.504cm" svg:y="2.862cm">
          <draw:text-box>
            <text:p text:style-name="P2"><text:span text:style-name="T40">W</text:span><text:span text:style-name="T40">e</text:span><text:span text:style-name="T40"> </text:span><text:span text:style-name="T40">s</text:span><text:span text:style-name="T40">t</text:span><text:span text:style-name="T40">i</text:span><text:span text:style-name="T40">l</text:span><text:span text:style-name="T40">l </text:span><text:span text:style-name="T40">h</text:span><text:span text:style-name="T40">a</text:span><text:span text:style-name="T40">v</text:span><text:span text:style-name="T40">e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s</text:span><text:span text:style-name="T40">, </text:span><text:span text:style-name="T40">s</text:span><text:span text:style-name="T40">o</text:span><text:span text:style-name="T40"> </text:span><text:span text:style-name="T40">w</text:span><text:span text:style-name="T40">e</text:span><text:span text:style-name="T40"> </text:span><text:span text:style-name="T40">c</text:span><text:span text:style-name="T40">o</text:span><text:span text:style-name="T40">n</text:span><text:span text:style-name="T40">t</text:span><text:span text:style-name="T40">i</text:span><text:span text:style-name="T40">n</text:span><text:span text:style-name="T40">u</text:span><text:span text:style-name="T40">e</text:span><text:span text:style-name="T40">.</text:span></text:p>
            <text:p text:style-name="P2"><text:span text:style-name="T40"/></text:p>
            <text:p text:style-name="P2"><text:span text:style-name="T40">I</text:span><text:span text:style-name="T40">d</text:span><text:span text:style-name="T40">e</text:span><text:span text:style-name="T40">n</text:span><text:span text:style-name="T40">t</text:span><text:span text:style-name="T40">i</text:span><text:span text:style-name="T40">f</text:span><text:span text:style-name="T40">y</text:span><text:span text:style-name="T40"> </text:span><text:span text:style-name="T40">a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…</text:span></text:p>
            <text:p text:style-name="P2"><text:span text:style-name="T40"/></text:p>
            <text:p text:style-name="P2"><text:span text:style-name="T40">R</text:span><text:span text:style-name="T40">e</text:span><text:span text:style-name="T40">m</text:span><text:span text:style-name="T40">o</text:span><text:span text:style-name="T40">v</text:span><text:span text:style-name="T40">e</text:span><text:span text:style-name="T40"> </text:span><text:span text:style-name="T40">a</text:span><text:span text:style-name="T40">n</text:span><text:span text:style-name="T40"> </text:span><text:span text:style-name="T40">e</text:span><text:span text:style-name="T40">d</text:span><text:span text:style-name="T40">g</text:span><text:span text:style-name="T40">e</text:span><text:span text:style-name="T40">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10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8" draw:text-style-name="P23" draw:layer="layout" svg:width="6.605cm" svg:height="4.777cm" svg:x="14.504cm" svg:y="2.862cm">
          <draw:text-box>
            <text:p text:style-name="P2"><text:span text:style-name="T40">W</text:span><text:span text:style-name="T40">e</text:span><text:span text:style-name="T40"> </text:span><text:span text:style-name="T40">s</text:span><text:span text:style-name="T40">t</text:span><text:span text:style-name="T40">i</text:span><text:span text:style-name="T40">l</text:span><text:span text:style-name="T40">l </text:span><text:span text:style-name="T40">h</text:span><text:span text:style-name="T40">a</text:span><text:span text:style-name="T40">v</text:span><text:span text:style-name="T40">e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s</text:span><text:span text:style-name="T40">, </text:span><text:span text:style-name="T40">s</text:span><text:span text:style-name="T40">o</text:span><text:span text:style-name="T40"> </text:span><text:span text:style-name="T40">w</text:span><text:span text:style-name="T40">e</text:span><text:span text:style-name="T40"> </text:span><text:span text:style-name="T40">c</text:span><text:span text:style-name="T40">o</text:span><text:span text:style-name="T40">n</text:span><text:span text:style-name="T40">t</text:span><text:span text:style-name="T40">i</text:span><text:span text:style-name="T40">n</text:span><text:span text:style-name="T40">u</text:span><text:span text:style-name="T40">e</text:span><text:span text:style-name="T40">.</text:span></text:p>
            <text:p text:style-name="P2"><text:span text:style-name="T40"/></text:p>
            <text:p text:style-name="P2"><text:span text:style-name="T40">I</text:span><text:span text:style-name="T40">d</text:span><text:span text:style-name="T40">e</text:span><text:span text:style-name="T40">n</text:span><text:span text:style-name="T40">t</text:span><text:span text:style-name="T40">i</text:span><text:span text:style-name="T40">f</text:span><text:span text:style-name="T40">y</text:span><text:span text:style-name="T40"> </text:span><text:span text:style-name="T40">a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…</text:span></text:p>
            <text:p text:style-name="P2"><text:span text:style-name="T40"/></text:p>
            <text:p text:style-name="P2"><text:span text:style-name="T40">R</text:span><text:span text:style-name="T40">e</text:span><text:span text:style-name="T40">m</text:span><text:span text:style-name="T40">o</text:span><text:span text:style-name="T40">v</text:span><text:span text:style-name="T40">e</text:span><text:span text:style-name="T40"> </text:span><text:span text:style-name="T40">a</text:span><text:span text:style-name="T40">n</text:span><text:span text:style-name="T40"> </text:span><text:span text:style-name="T40">e</text:span><text:span text:style-name="T40">d</text:span><text:span text:style-name="T40">g</text:span><text:span text:style-name="T40">e</text:span><text:span text:style-name="T40">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32" draw:text-style-name="P12" draw:layer="layout" svg:x1="9.477cm" svg:y1="13.854cm" svg:x2="12.219cm" svg:y2="7.047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32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line draw:style-name="gr33" draw:text-style-name="P12" draw:layer="layout" svg:x1="12.219cm" svg:y1="7.047cm" svg:x2="12.123cm" svg:y2="11.425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9" draw:text-style-name="P23" draw:layer="layout" svg:width="6.605cm" svg:height="4.777cm" svg:x="14.504cm" svg:y="2.862cm">
          <draw:text-box>
            <text:p text:style-name="P2"><text:span text:style-name="T40">W</text:span><text:span text:style-name="T40">e</text:span><text:span text:style-name="T40"> </text:span><text:span text:style-name="T40">s</text:span><text:span text:style-name="T40">t</text:span><text:span text:style-name="T40">i</text:span><text:span text:style-name="T40">l</text:span><text:span text:style-name="T40">l </text:span><text:span text:style-name="T40">h</text:span><text:span text:style-name="T40">a</text:span><text:span text:style-name="T40">v</text:span><text:span text:style-name="T40">e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s</text:span><text:span text:style-name="T40">, </text:span><text:span text:style-name="T40">s</text:span><text:span text:style-name="T40">o</text:span><text:span text:style-name="T40"> </text:span><text:span text:style-name="T40">w</text:span><text:span text:style-name="T40">e</text:span><text:span text:style-name="T40"> </text:span><text:span text:style-name="T40">c</text:span><text:span text:style-name="T40">o</text:span><text:span text:style-name="T40">n</text:span><text:span text:style-name="T40">t</text:span><text:span text:style-name="T40">i</text:span><text:span text:style-name="T40">n</text:span><text:span text:style-name="T40">u</text:span><text:span text:style-name="T40">e</text:span><text:span text:style-name="T40">.</text:span></text:p>
            <text:p text:style-name="P2"><text:span text:style-name="T40"/></text:p>
            <text:p text:style-name="P2"><text:span text:style-name="T40">I</text:span><text:span text:style-name="T40">d</text:span><text:span text:style-name="T40">e</text:span><text:span text:style-name="T40">n</text:span><text:span text:style-name="T40">t</text:span><text:span text:style-name="T40">i</text:span><text:span text:style-name="T40">f</text:span><text:span text:style-name="T40">y</text:span><text:span text:style-name="T40"> </text:span><text:span text:style-name="T40">a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…</text:span></text:p>
            <text:p text:style-name="P2"><text:span text:style-name="T40"/></text:p>
            <text:p text:style-name="P2"><text:span text:style-name="T40">R</text:span><text:span text:style-name="T40">e</text:span><text:span text:style-name="T40">m</text:span><text:span text:style-name="T40">o</text:span><text:span text:style-name="T40">v</text:span><text:span text:style-name="T40">e</text:span><text:span text:style-name="T40"> </text:span><text:span text:style-name="T40">a</text:span><text:span text:style-name="T40">n</text:span><text:span text:style-name="T40"> </text:span><text:span text:style-name="T40">e</text:span><text:span text:style-name="T40">d</text:span><text:span text:style-name="T40">g</text:span><text:span text:style-name="T40">e</text:span><text:span text:style-name="T40">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0" draw:text-style-name="P23" draw:layer="layout" svg:width="6.605cm" svg:height="4.777cm" svg:x="14.504cm" svg:y="2.862cm">
          <draw:text-box>
            <text:p text:style-name="P2"><text:span text:style-name="T40">W</text:span><text:span text:style-name="T40">e</text:span><text:span text:style-name="T40"> </text:span><text:span text:style-name="T40">s</text:span><text:span text:style-name="T40">t</text:span><text:span text:style-name="T40">i</text:span><text:span text:style-name="T40">l</text:span><text:span text:style-name="T40">l </text:span><text:span text:style-name="T40">h</text:span><text:span text:style-name="T40">a</text:span><text:span text:style-name="T40">v</text:span><text:span text:style-name="T40">e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s</text:span><text:span text:style-name="T40">, </text:span><text:span text:style-name="T40">s</text:span><text:span text:style-name="T40">o</text:span><text:span text:style-name="T40"> </text:span><text:span text:style-name="T40">w</text:span><text:span text:style-name="T40">e</text:span><text:span text:style-name="T40"> </text:span><text:span text:style-name="T40">c</text:span><text:span text:style-name="T40">o</text:span><text:span text:style-name="T40">n</text:span><text:span text:style-name="T40">t</text:span><text:span text:style-name="T40">i</text:span><text:span text:style-name="T40">n</text:span><text:span text:style-name="T40">u</text:span><text:span text:style-name="T40">e</text:span><text:span text:style-name="T40">.</text:span></text:p>
            <text:p text:style-name="P2"><text:span text:style-name="T40"/></text:p>
            <text:p text:style-name="P2"><text:span text:style-name="T40">I</text:span><text:span text:style-name="T40">d</text:span><text:span text:style-name="T40">e</text:span><text:span text:style-name="T40">n</text:span><text:span text:style-name="T40">t</text:span><text:span text:style-name="T40">i</text:span><text:span text:style-name="T40">f</text:span><text:span text:style-name="T40">y</text:span><text:span text:style-name="T40"> </text:span><text:span text:style-name="T40">a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…</text:span></text:p>
            <text:p text:style-name="P2"><text:span text:style-name="T40"/></text:p>
            <text:p text:style-name="P2"><text:span text:style-name="T40">R</text:span><text:span text:style-name="T40">e</text:span><text:span text:style-name="T40">m</text:span><text:span text:style-name="T40">o</text:span><text:span text:style-name="T40">v</text:span><text:span text:style-name="T40">e</text:span><text:span text:style-name="T40"> </text:span><text:span text:style-name="T40">a</text:span><text:span text:style-name="T40">n</text:span><text:span text:style-name="T40"> </text:span><text:span text:style-name="T40">e</text:span><text:span text:style-name="T40">d</text:span><text:span text:style-name="T40">g</text:span><text:span text:style-name="T40">e</text:span><text:span text:style-name="T40">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line draw:style-name="gr32" draw:text-style-name="P12" draw:layer="layout" svg:x1="1.828cm" svg:y1="7.456cm" svg:x2="12.219cm" svg:y2="7.071cm">
          <text:p/>
        </draw:line>
        <draw:line draw:style-name="gr32" draw:text-style-name="P12" draw:layer="layout" svg:x1="9.477cm" svg:y1="13.854cm" svg:x2="12.219cm" svg:y2="7.047cm">
          <text:p/>
        </draw:line>
        <draw:line draw:style-name="gr33" draw:text-style-name="P12" draw:layer="layout" svg:x1="1.828cm" svg:y1="7.456cm" svg:x2="5.244cm" svg:y2="13.662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32" draw:text-style-name="P12" draw:layer="layout" svg:x1="9.477cm" svg:y1="13.854cm" svg:x2="5.1cm" svg:y2="13.614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1" draw:text-style-name="P23" draw:layer="layout" svg:width="6.605cm" svg:height="4.777cm" svg:x="14.504cm" svg:y="2.862cm">
          <draw:text-box>
            <text:p text:style-name="P2"><text:span text:style-name="T40">W</text:span><text:span text:style-name="T40">e</text:span><text:span text:style-name="T40"> </text:span><text:span text:style-name="T40">s</text:span><text:span text:style-name="T40">t</text:span><text:span text:style-name="T40">i</text:span><text:span text:style-name="T40">l</text:span><text:span text:style-name="T40">l </text:span><text:span text:style-name="T40">h</text:span><text:span text:style-name="T40">a</text:span><text:span text:style-name="T40">v</text:span><text:span text:style-name="T40">e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s</text:span><text:span text:style-name="T40">, </text:span><text:span text:style-name="T40">s</text:span><text:span text:style-name="T40">o</text:span><text:span text:style-name="T40"> </text:span><text:span text:style-name="T40">w</text:span><text:span text:style-name="T40">e</text:span><text:span text:style-name="T40"> </text:span><text:span text:style-name="T40">c</text:span><text:span text:style-name="T40">o</text:span><text:span text:style-name="T40">n</text:span><text:span text:style-name="T40">t</text:span><text:span text:style-name="T40">i</text:span><text:span text:style-name="T40">n</text:span><text:span text:style-name="T40">u</text:span><text:span text:style-name="T40">e</text:span><text:span text:style-name="T40">.</text:span></text:p>
            <text:p text:style-name="P2"><text:span text:style-name="T40"/></text:p>
            <text:p text:style-name="P2"><text:span text:style-name="T40">I</text:span><text:span text:style-name="T40">d</text:span><text:span text:style-name="T40">e</text:span><text:span text:style-name="T40">n</text:span><text:span text:style-name="T40">t</text:span><text:span text:style-name="T40">i</text:span><text:span text:style-name="T40">f</text:span><text:span text:style-name="T40">y</text:span><text:span text:style-name="T40"> </text:span><text:span text:style-name="T40">a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…</text:span></text:p>
            <text:p text:style-name="P2"><text:span text:style-name="T40"/></text:p>
            <text:p text:style-name="P2"><text:span text:style-name="T40">R</text:span><text:span text:style-name="T40">e</text:span><text:span text:style-name="T40">m</text:span><text:span text:style-name="T40">o</text:span><text:span text:style-name="T40">v</text:span><text:span text:style-name="T40">e</text:span><text:span text:style-name="T40"> </text:span><text:span text:style-name="T40">a</text:span><text:span text:style-name="T40">n</text:span><text:span text:style-name="T40"> </text:span><text:span text:style-name="T40">e</text:span><text:span text:style-name="T40">d</text:span><text:span text:style-name="T40">g</text:span><text:span text:style-name="T40">e</text:span><text:span text:style-name="T40">…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line draw:style-name="gr10" draw:text-style-name="P12" draw:layer="layout" svg:x1="1.828cm" svg:y1="7.456cm" svg:x2="12.219cm" svg:y2="7.071cm">
          <text:p/>
        </draw:line>
        <draw:line draw:style-name="gr10" draw:text-style-name="P12" draw:layer="layout" svg:x1="9.477cm" svg:y1="13.854cm" svg:x2="12.219cm" svg:y2="7.047cm">
          <text:p/>
        </draw:line>
        <draw:line draw:style-name="gr10" draw:text-style-name="P12" draw:layer="layout" svg:x1="1.852cm" svg:y1="10.727cm" svg:x2="9.477cm" svg:y2="13.854cm">
          <text:p/>
        </draw:line>
        <draw:line draw:style-name="gr10" draw:text-style-name="P12" draw:layer="layout" svg:x1="1.828cm" svg:y1="7.456cm" svg:x2="5.34cm" svg:y2="3.896cm">
          <text:p/>
        </draw:line>
        <draw:line draw:style-name="gr10" draw:text-style-name="P12" draw:layer="layout" svg:x1="9.141cm" svg:y1="3.993cm" svg:x2="12.219cm" svg:y2="7.071cm">
          <text:p/>
        </draw:line>
        <draw:line draw:style-name="gr10" draw:text-style-name="P12" draw:layer="layout" svg:x1="9.477cm" svg:y1="13.854cm" svg:x2="12.171cm" svg:y2="11.281cm">
          <text:p/>
        </draw:line>
        <draw:line draw:style-name="gr10" draw:text-style-name="P12" draw:layer="layout" svg:x1="9.477cm" svg:y1="13.854cm" svg:x2="5.1cm" svg:y2="13.614cm">
          <text:p/>
        </draw:line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5" draw:text-style-name="P22" draw:layer="layout" svg:width="5.744cm" svg:height="8.778cm" svg:x="21.858cm" svg:y="2.404cm">
          <draw:text-box>
            <text:p text:style-name="P2"><text:span text:style-name="T33">(</text:span><text:span text:style-name="T33">B</text:span><text:span text:style-name="T33">a</text:span><text:span text:style-name="T33">si</text:span><text:span text:style-name="T33">c</text:span><text:span text:style-name="T33">)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list text:style-name="L1">
              <text:list-item>
                <text:p text:style-name="P2"><text:span text:style-name="T34">I</text:span><text:span text:style-name="T34">n</text:span><text:span text:style-name="T34">p</text:span><text:span text:style-name="T34">u</text:span><text:span text:style-name="T34">t</text:span><text:span text:style-name="T34">:</text:span><text:span text:style-name="T34"> </text:span><text:span text:style-name="T34">A</text:span><text:span text:style-name="T34"> </text:span><text:span text:style-name="T34">s</text:span><text:span text:style-name="T34">i</text:span><text:span text:style-name="T34">m</text:span><text:span text:style-name="T34">p</text:span><text:span text:style-name="T34">l</text:span><text:span text:style-name="T34">e</text:span><text:span text:style-name="T34">,</text:span><text:span text:style-name="T34"> </text:span><text:span text:style-name="T34">c</text:span><text:span text:style-name="T34">o</text:span><text:span text:style-name="T34">n</text:span><text:span text:style-name="T34">n</text:span><text:span text:style-name="T34">e</text:span><text:span text:style-name="T34">c</text:span><text:span text:style-name="T34">t</text:span><text:span text:style-name="T34">e</text:span><text:span text:style-name="T34">d</text:span><text:span text:style-name="T34"> </text:span><text:span text:style-name="T34">g</text:span><text:span text:style-name="T34">r</text:span><text:span text:style-name="T34">a</text:span><text:span text:style-name="T34">p</text:span><text:span text:style-name="T34">h</text:span><text:span text:style-name="T34"> </text:span><text:span text:style-name="T34">G</text:span><text:span text:style-name="T35">0</text:span><text:span text:style-name="T34">.</text:span><text:span text:style-name="T34"><text:line-break/></text:span><text:span text:style-name="T34"/></text:p>
              </text:list-item>
              <text:list-item>
                <text:p text:style-name="P2"><text:span text:style-name="T34">F</text:span><text:span text:style-name="T34">o</text:span><text:span text:style-name="T34">r</text:span><text:span text:style-name="T34"> </text:span><text:span text:style-name="T34">e</text:span><text:span text:style-name="T34">a</text:span><text:span text:style-name="T34">c</text:span><text:span text:style-name="T34">h</text:span><text:span text:style-name="T34"> </text:span><text:span text:style-name="T34">i</text:span><text:span text:style-name="T34"> </text:span><text:span text:style-name="T34">&gt;</text:span><text:span text:style-name="T34">=</text:span><text:span text:style-name="T34"> </text:span><text:span text:style-name="T34">1</text:span><text:span text:style-name="T34">,</text:span><text:span text:style-name="T34"> </text:span><text:span text:style-name="T34">a</text:span><text:span text:style-name="T34">s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s</text:span><text:span text:style-name="T34"> </text:span><text:span text:style-name="T34">t</text:span><text:span text:style-name="T34">h</text:span><text:span text:style-name="T34">e</text:span><text:span text:style-name="T34">r</text:span><text:span text:style-name="T34">e</text:span><text:span text:style-name="T34"> </text:span><text:span text:style-name="T34">i</text:span><text:span text:style-name="T34">s</text:span><text:span text:style-name="T34"> </text:span><text:span text:style-name="T34">a</text:span><text:span text:style-name="T34"> </text:span><text:span text:style-name="T36">c</text:span><text:span text:style-name="T36">y</text:span><text:span text:style-name="T36">c</text:span><text:span text:style-name="T36">l</text:span><text:span text:style-name="T36">e</text:span><text:span text:style-name="T37"> </text:span><text:span text:style-name="T37">i</text:span><text:span text:style-name="T37">n</text:span><text:span text:style-name="T37"> </text:span><text:span text:style-name="T37">G</text:span><text:span text:style-name="T38">i</text:span><text:span text:style-name="T38">-</text:span><text:span text:style-name="T38">1</text:span><text:span text:style-name="T37">…</text:span></text:p>
                <text:list>
                  <text:list-item>
                    <text:p text:style-name="P2"><text:span text:style-name="T37">C</text:span><text:span text:style-name="T37">h</text:span><text:span text:style-name="T37">o</text:span><text:span text:style-name="T37">o</text:span><text:span text:style-name="T37">s</text:span><text:span text:style-name="T37">e</text:span><text:span text:style-name="T37"> </text:span><text:span text:style-name="T37">a</text:span><text:span text:style-name="T37">n</text:span><text:span text:style-name="T37"> </text:span><text:span text:style-name="T37">e</text:span><text:span text:style-name="T37">d</text:span><text:span text:style-name="T37">g</text:span><text:span text:style-name="T37">e</text:span><text:span text:style-name="T37"> </text:span><text:span text:style-name="T39">e</text:span><text:span text:style-name="T37"> </text:span><text:span text:style-name="T37"><text:s/></text:span><text:span text:style-name="T37">i</text:span><text:span text:style-name="T37">n</text:span><text:span text:style-name="T37"> </text:span><text:span text:style-name="T37">a</text:span><text:span text:style-name="T37">n</text:span><text:span text:style-name="T37">y</text:span><text:span text:style-name="T37"> </text:span><text:span text:style-name="T37">c</text:span><text:span text:style-name="T37">y</text:span><text:span text:style-name="T37">c</text:span><text:span text:style-name="T37">l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,</text:span><text:span text:style-name="T37"> </text:span><text:span text:style-name="T37">a</text:span><text:span text:style-name="T37">n</text:span><text:span text:style-name="T37">d</text:span><text:span text:style-name="T37"> </text:span><text:span text:style-name="T37">f</text:span><text:span text:style-name="T37">o</text:span><text:span text:style-name="T37">r</text:span><text:span text:style-name="T37">m</text:span><text:span text:style-name="T37"> </text:span><text:span text:style-name="T37">t</text:span><text:span text:style-name="T37">h</text:span><text:span text:style-name="T37">e</text:span><text:span text:style-name="T37"> </text:span><text:span text:style-name="T37">s</text:span><text:span text:style-name="T37">u</text:span><text:span text:style-name="T37">b</text:span><text:span text:style-name="T37">g</text:span><text:span text:style-name="T37">r</text:span><text:span text:style-name="T37">a</text:span><text:span text:style-name="T37">p</text:span><text:span text:style-name="T37">h</text:span><text:span text:style-name="T37"> </text:span><text:span text:style-name="T37">G</text:span><text:span text:style-name="T38">i</text:span><text:span text:style-name="T37"> </text:span><text:span text:style-name="T37">o</text:span><text:span text:style-name="T37">f</text:span><text:span text:style-name="T37"> </text:span><text:span text:style-name="T37">G</text:span><text:span text:style-name="T38">i</text:span><text:span text:style-name="T38">-</text:span><text:span text:style-name="T38">1</text:span><text:span text:style-name="T37"> </text:span><text:span text:style-name="T37">b</text:span><text:span text:style-name="T37">y</text:span><text:span text:style-name="T37"> </text:span><text:span text:style-name="T37">d</text:span><text:span text:style-name="T37">e</text:span><text:span text:style-name="T37">l</text:span><text:span text:style-name="T37">e</text:span><text:span text:style-name="T37">t</text:span><text:span text:style-name="T37">i</text:span><text:span text:style-name="T37">n</text:span><text:span text:style-name="T37">g</text:span><text:span text:style-name="T37"> </text:span><text:span text:style-name="T39">e</text:span><text:span text:style-name="T37"> </text:span><text:span text:style-name="T37">f</text:span><text:span text:style-name="T37">r</text:span><text:span text:style-name="T37">o</text:span><text:span text:style-name="T37">m</text:span><text:span text:style-name="T37"> </text:span><text:span text:style-name="T37">G</text:span><text:span text:style-name="T38">i</text:span><text:span text:style-name="T38">-</text:span><text:span text:style-name="T38">1</text:span><text:span text:style-name="T37">.</text:span><text:span text:style-name="T37"><text:line-break/></text:span><text:span text:style-name="T37"/></text:p>
                  </text:list-item>
                </text:list>
              </text:list-item>
              <text:list-item>
    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</text:span><text:span text:style-name="T37">:</text:span><text:span text:style-name="T37"> </text:span><text:span text:style-name="T37">T</text:span><text:span text:style-name="T37">h</text:span><text:span text:style-name="T37">e</text:span><text:span text:style-name="T37"> </text:span><text:span text:style-name="T37">f</text:span><text:span text:style-name="T37">i</text:span><text:span text:style-name="T37">n</text:span><text:span text:style-name="T37">a</text:span><text:span text:style-name="T37">l</text:span><text:span text:style-name="T37"> </text:span><text:span text:style-name="T37">r</text:span><text:span text:style-name="T37">e</text:span><text:span text:style-name="T37">s</text:span><text:span text:style-name="T37">u</text:span><text:span text:style-name="T37">l</text:span><text:span text:style-name="T37">t</text:span><text:span text:style-name="T37"> </text:span><text:span text:style-name="T37">G</text:span><text:span text:style-name="T38">k</text:span><text:span text:style-name="T37"> </text:span><text:span text:style-name="T37">w</text:span><text:span text:style-name="T37">i</text:span><text:span text:style-name="T37">l</text:span><text:span text:style-name="T37">l</text:span><text:span text:style-name="T37"> </text:span><text:span text:style-name="T37">b</text:span><text:span text:style-name="T37">e</text:span><text:span text:style-name="T37"> </text:span><text:span text:style-name="T37">a</text:span><text:span text:style-name="T37"> </text:span><text:span text:style-name="T37">s</text:span><text:span text:style-name="T37">p</text:span><text:span text:style-name="T37">a</text:span><text:span text:style-name="T37">n</text:span><text:span text:style-name="T37">n</text:span><text:span text:style-name="T37">i</text:span><text:span text:style-name="T37">n</text:span><text:span text:style-name="T37">g</text:span><text:span text:style-name="T37"> </text:span><text:span text:style-name="T37">t</text:span><text:span text:style-name="T37">r</text:span><text:span text:style-name="T37">e</text:span><text:span text:style-name="T37">e</text:span><text:span text:style-name="T37"> </text:span><text:span text:style-name="T37">o</text:span><text:span text:style-name="T37">f</text:span><text:span text:style-name="T37"> </text:span><text:span text:style-name="T37">G</text:span><text:span text:style-name="T38">0</text:span><text:span text:style-name="T37">.</text:span></text:p>
              </text:list-item>
            </text:list>
            <text:p text:style-name="P2"><text:span text:style-name="T33"/></text:p>
          </draw:text-box>
        </draw:frame>
        <draw:custom-shape draw:style-name="gr25" draw:text-style-name="P18" draw:layer="layout" svg:width="0.623cm" svg:height="0.622cm" svg:x="5.15cm" svg:y="3.641cm">
          <text:p text:style-name="P7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624cm" svg:height="0.622cm" svg:x="8.774cm" svg:y="3.699cm">
          <text:p text:style-name="P7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624cm" svg:height="0.622cm" svg:x="11.932cm" svg:y="6.783cm">
          <text:p text:style-name="P7"><text:span text:style-name="T20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624cm" svg:height="0.621cm" svg:x="11.822cm" svg:y="11.003cm">
          <text:p text:style-name="P7"><text:span text:style-name="T20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9.041cm" svg:y="13.521cm">
          <text:p text:style-name="P7"><text:span text:style-name="T2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623cm" svg:height="0.622cm" svg:x="4.964cm" svg:y="13.321cm">
          <text:p text:style-name="P7"><text:span text:style-name="T2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623cm" svg:height="0.622cm" svg:x="1.716cm" svg:y="10.513cm">
          <text:p text:style-name="P7"><text:span text:style-name="T20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624cm" svg:height="0.621cm" svg:x="1.582cm" svg:y="7.172cm">
          <text:p text:style-name="P7"><text:span text:style-name="T20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2" draw:text-style-name="P23" draw:layer="layout" svg:width="6.605cm" svg:height="6.543cm" svg:x="14.504cm" svg:y="2.862cm">
          <draw:text-box>
            <text:p text:style-name="P2"><text:span text:style-name="T40">N</text:span><text:span text:style-name="T40">o</text:span><text:span text:style-name="T40">w</text:span><text:span text:style-name="T40"> </text:span><text:span text:style-name="T40">w</text:span><text:span text:style-name="T40">e</text:span><text:span text:style-name="T40"> </text:span><text:span text:style-name="T40">h</text:span><text:span text:style-name="T40">a</text:span><text:span text:style-name="T40">v</text:span><text:span text:style-name="T40">e</text:span><text:span text:style-name="T40"> </text:span><text:span text:style-name="T40">n</text:span><text:span text:style-name="T40">o</text:span><text:span text:style-name="T40"> </text:span><text:span text:style-name="T40">m</text:span><text:span text:style-name="T40">o</text:span><text:span text:style-name="T40">r</text:span><text:span text:style-name="T40">e</text:span><text:span text:style-name="T40"> </text:span><text:span text:style-name="T40">c</text:span><text:span text:style-name="T40">y</text:span><text:span text:style-name="T40">c</text:span><text:span text:style-name="T40">l</text:span><text:span text:style-name="T40">e</text:span><text:span text:style-name="T40">s</text:span><text:span text:style-name="T40">, </text:span><text:span text:style-name="T40">a</text:span><text:span text:style-name="T40">n</text:span><text:span text:style-name="T40">d</text:span><text:span text:style-name="T40"> </text:span><text:span text:style-name="T40">w</text:span><text:span text:style-name="T40">e</text:span><text:span text:style-name="T40"> </text:span><text:span text:style-name="T40">a</text:span><text:span text:style-name="T40">r</text:span><text:span text:style-name="T40">e</text:span><text:span text:style-name="T40"> </text:span><text:span text:style-name="T40">d</text:span><text:span text:style-name="T40">o</text:span><text:span text:style-name="T40">n</text:span><text:span text:style-name="T40">e</text:span><text:span text:style-name="T40">.</text:span></text:p>
            <text:p text:style-name="P2"><text:span text:style-name="T40"/></text:p>
            <text:p text:style-name="P2"><text:span text:style-name="T40">T</text:span><text:span text:style-name="T40">h</text:span><text:span text:style-name="T40">i</text:span><text:span text:style-name="T40">s</text:span><text:span text:style-name="T40"> </text:span><text:span text:style-name="T40">i</text:span><text:span text:style-name="T40">s</text:span><text:span text:style-name="T40"> </text:span><text:span text:style-name="T40">o</text:span><text:span text:style-name="T40">n</text:span><text:span text:style-name="T40">e</text:span><text:span text:style-name="T40"> </text:span><text:span text:style-name="T40">o</text:span><text:span text:style-name="T40">f </text:span><text:span text:style-name="T40">m</text:span><text:span text:style-name="T40">a</text:span><text:span text:style-name="T40">n</text:span><text:span text:style-name="T40">y</text:span><text:span text:style-name="T40"> </text:span><text:span text:style-name="T40">p</text:span><text:span text:style-name="T40">o</text:span><text:span text:style-name="T40">s</text:span><text:span text:style-name="T40">s</text:span><text:span text:style-name="T40">i</text:span><text:span text:style-name="T40">b</text:span><text:span text:style-name="T40">l</text:span><text:span text:style-name="T40">e</text:span><text:span text:style-name="T40"> </text:span><text:span text:style-name="T40">s</text:span><text:span text:style-name="T40">p</text:span><text:span text:style-name="T40">a</text:span><text:span text:style-name="T40">n</text:span><text:span text:style-name="T40">n</text:span><text:span text:style-name="T40">i</text:span><text:span text:style-name="T40">n</text:span><text:span text:style-name="T40">g</text:span><text:span text:style-name="T40"> </text:span><text:span text:style-name="T40">t</text:span><text:span text:style-name="T40">r</text:span><text:span text:style-name="T40">e</text:span><text:span text:style-name="T40">e</text:span><text:span text:style-name="T40">s</text:span><text:span text:style-name="T40"> </text:span><text:span text:style-name="T40">o</text:span><text:span text:style-name="T40">f </text:span><text:span text:style-name="T40">t</text:span><text:span text:style-name="T40">h</text:span><text:span text:style-name="T40">e</text:span><text:span text:style-name="T40"> </text:span><text:span text:style-name="T40">o</text:span><text:span text:style-name="T40">r</text:span><text:span text:style-name="T40">i</text:span><text:span text:style-name="T40">g</text:span><text:span text:style-name="T40">i</text:span><text:span text:style-name="T40">n</text:span><text:span text:style-name="T40">a</text:span><text:span text:style-name="T40">l </text:span><text:span text:style-name="T40">g</text:span><text:span text:style-name="T40">r</text:span><text:span text:style-name="T40">a</text:span><text:span text:style-name="T40">p</text:span><text:span text:style-name="T40">h</text:span><text:span text:style-name="T40">, </text:span><text:span text:style-name="T40">G</text:span><text:span text:style-name="T43">0</text:span><text:span text:style-name="T40">.</text:span></text:p>
          </draw:text-box>
        </draw:frame>
        <draw:frame draw:style-name="gr31" draw:text-style-name="P25" draw:layer="layout" svg:width="3.487cm" svg:height="1.122cm" svg:x="0.603cm" svg:y="2.742cm">
          <draw:text-box>
            <text:p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G</text:span><text:span text:style-name="T42">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16" draw:text-style-name="P16" draw:layer="layout" svg:width="5.744cm" svg:height="9.838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12">S</text:span><text:span text:style-name="T12">i</text:span><text:span text:style-name="T12">m</text:span><text:span text:style-name="T12">p</text:span><text:span text:style-name="T12">l</text:span><text:span text:style-name="T12">e</text:span><text:span text:style-name="T12"> </text:span><text:span text:style-name="T12">G</text:span><text:span text:style-name="T12">r</text:span><text:span text:style-name="T12">a</text:span><text:span text:style-name="T12">p</text:span><text:span text:style-name="T12">h</text:span><text:span text:style-name="T12">:</text:span><text:span text:style-name="T22"> </text:span><text:span text:style-name="T22">A</text:span><text:span text:style-name="T22"> </text:span><text:span text:style-name="T22">g</text:span><text:span text:style-name="T22">r</text:span><text:span text:style-name="T22">a</text:span><text:span text:style-name="T22">p</text:span><text:span text:style-name="T22">h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3">n</text:span><text:span text:style-name="T23">o</text:span><text:span text:style-name="T23"> </text:span><text:span text:style-name="T23">l</text:span><text:span text:style-name="T23">o</text:span><text:span text:style-name="T23">o</text:span><text:span text:style-name="T23">p</text:span><text:span text:style-name="T23">s</text:span><text:span text:style-name="T22"> </text:span><text:span text:style-name="T22">a</text:span><text:span text:style-name="T22">n</text:span><text:span text:style-name="T22">d</text:span><text:span text:style-name="T22"> </text:span><text:span text:style-name="T23">n</text:span><text:span text:style-name="T23">o</text:span><text:span text:style-name="T23"> </text:span><text:span text:style-name="T23">p</text:span><text:span text:style-name="T23">a</text:span><text:span text:style-name="T23">r</text:span><text:span text:style-name="T23">a</text:span><text:span text:style-name="T23">ll</text:span><text:span text:style-name="T23">e</text:span><text:span text:style-name="T23">l </text:span><text:span text:style-name="T23">e</text:span><text:span text:style-name="T23">d</text:span><text:span text:style-name="T23">g</text:span><text:span text:style-name="T23">e</text:span><text:span text:style-name="T23">s</text:span><text:span text:style-name="T22">.</text:span></text:p>
            <text:p text:style-name="P2"><text:span text:style-name="T13"/></text:p>
            <text:p text:style-name="P2"><text:span text:style-name="T12">W</text:span><text:span text:style-name="T12">a</text:span><text:span text:style-name="T12">l</text:span><text:span text:style-name="T12">k</text:span><text:span text:style-name="T12">:</text:span><text:span text:style-name="T13"> </text:span><text:span text:style-name="T13">A</text:span><text:span text:style-name="T13"> </text:span><text:span text:style-name="T13">s</text:span><text:span text:style-name="T13">e</text:span><text:span text:style-name="T13">r</text:span><text:span text:style-name="T13">i</text:span><text:span text:style-name="T13">e</text:span><text:span text:style-name="T13">s </text:span><text:span text:style-name="T13">o</text:span><text:span text:style-name="T13">f </text:span><text:span text:style-name="T13">a</text:span><text:span text:style-name="T13">l</text:span><text:span text:style-name="T13">t</text:span><text:span text:style-name="T13">e</text:span><text:span text:style-name="T13">r</text:span><text:span text:style-name="T13">n</text:span><text:span text:style-name="T13">a</text:span><text:span text:style-name="T13">t</text:span><text:span text:style-name="T13">i</text:span><text:span text:style-name="T13">n</text:span><text:span text:style-name="T13">g</text:span><text:span text:style-name="T13"> </text:span><text:span text:style-name="T13">v</text:span><text:span text:style-name="T13">e</text:span><text:span text:style-name="T13">r</text:span><text:span text:style-name="T13">t</text:span><text:span text:style-name="T13">i</text:span><text:span text:style-name="T13">c</text:span><text:span text:style-name="T13">e</text:span><text:span text:style-name="T13">s</text:span><text:span text:style-name="T13">/</text:span><text:span text:style-name="T13">e</text:span><text:span text:style-name="T13">d</text:span><text:span text:style-name="T13">g</text:span><text:span text:style-name="T13">e</text:span><text:span text:style-name="T13">s</text:span><text:span text:style-name="T13">.</text:span></text:p>
            <text:p text:style-name="P2"><text:span text:style-name="T13"/></text:p>
            <text:p text:style-name="P2"><text:span text:style-name="T12">T</text:span><text:span text:style-name="T12">r</text:span><text:span text:style-name="T12">a</text:span><text:span text:style-name="T12">i</text:span><text:span text:style-name="T12">l</text:span><text:span text:style-name="T12">:</text:span><text:span text:style-name="T13"> </text:span><text:span text:style-name="T13">A</text:span><text:span text:style-name="T13"> </text:span><text:span text:style-name="T13">w</text:span><text:span text:style-name="T13">a</text:span><text:span text:style-name="T13">l</text:span><text:span text:style-name="T13">k </text:span><text:span text:style-name="T13">w</text:span><text:span text:style-name="T13">i</text:span><text:span text:style-name="T13">t</text:span><text:span text:style-name="T13">h</text:span><text:span text:style-name="T13"> </text:span><text:span text:style-name="T13">n</text:span><text:span text:style-name="T13">o</text:span><text:span text:style-name="T13"> </text:span><text:span text:style-name="T13">r</text:span><text:span text:style-name="T13">e</text:span><text:span text:style-name="T13">p</text:span><text:span text:style-name="T13">e</text:span><text:span text:style-name="T13">a</text:span><text:span text:style-name="T13">t</text:span><text:span text:style-name="T13">e</text:span><text:span text:style-name="T13">d</text:span><text:span text:style-name="T13"> </text:span><text:span text:style-name="T13">e</text:span><text:span text:style-name="T13">d</text:span><text:span text:style-name="T13">g</text:span><text:span text:style-name="T13">e</text:span><text:span text:style-name="T13">s</text:span><text:span text:style-name="T13">.</text:span></text:p>
            <text:p text:style-name="P2"><text:span text:style-name="T13"/></text:p>
            <text:p text:style-name="P2"><text:span text:style-name="T12">P</text:span><text:span text:style-name="T12">a</text:span><text:span text:style-name="T12">t</text:span><text:span text:style-name="T12">h</text:span><text:span text:style-name="T12">:</text:span><text:span text:style-name="T13"> </text:span><text:span text:style-name="T13">A</text:span><text:span text:style-name="T13"> </text:span><text:span text:style-name="T13">w</text:span><text:span text:style-name="T13">a</text:span><text:span text:style-name="T13">l</text:span><text:span text:style-name="T13">k </text:span><text:span text:style-name="T13">w</text:span><text:span text:style-name="T13">i</text:span><text:span text:style-name="T13">t</text:span><text:span text:style-name="T13">h</text:span><text:span text:style-name="T13"> </text:span><text:span text:style-name="T13">n</text:span><text:span text:style-name="T13">o</text:span><text:span text:style-name="T13"> </text:span><text:span text:style-name="T13">r</text:span><text:span text:style-name="T13">e</text:span><text:span text:style-name="T13">p</text:span><text:span text:style-name="T13">e</text:span><text:span text:style-name="T13">a</text:span><text:span text:style-name="T13">t</text:span><text:span text:style-name="T13">e</text:span><text:span text:style-name="T13">d</text:span><text:span text:style-name="T13"> </text:span><text:span text:style-name="T13">v</text:span><text:span text:style-name="T13">e</text:span><text:span text:style-name="T13">r</text:span><text:span text:style-name="T13">t</text:span><text:span text:style-name="T13">i</text:span><text:span text:style-name="T13">c</text:span><text:span text:style-name="T13">e</text:span><text:span text:style-name="T13">s</text:span><text:span text:style-name="T13">.</text:span></text:p>
            <text:p text:style-name="P2"><text:span text:style-name="T14"/></text:p>
            <text:p text:style-name="P2"><text:span text:style-name="T14"/></text:p>
          </draw:text-box>
        </draw:frame>
        <draw:frame presentation:style-name="pr33" draw:text-style-name="P23" draw:layer="layout" svg:width="20.448cm" svg:height="9.896cm" svg:x="0.661cm" svg:y="2.804cm">
          <draw:text-box>
            <text:p text:style-name="P2"><text:span text:style-name="T44">P</text:span><text:span text:style-name="T44">r</text:span><text:span text:style-name="T44">i</text:span><text:span text:style-name="T44">m</text:span><text:span text:style-name="T44">’</text:span><text:span text:style-name="T44">s </text:span><text:span text:style-name="T44">S</text:span><text:span text:style-name="T44">p</text:span><text:span text:style-name="T44">a</text:span><text:span text:style-name="T44">n</text:span><text:span text:style-name="T44">n</text:span><text:span text:style-name="T44">i</text:span><text:span text:style-name="T44">n</text:span><text:span text:style-name="T44">g</text:span><text:span text:style-name="T44"> </text:span><text:span text:style-name="T44">T</text:span><text:span text:style-name="T44">r</text:span><text:span text:style-name="T44">e</text:span><text:span text:style-name="T44">e</text:span><text:span text:style-name="T44"> </text:span><text:span text:style-name="T44">A</text:span><text:span text:style-name="T44">l</text:span><text:span text:style-name="T44">g</text:span><text:span text:style-name="T44">o</text:span><text:span text:style-name="T44">r</text:span><text:span text:style-name="T44">i</text:span><text:span text:style-name="T44">t</text:span><text:span text:style-name="T44">h</text:span><text:span text:style-name="T44">m</text:span><text:span text:style-name="T44">:</text:span></text:p>
            <text:p text:style-name="P2"><text:span text:style-name="T18"/></text:p>
            <text:p text:style-name="P2"><text:span text:style-name="T45">I</text:span><text:span text:style-name="T45">n</text:span><text:span text:style-name="T45">p</text:span><text:span text:style-name="T45">u</text:span><text:span text:style-name="T45">t</text:span><text:span text:style-name="T45">: </text:span><text:span text:style-name="T45">A</text:span><text:span text:style-name="T45"> </text:span><text:span text:style-name="T45">s</text:span><text:span text:style-name="T45">i</text:span><text:span text:style-name="T45">m</text:span><text:span text:style-name="T45">p</text:span><text:span text:style-name="T45">l</text:span><text:span text:style-name="T45">e</text:span><text:span text:style-name="T45">, </text:span><text:span text:style-name="T45">c</text:span><text:span text:style-name="T45">o</text:span><text:span text:style-name="T45">n</text:span><text:span text:style-name="T45">n</text:span><text:span text:style-name="T45">e</text:span><text:span text:style-name="T45">c</text:span><text:span text:style-name="T45">t</text:span><text:span text:style-name="T45">e</text:span><text:span text:style-name="T45">d</text:span><text:span text:style-name="T45"> </text:span><text:span text:style-name="T45">g</text:span><text:span text:style-name="T45">r</text:span><text:span text:style-name="T45">a</text:span><text:span text:style-name="T45">p</text:span><text:span text:style-name="T45">h</text:span><text:span text:style-name="T45"> </text:span><text:span text:style-name="T45">G</text:span><text:span text:style-name="T45"> </text:span><text:span text:style-name="T45">w</text:span><text:span text:style-name="T45">i</text:span><text:span text:style-name="T45">t</text:span><text:span text:style-name="T45">h</text:span><text:span text:style-name="T45"> </text:span><text:span text:style-name="T46">n </text:span><text:span text:style-name="T46">+</text:span><text:span text:style-name="T46"> </text:span><text:span text:style-name="T46">1</text:span><text:span text:style-name="T45"> <text:s/></text:span><text:span text:style-name="T45">n</text:span><text:span text:style-name="T45">o</text:span><text:span text:style-name="T45">d</text:span><text:span text:style-name="T45">e</text:span><text:span text:style-name="T45">s</text:span><text:span text:style-name="T45">.</text:span></text:p>
            <text:p text:style-name="P2"><text:span text:style-name="T26"/></text:p>
            <text:p text:style-name="P2"><text:span text:style-name="T45">I</text:span><text:span text:style-name="T45">n</text:span><text:span text:style-name="T45">i</text:span><text:span text:style-name="T45">t</text:span><text:span text:style-name="T45">i</text:span><text:span text:style-name="T45">a</text:span><text:span text:style-name="T45">li</text:span><text:span text:style-name="T45">z</text:span><text:span text:style-name="T45">e</text:span><text:span text:style-name="T45">: </text:span><text:span text:style-name="T45">L</text:span><text:span text:style-name="T45">e</text:span><text:span text:style-name="T45">t </text:span><text:span text:style-name="T46">v</text:span><text:span text:style-name="T47">0</text:span><text:span text:style-name="T45"> </text:span><text:span text:style-name="T45">b</text:span><text:span text:style-name="T45">e</text:span><text:span text:style-name="T45"> </text:span><text:span text:style-name="T45">a</text:span><text:span text:style-name="T45">n</text:span><text:span text:style-name="T45">y </text:span><text:span text:style-name="T45">n</text:span><text:span text:style-name="T45">o</text:span><text:span text:style-name="T45">d</text:span><text:span text:style-name="T45">e</text:span><text:span text:style-name="T45"> </text:span><text:span text:style-name="T45">i</text:span><text:span text:style-name="T45">n</text:span><text:span text:style-name="T45"> </text:span><text:span text:style-name="T45">G</text:span><text:span text:style-name="T45">, </text:span><text:span text:style-name="T45">a</text:span><text:span text:style-name="T45">n</text:span><text:span text:style-name="T45">d</text:span><text:span text:style-name="T45"> </text:span><text:span text:style-name="T45">l</text:span><text:span text:style-name="T45">e</text:span><text:span text:style-name="T45">t </text:span><text:span text:style-name="T46">T</text:span><text:span text:style-name="T47">0</text:span><text:span text:style-name="T46"> </text:span><text:span text:style-name="T46">=</text:span><text:span text:style-name="T46"> </text:span><text:span text:style-name="T46">{</text:span><text:span text:style-name="T46">v</text:span><text:span text:style-name="T47">0</text:span><text:span text:style-name="T46">}</text:span><text:span text:style-name="T45"> </text:span><text:span text:style-name="T45">b</text:span><text:span text:style-name="T45">e</text:span><text:span text:style-name="T45"> </text:span><text:span text:style-name="T45">a </text:span><text:span text:style-name="T45">t</text:span><text:span text:style-name="T45">r</text:span><text:span text:style-name="T45">e</text:span><text:span text:style-name="T45">e</text:span><text:span text:style-name="T45"> </text:span><text:span text:style-name="T45">w</text:span><text:span text:style-name="T45">i</text:span><text:span text:style-name="T45">t</text:span><text:span text:style-name="T45">h</text:span><text:span text:style-name="T45"> </text:span><text:span text:style-name="T45">o</text:span><text:span text:style-name="T45">n</text:span><text:span text:style-name="T45">e</text:span><text:span text:style-name="T45"> </text:span><text:span text:style-name="T45">n</text:span><text:span text:style-name="T45">o</text:span><text:span text:style-name="T45">d</text:span><text:span text:style-name="T45">e</text:span><text:span text:style-name="T45"> </text:span><text:span text:style-name="T45">a</text:span><text:span text:style-name="T45">n</text:span><text:span text:style-name="T45">d</text:span><text:span text:style-name="T45"> </text:span><text:span text:style-name="T45">n</text:span><text:span text:style-name="T45">o</text:span><text:span text:style-name="T45"> </text:span><text:span text:style-name="T45">e</text:span><text:span text:style-name="T45">d</text:span><text:span text:style-name="T45">g</text:span><text:span text:style-name="T45">e</text:span><text:span text:style-name="T45">s</text:span><text:span text:style-name="T45">.</text:span></text:p>
            <text:p text:style-name="P2"><text:span text:style-name="T19"/></text:p>
            <text:p text:style-name="P2"><text:span text:style-name="T45">F</text:span><text:span text:style-name="T45">o</text:span><text:span text:style-name="T45">r </text:span><text:span text:style-name="T45">e</text:span><text:span text:style-name="T45">a</text:span><text:span text:style-name="T45">c</text:span><text:span text:style-name="T45">h</text:span><text:span text:style-name="T45"> </text:span><text:span text:style-name="T46">k</text:span><text:span text:style-name="T45"> </text:span><text:span text:style-name="T45">f</text:span><text:span text:style-name="T45">r</text:span><text:span text:style-name="T45">o</text:span><text:span text:style-name="T45">m</text:span><text:span text:style-name="T45"> </text:span><text:span text:style-name="T45">{</text:span><text:span text:style-name="T45">1</text:span><text:span text:style-name="T45">, </text:span><text:span text:style-name="T45">2</text:span><text:span text:style-name="T45">, </text:span><text:span text:style-name="T45">…</text:span><text:span text:style-name="T45">, </text:span><text:span text:style-name="T45">n</text:span><text:span text:style-name="T45">}</text:span><text:span text:style-name="T45">:</text:span></text:p>
            <text:list text:style-name="L1">
              <text:list-item>
                <text:p text:style-name="P2"><text:span text:style-name="T45">L</text:span><text:span text:style-name="T45">e</text:span><text:span text:style-name="T45">t</text:span><text:span text:style-name="T45"> </text:span><text:span text:style-name="T46">E</text:span><text:span text:style-name="T47">k</text:span><text:span text:style-name="T45"> </text:span><text:span text:style-name="T45">=</text:span><text:span text:style-name="T45"> </text:span><text:span text:style-name="T45">{</text:span><text:span text:style-name="T46">e</text:span><text:span text:style-name="T45"> </text:span><text:span text:style-name="T45">a</text:span><text:span text:style-name="T45">n</text:span><text:span text:style-name="T45"> </text:span><text:span text:style-name="T45">e</text:span><text:span text:style-name="T45">d</text:span><text:span text:style-name="T45">g</text:span><text:span text:style-name="T45">e</text:span><text:span text:style-name="T45"> </text:span><text:span text:style-name="T45">i</text:span><text:span text:style-name="T45">n</text:span><text:span text:style-name="T45"> </text:span><text:span text:style-name="T46">G</text:span><text:span text:style-name="T45"> </text:span><text:span text:style-name="T45">:</text:span><text:span text:style-name="T45"> </text:span><text:span text:style-name="T46">e</text:span><text:span text:style-name="T45"> </text:span><text:span text:style-name="T45">h</text:span><text:span text:style-name="T45">a</text:span><text:span text:style-name="T45">s</text:span><text:span text:style-name="T45"> </text:span><text:span text:style-name="T45">o</text:span><text:span text:style-name="T45">n</text:span><text:span text:style-name="T45">e</text:span><text:span text:style-name="T45"> </text:span><text:span text:style-name="T45">e</text:span><text:span text:style-name="T45">n</text:span><text:span text:style-name="T45">d</text:span><text:span text:style-name="T45">p</text:span><text:span text:style-name="T45">o</text:span><text:span text:style-name="T45">i</text:span><text:span text:style-name="T45">n</text:span><text:span text:style-name="T45">t</text:span><text:span text:style-name="T45"> </text:span><text:span text:style-name="T45">i</text:span><text:span text:style-name="T45">n</text:span><text:span text:style-name="T45"> </text:span><text:span text:style-name="T46">T</text:span><text:span text:style-name="T47">k</text:span><text:span text:style-name="T47">-</text:span><text:span text:style-name="T47">1</text:span><text:span text:style-name="T45"> </text:span><text:span text:style-name="T45">a</text:span><text:span text:style-name="T45">n</text:span><text:span text:style-name="T45">d</text:span><text:span text:style-name="T45"> </text:span><text:span text:style-name="T45">t</text:span><text:span text:style-name="T45">h</text:span><text:span text:style-name="T45">e</text:span><text:span text:style-name="T45"> </text:span><text:span text:style-name="T45">o</text:span><text:span text:style-name="T45">t</text:span><text:span text:style-name="T45">h</text:span><text:span text:style-name="T45">e</text:span><text:span text:style-name="T45">r</text:span><text:span text:style-name="T45"> </text:span><text:span text:style-name="T45">e</text:span><text:span text:style-name="T45">n</text:span><text:span text:style-name="T45">d</text:span><text:span text:style-name="T45">p</text:span><text:span text:style-name="T45">o</text:span><text:span text:style-name="T45">i</text:span><text:span text:style-name="T45">n</text:span><text:span text:style-name="T45">t</text:span><text:span text:style-name="T45"> </text:span><text:span text:style-name="T45">n</text:span><text:span text:style-name="T45">o</text:span><text:span text:style-name="T45">t</text:span><text:span text:style-name="T45"> </text:span><text:span text:style-name="T45">i</text:span><text:span text:style-name="T45">n</text:span><text:span text:style-name="T45"> </text:span><text:span text:style-name="T46">T</text:span><text:span text:style-name="T47">k</text:span><text:span text:style-name="T47">-</text:span><text:span text:style-name="T47">1</text:span><text:span text:style-name="T45">}</text:span><text:span text:style-name="T45">.</text:span></text:p>
              </text:list-item>
              <text:list-item>
                <text:p text:style-name="P2"><text:span text:style-name="T45">L</text:span><text:span text:style-name="T45">e</text:span><text:span text:style-name="T45">t</text:span><text:span text:style-name="T45"> </text:span><text:span text:style-name="T46">e</text:span><text:span text:style-name="T47">k</text:span><text:span text:style-name="T45"> </text:span><text:span text:style-name="T45">b</text:span><text:span text:style-name="T45">e</text:span><text:span text:style-name="T45"> </text:span><text:span text:style-name="T45">t</text:span><text:span text:style-name="T45">h</text:span><text:span text:style-name="T45">e</text:span><text:span text:style-name="T45"> </text:span><text:span text:style-name="T45">e</text:span><text:span text:style-name="T45">d</text:span><text:span text:style-name="T45">g</text:span><text:span text:style-name="T45">e</text:span><text:span text:style-name="T45"> </text:span><text:span text:style-name="T45">i</text:span><text:span text:style-name="T45">n</text:span><text:span text:style-name="T45"> </text:span><text:span text:style-name="T46">E</text:span><text:span text:style-name="T47">k</text:span><text:span text:style-name="T48"> </text:span><text:span text:style-name="T45">w</text:span><text:span text:style-name="T45">i</text:span><text:span text:style-name="T45">t</text:span><text:span text:style-name="T45">h</text:span><text:span text:style-name="T45"> </text:span><text:span text:style-name="T45">t</text:span><text:span text:style-name="T45">h</text:span><text:span text:style-name="T45">e</text:span><text:span text:style-name="T45"> </text:span><text:span text:style-name="T45">s</text:span><text:span text:style-name="T45">m</text:span><text:span text:style-name="T45">a</text:span><text:span text:style-name="T45">l</text:span><text:span text:style-name="T45">l</text:span><text:span text:style-name="T45">e</text:span><text:span text:style-name="T45">s</text:span><text:span text:style-name="T45">t</text:span><text:span text:style-name="T45"> </text:span><text:span text:style-name="T45">w</text:span><text:span text:style-name="T45">e</text:span><text:span text:style-name="T45">i</text:span><text:span text:style-name="T45">g</text:span><text:span text:style-name="T45">h</text:span><text:span text:style-name="T45">t</text:span><text:span text:style-name="T45">.</text:span><text:span text:style-name="T45"> </text:span><text:span text:style-name="T49">(</text:span><text:span text:style-name="T49">I</text:span><text:span text:style-name="T49">n</text:span><text:span text:style-name="T49"> </text:span><text:span text:style-name="T49">c</text:span><text:span text:style-name="T49">a</text:span><text:span text:style-name="T49">s</text:span><text:span text:style-name="T49">e</text:span><text:span text:style-name="T49"> </text:span><text:span text:style-name="T49">o</text:span><text:span text:style-name="T49">f</text:span><text:span text:style-name="T49"> </text:span><text:span text:style-name="T49">a</text:span><text:span text:style-name="T49"> </text:span><text:span text:style-name="T49">t</text:span><text:span text:style-name="T49">i</text:span><text:span text:style-name="T49">e</text:span><text:span text:style-name="T49">,</text:span><text:span text:style-name="T49"> </text:span><text:span text:style-name="T49">c</text:span><text:span text:style-name="T49">h</text:span><text:span text:style-name="T49">o</text:span><text:span text:style-name="T49">o</text:span><text:span text:style-name="T49">s</text:span><text:span text:style-name="T49">e</text:span><text:span text:style-name="T49"> </text:span><text:span text:style-name="T49">a</text:span><text:span text:style-name="T49">n</text:span><text:span text:style-name="T49">y</text:span><text:span text:style-name="T49"> </text:span><text:span text:style-name="T49">e</text:span><text:span text:style-name="T49">d</text:span><text:span text:style-name="T49">g</text:span><text:span text:style-name="T49">e</text:span><text:span text:style-name="T49"> </text:span><text:span text:style-name="T49">o</text:span><text:span text:style-name="T49">f</text:span><text:span text:style-name="T49"> </text:span><text:span text:style-name="T49">t</text:span><text:span text:style-name="T49">h</text:span><text:span text:style-name="T49">e</text:span><text:span text:style-name="T49"> </text:span><text:span text:style-name="T49">s</text:span><text:span text:style-name="T49">m</text:span><text:span text:style-name="T49">a</text:span><text:span text:style-name="T49">l</text:span><text:span text:style-name="T49">l</text:span><text:span text:style-name="T49">e</text:span><text:span text:style-name="T49">s</text:span><text:span text:style-name="T49">t</text:span><text:span text:style-name="T49"> </text:span><text:span text:style-name="T49">w</text:span><text:span text:style-name="T49">e</text:span><text:span text:style-name="T49">i</text:span><text:span text:style-name="T49">g</text:span><text:span text:style-name="T49">h</text:span><text:span text:style-name="T49">t</text:span><text:span text:style-name="T49">.</text:span><text:span text:style-name="T49">)</text:span></text:p>
              </text:list-item>
              <text:list-item>
                <text:p text:style-name="P2"><text:span text:style-name="T45">L</text:span><text:span text:style-name="T45">e</text:span><text:span text:style-name="T45">t</text:span><text:span text:style-name="T45"> </text:span><text:span text:style-name="T46">T</text:span><text:span text:style-name="T47">k</text:span><text:span text:style-name="T45"> </text:span><text:span text:style-name="T45">b</text:span><text:span text:style-name="T45">e</text:span><text:span text:style-name="T45"> </text:span><text:span text:style-name="T45">t</text:span><text:span text:style-name="T45">h</text:span><text:span text:style-name="T45">e</text:span><text:span text:style-name="T45"> </text:span><text:span text:style-name="T45">t</text:span><text:span text:style-name="T45">r</text:span><text:span text:style-name="T45">e</text:span><text:span text:style-name="T45">e</text:span><text:span text:style-name="T45"> </text:span><text:span text:style-name="T45">o</text:span><text:span text:style-name="T45">b</text:span><text:span text:style-name="T45">t</text:span><text:span text:style-name="T45">a</text:span><text:span text:style-name="T45">i</text:span><text:span text:style-name="T45">n</text:span><text:span text:style-name="T45">e</text:span><text:span text:style-name="T45">d</text:span><text:span text:style-name="T45"> </text:span><text:span text:style-name="T45">b</text:span><text:span text:style-name="T45">y</text:span><text:span text:style-name="T45"> </text:span><text:span text:style-name="T45">a</text:span><text:span text:style-name="T45">d</text:span><text:span text:style-name="T45">d</text:span><text:span text:style-name="T45">i</text:span><text:span text:style-name="T45">n</text:span><text:span text:style-name="T45">g</text:span><text:span text:style-name="T45"> </text:span><text:span text:style-name="T45">e</text:span><text:span text:style-name="T45">d</text:span><text:span text:style-name="T45">g</text:span><text:span text:style-name="T45">e</text:span><text:span text:style-name="T45"> </text:span><text:span text:style-name="T46">e</text:span><text:span text:style-name="T47">k</text:span><text:span text:style-name="T45"> </text:span><text:span text:style-name="T49">(</text:span><text:span text:style-name="T49">a</text:span><text:span text:style-name="T49">l</text:span><text:span text:style-name="T49">o</text:span><text:span text:style-name="T49">n</text:span><text:span text:style-name="T49">g</text:span><text:span text:style-name="T49"> </text:span><text:span text:style-name="T49">w</text:span><text:span text:style-name="T49">i</text:span><text:span text:style-name="T49">t</text:span><text:span text:style-name="T49">h</text:span><text:span text:style-name="T49"> </text:span><text:span text:style-name="T49">i</text:span><text:span text:style-name="T49">t</text:span><text:span text:style-name="T49">s</text:span><text:span text:style-name="T49"> </text:span><text:span text:style-name="T49">n</text:span><text:span text:style-name="T49">o</text:span><text:span text:style-name="T49">d</text:span><text:span text:style-name="T49">e</text:span><text:span text:style-name="T49"> </text:span><text:span text:style-name="T49">n</text:span><text:span text:style-name="T49">o</text:span><text:span text:style-name="T49">t</text:span><text:span text:style-name="T49"> </text:span><text:span text:style-name="T49">a</text:span><text:span text:style-name="T49">l</text:span><text:span text:style-name="T49">r</text:span><text:span text:style-name="T49">e</text:span><text:span text:style-name="T49">a</text:span><text:span text:style-name="T49">d</text:span><text:span text:style-name="T49">y</text:span><text:span text:style-name="T49"> </text:span><text:span text:style-name="T49">i</text:span><text:span text:style-name="T49">n</text:span><text:span text:style-name="T50"> </text:span><text:span text:style-name="T50">T</text:span><text:span text:style-name="T51">k</text:span><text:span text:style-name="T51">-</text:span><text:span text:style-name="T51">1</text:span><text:span text:style-name="T49">)</text:span><text:span text:style-name="T49"> </text:span><text:span text:style-name="T45">t</text:span><text:span text:style-name="T45">o</text:span><text:span text:style-name="T45"> </text:span><text:span text:style-name="T46">T</text:span><text:span text:style-name="T47">k</text:span><text:span text:style-name="T47">-</text:span><text:span text:style-name="T47">1</text:span><text:span text:style-name="T45">.</text:span></text:p>
              </text:list-item>
            </text:list>
            <text:p text:style-name="P2"><text:span text:style-name="T29"/></text:p>
            <text:p text:style-name="P2"><text:span text:style-name="T52">O</text:span><text:span text:style-name="T52">u</text:span><text:span text:style-name="T52">t</text:span><text:span text:style-name="T52">p</text:span><text:span text:style-name="T52">u</text:span><text:span text:style-name="T52">t</text:span><text:span text:style-name="T52">: </text:span><text:span text:style-name="T52">T</text:span><text:span text:style-name="T52">h</text:span><text:span text:style-name="T52">e</text:span><text:span text:style-name="T52"> </text:span><text:span text:style-name="T52">f</text:span><text:span text:style-name="T52">i</text:span><text:span text:style-name="T52">n</text:span><text:span text:style-name="T52">a</text:span><text:span text:style-name="T52">l </text:span><text:span text:style-name="T52">r</text:span><text:span text:style-name="T52">e</text:span><text:span text:style-name="T52">s</text:span><text:span text:style-name="T52">u</text:span><text:span text:style-name="T52">l</text:span><text:span text:style-name="T52">t </text:span><text:span text:style-name="T53">T</text:span><text:span text:style-name="T54">n</text:span><text:span text:style-name="T52"> </text:span><text:span text:style-name="T52">i</text:span><text:span text:style-name="T52">s </text:span><text:span text:style-name="T52">t</text:span><text:span text:style-name="T52">h</text:span><text:span text:style-name="T52">e</text:span><text:span text:style-name="T52"> </text:span><text:span text:style-name="T52">t</text:span><text:span text:style-name="T52">r</text:span><text:span text:style-name="T52">e</text:span><text:span text:style-name="T52">e</text:span><text:span text:style-name="T52"> </text:span><text:span text:style-name="T52">r</text:span><text:span text:style-name="T52">e</text:span><text:span text:style-name="T52">t</text:span><text:span text:style-name="T52">u</text:span><text:span text:style-name="T52">r</text:span><text:span text:style-name="T52">n</text:span><text:span text:style-name="T52">e</text:span><text:span text:style-name="T52">d</text:span><text:span text:style-name="T52"> </text:span><text:span text:style-name="T52">b</text:span><text:span text:style-name="T52">y </text:span><text:span text:style-name="T52">t</text:span><text:span text:style-name="T52">h</text:span><text:span text:style-name="T52">e</text:span><text:span text:style-name="T52"> </text:span><text:span text:style-name="T52">a</text:span><text:span text:style-name="T52">l</text:span><text:span text:style-name="T52">g</text:span><text:span text:style-name="T52">o</text:span><text:span text:style-name="T52">r</text:span><text:span text:style-name="T52">i</text:span><text:span text:style-name="T52">t</text:span><text:span text:style-name="T52">h</text:span><text:span text:style-name="T52">m</text:span><text:span text:style-name="T52">.</text:span></text:p>
          </draw:text-box>
        </draw:frame>
        <draw:frame draw:style-name="gr24" draw:text-style-name="P21" draw:layer="layout" svg:width="20.664cm" svg:height="0.725cm" svg:x="0.476cm" svg:y="14.367cm">
          <draw:text-box>
            <text:p text:style-name="P14"><text:span text:style-name="T32">F</text:span><text:span text:style-name="T32">r</text:span><text:span text:style-name="T32">o</text:span><text:span text:style-name="T32">m</text:span><text:span text:style-name="T32"> </text:span><text:span text:style-name="T32">D</text:span><text:span text:style-name="T32">i</text:span><text:span text:style-name="T32">s</text:span><text:span text:style-name="T32">c</text:span><text:span text:style-name="T32">r</text:span><text:span text:style-name="T32">e</text:span><text:span text:style-name="T32">t</text:span><text:span text:style-name="T32">e </text:span><text:span text:style-name="T32">M</text:span><text:span text:style-name="T32">a</text:span><text:span text:style-name="T32">t</text:span><text:span text:style-name="T32">h</text:span><text:span text:style-name="T32">e</text:span><text:span text:style-name="T32">m</text:span><text:span text:style-name="T32">a</text:span><text:span text:style-name="T32">ti</text:span><text:span text:style-name="T32">c</text:span><text:span text:style-name="T32">s</text:span><text:span text:style-name="T32">, </text:span><text:span text:style-name="T32">E</text:span><text:span text:style-name="T32">n</text:span><text:span text:style-name="T32">s</text:span><text:span text:style-name="T32">l</text:span><text:span text:style-name="T32">e</text:span><text:span text:style-name="T32">y </text:span><text:span text:style-name="T32">&amp;</text:span><text:span text:style-name="T32"> </text:span><text:span text:style-name="T32">C</text:span><text:span text:style-name="T32">r</text:span><text:span text:style-name="T32">a</text:span><text:span text:style-name="T32">w</text:span><text:span text:style-name="T32">l</text:span><text:span text:style-name="T32">e</text:span><text:span text:style-name="T32">y</text:span><text:span text:style-name="T32">, </text:span><text:span text:style-name="T32">p</text:span><text:span text:style-name="T32">a</text:span><text:span text:style-name="T32">g</text:span><text:span text:style-name="T32">e </text:span><text:span text:style-name="T32">5</text:span><text:span text:style-name="T32">2</text:span><text:span text:style-name="T32">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34" draw:text-style-name="P23" draw:layer="layout" svg:width="10.156cm" svg:height="12.006cm" svg:x="10.954cm" svg:y="2.863cm">
          <draw:text-box>
            <text:p text:style-name="P2"><text:span text:style-name="T26">F</text:span><text:span text:style-name="T26">i</text:span><text:span text:style-name="T26">r</text:span><text:span text:style-name="T26">s</text:span><text:span text:style-name="T26">t</text:span><text:span text:style-name="T26">, </text:span><text:span text:style-name="T26">w</text:span><text:span text:style-name="T26">e</text:span><text:span text:style-name="T26"> </text:span><text:span text:style-name="T26">b</text:span><text:span text:style-name="T26">e</text:span><text:span text:style-name="T26">g</text:span><text:span text:style-name="T26">i</text:span><text:span text:style-name="T26">n</text:span><text:span text:style-name="T26"> </text:span><text:span text:style-name="T26">w</text:span><text:span text:style-name="T26">i</text:span><text:span text:style-name="T26">t</text:span><text:span text:style-name="T26">h</text:span><text:span text:style-name="T26"> </text:span><text:span text:style-name="T26">s</text:span><text:span text:style-name="T26">o</text:span><text:span text:style-name="T26">m</text:span><text:span text:style-name="T26">e</text:span><text:span text:style-name="T26"> </text:span><text:span text:style-name="T26">s</text:span><text:span text:style-name="T26">i</text:span><text:span text:style-name="T26">m</text:span><text:span text:style-name="T26">p</text:span><text:span text:style-name="T26">l</text:span><text:span text:style-name="T26">e</text:span><text:span text:style-name="T26">, </text:span><text:span text:style-name="T26">c</text:span><text:span text:style-name="T26">o</text:span><text:span text:style-name="T26">n</text:span><text:span text:style-name="T26">n</text:span><text:span text:style-name="T26">e</text:span><text:span text:style-name="T26">c</text:span><text:span text:style-name="T26">t</text:span><text:span text:style-name="T26">e</text:span><text:span text:style-name="T26">d</text:span><text:span text:style-name="T26"> </text:span><text:span text:style-name="T26">w</text:span><text:span text:style-name="T26">e</text:span><text:span text:style-name="T26">i</text:span><text:span text:style-name="T26">g</text:span><text:span text:style-name="T26">h</text:span><text:span text:style-name="T26">t</text:span><text:span text:style-name="T26">e</text:span><text:span text:style-name="T26">d</text:span><text:span text:style-name="T26"> </text:span><text:span text:style-name="T26">g</text:span><text:span text:style-name="T26">r</text:span><text:span text:style-name="T26">a</text:span><text:span text:style-name="T26">p</text:span><text:span text:style-name="T26">h</text:span><text:span text:style-name="T26">.</text:span></text:p>
            <text:p text:style-name="P2"><text:span text:style-name="T40"/></text:p>
            <text:p text:style-name="P2"><text:span text:style-name="T26">W</text:span><text:span text:style-name="T26">e</text:span><text:span text:style-name="T26"> </text:span><text:span text:style-name="T26">a</text:span><text:span text:style-name="T26">r</text:span><text:span text:style-name="T26">e</text:span><text:span text:style-name="T26"> </text:span><text:span text:style-name="T26">g</text:span><text:span text:style-name="T26">o</text:span><text:span text:style-name="T26">i</text:span><text:span text:style-name="T26">n</text:span><text:span text:style-name="T26">g</text:span><text:span text:style-name="T26"> </text:span><text:span text:style-name="T26">t</text:span><text:span text:style-name="T26">o</text:span><text:span text:style-name="T26"> </text:span><text:span text:style-name="T26">b</text:span><text:span text:style-name="T26">u</text:span><text:span text:style-name="T26">i</text:span><text:span text:style-name="T26">l</text:span><text:span text:style-name="T26">d</text:span><text:span text:style-name="T26"> </text:span><text:span text:style-name="T26">o</text:span><text:span text:style-name="T26">u</text:span><text:span text:style-name="T26">t</text:span><text:span text:style-name="T26"> </text:span><text:span text:style-name="T26">a</text:span><text:span text:style-name="T26"> </text:span><text:span text:style-name="T26">t</text:span><text:span text:style-name="T26">r</text:span><text:span text:style-name="T26">e</text:span><text:span text:style-name="T26">e</text:span><text:span text:style-name="T26"> </text:span><text:span text:style-name="T26">u</text:span><text:span text:style-name="T26">s</text:span><text:span text:style-name="T26">i</text:span><text:span text:style-name="T26">n</text:span><text:span text:style-name="T26">g</text:span><text:span text:style-name="T26"> </text:span><text:span text:style-name="T26">t</text:span><text:span text:style-name="T26">h</text:span><text:span text:style-name="T26">e</text:span><text:span text:style-name="T26"> </text:span><text:span text:style-name="T26">a</text:span><text:span text:style-name="T26">l</text:span><text:span text:style-name="T26">g</text:span><text:span text:style-name="T26">o</text:span><text:span text:style-name="T26">r</text:span><text:span text:style-name="T26">i</text:span><text:span text:style-name="T26">t</text:span><text:span text:style-name="T26">h</text:span><text:span text:style-name="T26">m</text:span><text:span text:style-name="T26">, </text:span><text:span text:style-name="T26">a</text:span><text:span text:style-name="T26">n</text:span><text:span text:style-name="T26">d</text:span><text:span text:style-name="T26"> </text:span><text:span text:style-name="T26">t</text:span><text:span text:style-name="T26">a</text:span><text:span text:style-name="T26">k</text:span><text:span text:style-name="T26">i</text:span><text:span text:style-name="T26">n</text:span><text:span text:style-name="T26">g</text:span><text:span text:style-name="T26"> </text:span><text:span text:style-name="T26">o</text:span><text:span text:style-name="T26">n</text:span><text:span text:style-name="T26">e</text:span><text:span text:style-name="T26"> </text:span><text:span text:style-name="T26">e</text:span><text:span text:style-name="T26">d</text:span><text:span text:style-name="T26">g</text:span><text:span text:style-name="T26">e</text:span><text:span text:style-name="T26"> </text:span><text:span text:style-name="T26">a</text:span><text:span text:style-name="T26">t</text:span><text:span text:style-name="T26"> </text:span><text:span text:style-name="T26">a</text:span><text:span text:style-name="T26"> </text:span><text:span text:style-name="T26">t</text:span><text:span text:style-name="T26">i</text:span><text:span text:style-name="T26">m</text:span><text:span text:style-name="T26">e</text:span><text:span text:style-name="T26">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36" draw:text-style-name="P24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4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35" draw:text-style-name="P23" draw:layer="layout" svg:width="20.629cm" svg:height="0.797cm" svg:x="0.481cm" svg:y="2.863cm">
          <draw:text-box>
            <text:p text:style-name="P7"><text:span text:style-name="T16">W</text:span><text:span text:style-name="T16">e</text:span><text:span text:style-name="T16"> </text:span><text:span text:style-name="T16">c</text:span><text:span text:style-name="T16">a</text:span><text:span text:style-name="T16">n</text:span><text:span text:style-name="T16"> </text:span><text:span text:style-name="T16">s</text:span><text:span text:style-name="T16">t</text:span><text:span text:style-name="T16">a</text:span><text:span text:style-name="T16">r</text:span><text:span text:style-name="T16">t </text:span><text:span text:style-name="T16">w</text:span><text:span text:style-name="T16">i</text:span><text:span text:style-name="T16">t</text:span><text:span text:style-name="T16">h</text:span><text:span text:style-name="T16"> </text:span><text:span text:style-name="T16">a</text:span><text:span text:style-name="T16">n</text:span><text:span text:style-name="T16">y </text:span><text:span text:style-name="T16">n</text:span><text:span text:style-name="T16">o</text:span><text:span text:style-name="T16">d</text:span><text:span text:style-name="T16">e</text:span><text:span text:style-name="T16">, </text:span><text:span text:style-name="T16">s</text:span><text:span text:style-name="T16">o</text:span><text:span text:style-name="T16"> </text:span><text:span text:style-name="T16">I </text:span><text:span text:style-name="T16">w</text:span><text:span text:style-name="T16">i</text:span><text:span text:style-name="T16">l</text:span><text:span text:style-name="T16">l </text:span><text:span text:style-name="T16">s</text:span><text:span text:style-name="T16">t</text:span><text:span text:style-name="T16">a</text:span><text:span text:style-name="T16">r</text:span><text:span text:style-name="T16">t </text:span><text:span text:style-name="T16">w</text:span><text:span text:style-name="T16">i</text:span><text:span text:style-name="T16">t</text:span><text:span text:style-name="T16">h</text:span><text:span text:style-name="T16"> </text:span><text:span text:style-name="T16">n</text:span><text:span text:style-name="T16">o</text:span><text:span text:style-name="T16">d</text:span><text:span text:style-name="T16">e</text:span><text:span text:style-name="T16"> </text:span><text:span text:style-name="T16">A</text:span><text:span text:style-name="T16">. </text:span><text:span text:style-name="T16">S</text:span><text:span text:style-name="T16">o</text:span><text:span text:style-name="T16"> </text:span><text:span text:style-name="T16">T</text:span><text:span text:style-name="T60">0</text:span><text:span text:style-name="T16"> </text:span><text:span text:style-name="T16">=</text:span><text:span text:style-name="T16"> </text:span><text:span text:style-name="T16">{</text:span><text:span text:style-name="T16">v</text:span><text:span text:style-name="T60">A</text:span><text:span text:style-name="T16">} </text:span><text:span text:style-name="T16">t</text:span><text:span text:style-name="T16">o</text:span><text:span text:style-name="T16"> </text:span><text:span text:style-name="T16">s</text:span><text:span text:style-name="T16">t</text:span><text:span text:style-name="T16">a</text:span><text:span text:style-name="T16">r</text:span><text:span text:style-name="T16">t </text:span><text:span text:style-name="T16">w</text:span><text:span text:style-name="T16">i</text:span><text:span text:style-name="T16">t</text:span><text:span text:style-name="T16">h</text:span><text:span text:style-name="T16">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36" draw:text-style-name="P24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4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0</text:span></text:p>
        </draw:rect>
        <draw:g>
          <draw:line draw:style-name="gr43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43" draw:text-style-name="P29" draw:layer="layout" svg:x1="12.895cm" svg:y1="8.72cm" svg:x2="15.266cm" svg:y2="6.105cm">
            <text:p/>
          </draw:line>
          <draw:line draw:style-name="gr43" draw:text-style-name="P29" draw:layer="layout" svg:x1="17.832cm" svg:y1="6.176cm" svg:x2="19.91cm" svg:y2="8.437cm">
            <text:p/>
          </draw:line>
          <draw:line draw:style-name="gr43" draw:text-style-name="P29" draw:layer="layout" svg:x1="13.042cm" svg:y1="11.212cm" svg:x2="15.202cm" svg:y2="13.279cm">
            <text:p/>
          </draw:line>
          <draw:line draw:style-name="gr43" draw:text-style-name="P29" draw:layer="layout" svg:x1="18.059cm" svg:y1="13.42cm" svg:x2="19.878cm" svg:y2="11.53cm">
            <text:p/>
          </draw:line>
          <draw:line draw:style-name="gr43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43" draw:text-style-name="P2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3" draw:layer="layout" svg:width="0.421cm" svg:height="0.457cm" svg:x="17.585cm" svg:y="5.96cm">
            <text:p text:style-name="P32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1cm" svg:height="0.456cm" svg:x="19.717cm" svg:y="8.226cm">
            <text:p text:style-name="P32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2cm" svg:height="0.456cm" svg:x="19.642cm" svg:y="11.326cm">
            <text:p text:style-name="P32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layout" svg:width="0.421cm" svg:height="0.457cm" svg:x="17.765cm" svg:y="13.175cm">
            <text:p text:style-name="P32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3" draw:layer="layout" svg:width="0.42cm" svg:height="0.456cm" svg:x="15.013cm" svg:y="13.029cm">
            <text:p text:style-name="P32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cm" svg:height="0.457cm" svg:x="12.82cm" svg:y="10.966cm">
            <text:p text:style-name="P32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2cm" svg:height="0.457cm" svg:x="12.729cm" svg:y="8.511cm">
            <text:p text:style-name="P32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5" draw:layer="layout" svg:width="0.78cm" svg:height="0.963cm" svg:x="13.342cm" svg:y="6.782cm">
            <draw:text-box>
              <text:p text:style-name="P34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50" draw:text-style-name="P35" draw:layer="layout" svg:width="0.747cm" svg:height="0.963cm" svg:x="13.489cm" svg:y="12.136cm">
            <draw:text-box>
              <text:p text:style-name="P34">3</text:p>
            </draw:text-box>
          </draw:frame>
          <draw:frame draw:style-name="gr50" draw:text-style-name="P35" draw:layer="layout" svg:width="0.914cm" svg:height="0.963cm" svg:x="16.306cm" svg:y="5.3cm">
            <draw:text-box>
              <text:p text:style-name="P34">1</text:p>
            </draw:text-box>
          </draw:frame>
          <draw:frame draw:style-name="gr50" draw:text-style-name="P35" draw:layer="layout" svg:width="0.991cm" svg:height="0.963cm" svg:x="18.766cm" svg:y="6.429cm">
            <draw:text-box>
              <text:p text:style-name="P34">5</text:p>
            </draw:text-box>
          </draw:frame>
          <draw:frame draw:style-name="gr50" draw:text-style-name="P35" draw:layer="layout" svg:width="0.731cm" svg:height="0.963cm" svg:x="20.049cm" svg:y="9.415cm">
            <draw:text-box>
              <text:p text:style-name="P34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50" draw:text-style-name="P35" draw:layer="layout" svg:width="1.022cm" svg:height="0.963cm" svg:x="18.913cm" svg:y="12.649cm">
            <draw:text-box>
              <text:p text:style-name="P34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5" draw:layer="layout" svg:width="0.909cm" svg:height="0.963cm" svg:x="16.736cm" svg:y="9.274cm">
            <draw:text-box>
              <text:p text:style-name="P34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36" draw:text-style-name="P23" draw:layer="layout" svg:width="20.629cm" svg:height="1.404cm" svg:x="0.402cm" svg:y="2.493cm">
          <draw:text-box>
            <text:p text:style-name="P7"><text:span text:style-name="T62">N</text:span><text:span text:style-name="T62">e</text:span><text:span text:style-name="T62">x</text:span><text:span text:style-name="T62">t</text:span><text:span text:style-name="T62">, </text:span><text:span text:style-name="T62">w</text:span><text:span text:style-name="T62">e</text:span><text:span text:style-name="T62"> </text:span><text:span text:style-name="T62">b</text:span><text:span text:style-name="T62">u</text:span><text:span text:style-name="T62">i</text:span><text:span text:style-name="T62">l</text:span><text:span text:style-name="T62">d</text:span><text:span text:style-name="T62"> </text:span><text:span text:style-name="T62">E</text:span><text:span text:style-name="T60">1</text:span><text:span text:style-name="T62">, </text:span><text:span text:style-name="T62">t</text:span><text:span text:style-name="T62">h</text:span><text:span text:style-name="T62">e</text:span><text:span text:style-name="T62"> </text:span><text:span text:style-name="T62">l</text:span><text:span text:style-name="T62">i</text:span><text:span text:style-name="T62">s</text:span><text:span text:style-name="T62">t </text:span><text:span text:style-name="T62">o</text:span><text:span text:style-name="T62">f </text:span><text:span text:style-name="T62">e</text:span><text:span text:style-name="T62">d</text:span><text:span text:style-name="T62">g</text:span><text:span text:style-name="T62">e</text:span><text:span text:style-name="T62">s </text:span><text:span text:style-name="T62">i</text:span><text:span text:style-name="T62">n</text:span><text:span text:style-name="T62"> </text:span><text:span text:style-name="T62">t</text:span><text:span text:style-name="T62">h</text:span><text:span text:style-name="T62">e</text:span><text:span text:style-name="T62"> </text:span><text:span text:style-name="T62">g</text:span><text:span text:style-name="T62">r</text:span><text:span text:style-name="T62">a</text:span><text:span text:style-name="T62">p</text:span><text:span text:style-name="T62">h</text:span><text:span text:style-name="T62"> </text:span><text:span text:style-name="T62">t</text:span><text:span text:style-name="T62">h</text:span><text:span text:style-name="T62">a</text:span><text:span text:style-name="T62">t </text:span><text:span text:style-name="T62">a</text:span><text:span text:style-name="T62">r</text:span><text:span text:style-name="T62">e</text:span><text:span text:style-name="T62"> </text:span><text:span text:style-name="T62">c</text:span><text:span text:style-name="T62">o</text:span><text:span text:style-name="T62">n</text:span><text:span text:style-name="T62">n</text:span><text:span text:style-name="T62">e</text:span><text:span text:style-name="T62">c</text:span><text:span text:style-name="T62">t</text:span><text:span text:style-name="T62">e</text:span><text:span text:style-name="T62">d</text:span><text:span text:style-name="T62"> </text:span><text:span text:style-name="T62">t</text:span><text:span text:style-name="T62">o</text:span><text:span text:style-name="T62"> </text:span><text:span text:style-name="T62">a</text:span><text:span text:style-name="T62">n</text:span><text:span text:style-name="T62">y </text:span><text:span text:style-name="T62">n</text:span><text:span text:style-name="T62">o</text:span><text:span text:style-name="T62">d</text:span><text:span text:style-name="T62">e</text:span><text:span text:style-name="T62">s </text:span><text:span text:style-name="T62">w</text:span><text:span text:style-name="T62">e</text:span><text:span text:style-name="T62"> </text:span><text:span text:style-name="T62">c</text:span><text:span text:style-name="T62">u</text:span><text:span text:style-name="T62">r</text:span><text:span text:style-name="T62">r</text:span><text:span text:style-name="T62">e</text:span><text:span text:style-name="T62">n</text:span><text:span text:style-name="T62">t</text:span><text:span text:style-name="T62">l</text:span><text:span text:style-name="T62">y </text:span><text:span text:style-name="T62">h</text:span><text:span text:style-name="T62">a</text:span><text:span text:style-name="T62">v</text:span><text:span text:style-name="T62">e</text:span><text:span text:style-name="T62"> </text:span><text:span text:style-name="T62">i</text:span><text:span text:style-name="T62">n</text:span><text:span text:style-name="T62"> </text:span><text:span text:style-name="T62">t</text:span><text:span text:style-name="T62">h</text:span><text:span text:style-name="T62">e</text:span><text:span text:style-name="T62"> </text:span><text:span text:style-name="T62">t</text:span><text:span text:style-name="T62">r</text:span><text:span text:style-name="T62">e</text:span><text:span text:style-name="T62">e</text:span><text:span text:style-name="T62">. </text:span><text:span text:style-name="T62">F</text:span><text:span text:style-name="T62">o</text:span><text:span text:style-name="T62">r </text:span><text:span text:style-name="T62">n</text:span><text:span text:style-name="T62">o</text:span><text:span text:style-name="T62">w</text:span><text:span text:style-name="T62">, </text:span><text:span text:style-name="T62">t</text:span><text:span text:style-name="T62">h</text:span><text:span text:style-name="T62">i</text:span><text:span text:style-name="T62">s </text:span><text:span text:style-name="T62">m</text:span><text:span text:style-name="T62">e</text:span><text:span text:style-name="T62">a</text:span><text:span text:style-name="T62">n</text:span><text:span text:style-name="T62">s </text:span><text:span text:style-name="T62">j</text:span><text:span text:style-name="T62">u</text:span><text:span text:style-name="T62">s</text:span><text:span text:style-name="T62">t </text:span><text:span text:style-name="T62">t</text:span><text:span text:style-name="T62">h</text:span><text:span text:style-name="T62">e</text:span><text:span text:style-name="T62"> </text:span><text:span text:style-name="T62">n</text:span><text:span text:style-name="T62">e</text:span><text:span text:style-name="T62">i</text:span><text:span text:style-name="T62">g</text:span><text:span text:style-name="T62">h</text:span><text:span text:style-name="T62">b</text:span><text:span text:style-name="T62">o</text:span><text:span text:style-name="T62">r</text:span><text:span text:style-name="T62">s </text:span><text:span text:style-name="T62">o</text:span><text:span text:style-name="T62">f </text:span><text:span text:style-name="T62">A</text:span><text:span text:style-name="T62">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1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36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36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0</text:span></text:p>
        </draw:rect>
        <draw:g>
          <draw:line draw:style-name="gr43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43" draw:text-style-name="P29" draw:layer="layout" svg:x1="12.895cm" svg:y1="8.72cm" svg:x2="15.266cm" svg:y2="6.105cm">
            <text:p/>
          </draw:line>
          <draw:line draw:style-name="gr43" draw:text-style-name="P29" draw:layer="layout" svg:x1="17.832cm" svg:y1="6.176cm" svg:x2="19.91cm" svg:y2="8.437cm">
            <text:p/>
          </draw:line>
          <draw:line draw:style-name="gr43" draw:text-style-name="P29" draw:layer="layout" svg:x1="13.042cm" svg:y1="11.212cm" svg:x2="15.202cm" svg:y2="13.279cm">
            <text:p/>
          </draw:line>
          <draw:line draw:style-name="gr43" draw:text-style-name="P29" draw:layer="layout" svg:x1="18.059cm" svg:y1="13.42cm" svg:x2="19.878cm" svg:y2="11.53cm">
            <text:p/>
          </draw:line>
          <draw:line draw:style-name="gr43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43" draw:text-style-name="P2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3" draw:layer="layout" svg:width="0.421cm" svg:height="0.457cm" svg:x="17.585cm" svg:y="5.96cm">
            <text:p text:style-name="P32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1cm" svg:height="0.456cm" svg:x="19.717cm" svg:y="8.226cm">
            <text:p text:style-name="P32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2cm" svg:height="0.456cm" svg:x="19.642cm" svg:y="11.326cm">
            <text:p text:style-name="P32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layout" svg:width="0.421cm" svg:height="0.457cm" svg:x="17.765cm" svg:y="13.175cm">
            <text:p text:style-name="P32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3" draw:layer="layout" svg:width="0.42cm" svg:height="0.456cm" svg:x="15.013cm" svg:y="13.029cm">
            <text:p text:style-name="P32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cm" svg:height="0.457cm" svg:x="12.82cm" svg:y="10.966cm">
            <text:p text:style-name="P32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2cm" svg:height="0.457cm" svg:x="12.729cm" svg:y="8.511cm">
            <text:p text:style-name="P32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5" draw:layer="layout" svg:width="0.78cm" svg:height="0.963cm" svg:x="13.342cm" svg:y="6.782cm">
            <draw:text-box>
              <text:p text:style-name="P34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50" draw:text-style-name="P35" draw:layer="layout" svg:width="0.747cm" svg:height="0.963cm" svg:x="13.489cm" svg:y="12.136cm">
            <draw:text-box>
              <text:p text:style-name="P34">3</text:p>
            </draw:text-box>
          </draw:frame>
          <draw:frame draw:style-name="gr50" draw:text-style-name="P35" draw:layer="layout" svg:width="0.914cm" svg:height="0.963cm" svg:x="16.306cm" svg:y="5.3cm">
            <draw:text-box>
              <text:p text:style-name="P34">1</text:p>
            </draw:text-box>
          </draw:frame>
          <draw:frame draw:style-name="gr50" draw:text-style-name="P35" draw:layer="layout" svg:width="0.991cm" svg:height="0.963cm" svg:x="18.766cm" svg:y="6.429cm">
            <draw:text-box>
              <text:p text:style-name="P34">5</text:p>
            </draw:text-box>
          </draw:frame>
          <draw:frame draw:style-name="gr50" draw:text-style-name="P35" draw:layer="layout" svg:width="0.731cm" svg:height="0.963cm" svg:x="20.049cm" svg:y="9.415cm">
            <draw:text-box>
              <text:p text:style-name="P34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50" draw:text-style-name="P35" draw:layer="layout" svg:width="1.022cm" svg:height="0.963cm" svg:x="18.913cm" svg:y="12.649cm">
            <draw:text-box>
              <text:p text:style-name="P34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5" draw:layer="layout" svg:width="0.909cm" svg:height="0.963cm" svg:x="16.736cm" svg:y="9.274cm">
            <draw:text-box>
              <text:p text:style-name="P34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37" draw:text-style-name="P23" draw:layer="layout" svg:width="20.629cm" svg:height="1.263cm" svg:x="0.402cm" svg:y="2.493cm">
          <draw:text-box>
            <text:p text:style-name="P7"><text:span text:style-name="T62">T</text:span><text:span text:style-name="T62">h</text:span><text:span text:style-name="T62">e</text:span><text:span text:style-name="T62"> </text:span><text:span text:style-name="T62">c</text:span><text:span text:style-name="T62">o</text:span><text:span text:style-name="T62">n</text:span><text:span text:style-name="T62">n</text:span><text:span text:style-name="T62">e</text:span><text:span text:style-name="T62">c</text:span><text:span text:style-name="T62">t</text:span><text:span text:style-name="T62">e</text:span><text:span text:style-name="T62">d</text:span><text:span text:style-name="T62"> </text:span><text:span text:style-name="T62">e</text:span><text:span text:style-name="T62">d</text:span><text:span text:style-name="T62">g</text:span><text:span text:style-name="T62">e</text:span><text:span text:style-name="T62">s </text:span><text:span text:style-name="T62">h</text:span><text:span text:style-name="T62">a</text:span><text:span text:style-name="T62">v</text:span><text:span text:style-name="T62">e</text:span><text:span text:style-name="T62"> </text:span><text:span text:style-name="T62">w</text:span><text:span text:style-name="T62">e</text:span><text:span text:style-name="T62">i</text:span><text:span text:style-name="T62">g</text:span><text:span text:style-name="T62">h</text:span><text:span text:style-name="T62">t</text:span><text:span text:style-name="T62">s </text:span><text:span text:style-name="T62">2</text:span><text:span text:style-name="T62"> </text:span><text:span text:style-name="T62">a</text:span><text:span text:style-name="T62">n</text:span><text:span text:style-name="T62">d</text:span><text:span text:style-name="T62"> </text:span><text:span text:style-name="T62">1</text:span><text:span text:style-name="T62">, </text:span><text:span text:style-name="T62">s</text:span><text:span text:style-name="T62">o</text:span><text:span text:style-name="T62"> </text:span><text:span text:style-name="T62">w</text:span><text:span text:style-name="T62">e</text:span><text:span text:style-name="T62"> </text:span><text:span text:style-name="T62">c</text:span><text:span text:style-name="T62">h</text:span><text:span text:style-name="T62">o</text:span><text:span text:style-name="T62">o</text:span><text:span text:style-name="T62">s</text:span><text:span text:style-name="T62">e</text:span><text:span text:style-name="T62"> </text:span><text:span text:style-name="T62">t</text:span><text:span text:style-name="T62">h</text:span><text:span text:style-name="T62">e</text:span><text:span text:style-name="T62"> </text:span><text:span text:style-name="T62">s</text:span><text:span text:style-name="T62">m</text:span><text:span text:style-name="T62">a</text:span><text:span text:style-name="T62">l</text:span><text:span text:style-name="T62">l</text:span><text:span text:style-name="T62">e</text:span><text:span text:style-name="T62">s</text:span><text:span text:style-name="T62">t </text:span><text:span text:style-name="T62">o</text:span><text:span text:style-name="T62">n</text:span><text:span text:style-name="T62">e</text:span><text:span text:style-name="T62"> </text:span><text:span text:style-name="T62">a</text:span><text:span text:style-name="T62">n</text:span><text:span text:style-name="T62">d</text:span><text:span text:style-name="T62"> </text:span><text:span text:style-name="T62">p</text:span><text:span text:style-name="T62">u</text:span><text:span text:style-name="T62">t </text:span><text:span text:style-name="T62">t</text:span><text:span text:style-name="T62">h</text:span><text:span text:style-name="T62">a</text:span><text:span text:style-name="T62">t </text:span><text:span text:style-name="T62">e</text:span><text:span text:style-name="T62">d</text:span><text:span text:style-name="T62">g</text:span><text:span text:style-name="T62">e</text:span><text:span text:style-name="T62"> </text:span><text:span text:style-name="T62">– </text:span><text:span text:style-name="T62">a</text:span><text:span text:style-name="T62">n</text:span><text:span text:style-name="T62">d</text:span><text:span text:style-name="T62"> </text:span><text:span text:style-name="T62">i</text:span><text:span text:style-name="T62">t</text:span><text:span text:style-name="T62">s </text:span><text:span text:style-name="T62">e</text:span><text:span text:style-name="T62">n</text:span><text:span text:style-name="T62">d</text:span><text:span text:style-name="T62">p</text:span><text:span text:style-name="T62">o</text:span><text:span text:style-name="T62">i</text:span><text:span text:style-name="T62">n</text:span><text:span text:style-name="T62">t </text:span><text:span text:style-name="T62">B</text:span><text:span text:style-name="T62"> </text:span><text:span text:style-name="T62">– </text:span><text:span text:style-name="T62">i</text:span><text:span text:style-name="T62">n</text:span><text:span text:style-name="T62">t</text:span><text:span text:style-name="T62">o</text:span><text:span text:style-name="T62"> </text:span><text:span text:style-name="T62">o</text:span><text:span text:style-name="T62">u</text:span><text:span text:style-name="T62">r </text:span><text:span text:style-name="T62">t</text:span><text:span text:style-name="T62">r</text:span><text:span text:style-name="T62">e</text:span><text:span text:style-name="T62">e</text:span><text:span text:style-name="T62">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4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4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0</text:span></text:p>
        </draw:rect>
        <draw:g>
          <draw:line draw:style-name="gr43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43" draw:text-style-name="P29" draw:layer="layout" svg:x1="12.895cm" svg:y1="8.72cm" svg:x2="15.266cm" svg:y2="6.105cm">
            <text:p/>
          </draw:line>
          <draw:line draw:style-name="gr43" draw:text-style-name="P29" draw:layer="layout" svg:x1="17.832cm" svg:y1="6.176cm" svg:x2="19.91cm" svg:y2="8.437cm">
            <text:p/>
          </draw:line>
          <draw:line draw:style-name="gr43" draw:text-style-name="P29" draw:layer="layout" svg:x1="13.042cm" svg:y1="11.212cm" svg:x2="15.202cm" svg:y2="13.279cm">
            <text:p/>
          </draw:line>
          <draw:line draw:style-name="gr43" draw:text-style-name="P29" draw:layer="layout" svg:x1="18.059cm" svg:y1="13.42cm" svg:x2="19.878cm" svg:y2="11.53cm">
            <text:p/>
          </draw:line>
          <draw:line draw:style-name="gr43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43" draw:text-style-name="P2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3" draw:layer="layout" svg:width="0.421cm" svg:height="0.457cm" svg:x="17.585cm" svg:y="5.96cm">
            <text:p text:style-name="P32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1cm" svg:height="0.456cm" svg:x="19.717cm" svg:y="8.226cm">
            <text:p text:style-name="P32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2cm" svg:height="0.456cm" svg:x="19.642cm" svg:y="11.326cm">
            <text:p text:style-name="P32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layout" svg:width="0.421cm" svg:height="0.457cm" svg:x="17.765cm" svg:y="13.175cm">
            <text:p text:style-name="P32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3" draw:layer="layout" svg:width="0.42cm" svg:height="0.456cm" svg:x="15.013cm" svg:y="13.029cm">
            <text:p text:style-name="P32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cm" svg:height="0.457cm" svg:x="12.82cm" svg:y="10.966cm">
            <text:p text:style-name="P32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2cm" svg:height="0.457cm" svg:x="12.729cm" svg:y="8.511cm">
            <text:p text:style-name="P32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5" draw:layer="layout" svg:width="0.78cm" svg:height="0.963cm" svg:x="13.342cm" svg:y="6.782cm">
            <draw:text-box>
              <text:p text:style-name="P34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50" draw:text-style-name="P35" draw:layer="layout" svg:width="0.747cm" svg:height="0.963cm" svg:x="13.489cm" svg:y="12.136cm">
            <draw:text-box>
              <text:p text:style-name="P34">3</text:p>
            </draw:text-box>
          </draw:frame>
          <draw:frame draw:style-name="gr50" draw:text-style-name="P35" draw:layer="layout" svg:width="0.914cm" svg:height="0.963cm" svg:x="16.306cm" svg:y="5.3cm">
            <draw:text-box>
              <text:p text:style-name="P34">1</text:p>
            </draw:text-box>
          </draw:frame>
          <draw:frame draw:style-name="gr50" draw:text-style-name="P35" draw:layer="layout" svg:width="0.991cm" svg:height="0.963cm" svg:x="18.766cm" svg:y="6.429cm">
            <draw:text-box>
              <text:p text:style-name="P34">5</text:p>
            </draw:text-box>
          </draw:frame>
          <draw:frame draw:style-name="gr50" draw:text-style-name="P35" draw:layer="layout" svg:width="0.731cm" svg:height="0.963cm" svg:x="20.049cm" svg:y="9.415cm">
            <draw:text-box>
              <text:p text:style-name="P34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50" draw:text-style-name="P35" draw:layer="layout" svg:width="1.022cm" svg:height="0.963cm" svg:x="18.913cm" svg:y="12.649cm">
            <draw:text-box>
              <text:p text:style-name="P34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5" draw:layer="layout" svg:width="0.909cm" svg:height="0.963cm" svg:x="16.736cm" svg:y="9.274cm">
            <draw:text-box>
              <text:p text:style-name="P34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draw:circle draw:style-name="gr55" draw:text-style-name="P12" draw:layer="layout" svg:width="1.19cm" svg:height="1.19cm" svg:x="2.032cm" svg:y="6.741cm">
          <text:p/>
        </draw:circle>
        <draw:circle draw:style-name="gr55" draw:text-style-name="P12" draw:layer="layout" svg:width="1.19cm" svg:height="1.19cm" svg:x="4.971cm" svg:y="5.216cm">
          <text:p/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38" draw:text-style-name="P23" draw:layer="layout" svg:width="20.629cm" svg:height="1.263cm" svg:x="0.402cm" svg:y="2.493cm">
          <draw:text-box>
            <text:p text:style-name="P7"><text:span text:style-name="T62">T</text:span><text:span text:style-name="T62">h</text:span><text:span text:style-name="T62">e</text:span><text:span text:style-name="T62"> </text:span><text:span text:style-name="T62">c</text:span><text:span text:style-name="T62">o</text:span><text:span text:style-name="T62">n</text:span><text:span text:style-name="T62">n</text:span><text:span text:style-name="T62">e</text:span><text:span text:style-name="T62">c</text:span><text:span text:style-name="T62">t</text:span><text:span text:style-name="T62">e</text:span><text:span text:style-name="T62">d</text:span><text:span text:style-name="T62"> </text:span><text:span text:style-name="T62">e</text:span><text:span text:style-name="T62">d</text:span><text:span text:style-name="T62">g</text:span><text:span text:style-name="T62">e</text:span><text:span text:style-name="T62">s </text:span><text:span text:style-name="T62">h</text:span><text:span text:style-name="T62">a</text:span><text:span text:style-name="T62">v</text:span><text:span text:style-name="T62">e</text:span><text:span text:style-name="T62"> </text:span><text:span text:style-name="T62">w</text:span><text:span text:style-name="T62">e</text:span><text:span text:style-name="T62">i</text:span><text:span text:style-name="T62">g</text:span><text:span text:style-name="T62">h</text:span><text:span text:style-name="T62">t</text:span><text:span text:style-name="T62">s </text:span><text:span text:style-name="T62">2</text:span><text:span text:style-name="T62"> </text:span><text:span text:style-name="T62">a</text:span><text:span text:style-name="T62">n</text:span><text:span text:style-name="T62">d</text:span><text:span text:style-name="T62"> </text:span><text:span text:style-name="T62">1</text:span><text:span text:style-name="T62">, </text:span><text:span text:style-name="T62">s</text:span><text:span text:style-name="T62">o</text:span><text:span text:style-name="T62"> </text:span><text:span text:style-name="T62">w</text:span><text:span text:style-name="T62">e</text:span><text:span text:style-name="T62"> </text:span><text:span text:style-name="T62">c</text:span><text:span text:style-name="T62">h</text:span><text:span text:style-name="T62">o</text:span><text:span text:style-name="T62">o</text:span><text:span text:style-name="T62">s</text:span><text:span text:style-name="T62">e</text:span><text:span text:style-name="T62"> </text:span><text:span text:style-name="T62">t</text:span><text:span text:style-name="T62">h</text:span><text:span text:style-name="T62">e</text:span><text:span text:style-name="T62"> </text:span><text:span text:style-name="T62">s</text:span><text:span text:style-name="T62">m</text:span><text:span text:style-name="T62">a</text:span><text:span text:style-name="T62">l</text:span><text:span text:style-name="T62">l</text:span><text:span text:style-name="T62">e</text:span><text:span text:style-name="T62">s</text:span><text:span text:style-name="T62">t </text:span><text:span text:style-name="T62">o</text:span><text:span text:style-name="T62">n</text:span><text:span text:style-name="T62">e</text:span><text:span text:style-name="T62"> </text:span><text:span text:style-name="T62">a</text:span><text:span text:style-name="T62">n</text:span><text:span text:style-name="T62">d</text:span><text:span text:style-name="T62"> </text:span><text:span text:style-name="T62">p</text:span><text:span text:style-name="T62">u</text:span><text:span text:style-name="T62">t </text:span><text:span text:style-name="T62">t</text:span><text:span text:style-name="T62">h</text:span><text:span text:style-name="T62">a</text:span><text:span text:style-name="T62">t </text:span><text:span text:style-name="T62">e</text:span><text:span text:style-name="T62">d</text:span><text:span text:style-name="T62">g</text:span><text:span text:style-name="T62">e</text:span><text:span text:style-name="T62"> </text:span><text:span text:style-name="T62">– </text:span><text:span text:style-name="T62">a</text:span><text:span text:style-name="T62">n</text:span><text:span text:style-name="T62">d</text:span><text:span text:style-name="T62"> </text:span><text:span text:style-name="T62">i</text:span><text:span text:style-name="T62">t</text:span><text:span text:style-name="T62">s </text:span><text:span text:style-name="T62">e</text:span><text:span text:style-name="T62">n</text:span><text:span text:style-name="T62">d</text:span><text:span text:style-name="T62">p</text:span><text:span text:style-name="T62">o</text:span><text:span text:style-name="T62">i</text:span><text:span text:style-name="T62">n</text:span><text:span text:style-name="T62">t </text:span><text:span text:style-name="T62">B</text:span><text:span text:style-name="T62"> </text:span><text:span text:style-name="T62">– </text:span><text:span text:style-name="T62">i</text:span><text:span text:style-name="T62">n</text:span><text:span text:style-name="T62">t</text:span><text:span text:style-name="T62">o</text:span><text:span text:style-name="T62"> </text:span><text:span text:style-name="T62">o</text:span><text:span text:style-name="T62">u</text:span><text:span text:style-name="T62">r </text:span><text:span text:style-name="T62">t</text:span><text:span text:style-name="T62">r</text:span><text:span text:style-name="T62">e</text:span><text:span text:style-name="T62">e</text:span><text:span text:style-name="T62">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4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1</text:span></text:p>
        </draw:rect>
        <draw:g>
          <draw:line draw:style-name="gr43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43" draw:text-style-name="P29" draw:layer="layout" svg:x1="12.895cm" svg:y1="8.72cm" svg:x2="15.266cm" svg:y2="6.105cm">
            <text:p/>
          </draw:line>
          <draw:line draw:style-name="gr43" draw:text-style-name="P29" draw:layer="layout" svg:x1="17.832cm" svg:y1="6.176cm" svg:x2="19.91cm" svg:y2="8.437cm">
            <text:p/>
          </draw:line>
          <draw:line draw:style-name="gr43" draw:text-style-name="P29" draw:layer="layout" svg:x1="13.042cm" svg:y1="11.212cm" svg:x2="15.202cm" svg:y2="13.279cm">
            <text:p/>
          </draw:line>
          <draw:line draw:style-name="gr43" draw:text-style-name="P29" draw:layer="layout" svg:x1="18.059cm" svg:y1="13.42cm" svg:x2="19.878cm" svg:y2="11.53cm">
            <text:p/>
          </draw:line>
          <draw:line draw:style-name="gr57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43" draw:text-style-name="P2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421cm" svg:height="0.457cm" svg:x="17.585cm" svg:y="5.96cm">
            <text:p text:style-name="P30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1cm" svg:height="0.456cm" svg:x="19.717cm" svg:y="8.226cm">
            <text:p text:style-name="P32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2cm" svg:height="0.456cm" svg:x="19.642cm" svg:y="11.326cm">
            <text:p text:style-name="P32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layout" svg:width="0.421cm" svg:height="0.457cm" svg:x="17.765cm" svg:y="13.175cm">
            <text:p text:style-name="P32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3" draw:layer="layout" svg:width="0.42cm" svg:height="0.456cm" svg:x="15.013cm" svg:y="13.029cm">
            <text:p text:style-name="P32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cm" svg:height="0.457cm" svg:x="12.82cm" svg:y="10.966cm">
            <text:p text:style-name="P32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2cm" svg:height="0.457cm" svg:x="12.729cm" svg:y="8.511cm">
            <text:p text:style-name="P32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5" draw:layer="layout" svg:width="0.78cm" svg:height="0.963cm" svg:x="13.342cm" svg:y="6.782cm">
            <draw:text-box>
              <text:p text:style-name="P34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50" draw:text-style-name="P35" draw:layer="layout" svg:width="0.747cm" svg:height="0.963cm" svg:x="13.489cm" svg:y="12.136cm">
            <draw:text-box>
              <text:p text:style-name="P34">3</text:p>
            </draw:text-box>
          </draw:frame>
          <draw:frame draw:style-name="gr50" draw:text-style-name="P38" draw:layer="layout" svg:width="0.914cm" svg:height="0.963cm" svg:x="16.306cm" svg:y="5.3cm">
            <draw:text-box>
              <text:p text:style-name="P37"><text:span text:style-name="T64">1</text:span></text:p>
            </draw:text-box>
          </draw:frame>
          <draw:frame draw:style-name="gr50" draw:text-style-name="P35" draw:layer="layout" svg:width="0.991cm" svg:height="0.963cm" svg:x="18.766cm" svg:y="6.429cm">
            <draw:text-box>
              <text:p text:style-name="P34">5</text:p>
            </draw:text-box>
          </draw:frame>
          <draw:frame draw:style-name="gr50" draw:text-style-name="P35" draw:layer="layout" svg:width="0.731cm" svg:height="0.963cm" svg:x="20.049cm" svg:y="9.415cm">
            <draw:text-box>
              <text:p text:style-name="P34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50" draw:text-style-name="P35" draw:layer="layout" svg:width="1.022cm" svg:height="0.963cm" svg:x="18.913cm" svg:y="12.649cm">
            <draw:text-box>
              <text:p text:style-name="P34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5" draw:layer="layout" svg:width="0.909cm" svg:height="0.963cm" svg:x="16.736cm" svg:y="9.274cm">
            <draw:text-box>
              <text:p text:style-name="P34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39" draw:text-style-name="P23" draw:layer="layout" svg:width="20.629cm" svg:height="1.263cm" svg:x="0.402cm" svg:y="2.493cm">
          <draw:text-box>
            <text:p text:style-name="P7"><text:span text:style-name="T62">N</text:span><text:span text:style-name="T62">e</text:span><text:span text:style-name="T62">x</text:span><text:span text:style-name="T62">t</text:span><text:span text:style-name="T62">, </text:span><text:span text:style-name="T62">w</text:span><text:span text:style-name="T62">e</text:span><text:span text:style-name="T62"> </text:span><text:span text:style-name="T62">l</text:span><text:span text:style-name="T62">o</text:span><text:span text:style-name="T62">o</text:span><text:span text:style-name="T62">k</text:span><text:span text:style-name="T62"> </text:span><text:span text:style-name="T62">a</text:span><text:span text:style-name="T62">t </text:span><text:span text:style-name="T62">a</text:span><text:span text:style-name="T62">l</text:span><text:span text:style-name="T62">l </text:span><text:span text:style-name="T62">e</text:span><text:span text:style-name="T62">d</text:span><text:span text:style-name="T62">g</text:span><text:span text:style-name="T62">e</text:span><text:span text:style-name="T62">s </text:span><text:span text:style-name="T62">c</text:span><text:span text:style-name="T62">o</text:span><text:span text:style-name="T62">n</text:span><text:span text:style-name="T62">n</text:span><text:span text:style-name="T62">e</text:span><text:span text:style-name="T62">c</text:span><text:span text:style-name="T62">t</text:span><text:span text:style-name="T62">e</text:span><text:span text:style-name="T62">d</text:span><text:span text:style-name="T62"> </text:span><text:span text:style-name="T62">t</text:span><text:span text:style-name="T62">o</text:span><text:span text:style-name="T62"> </text:span><text:span text:style-name="T62">A</text:span><text:span text:style-name="T62"> </text:span><text:span text:style-name="T62">a</text:span><text:span text:style-name="T62">n</text:span><text:span text:style-name="T62">d</text:span><text:span text:style-name="T62"> </text:span><text:span text:style-name="T62">B</text:span><text:span text:style-name="T62"> </text:span><text:span text:style-name="T62">i</text:span><text:span text:style-name="T62">n</text:span><text:span text:style-name="T62"> </text:span><text:span text:style-name="T62">t</text:span><text:span text:style-name="T62">h</text:span><text:span text:style-name="T62">e</text:span><text:span text:style-name="T62"> </text:span><text:span text:style-name="T62">o</text:span><text:span text:style-name="T62">r</text:span><text:span text:style-name="T62">i</text:span><text:span text:style-name="T62">g</text:span><text:span text:style-name="T62">i</text:span><text:span text:style-name="T62">n</text:span><text:span text:style-name="T62">a</text:span><text:span text:style-name="T62">l </text:span><text:span text:style-name="T62">g</text:span><text:span text:style-name="T62">r</text:span><text:span text:style-name="T62">a</text:span><text:span text:style-name="T62">p</text:span><text:span text:style-name="T62">h</text:span><text:span text:style-name="T62">, </text:span><text:span text:style-name="T62">a</text:span><text:span text:style-name="T62">n</text:span><text:span text:style-name="T62">d</text:span><text:span text:style-name="T62"> </text:span><text:span text:style-name="T62">i</text:span><text:span text:style-name="T62">d</text:span><text:span text:style-name="T62">e</text:span><text:span text:style-name="T62">n</text:span><text:span text:style-name="T62">t</text:span><text:span text:style-name="T62">i</text:span><text:span text:style-name="T62">f</text:span><text:span text:style-name="T62">y </text:span><text:span text:style-name="T62">w</text:span><text:span text:style-name="T62">h</text:span><text:span text:style-name="T62">i</text:span><text:span text:style-name="T62">c</text:span><text:span text:style-name="T62">h</text:span><text:span text:style-name="T62"> </text:span><text:span text:style-name="T62">h</text:span><text:span text:style-name="T62">a</text:span><text:span text:style-name="T62">s </text:span><text:span text:style-name="T62">t</text:span><text:span text:style-name="T62">h</text:span><text:span text:style-name="T62">e</text:span><text:span text:style-name="T62"> </text:span><text:span text:style-name="T62">s</text:span><text:span text:style-name="T62">m</text:span><text:span text:style-name="T62">a</text:span><text:span text:style-name="T62">l</text:span><text:span text:style-name="T62">l</text:span><text:span text:style-name="T62">e</text:span><text:span text:style-name="T62">s</text:span><text:span text:style-name="T62">t </text:span><text:span text:style-name="T62">w</text:span><text:span text:style-name="T62">e</text:span><text:span text:style-name="T62">i</text:span><text:span text:style-name="T62">g</text:span><text:span text:style-name="T62">h</text:span><text:span text:style-name="T62">t</text:span><text:span text:style-name="T62">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4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1</text:span></text:p>
        </draw:rect>
        <draw:g>
          <draw:line draw:style-name="gr43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43" draw:text-style-name="P29" draw:layer="layout" svg:x1="12.895cm" svg:y1="8.72cm" svg:x2="15.266cm" svg:y2="6.105cm">
            <text:p/>
          </draw:line>
          <draw:line draw:style-name="gr43" draw:text-style-name="P29" draw:layer="layout" svg:x1="17.832cm" svg:y1="6.176cm" svg:x2="19.91cm" svg:y2="8.437cm">
            <text:p/>
          </draw:line>
          <draw:line draw:style-name="gr43" draw:text-style-name="P29" draw:layer="layout" svg:x1="13.042cm" svg:y1="11.212cm" svg:x2="15.202cm" svg:y2="13.279cm">
            <text:p/>
          </draw:line>
          <draw:line draw:style-name="gr43" draw:text-style-name="P29" draw:layer="layout" svg:x1="18.059cm" svg:y1="13.42cm" svg:x2="19.878cm" svg:y2="11.53cm">
            <text:p/>
          </draw:line>
          <draw:line draw:style-name="gr57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43" draw:text-style-name="P2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421cm" svg:height="0.457cm" svg:x="17.585cm" svg:y="5.96cm">
            <text:p text:style-name="P30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1cm" svg:height="0.456cm" svg:x="19.717cm" svg:y="8.226cm">
            <text:p text:style-name="P32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2cm" svg:height="0.456cm" svg:x="19.642cm" svg:y="11.326cm">
            <text:p text:style-name="P32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layout" svg:width="0.421cm" svg:height="0.457cm" svg:x="17.765cm" svg:y="13.175cm">
            <text:p text:style-name="P32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3" draw:layer="layout" svg:width="0.42cm" svg:height="0.456cm" svg:x="15.013cm" svg:y="13.029cm">
            <text:p text:style-name="P32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cm" svg:height="0.457cm" svg:x="12.82cm" svg:y="10.966cm">
            <text:p text:style-name="P32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2cm" svg:height="0.457cm" svg:x="12.729cm" svg:y="8.511cm">
            <text:p text:style-name="P32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5" draw:layer="layout" svg:width="0.78cm" svg:height="0.963cm" svg:x="13.342cm" svg:y="6.782cm">
            <draw:text-box>
              <text:p text:style-name="P34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50" draw:text-style-name="P35" draw:layer="layout" svg:width="0.747cm" svg:height="0.963cm" svg:x="13.489cm" svg:y="12.136cm">
            <draw:text-box>
              <text:p text:style-name="P34">3</text:p>
            </draw:text-box>
          </draw:frame>
          <draw:frame draw:style-name="gr50" draw:text-style-name="P38" draw:layer="layout" svg:width="0.914cm" svg:height="0.963cm" svg:x="16.306cm" svg:y="5.3cm">
            <draw:text-box>
              <text:p text:style-name="P37"><text:span text:style-name="T64">1</text:span></text:p>
            </draw:text-box>
          </draw:frame>
          <draw:frame draw:style-name="gr50" draw:text-style-name="P35" draw:layer="layout" svg:width="0.991cm" svg:height="0.963cm" svg:x="18.766cm" svg:y="6.429cm">
            <draw:text-box>
              <text:p text:style-name="P34">5</text:p>
            </draw:text-box>
          </draw:frame>
          <draw:frame draw:style-name="gr50" draw:text-style-name="P35" draw:layer="layout" svg:width="0.731cm" svg:height="0.963cm" svg:x="20.049cm" svg:y="9.415cm">
            <draw:text-box>
              <text:p text:style-name="P34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50" draw:text-style-name="P35" draw:layer="layout" svg:width="1.022cm" svg:height="0.963cm" svg:x="18.913cm" svg:y="12.649cm">
            <draw:text-box>
              <text:p text:style-name="P34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5" draw:layer="layout" svg:width="0.909cm" svg:height="0.963cm" svg:x="16.736cm" svg:y="9.274cm">
            <draw:text-box>
              <text:p text:style-name="P34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draw:line draw:style-name="gr33" draw:text-style-name="P12" draw:layer="layout" svg:x1="5.9cm" svg:y1="5.344cm" svg:x2="4.868cm" svg:y2="6.561cm">
          <text:p/>
        </draw:line>
        <draw:line draw:style-name="gr33" draw:text-style-name="P12" draw:layer="layout" svg:x1="4.842cm" svg:y1="5.291cm" svg:x2="5.98cm" svg:y2="6.879cm">
          <text:p/>
        </draw:line>
        <draw:circle draw:style-name="gr55" draw:text-style-name="P12" draw:layer="layout" svg:width="1.19cm" svg:height="1.19cm" svg:x="2.032cm" svg:y="6.741cm">
          <text:p/>
        </draw:circle>
        <draw:circle draw:style-name="gr55" draw:text-style-name="P12" draw:layer="layout" svg:width="1.19cm" svg:height="1.19cm" svg:x="2.641cm" svg:y="8.329cm">
          <text:p/>
        </draw:circle>
        <draw:circle draw:style-name="gr55" draw:text-style-name="P12" draw:layer="layout" svg:width="1.19cm" svg:height="1.19cm" svg:x="5.396cm" svg:y="9.19cm">
          <text:p/>
        </draw:circle>
        <draw:circle draw:style-name="gr55" draw:text-style-name="P12" draw:layer="layout" svg:width="1.19cm" svg:height="1.19cm" svg:x="7.408cm" svg:y="6.445cm">
          <text:p/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0" draw:text-style-name="P23" draw:layer="layout" svg:width="20.629cm" svg:height="1.263cm" svg:x="0.402cm" svg:y="2.493cm">
          <draw:text-box>
            <text:p text:style-name="P7"><text:span text:style-name="T62">T</text:span><text:span text:style-name="T62">h</text:span><text:span text:style-name="T62">e</text:span><text:span text:style-name="T62"> </text:span><text:span text:style-name="T62">n</text:span><text:span text:style-name="T62">e</text:span><text:span text:style-name="T62">x</text:span><text:span text:style-name="T62">t </text:span><text:span text:style-name="T62">s</text:span><text:span text:style-name="T62">m</text:span><text:span text:style-name="T62">a</text:span><text:span text:style-name="T62">l</text:span><text:span text:style-name="T62">l</text:span><text:span text:style-name="T62">e</text:span><text:span text:style-name="T62">s</text:span><text:span text:style-name="T62">t </text:span><text:span text:style-name="T62">e</text:span><text:span text:style-name="T62">d</text:span><text:span text:style-name="T62">g</text:span><text:span text:style-name="T62">e</text:span><text:span text:style-name="T62"> </text:span><text:span text:style-name="T62">i</text:span><text:span text:style-name="T62">s </text:span><text:span text:style-name="T62">t</text:span><text:span text:style-name="T62">h</text:span><text:span text:style-name="T62">e</text:span><text:span text:style-name="T62"> </text:span><text:span text:style-name="T62">c</text:span><text:span text:style-name="T62">o</text:span><text:span text:style-name="T62">n</text:span><text:span text:style-name="T62">n</text:span><text:span text:style-name="T62">e</text:span><text:span text:style-name="T62">c</text:span><text:span text:style-name="T62">t</text:span><text:span text:style-name="T62">i</text:span><text:span text:style-name="T62">o</text:span><text:span text:style-name="T62">n</text:span><text:span text:style-name="T62"> </text:span><text:span text:style-name="T62">f</text:span><text:span text:style-name="T62">r</text:span><text:span text:style-name="T62">o</text:span><text:span text:style-name="T62">m</text:span><text:span text:style-name="T62"> </text:span><text:span text:style-name="T62">B</text:span><text:span text:style-name="T62"> </text:span><text:span text:style-name="T62">t</text:span><text:span text:style-name="T62">o</text:span><text:span text:style-name="T62"> </text:span><text:span text:style-name="T62">F</text:span><text:span text:style-name="T62">, </text:span><text:span text:style-name="T62">s</text:span><text:span text:style-name="T62">o</text:span><text:span text:style-name="T62"> </text:span><text:span text:style-name="T62">w</text:span><text:span text:style-name="T62">e</text:span><text:span text:style-name="T62"> </text:span><text:span text:style-name="T62">a</text:span><text:span text:style-name="T62">d</text:span><text:span text:style-name="T62">d</text:span><text:span text:style-name="T62"> </text:span><text:span text:style-name="T62">t</text:span><text:span text:style-name="T62">h</text:span><text:span text:style-name="T62">a</text:span><text:span text:style-name="T62">t </text:span><text:span text:style-name="T62">e</text:span><text:span text:style-name="T62">d</text:span><text:span text:style-name="T62">g</text:span><text:span text:style-name="T62">e</text:span><text:span text:style-name="T62"> </text:span><text:span text:style-name="T62">a</text:span><text:span text:style-name="T62">n</text:span><text:span text:style-name="T62">d</text:span><text:span text:style-name="T62"> </text:span><text:span text:style-name="T62">F</text:span><text:span text:style-name="T62"> </text:span><text:span text:style-name="T62">t</text:span><text:span text:style-name="T62">o</text:span><text:span text:style-name="T62"> </text:span><text:span text:style-name="T62">t</text:span><text:span text:style-name="T62">h</text:span><text:span text:style-name="T62">e</text:span><text:span text:style-name="T62"> </text:span><text:span text:style-name="T62">t</text:span><text:span text:style-name="T62">r</text:span><text:span text:style-name="T62">e</text:span><text:span text:style-name="T62">e</text:span><text:span text:style-name="T62">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4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1</text:span></text:p>
        </draw:rect>
        <draw:g>
          <draw:line draw:style-name="gr43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43" draw:text-style-name="P29" draw:layer="layout" svg:x1="12.895cm" svg:y1="8.72cm" svg:x2="15.266cm" svg:y2="6.105cm">
            <text:p/>
          </draw:line>
          <draw:line draw:style-name="gr43" draw:text-style-name="P29" draw:layer="layout" svg:x1="17.832cm" svg:y1="6.176cm" svg:x2="19.91cm" svg:y2="8.437cm">
            <text:p/>
          </draw:line>
          <draw:line draw:style-name="gr43" draw:text-style-name="P29" draw:layer="layout" svg:x1="13.042cm" svg:y1="11.212cm" svg:x2="15.202cm" svg:y2="13.279cm">
            <text:p/>
          </draw:line>
          <draw:line draw:style-name="gr43" draw:text-style-name="P29" draw:layer="layout" svg:x1="18.059cm" svg:y1="13.42cm" svg:x2="19.878cm" svg:y2="11.53cm">
            <text:p/>
          </draw:line>
          <draw:line draw:style-name="gr57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43" draw:text-style-name="P2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421cm" svg:height="0.457cm" svg:x="17.585cm" svg:y="5.96cm">
            <text:p text:style-name="P30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1cm" svg:height="0.456cm" svg:x="19.717cm" svg:y="8.226cm">
            <text:p text:style-name="P32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2cm" svg:height="0.456cm" svg:x="19.642cm" svg:y="11.326cm">
            <text:p text:style-name="P32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layout" svg:width="0.421cm" svg:height="0.457cm" svg:x="17.765cm" svg:y="13.175cm">
            <text:p text:style-name="P32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3" draw:layer="layout" svg:width="0.42cm" svg:height="0.456cm" svg:x="15.013cm" svg:y="13.029cm">
            <text:p text:style-name="P32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cm" svg:height="0.457cm" svg:x="12.82cm" svg:y="10.966cm">
            <text:p text:style-name="P32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2cm" svg:height="0.457cm" svg:x="12.729cm" svg:y="8.511cm">
            <text:p text:style-name="P32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5" draw:layer="layout" svg:width="0.78cm" svg:height="0.963cm" svg:x="13.342cm" svg:y="6.782cm">
            <draw:text-box>
              <text:p text:style-name="P34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50" draw:text-style-name="P35" draw:layer="layout" svg:width="0.747cm" svg:height="0.963cm" svg:x="13.489cm" svg:y="12.136cm">
            <draw:text-box>
              <text:p text:style-name="P34">3</text:p>
            </draw:text-box>
          </draw:frame>
          <draw:frame draw:style-name="gr50" draw:text-style-name="P38" draw:layer="layout" svg:width="0.914cm" svg:height="0.963cm" svg:x="16.306cm" svg:y="5.3cm">
            <draw:text-box>
              <text:p text:style-name="P37"><text:span text:style-name="T64">1</text:span></text:p>
            </draw:text-box>
          </draw:frame>
          <draw:frame draw:style-name="gr50" draw:text-style-name="P35" draw:layer="layout" svg:width="0.991cm" svg:height="0.963cm" svg:x="18.766cm" svg:y="6.429cm">
            <draw:text-box>
              <text:p text:style-name="P34">5</text:p>
            </draw:text-box>
          </draw:frame>
          <draw:frame draw:style-name="gr50" draw:text-style-name="P35" draw:layer="layout" svg:width="0.731cm" svg:height="0.963cm" svg:x="20.049cm" svg:y="9.415cm">
            <draw:text-box>
              <text:p text:style-name="P34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50" draw:text-style-name="P35" draw:layer="layout" svg:width="1.022cm" svg:height="0.963cm" svg:x="18.913cm" svg:y="12.649cm">
            <draw:text-box>
              <text:p text:style-name="P34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5" draw:layer="layout" svg:width="0.909cm" svg:height="0.963cm" svg:x="16.736cm" svg:y="9.274cm">
            <draw:text-box>
              <text:p text:style-name="P34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draw:line draw:style-name="gr33" draw:text-style-name="P12" draw:layer="layout" svg:x1="5.9cm" svg:y1="5.344cm" svg:x2="4.868cm" svg:y2="6.561cm">
          <text:p/>
        </draw:line>
        <draw:line draw:style-name="gr33" draw:text-style-name="P12" draw:layer="layout" svg:x1="4.842cm" svg:y1="5.291cm" svg:x2="5.98cm" svg:y2="6.879cm">
          <text:p/>
        </draw:line>
        <draw:circle draw:style-name="gr55" draw:text-style-name="P12" draw:layer="layout" svg:width="1.19cm" svg:height="1.19cm" svg:x="2.032cm" svg:y="6.741cm">
          <text:p/>
        </draw:circle>
        <draw:circle draw:style-name="gr55" draw:text-style-name="P12" draw:layer="layout" svg:width="1.19cm" svg:height="1.19cm" svg:x="2.641cm" svg:y="8.329cm">
          <text:p/>
        </draw:circle>
        <draw:circle draw:style-name="gr55" draw:text-style-name="P12" draw:layer="layout" svg:width="1.19cm" svg:height="1.19cm" svg:x="5.396cm" svg:y="9.19cm">
          <text:p/>
        </draw:circle>
        <draw:circle draw:style-name="gr55" draw:text-style-name="P12" draw:layer="layout" svg:width="1.19cm" svg:height="1.19cm" svg:x="7.408cm" svg:y="6.445cm">
          <text:p/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1" draw:text-style-name="P23" draw:layer="layout" svg:width="20.629cm" svg:height="1.263cm" svg:x="0.402cm" svg:y="2.493cm">
          <draw:text-box>
            <text:p text:style-name="P7"><text:span text:style-name="T62">T</text:span><text:span text:style-name="T62">h</text:span><text:span text:style-name="T62">e</text:span><text:span text:style-name="T62"> </text:span><text:span text:style-name="T62">n</text:span><text:span text:style-name="T62">e</text:span><text:span text:style-name="T62">x</text:span><text:span text:style-name="T62">t </text:span><text:span text:style-name="T62">s</text:span><text:span text:style-name="T62">m</text:span><text:span text:style-name="T62">a</text:span><text:span text:style-name="T62">l</text:span><text:span text:style-name="T62">l</text:span><text:span text:style-name="T62">e</text:span><text:span text:style-name="T62">s</text:span><text:span text:style-name="T62">t </text:span><text:span text:style-name="T62">e</text:span><text:span text:style-name="T62">d</text:span><text:span text:style-name="T62">g</text:span><text:span text:style-name="T62">e</text:span><text:span text:style-name="T62"> </text:span><text:span text:style-name="T62">i</text:span><text:span text:style-name="T62">s </text:span><text:span text:style-name="T62">t</text:span><text:span text:style-name="T62">h</text:span><text:span text:style-name="T62">e</text:span><text:span text:style-name="T62"> </text:span><text:span text:style-name="T62">c</text:span><text:span text:style-name="T62">o</text:span><text:span text:style-name="T62">n</text:span><text:span text:style-name="T62">n</text:span><text:span text:style-name="T62">e</text:span><text:span text:style-name="T62">c</text:span><text:span text:style-name="T62">t</text:span><text:span text:style-name="T62">i</text:span><text:span text:style-name="T62">o</text:span><text:span text:style-name="T62">n</text:span><text:span text:style-name="T62"> </text:span><text:span text:style-name="T62">f</text:span><text:span text:style-name="T62">r</text:span><text:span text:style-name="T62">o</text:span><text:span text:style-name="T62">m</text:span><text:span text:style-name="T62"> </text:span><text:span text:style-name="T62">B</text:span><text:span text:style-name="T62"> </text:span><text:span text:style-name="T62">t</text:span><text:span text:style-name="T62">o</text:span><text:span text:style-name="T62"> </text:span><text:span text:style-name="T62">F</text:span><text:span text:style-name="T62">, </text:span><text:span text:style-name="T62">s</text:span><text:span text:style-name="T62">o</text:span><text:span text:style-name="T62"> </text:span><text:span text:style-name="T62">w</text:span><text:span text:style-name="T62">e</text:span><text:span text:style-name="T62"> </text:span><text:span text:style-name="T62">a</text:span><text:span text:style-name="T62">d</text:span><text:span text:style-name="T62">d</text:span><text:span text:style-name="T62"> </text:span><text:span text:style-name="T62">t</text:span><text:span text:style-name="T62">h</text:span><text:span text:style-name="T62">a</text:span><text:span text:style-name="T62">t </text:span><text:span text:style-name="T62">e</text:span><text:span text:style-name="T62">d</text:span><text:span text:style-name="T62">g</text:span><text:span text:style-name="T62">e</text:span><text:span text:style-name="T62"> </text:span><text:span text:style-name="T62">a</text:span><text:span text:style-name="T62">n</text:span><text:span text:style-name="T62">d</text:span><text:span text:style-name="T62"> </text:span><text:span text:style-name="T62">F</text:span><text:span text:style-name="T62"> </text:span><text:span text:style-name="T62">t</text:span><text:span text:style-name="T62">o</text:span><text:span text:style-name="T62"> </text:span><text:span text:style-name="T62">t</text:span><text:span text:style-name="T62">h</text:span><text:span text:style-name="T62">e</text:span><text:span text:style-name="T62"> </text:span><text:span text:style-name="T62">t</text:span><text:span text:style-name="T62">r</text:span><text:span text:style-name="T62">e</text:span><text:span text:style-name="T62">e</text:span><text:span text:style-name="T62">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4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6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2</text:span></text:p>
        </draw:rect>
        <draw:g>
          <draw:line draw:style-name="gr57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43" draw:text-style-name="P29" draw:layer="layout" svg:x1="12.895cm" svg:y1="8.72cm" svg:x2="15.266cm" svg:y2="6.105cm">
            <text:p/>
          </draw:line>
          <draw:line draw:style-name="gr43" draw:text-style-name="P29" draw:layer="layout" svg:x1="17.832cm" svg:y1="6.176cm" svg:x2="19.91cm" svg:y2="8.437cm">
            <text:p/>
          </draw:line>
          <draw:line draw:style-name="gr43" draw:text-style-name="P29" draw:layer="layout" svg:x1="13.042cm" svg:y1="11.212cm" svg:x2="15.202cm" svg:y2="13.279cm">
            <text:p/>
          </draw:line>
          <draw:line draw:style-name="gr43" draw:text-style-name="P29" draw:layer="layout" svg:x1="18.059cm" svg:y1="13.42cm" svg:x2="19.878cm" svg:y2="11.53cm">
            <text:p/>
          </draw:line>
          <draw:line draw:style-name="gr57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43" draw:text-style-name="P2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421cm" svg:height="0.457cm" svg:x="17.585cm" svg:y="5.96cm">
            <text:p text:style-name="P30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1cm" svg:height="0.456cm" svg:x="19.717cm" svg:y="8.226cm">
            <text:p text:style-name="P32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2cm" svg:height="0.456cm" svg:x="19.642cm" svg:y="11.326cm">
            <text:p text:style-name="P32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layout" svg:width="0.421cm" svg:height="0.457cm" svg:x="17.765cm" svg:y="13.175cm">
            <text:p text:style-name="P32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layout" svg:width="0.42cm" svg:height="0.456cm" svg:x="15.013cm" svg:y="13.029cm">
            <text:p text:style-name="P30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cm" svg:height="0.457cm" svg:x="12.82cm" svg:y="10.966cm">
            <text:p text:style-name="P32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2cm" svg:height="0.457cm" svg:x="12.729cm" svg:y="8.511cm">
            <text:p text:style-name="P32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5" draw:layer="layout" svg:width="0.78cm" svg:height="0.963cm" svg:x="13.342cm" svg:y="6.782cm">
            <draw:text-box>
              <text:p text:style-name="P34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50" draw:text-style-name="P35" draw:layer="layout" svg:width="0.747cm" svg:height="0.963cm" svg:x="13.489cm" svg:y="12.136cm">
            <draw:text-box>
              <text:p text:style-name="P34">3</text:p>
            </draw:text-box>
          </draw:frame>
          <draw:frame draw:style-name="gr50" draw:text-style-name="P38" draw:layer="layout" svg:width="0.914cm" svg:height="0.963cm" svg:x="16.306cm" svg:y="5.3cm">
            <draw:text-box>
              <text:p text:style-name="P37"><text:span text:style-name="T64">1</text:span></text:p>
            </draw:text-box>
          </draw:frame>
          <draw:frame draw:style-name="gr50" draw:text-style-name="P35" draw:layer="layout" svg:width="0.991cm" svg:height="0.963cm" svg:x="18.766cm" svg:y="6.429cm">
            <draw:text-box>
              <text:p text:style-name="P34">5</text:p>
            </draw:text-box>
          </draw:frame>
          <draw:frame draw:style-name="gr50" draw:text-style-name="P35" draw:layer="layout" svg:width="0.731cm" svg:height="0.963cm" svg:x="20.049cm" svg:y="9.415cm">
            <draw:text-box>
              <text:p text:style-name="P34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50" draw:text-style-name="P35" draw:layer="layout" svg:width="1.022cm" svg:height="0.963cm" svg:x="18.913cm" svg:y="12.649cm">
            <draw:text-box>
              <text:p text:style-name="P34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8" draw:layer="layout" svg:width="0.909cm" svg:height="0.963cm" svg:x="16.736cm" svg:y="9.274cm">
            <draw:text-box>
              <text:p text:style-name="P37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draw:line draw:style-name="gr33" draw:text-style-name="P12" draw:layer="layout" svg:x1="5.9cm" svg:y1="5.344cm" svg:x2="4.868cm" svg:y2="6.561cm">
          <text:p/>
        </draw:line>
        <draw:line draw:style-name="gr33" draw:text-style-name="P12" draw:layer="layout" svg:x1="4.842cm" svg:y1="5.291cm" svg:x2="5.98cm" svg:y2="6.879cm">
          <text:p/>
        </draw:line>
        <draw:line draw:style-name="gr33" draw:text-style-name="P12" draw:layer="layout" svg:x1="5.265cm" svg:y1="8.466cm" svg:x2="6.297cm" svg:y2="10.212cm">
          <text:p/>
        </draw:line>
        <draw:line draw:style-name="gr33" draw:text-style-name="P12" draw:layer="layout" svg:x1="6.244cm" svg:y1="8.784cm" svg:x2="4.921cm" svg:y2="9.789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2" draw:text-style-name="P23" draw:layer="layout" svg:width="20.629cm" svg:height="0.797cm" svg:x="0.402cm" svg:y="2.493cm">
          <draw:text-box>
            <text:p text:style-name="P7"><text:span text:style-name="T62">A</text:span><text:span text:style-name="T62">n</text:span><text:span text:style-name="T62">d</text:span><text:span text:style-name="T62"> </text:span><text:span text:style-name="T62">w</text:span><text:span text:style-name="T62">e</text:span><text:span text:style-name="T62"> </text:span><text:span text:style-name="T62">c</text:span><text:span text:style-name="T62">o</text:span><text:span text:style-name="T62">n</text:span><text:span text:style-name="T62">t</text:span><text:span text:style-name="T62">i</text:span><text:span text:style-name="T62">n</text:span><text:span text:style-name="T62">u</text:span><text:span text:style-name="T62">e</text:span><text:span text:style-name="T62">…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4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6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2</text:span></text:p>
        </draw:rect>
        <draw:g>
          <draw:line draw:style-name="gr57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43" draw:text-style-name="P29" draw:layer="layout" svg:x1="12.895cm" svg:y1="8.72cm" svg:x2="15.266cm" svg:y2="6.105cm">
            <text:p/>
          </draw:line>
          <draw:line draw:style-name="gr43" draw:text-style-name="P29" draw:layer="layout" svg:x1="17.832cm" svg:y1="6.176cm" svg:x2="19.91cm" svg:y2="8.437cm">
            <text:p/>
          </draw:line>
          <draw:line draw:style-name="gr43" draw:text-style-name="P29" draw:layer="layout" svg:x1="13.042cm" svg:y1="11.212cm" svg:x2="15.202cm" svg:y2="13.279cm">
            <text:p/>
          </draw:line>
          <draw:line draw:style-name="gr43" draw:text-style-name="P29" draw:layer="layout" svg:x1="18.059cm" svg:y1="13.42cm" svg:x2="19.878cm" svg:y2="11.53cm">
            <text:p/>
          </draw:line>
          <draw:line draw:style-name="gr57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43" draw:text-style-name="P2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421cm" svg:height="0.457cm" svg:x="17.585cm" svg:y="5.96cm">
            <text:p text:style-name="P30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1cm" svg:height="0.456cm" svg:x="19.717cm" svg:y="8.226cm">
            <text:p text:style-name="P32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2cm" svg:height="0.456cm" svg:x="19.642cm" svg:y="11.326cm">
            <text:p text:style-name="P32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layout" svg:width="0.421cm" svg:height="0.457cm" svg:x="17.765cm" svg:y="13.175cm">
            <text:p text:style-name="P32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layout" svg:width="0.42cm" svg:height="0.456cm" svg:x="15.013cm" svg:y="13.029cm">
            <text:p text:style-name="P30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cm" svg:height="0.457cm" svg:x="12.82cm" svg:y="10.966cm">
            <text:p text:style-name="P32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2cm" svg:height="0.457cm" svg:x="12.729cm" svg:y="8.511cm">
            <text:p text:style-name="P32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5" draw:layer="layout" svg:width="0.78cm" svg:height="0.963cm" svg:x="13.342cm" svg:y="6.782cm">
            <draw:text-box>
              <text:p text:style-name="P34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50" draw:text-style-name="P35" draw:layer="layout" svg:width="0.747cm" svg:height="0.963cm" svg:x="13.489cm" svg:y="12.136cm">
            <draw:text-box>
              <text:p text:style-name="P34">3</text:p>
            </draw:text-box>
          </draw:frame>
          <draw:frame draw:style-name="gr50" draw:text-style-name="P38" draw:layer="layout" svg:width="0.914cm" svg:height="0.963cm" svg:x="16.306cm" svg:y="5.3cm">
            <draw:text-box>
              <text:p text:style-name="P37"><text:span text:style-name="T64">1</text:span></text:p>
            </draw:text-box>
          </draw:frame>
          <draw:frame draw:style-name="gr50" draw:text-style-name="P35" draw:layer="layout" svg:width="0.991cm" svg:height="0.963cm" svg:x="18.766cm" svg:y="6.429cm">
            <draw:text-box>
              <text:p text:style-name="P34">5</text:p>
            </draw:text-box>
          </draw:frame>
          <draw:frame draw:style-name="gr50" draw:text-style-name="P35" draw:layer="layout" svg:width="0.731cm" svg:height="0.963cm" svg:x="20.049cm" svg:y="9.415cm">
            <draw:text-box>
              <text:p text:style-name="P34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50" draw:text-style-name="P35" draw:layer="layout" svg:width="1.022cm" svg:height="0.963cm" svg:x="18.913cm" svg:y="12.649cm">
            <draw:text-box>
              <text:p text:style-name="P34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8" draw:layer="layout" svg:width="0.909cm" svg:height="0.963cm" svg:x="16.736cm" svg:y="9.274cm">
            <draw:text-box>
              <text:p text:style-name="P37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draw:line draw:style-name="gr33" draw:text-style-name="P12" draw:layer="layout" svg:x1="5.9cm" svg:y1="5.344cm" svg:x2="4.868cm" svg:y2="6.561cm">
          <text:p/>
        </draw:line>
        <draw:line draw:style-name="gr33" draw:text-style-name="P12" draw:layer="layout" svg:x1="4.842cm" svg:y1="5.291cm" svg:x2="5.98cm" svg:y2="6.879cm">
          <text:p/>
        </draw:line>
        <draw:line draw:style-name="gr33" draw:text-style-name="P12" draw:layer="layout" svg:x1="5.265cm" svg:y1="8.466cm" svg:x2="6.297cm" svg:y2="10.212cm">
          <text:p/>
        </draw:line>
        <draw:line draw:style-name="gr33" draw:text-style-name="P12" draw:layer="layout" svg:x1="6.244cm" svg:y1="8.784cm" svg:x2="4.921cm" svg:y2="9.789cm">
          <text:p/>
        </draw:line>
        <draw:circle draw:style-name="gr55" draw:text-style-name="P12" draw:layer="layout" svg:width="1.117cm" svg:height="1.117cm" svg:x="2.032cm" svg:y="6.741cm">
          <text:p/>
        </draw:circle>
        <draw:circle draw:style-name="gr55" draw:text-style-name="P12" draw:layer="layout" svg:width="1.117cm" svg:height="1.117cm" svg:x="2.721cm" svg:y="8.383cm">
          <text:p/>
        </draw:circle>
        <draw:circle draw:style-name="gr55" draw:text-style-name="P12" draw:layer="layout" svg:width="1.117cm" svg:height="1.117cm" svg:x="2.192cm" svg:y="12.007cm">
          <text:p/>
        </draw:circle>
        <draw:circle draw:style-name="gr55" draw:text-style-name="P12" draw:layer="layout" svg:width="1.117cm" svg:height="1.117cm" svg:x="4.679cm" svg:y="13.304cm">
          <text:p/>
        </draw:circle>
        <draw:circle draw:style-name="gr55" draw:text-style-name="P12" draw:layer="layout" svg:width="1.117cm" svg:height="1.117cm" svg:x="7.481cm" svg:y="6.291cm">
          <text:p/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3" draw:text-style-name="P23" draw:layer="layout" svg:width="20.629cm" svg:height="0.797cm" svg:x="0.402cm" svg:y="2.493cm">
          <draw:text-box>
            <text:p text:style-name="P7"><text:span text:style-name="T62">A</text:span><text:span text:style-name="T62">n</text:span><text:span text:style-name="T62">d</text:span><text:span text:style-name="T62"> </text:span><text:span text:style-name="T62">w</text:span><text:span text:style-name="T62">e</text:span><text:span text:style-name="T62"> </text:span><text:span text:style-name="T62">c</text:span><text:span text:style-name="T62">o</text:span><text:span text:style-name="T62">n</text:span><text:span text:style-name="T62">t</text:span><text:span text:style-name="T62">i</text:span><text:span text:style-name="T62">n</text:span><text:span text:style-name="T62">u</text:span><text:span text:style-name="T62">e</text:span><text:span text:style-name="T62">…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4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6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3</text:span></text:p>
        </draw:rect>
        <draw:g>
          <draw:line draw:style-name="gr57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62" draw:text-style-name="P39" draw:layer="layout" svg:x1="12.895cm" svg:y1="8.72cm" svg:x2="15.266cm" svg:y2="6.105cm">
            <text:p/>
          </draw:line>
          <draw:line draw:style-name="gr43" draw:text-style-name="P29" draw:layer="layout" svg:x1="17.832cm" svg:y1="6.176cm" svg:x2="19.91cm" svg:y2="8.437cm">
            <text:p/>
          </draw:line>
          <draw:line draw:style-name="gr43" draw:text-style-name="P29" draw:layer="layout" svg:x1="13.042cm" svg:y1="11.212cm" svg:x2="15.202cm" svg:y2="13.279cm">
            <text:p/>
          </draw:line>
          <draw:line draw:style-name="gr43" draw:text-style-name="P29" draw:layer="layout" svg:x1="18.059cm" svg:y1="13.42cm" svg:x2="19.878cm" svg:y2="11.53cm">
            <text:p/>
          </draw:line>
          <draw:line draw:style-name="gr57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43" draw:text-style-name="P2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421cm" svg:height="0.457cm" svg:x="17.585cm" svg:y="5.96cm">
            <text:p text:style-name="P30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1cm" svg:height="0.456cm" svg:x="19.717cm" svg:y="8.226cm">
            <text:p text:style-name="P32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2cm" svg:height="0.456cm" svg:x="19.642cm" svg:y="11.326cm">
            <text:p text:style-name="P32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layout" svg:width="0.421cm" svg:height="0.457cm" svg:x="17.765cm" svg:y="13.175cm">
            <text:p text:style-name="P32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layout" svg:width="0.42cm" svg:height="0.456cm" svg:x="15.013cm" svg:y="13.029cm">
            <text:p text:style-name="P30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cm" svg:height="0.457cm" svg:x="12.82cm" svg:y="10.966cm">
            <text:p text:style-name="P32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1" draw:layer="layout" svg:width="0.422cm" svg:height="0.457cm" svg:x="12.729cm" svg:y="8.511cm">
            <text:p text:style-name="P30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8" draw:layer="layout" svg:width="0.78cm" svg:height="0.963cm" svg:x="13.342cm" svg:y="6.782cm">
            <draw:text-box>
              <text:p text:style-name="P37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50" draw:text-style-name="P35" draw:layer="layout" svg:width="0.747cm" svg:height="0.963cm" svg:x="13.489cm" svg:y="12.136cm">
            <draw:text-box>
              <text:p text:style-name="P34">3</text:p>
            </draw:text-box>
          </draw:frame>
          <draw:frame draw:style-name="gr50" draw:text-style-name="P38" draw:layer="layout" svg:width="0.914cm" svg:height="0.963cm" svg:x="16.306cm" svg:y="5.3cm">
            <draw:text-box>
              <text:p text:style-name="P37"><text:span text:style-name="T64">1</text:span></text:p>
            </draw:text-box>
          </draw:frame>
          <draw:frame draw:style-name="gr50" draw:text-style-name="P35" draw:layer="layout" svg:width="0.991cm" svg:height="0.963cm" svg:x="18.766cm" svg:y="6.429cm">
            <draw:text-box>
              <text:p text:style-name="P34">5</text:p>
            </draw:text-box>
          </draw:frame>
          <draw:frame draw:style-name="gr50" draw:text-style-name="P35" draw:layer="layout" svg:width="0.731cm" svg:height="0.963cm" svg:x="20.049cm" svg:y="9.415cm">
            <draw:text-box>
              <text:p text:style-name="P34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50" draw:text-style-name="P35" draw:layer="layout" svg:width="1.022cm" svg:height="0.963cm" svg:x="18.913cm" svg:y="12.649cm">
            <draw:text-box>
              <text:p text:style-name="P34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8" draw:layer="layout" svg:width="0.909cm" svg:height="0.963cm" svg:x="16.736cm" svg:y="9.274cm">
            <draw:text-box>
              <text:p text:style-name="P37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draw:line draw:style-name="gr33" draw:text-style-name="P12" draw:layer="layout" svg:x1="5.9cm" svg:y1="5.344cm" svg:x2="4.868cm" svg:y2="6.561cm">
          <text:p/>
        </draw:line>
        <draw:line draw:style-name="gr33" draw:text-style-name="P12" draw:layer="layout" svg:x1="4.842cm" svg:y1="5.291cm" svg:x2="5.98cm" svg:y2="6.879cm">
          <text:p/>
        </draw:line>
        <draw:line draw:style-name="gr33" draw:text-style-name="P12" draw:layer="layout" svg:x1="5.265cm" svg:y1="8.466cm" svg:x2="6.297cm" svg:y2="10.212cm">
          <text:p/>
        </draw:line>
        <draw:line draw:style-name="gr33" draw:text-style-name="P12" draw:layer="layout" svg:x1="6.244cm" svg:y1="8.784cm" svg:x2="4.921cm" svg:y2="9.789cm">
          <text:p/>
        </draw:line>
        <draw:line draw:style-name="gr62" draw:text-style-name="P40" draw:layer="layout" svg:x1="2.183cm" svg:y1="6.798cm" svg:x2="3.096cm" svg:y2="8.175cm">
          <text:p/>
        </draw:line>
        <draw:line draw:style-name="gr62" draw:text-style-name="P40" draw:layer="layout" svg:x1="2.117cm" svg:y1="7.911cm" svg:x2="3.413cm" svg:y2="7.27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4" draw:text-style-name="P23" draw:layer="layout" svg:width="20.629cm" svg:height="0.797cm" svg:x="0.402cm" svg:y="2.493cm">
          <draw:text-box>
            <text:p text:style-name="P7"><text:span text:style-name="T62">W</text:span><text:span text:style-name="T62">e</text:span><text:span text:style-name="T62"> </text:span><text:span text:style-name="T62">c</text:span><text:span text:style-name="T62">a</text:span><text:span text:style-name="T62">n</text:span><text:span text:style-name="T62"> </text:span><text:span text:style-name="T62">c</text:span><text:span text:style-name="T62">h</text:span><text:span text:style-name="T62">o</text:span><text:span text:style-name="T62">o</text:span><text:span text:style-name="T62">s</text:span><text:span text:style-name="T62">e</text:span><text:span text:style-name="T62"> </text:span><text:span text:style-name="T62">e</text:span><text:span text:style-name="T62">i</text:span><text:span text:style-name="T62">t</text:span><text:span text:style-name="T62">h</text:span><text:span text:style-name="T62">e</text:span><text:span text:style-name="T62">r </text:span><text:span text:style-name="T62">o</text:span><text:span text:style-name="T62">f </text:span><text:span text:style-name="T62">t</text:span><text:span text:style-name="T62">h</text:span><text:span text:style-name="T62">e</text:span><text:span text:style-name="T62"> </text:span><text:span text:style-name="T62">3</text:span><text:span text:style-name="T62"> </text:span><text:span text:style-name="T62">e</text:span><text:span text:style-name="T62">d</text:span><text:span text:style-name="T62">g</text:span><text:span text:style-name="T62">e</text:span><text:span text:style-name="T62">s</text:span><text:span text:style-name="T62">, </text:span><text:span text:style-name="T62">s</text:span><text:span text:style-name="T62">i</text:span><text:span text:style-name="T62">n</text:span><text:span text:style-name="T62">c</text:span><text:span text:style-name="T62">e</text:span><text:span text:style-name="T62"> </text:span><text:span text:style-name="T62">t</text:span><text:span text:style-name="T62">h</text:span><text:span text:style-name="T62">e</text:span><text:span text:style-name="T62">y </text:span><text:span text:style-name="T62">h</text:span><text:span text:style-name="T62">a</text:span><text:span text:style-name="T62">v</text:span><text:span text:style-name="T62">e</text:span><text:span text:style-name="T62"> </text:span><text:span text:style-name="T62">t</text:span><text:span text:style-name="T62">h</text:span><text:span text:style-name="T62">e</text:span><text:span text:style-name="T62"> </text:span><text:span text:style-name="T62">s</text:span><text:span text:style-name="T62">a</text:span><text:span text:style-name="T62">m</text:span><text:span text:style-name="T62">e</text:span><text:span text:style-name="T62"> </text:span><text:span text:style-name="T62">w</text:span><text:span text:style-name="T62">e</text:span><text:span text:style-name="T62">i</text:span><text:span text:style-name="T62">g</text:span><text:span text:style-name="T62">h</text:span><text:span text:style-name="T62">t</text:span><text:span text:style-name="T62">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4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6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3</text:span></text:p>
        </draw:rect>
        <draw:g>
          <draw:line draw:style-name="gr57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62" draw:text-style-name="P39" draw:layer="layout" svg:x1="12.895cm" svg:y1="8.72cm" svg:x2="15.266cm" svg:y2="6.105cm">
            <text:p/>
          </draw:line>
          <draw:line draw:style-name="gr43" draw:text-style-name="P29" draw:layer="layout" svg:x1="17.832cm" svg:y1="6.176cm" svg:x2="19.91cm" svg:y2="8.437cm">
            <text:p/>
          </draw:line>
          <draw:line draw:style-name="gr43" draw:text-style-name="P29" draw:layer="layout" svg:x1="13.042cm" svg:y1="11.212cm" svg:x2="15.202cm" svg:y2="13.279cm">
            <text:p/>
          </draw:line>
          <draw:line draw:style-name="gr43" draw:text-style-name="P29" draw:layer="layout" svg:x1="18.059cm" svg:y1="13.42cm" svg:x2="19.878cm" svg:y2="11.53cm">
            <text:p/>
          </draw:line>
          <draw:line draw:style-name="gr57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43" draw:text-style-name="P2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421cm" svg:height="0.457cm" svg:x="17.585cm" svg:y="5.96cm">
            <text:p text:style-name="P30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1cm" svg:height="0.456cm" svg:x="19.717cm" svg:y="8.226cm">
            <text:p text:style-name="P32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2cm" svg:height="0.456cm" svg:x="19.642cm" svg:y="11.326cm">
            <text:p text:style-name="P32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layout" svg:width="0.421cm" svg:height="0.457cm" svg:x="17.765cm" svg:y="13.175cm">
            <text:p text:style-name="P32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layout" svg:width="0.42cm" svg:height="0.456cm" svg:x="15.013cm" svg:y="13.029cm">
            <text:p text:style-name="P30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33" draw:layer="layout" svg:width="0.42cm" svg:height="0.457cm" svg:x="12.82cm" svg:y="10.966cm">
            <text:p text:style-name="P32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1" draw:layer="layout" svg:width="0.422cm" svg:height="0.457cm" svg:x="12.729cm" svg:y="8.511cm">
            <text:p text:style-name="P30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8" draw:layer="layout" svg:width="0.78cm" svg:height="0.963cm" svg:x="13.342cm" svg:y="6.782cm">
            <draw:text-box>
              <text:p text:style-name="P37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50" draw:text-style-name="P35" draw:layer="layout" svg:width="0.747cm" svg:height="0.963cm" svg:x="13.489cm" svg:y="12.136cm">
            <draw:text-box>
              <text:p text:style-name="P34">3</text:p>
            </draw:text-box>
          </draw:frame>
          <draw:frame draw:style-name="gr50" draw:text-style-name="P38" draw:layer="layout" svg:width="0.914cm" svg:height="0.963cm" svg:x="16.306cm" svg:y="5.3cm">
            <draw:text-box>
              <text:p text:style-name="P37"><text:span text:style-name="T64">1</text:span></text:p>
            </draw:text-box>
          </draw:frame>
          <draw:frame draw:style-name="gr50" draw:text-style-name="P35" draw:layer="layout" svg:width="0.991cm" svg:height="0.963cm" svg:x="18.766cm" svg:y="6.429cm">
            <draw:text-box>
              <text:p text:style-name="P34">5</text:p>
            </draw:text-box>
          </draw:frame>
          <draw:frame draw:style-name="gr50" draw:text-style-name="P35" draw:layer="layout" svg:width="0.731cm" svg:height="0.963cm" svg:x="20.049cm" svg:y="9.415cm">
            <draw:text-box>
              <text:p text:style-name="P34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50" draw:text-style-name="P35" draw:layer="layout" svg:width="1.022cm" svg:height="0.963cm" svg:x="18.913cm" svg:y="12.649cm">
            <draw:text-box>
              <text:p text:style-name="P34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8" draw:layer="layout" svg:width="0.909cm" svg:height="0.963cm" svg:x="16.736cm" svg:y="9.274cm">
            <draw:text-box>
              <text:p text:style-name="P37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draw:line draw:style-name="gr33" draw:text-style-name="P12" draw:layer="layout" svg:x1="5.9cm" svg:y1="5.344cm" svg:x2="4.868cm" svg:y2="6.561cm">
          <text:p/>
        </draw:line>
        <draw:line draw:style-name="gr33" draw:text-style-name="P12" draw:layer="layout" svg:x1="4.842cm" svg:y1="5.291cm" svg:x2="5.98cm" svg:y2="6.879cm">
          <text:p/>
        </draw:line>
        <draw:line draw:style-name="gr33" draw:text-style-name="P12" draw:layer="layout" svg:x1="5.265cm" svg:y1="8.466cm" svg:x2="6.297cm" svg:y2="10.212cm">
          <text:p/>
        </draw:line>
        <draw:line draw:style-name="gr33" draw:text-style-name="P12" draw:layer="layout" svg:x1="6.244cm" svg:y1="8.784cm" svg:x2="4.921cm" svg:y2="9.789cm">
          <text:p/>
        </draw:line>
        <draw:line draw:style-name="gr62" draw:text-style-name="P40" draw:layer="layout" svg:x1="2.183cm" svg:y1="6.798cm" svg:x2="3.096cm" svg:y2="8.175cm">
          <text:p/>
        </draw:line>
        <draw:line draw:style-name="gr62" draw:text-style-name="P40" draw:layer="layout" svg:x1="2.117cm" svg:y1="7.911cm" svg:x2="3.413cm" svg:y2="7.276cm">
          <text:p/>
        </draw:line>
        <draw:circle draw:style-name="gr55" draw:text-style-name="P12" draw:layer="layout" svg:width="1.117cm" svg:height="1.117cm" svg:x="2.721cm" svg:y="8.383cm">
          <text:p/>
        </draw:circle>
        <draw:circle draw:style-name="gr55" draw:text-style-name="P12" draw:layer="layout" svg:width="1.117cm" svg:height="1.117cm" svg:x="2.192cm" svg:y="12.007cm">
          <text:p/>
        </draw:circle>
        <draw:circle draw:style-name="gr55" draw:text-style-name="P12" draw:layer="layout" svg:width="1.117cm" svg:height="1.117cm" svg:x="4.679cm" svg:y="13.304cm">
          <text:p/>
        </draw:circle>
        <draw:circle draw:style-name="gr55" draw:text-style-name="P12" draw:layer="layout" svg:width="1.117cm" svg:height="1.117cm" svg:x="7.481cm" svg:y="6.291cm">
          <text:p/>
        </draw:circle>
        <draw:circle draw:style-name="gr55" draw:text-style-name="P12" draw:layer="layout" svg:width="1.117cm" svg:height="1.117cm" svg:x="0.897cm" svg:y="9.574cm">
          <text:p/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5" draw:text-style-name="P23" draw:layer="layout" svg:width="20.629cm" svg:height="0.797cm" svg:x="0.402cm" svg:y="2.493cm">
          <draw:text-box>
            <text:p text:style-name="P7"><text:span text:style-name="T62">A</text:span><text:span text:style-name="T62">n</text:span><text:span text:style-name="T62">d</text:span><text:span text:style-name="T62"> </text:span><text:span text:style-name="T62">w</text:span><text:span text:style-name="T62">e</text:span><text:span text:style-name="T62"> </text:span><text:span text:style-name="T62">c</text:span><text:span text:style-name="T62">o</text:span><text:span text:style-name="T62">n</text:span><text:span text:style-name="T62">t</text:span><text:span text:style-name="T62">i</text:span><text:span text:style-name="T62">n</text:span><text:span text:style-name="T62">u</text:span><text:span text:style-name="T62">e</text:span><text:span text:style-name="T62">…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4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6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4</text:span></text:p>
        </draw:rect>
        <draw:g>
          <draw:line draw:style-name="gr57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62" draw:text-style-name="P39" draw:layer="layout" svg:x1="12.895cm" svg:y1="8.72cm" svg:x2="15.266cm" svg:y2="6.105cm">
            <text:p/>
          </draw:line>
          <draw:line draw:style-name="gr43" draw:text-style-name="P29" draw:layer="layout" svg:x1="17.832cm" svg:y1="6.176cm" svg:x2="19.91cm" svg:y2="8.437cm">
            <text:p/>
          </draw:line>
          <draw:line draw:style-name="gr57" draw:text-style-name="P29" draw:layer="layout" svg:x1="13.042cm" svg:y1="11.212cm" svg:x2="15.202cm" svg:y2="13.279cm">
            <text:p/>
          </draw:line>
          <draw:line draw:style-name="gr43" draw:text-style-name="P29" draw:layer="layout" svg:x1="18.059cm" svg:y1="13.42cm" svg:x2="19.878cm" svg:y2="11.53cm">
            <text:p/>
          </draw:line>
          <draw:line draw:style-name="gr57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43" draw:text-style-name="P2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421cm" svg:height="0.457cm" svg:x="17.585cm" svg:y="5.96cm">
            <text:p text:style-name="P30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1cm" svg:height="0.456cm" svg:x="19.717cm" svg:y="8.226cm">
            <text:p text:style-name="P32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2cm" svg:height="0.456cm" svg:x="19.642cm" svg:y="11.326cm">
            <text:p text:style-name="P32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layout" svg:width="0.421cm" svg:height="0.457cm" svg:x="17.765cm" svg:y="13.175cm">
            <text:p text:style-name="P32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layout" svg:width="0.42cm" svg:height="0.456cm" svg:x="15.013cm" svg:y="13.029cm">
            <text:p text:style-name="P30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1" draw:layer="layout" svg:width="0.42cm" svg:height="0.457cm" svg:x="12.82cm" svg:y="10.966cm">
            <text:p text:style-name="P30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1" draw:layer="layout" svg:width="0.422cm" svg:height="0.457cm" svg:x="12.729cm" svg:y="8.511cm">
            <text:p text:style-name="P30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8" draw:layer="layout" svg:width="0.78cm" svg:height="0.963cm" svg:x="13.342cm" svg:y="6.782cm">
            <draw:text-box>
              <text:p text:style-name="P37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64" draw:text-style-name="P41" draw:layer="layout" svg:width="0.747cm" svg:height="0.963cm" svg:x="13.489cm" svg:y="12.136cm">
            <draw:text-box>
              <text:p text:style-name="P37">3</text:p>
            </draw:text-box>
          </draw:frame>
          <draw:frame draw:style-name="gr50" draw:text-style-name="P38" draw:layer="layout" svg:width="0.914cm" svg:height="0.963cm" svg:x="16.306cm" svg:y="5.3cm">
            <draw:text-box>
              <text:p text:style-name="P37"><text:span text:style-name="T64">1</text:span></text:p>
            </draw:text-box>
          </draw:frame>
          <draw:frame draw:style-name="gr50" draw:text-style-name="P35" draw:layer="layout" svg:width="0.991cm" svg:height="0.963cm" svg:x="18.766cm" svg:y="6.429cm">
            <draw:text-box>
              <text:p text:style-name="P34">5</text:p>
            </draw:text-box>
          </draw:frame>
          <draw:frame draw:style-name="gr50" draw:text-style-name="P35" draw:layer="layout" svg:width="0.731cm" svg:height="0.963cm" svg:x="20.049cm" svg:y="9.415cm">
            <draw:text-box>
              <text:p text:style-name="P34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50" draw:text-style-name="P35" draw:layer="layout" svg:width="1.022cm" svg:height="0.963cm" svg:x="18.913cm" svg:y="12.649cm">
            <draw:text-box>
              <text:p text:style-name="P34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8" draw:layer="layout" svg:width="0.909cm" svg:height="0.963cm" svg:x="16.736cm" svg:y="9.274cm">
            <draw:text-box>
              <text:p text:style-name="P37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draw:line draw:style-name="gr33" draw:text-style-name="P12" draw:layer="layout" svg:x1="5.9cm" svg:y1="5.344cm" svg:x2="4.868cm" svg:y2="6.561cm">
          <text:p/>
        </draw:line>
        <draw:line draw:style-name="gr33" draw:text-style-name="P12" draw:layer="layout" svg:x1="4.842cm" svg:y1="5.291cm" svg:x2="5.98cm" svg:y2="6.879cm">
          <text:p/>
        </draw:line>
        <draw:line draw:style-name="gr33" draw:text-style-name="P12" draw:layer="layout" svg:x1="5.265cm" svg:y1="8.466cm" svg:x2="6.297cm" svg:y2="10.212cm">
          <text:p/>
        </draw:line>
        <draw:line draw:style-name="gr33" draw:text-style-name="P12" draw:layer="layout" svg:x1="6.244cm" svg:y1="8.784cm" svg:x2="4.921cm" svg:y2="9.789cm">
          <text:p/>
        </draw:line>
        <draw:line draw:style-name="gr62" draw:text-style-name="P40" draw:layer="layout" svg:x1="2.183cm" svg:y1="6.798cm" svg:x2="3.096cm" svg:y2="8.175cm">
          <text:p/>
        </draw:line>
        <draw:line draw:style-name="gr62" draw:text-style-name="P40" draw:layer="layout" svg:x1="2.117cm" svg:y1="7.911cm" svg:x2="3.413cm" svg:y2="7.276cm">
          <text:p/>
        </draw:line>
        <draw:line draw:style-name="gr62" draw:text-style-name="P40" draw:layer="layout" svg:x1="2.91cm" svg:y1="11.615cm" svg:x2="2.752cm" svg:y2="13.44cm">
          <text:p/>
        </draw:line>
        <draw:line draw:style-name="gr62" draw:text-style-name="P40" draw:layer="layout" svg:x1="2.09cm" svg:y1="12.858cm" svg:x2="3.704cm" svg:y2="11.959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6" draw:text-style-name="P23" draw:layer="layout" svg:width="20.629cm" svg:height="0.797cm" svg:x="0.402cm" svg:y="2.493cm">
          <draw:text-box>
            <text:p text:style-name="P7"><text:span text:style-name="T62">W</text:span><text:span text:style-name="T62">e</text:span><text:span text:style-name="T62"> </text:span><text:span text:style-name="T62">d</text:span><text:span text:style-name="T62">o</text:span><text:span text:style-name="T62">n</text:span><text:span text:style-name="T62">’</text:span><text:span text:style-name="T62">t </text:span><text:span text:style-name="T62">c</text:span><text:span text:style-name="T62">h</text:span><text:span text:style-name="T62">e</text:span><text:span text:style-name="T62">c</text:span><text:span text:style-name="T62">k</text:span><text:span text:style-name="T62"> </text:span><text:span text:style-name="T62">a</text:span><text:span text:style-name="T62">n</text:span><text:span text:style-name="T62">y </text:span><text:span text:style-name="T62">e</text:span><text:span text:style-name="T62">d</text:span><text:span text:style-name="T62">g</text:span><text:span text:style-name="T62">e</text:span><text:span text:style-name="T62">s </text:span><text:span text:style-name="T62">t</text:span><text:span text:style-name="T62">h</text:span><text:span text:style-name="T62">a</text:span><text:span text:style-name="T62">t </text:span><text:span text:style-name="T62">a</text:span><text:span text:style-name="T62">r</text:span><text:span text:style-name="T62">e</text:span><text:span text:style-name="T62"> </text:span><text:span text:style-name="T62">c</text:span><text:span text:style-name="T62">o</text:span><text:span text:style-name="T62">n</text:span><text:span text:style-name="T62">n</text:span><text:span text:style-name="T62">e</text:span><text:span text:style-name="T62">c</text:span><text:span text:style-name="T62">t</text:span><text:span text:style-name="T62">i</text:span><text:span text:style-name="T62">n</text:span><text:span text:style-name="T62">g</text:span><text:span text:style-name="T62"> </text:span><text:span text:style-name="T62">n</text:span><text:span text:style-name="T62">o</text:span><text:span text:style-name="T62">d</text:span><text:span text:style-name="T62">e</text:span><text:span text:style-name="T62">s </text:span><text:span text:style-name="T62">a</text:span><text:span text:style-name="T62">l</text:span><text:span text:style-name="T62">r</text:span><text:span text:style-name="T62">e</text:span><text:span text:style-name="T62">a</text:span><text:span text:style-name="T62">d</text:span><text:span text:style-name="T62">y </text:span><text:span text:style-name="T62">i</text:span><text:span text:style-name="T62">n</text:span><text:span text:style-name="T62"> </text:span><text:span text:style-name="T62">t</text:span><text:span text:style-name="T62">h</text:span><text:span text:style-name="T62">e</text:span><text:span text:style-name="T62"> </text:span><text:span text:style-name="T62">t</text:span><text:span text:style-name="T62">r</text:span><text:span text:style-name="T62">e</text:span><text:span text:style-name="T62">e</text:span><text:span text:style-name="T62">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4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6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4</text:span></text:p>
        </draw:rect>
        <draw:g>
          <draw:line draw:style-name="gr57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62" draw:text-style-name="P39" draw:layer="layout" svg:x1="12.895cm" svg:y1="8.72cm" svg:x2="15.266cm" svg:y2="6.105cm">
            <text:p/>
          </draw:line>
          <draw:line draw:style-name="gr43" draw:text-style-name="P29" draw:layer="layout" svg:x1="17.832cm" svg:y1="6.176cm" svg:x2="19.91cm" svg:y2="8.437cm">
            <text:p/>
          </draw:line>
          <draw:line draw:style-name="gr57" draw:text-style-name="P29" draw:layer="layout" svg:x1="13.042cm" svg:y1="11.212cm" svg:x2="15.202cm" svg:y2="13.279cm">
            <text:p/>
          </draw:line>
          <draw:line draw:style-name="gr43" draw:text-style-name="P29" draw:layer="layout" svg:x1="18.059cm" svg:y1="13.42cm" svg:x2="19.878cm" svg:y2="11.53cm">
            <text:p/>
          </draw:line>
          <draw:line draw:style-name="gr57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43" draw:text-style-name="P2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421cm" svg:height="0.457cm" svg:x="17.585cm" svg:y="5.96cm">
            <text:p text:style-name="P30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1cm" svg:height="0.456cm" svg:x="19.717cm" svg:y="8.226cm">
            <text:p text:style-name="P32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2cm" svg:height="0.456cm" svg:x="19.642cm" svg:y="11.326cm">
            <text:p text:style-name="P32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layout" svg:width="0.421cm" svg:height="0.457cm" svg:x="17.765cm" svg:y="13.175cm">
            <text:p text:style-name="P32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layout" svg:width="0.42cm" svg:height="0.456cm" svg:x="15.013cm" svg:y="13.029cm">
            <text:p text:style-name="P30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1" draw:layer="layout" svg:width="0.42cm" svg:height="0.457cm" svg:x="12.82cm" svg:y="10.966cm">
            <text:p text:style-name="P30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1" draw:layer="layout" svg:width="0.422cm" svg:height="0.457cm" svg:x="12.729cm" svg:y="8.511cm">
            <text:p text:style-name="P30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8" draw:layer="layout" svg:width="0.78cm" svg:height="0.963cm" svg:x="13.342cm" svg:y="6.782cm">
            <draw:text-box>
              <text:p text:style-name="P37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64" draw:text-style-name="P41" draw:layer="layout" svg:width="0.747cm" svg:height="0.963cm" svg:x="13.489cm" svg:y="12.136cm">
            <draw:text-box>
              <text:p text:style-name="P37">3</text:p>
            </draw:text-box>
          </draw:frame>
          <draw:frame draw:style-name="gr50" draw:text-style-name="P38" draw:layer="layout" svg:width="0.914cm" svg:height="0.963cm" svg:x="16.306cm" svg:y="5.3cm">
            <draw:text-box>
              <text:p text:style-name="P37"><text:span text:style-name="T64">1</text:span></text:p>
            </draw:text-box>
          </draw:frame>
          <draw:frame draw:style-name="gr50" draw:text-style-name="P35" draw:layer="layout" svg:width="0.991cm" svg:height="0.963cm" svg:x="18.766cm" svg:y="6.429cm">
            <draw:text-box>
              <text:p text:style-name="P34">5</text:p>
            </draw:text-box>
          </draw:frame>
          <draw:frame draw:style-name="gr50" draw:text-style-name="P35" draw:layer="layout" svg:width="0.731cm" svg:height="0.963cm" svg:x="20.049cm" svg:y="9.415cm">
            <draw:text-box>
              <text:p text:style-name="P34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50" draw:text-style-name="P35" draw:layer="layout" svg:width="1.022cm" svg:height="0.963cm" svg:x="18.913cm" svg:y="12.649cm">
            <draw:text-box>
              <text:p text:style-name="P34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8" draw:layer="layout" svg:width="0.909cm" svg:height="0.963cm" svg:x="16.736cm" svg:y="9.274cm">
            <draw:text-box>
              <text:p text:style-name="P37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draw:line draw:style-name="gr33" draw:text-style-name="P12" draw:layer="layout" svg:x1="5.9cm" svg:y1="5.344cm" svg:x2="4.868cm" svg:y2="6.561cm">
          <text:p/>
        </draw:line>
        <draw:line draw:style-name="gr33" draw:text-style-name="P12" draw:layer="layout" svg:x1="4.842cm" svg:y1="5.291cm" svg:x2="5.98cm" svg:y2="6.879cm">
          <text:p/>
        </draw:line>
        <draw:line draw:style-name="gr33" draw:text-style-name="P12" draw:layer="layout" svg:x1="5.265cm" svg:y1="8.466cm" svg:x2="6.297cm" svg:y2="10.212cm">
          <text:p/>
        </draw:line>
        <draw:line draw:style-name="gr33" draw:text-style-name="P12" draw:layer="layout" svg:x1="6.244cm" svg:y1="8.784cm" svg:x2="4.921cm" svg:y2="9.789cm">
          <text:p/>
        </draw:line>
        <draw:line draw:style-name="gr62" draw:text-style-name="P40" draw:layer="layout" svg:x1="2.183cm" svg:y1="6.798cm" svg:x2="3.096cm" svg:y2="8.175cm">
          <text:p/>
        </draw:line>
        <draw:line draw:style-name="gr62" draw:text-style-name="P40" draw:layer="layout" svg:x1="2.117cm" svg:y1="7.911cm" svg:x2="3.413cm" svg:y2="7.276cm">
          <text:p/>
        </draw:line>
        <draw:line draw:style-name="gr62" draw:text-style-name="P40" draw:layer="layout" svg:x1="2.91cm" svg:y1="11.615cm" svg:x2="2.752cm" svg:y2="13.44cm">
          <text:p/>
        </draw:line>
        <draw:line draw:style-name="gr62" draw:text-style-name="P40" draw:layer="layout" svg:x1="2.09cm" svg:y1="12.858cm" svg:x2="3.704cm" svg:y2="11.959cm">
          <text:p/>
        </draw:line>
        <draw:circle draw:style-name="gr55" draw:text-style-name="P12" draw:layer="layout" svg:width="1.117cm" svg:height="1.117cm" svg:x="4.68cm" svg:y="13.304cm">
          <text:p/>
        </draw:circle>
        <draw:circle draw:style-name="gr55" draw:text-style-name="P12" draw:layer="layout" svg:width="1.117cm" svg:height="1.117cm" svg:x="7.482cm" svg:y="6.291cm">
          <text:p/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7" draw:text-style-name="P23" draw:layer="layout" svg:width="20.629cm" svg:height="0.797cm" svg:x="0.402cm" svg:y="2.493cm">
          <draw:text-box>
            <text:p text:style-name="P7"><text:span text:style-name="T62">A</text:span><text:span text:style-name="T62">n</text:span><text:span text:style-name="T62">d</text:span><text:span text:style-name="T62"> </text:span><text:span text:style-name="T62">w</text:span><text:span text:style-name="T62">e</text:span><text:span text:style-name="T62"> </text:span><text:span text:style-name="T62">c</text:span><text:span text:style-name="T62">o</text:span><text:span text:style-name="T62">n</text:span><text:span text:style-name="T62">t</text:span><text:span text:style-name="T62">i</text:span><text:span text:style-name="T62">n</text:span><text:span text:style-name="T62">u</text:span><text:span text:style-name="T62">e</text:span><text:span text:style-name="T62">…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4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6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6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5</text:span></text:p>
        </draw:rect>
        <draw:g>
          <draw:line draw:style-name="gr57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62" draw:text-style-name="P39" draw:layer="layout" svg:x1="12.895cm" svg:y1="8.72cm" svg:x2="15.266cm" svg:y2="6.105cm">
            <text:p/>
          </draw:line>
          <draw:line draw:style-name="gr57" draw:text-style-name="P29" draw:layer="layout" svg:x1="17.832cm" svg:y1="6.176cm" svg:x2="19.91cm" svg:y2="8.437cm">
            <text:p/>
          </draw:line>
          <draw:line draw:style-name="gr57" draw:text-style-name="P29" draw:layer="layout" svg:x1="13.042cm" svg:y1="11.212cm" svg:x2="15.202cm" svg:y2="13.279cm">
            <text:p/>
          </draw:line>
          <draw:line draw:style-name="gr43" draw:text-style-name="P29" draw:layer="layout" svg:x1="18.059cm" svg:y1="13.42cm" svg:x2="19.878cm" svg:y2="11.53cm">
            <text:p/>
          </draw:line>
          <draw:line draw:style-name="gr57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43" draw:text-style-name="P2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421cm" svg:height="0.457cm" svg:x="17.585cm" svg:y="5.96cm">
            <text:p text:style-name="P30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1" draw:layer="layout" svg:width="0.421cm" svg:height="0.456cm" svg:x="19.717cm" svg:y="8.226cm">
            <text:p text:style-name="P30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2cm" svg:height="0.456cm" svg:x="19.642cm" svg:y="11.326cm">
            <text:p text:style-name="P32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layout" svg:width="0.421cm" svg:height="0.457cm" svg:x="17.765cm" svg:y="13.175cm">
            <text:p text:style-name="P32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layout" svg:width="0.42cm" svg:height="0.456cm" svg:x="15.013cm" svg:y="13.029cm">
            <text:p text:style-name="P30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1" draw:layer="layout" svg:width="0.42cm" svg:height="0.457cm" svg:x="12.82cm" svg:y="10.966cm">
            <text:p text:style-name="P30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1" draw:layer="layout" svg:width="0.422cm" svg:height="0.457cm" svg:x="12.729cm" svg:y="8.511cm">
            <text:p text:style-name="P30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8" draw:layer="layout" svg:width="0.78cm" svg:height="0.963cm" svg:x="13.342cm" svg:y="6.782cm">
            <draw:text-box>
              <text:p text:style-name="P37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64" draw:text-style-name="P41" draw:layer="layout" svg:width="0.747cm" svg:height="0.963cm" svg:x="13.489cm" svg:y="12.136cm">
            <draw:text-box>
              <text:p text:style-name="P37">3</text:p>
            </draw:text-box>
          </draw:frame>
          <draw:frame draw:style-name="gr50" draw:text-style-name="P38" draw:layer="layout" svg:width="0.914cm" svg:height="0.963cm" svg:x="16.306cm" svg:y="5.3cm">
            <draw:text-box>
              <text:p text:style-name="P37"><text:span text:style-name="T64">1</text:span></text:p>
            </draw:text-box>
          </draw:frame>
          <draw:frame draw:style-name="gr50" draw:text-style-name="P38" draw:layer="layout" svg:width="0.991cm" svg:height="0.963cm" svg:x="18.766cm" svg:y="6.429cm">
            <draw:text-box>
              <text:p text:style-name="P37">5</text:p>
            </draw:text-box>
          </draw:frame>
          <draw:frame draw:style-name="gr50" draw:text-style-name="P35" draw:layer="layout" svg:width="0.731cm" svg:height="0.963cm" svg:x="20.049cm" svg:y="9.415cm">
            <draw:text-box>
              <text:p text:style-name="P34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50" draw:text-style-name="P35" draw:layer="layout" svg:width="1.022cm" svg:height="0.963cm" svg:x="18.913cm" svg:y="12.649cm">
            <draw:text-box>
              <text:p text:style-name="P34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8" draw:layer="layout" svg:width="0.909cm" svg:height="0.963cm" svg:x="16.736cm" svg:y="9.274cm">
            <draw:text-box>
              <text:p text:style-name="P37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draw:line draw:style-name="gr33" draw:text-style-name="P12" draw:layer="layout" svg:x1="5.9cm" svg:y1="5.344cm" svg:x2="4.868cm" svg:y2="6.561cm">
          <text:p/>
        </draw:line>
        <draw:line draw:style-name="gr33" draw:text-style-name="P12" draw:layer="layout" svg:x1="4.842cm" svg:y1="5.291cm" svg:x2="5.98cm" svg:y2="6.879cm">
          <text:p/>
        </draw:line>
        <draw:line draw:style-name="gr33" draw:text-style-name="P12" draw:layer="layout" svg:x1="5.265cm" svg:y1="8.466cm" svg:x2="6.297cm" svg:y2="10.212cm">
          <text:p/>
        </draw:line>
        <draw:line draw:style-name="gr33" draw:text-style-name="P12" draw:layer="layout" svg:x1="6.244cm" svg:y1="8.784cm" svg:x2="4.921cm" svg:y2="9.789cm">
          <text:p/>
        </draw:line>
        <draw:line draw:style-name="gr62" draw:text-style-name="P40" draw:layer="layout" svg:x1="2.183cm" svg:y1="6.798cm" svg:x2="3.096cm" svg:y2="8.175cm">
          <text:p/>
        </draw:line>
        <draw:line draw:style-name="gr62" draw:text-style-name="P40" draw:layer="layout" svg:x1="2.117cm" svg:y1="7.911cm" svg:x2="3.413cm" svg:y2="7.276cm">
          <text:p/>
        </draw:line>
        <draw:line draw:style-name="gr62" draw:text-style-name="P40" draw:layer="layout" svg:x1="2.91cm" svg:y1="11.615cm" svg:x2="2.752cm" svg:y2="13.44cm">
          <text:p/>
        </draw:line>
        <draw:line draw:style-name="gr62" draw:text-style-name="P40" draw:layer="layout" svg:x1="2.09cm" svg:y1="12.858cm" svg:x2="3.704cm" svg:y2="11.959cm">
          <text:p/>
        </draw:line>
        <draw:line draw:style-name="gr62" draw:text-style-name="P40" draw:layer="layout" svg:x1="7.607cm" svg:y1="6.445cm" svg:x2="7.646cm" svg:y2="8.122cm">
          <text:p/>
        </draw:line>
        <draw:line draw:style-name="gr62" draw:text-style-name="P40" draw:layer="layout" svg:x1="7.197cm" svg:y1="7.434cm" svg:x2="8.308cm" svg:y2="7.09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8" draw:text-style-name="P23" draw:layer="layout" svg:width="20.629cm" svg:height="0.797cm" svg:x="0.402cm" svg:y="2.493cm">
          <draw:text-box>
            <text:p text:style-name="P7"><text:span text:style-name="T62">A</text:span><text:span text:style-name="T62">n</text:span><text:span text:style-name="T62">d</text:span><text:span text:style-name="T62"> </text:span><text:span text:style-name="T62">w</text:span><text:span text:style-name="T62">e</text:span><text:span text:style-name="T62"> </text:span><text:span text:style-name="T62">c</text:span><text:span text:style-name="T62">o</text:span><text:span text:style-name="T62">n</text:span><text:span text:style-name="T62">t</text:span><text:span text:style-name="T62">i</text:span><text:span text:style-name="T62">n</text:span><text:span text:style-name="T62">u</text:span><text:span text:style-name="T62">e</text:span><text:span text:style-name="T62">…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4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6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4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6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5</text:span></text:p>
        </draw:rect>
        <draw:g>
          <draw:line draw:style-name="gr57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62" draw:text-style-name="P39" draw:layer="layout" svg:x1="12.895cm" svg:y1="8.72cm" svg:x2="15.266cm" svg:y2="6.105cm">
            <text:p/>
          </draw:line>
          <draw:line draw:style-name="gr57" draw:text-style-name="P29" draw:layer="layout" svg:x1="17.832cm" svg:y1="6.176cm" svg:x2="19.91cm" svg:y2="8.437cm">
            <text:p/>
          </draw:line>
          <draw:line draw:style-name="gr57" draw:text-style-name="P29" draw:layer="layout" svg:x1="13.042cm" svg:y1="11.212cm" svg:x2="15.202cm" svg:y2="13.279cm">
            <text:p/>
          </draw:line>
          <draw:line draw:style-name="gr43" draw:text-style-name="P29" draw:layer="layout" svg:x1="18.059cm" svg:y1="13.42cm" svg:x2="19.878cm" svg:y2="11.53cm">
            <text:p/>
          </draw:line>
          <draw:line draw:style-name="gr57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43" draw:text-style-name="P2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421cm" svg:height="0.457cm" svg:x="17.585cm" svg:y="5.96cm">
            <text:p text:style-name="P30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1" draw:layer="layout" svg:width="0.421cm" svg:height="0.456cm" svg:x="19.717cm" svg:y="8.226cm">
            <text:p text:style-name="P30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3" draw:layer="layout" svg:width="0.422cm" svg:height="0.456cm" svg:x="19.642cm" svg:y="11.326cm">
            <text:p text:style-name="P32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layout" svg:width="0.421cm" svg:height="0.457cm" svg:x="17.765cm" svg:y="13.175cm">
            <text:p text:style-name="P32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layout" svg:width="0.42cm" svg:height="0.456cm" svg:x="15.013cm" svg:y="13.029cm">
            <text:p text:style-name="P30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1" draw:layer="layout" svg:width="0.42cm" svg:height="0.457cm" svg:x="12.82cm" svg:y="10.966cm">
            <text:p text:style-name="P30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1" draw:layer="layout" svg:width="0.422cm" svg:height="0.457cm" svg:x="12.729cm" svg:y="8.511cm">
            <text:p text:style-name="P30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8" draw:layer="layout" svg:width="0.78cm" svg:height="0.963cm" svg:x="13.342cm" svg:y="6.782cm">
            <draw:text-box>
              <text:p text:style-name="P37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64" draw:text-style-name="P41" draw:layer="layout" svg:width="0.747cm" svg:height="0.963cm" svg:x="13.489cm" svg:y="12.136cm">
            <draw:text-box>
              <text:p text:style-name="P37">3</text:p>
            </draw:text-box>
          </draw:frame>
          <draw:frame draw:style-name="gr50" draw:text-style-name="P38" draw:layer="layout" svg:width="0.914cm" svg:height="0.963cm" svg:x="16.306cm" svg:y="5.3cm">
            <draw:text-box>
              <text:p text:style-name="P37"><text:span text:style-name="T64">1</text:span></text:p>
            </draw:text-box>
          </draw:frame>
          <draw:frame draw:style-name="gr50" draw:text-style-name="P38" draw:layer="layout" svg:width="0.991cm" svg:height="0.963cm" svg:x="18.766cm" svg:y="6.429cm">
            <draw:text-box>
              <text:p text:style-name="P37">5</text:p>
            </draw:text-box>
          </draw:frame>
          <draw:frame draw:style-name="gr50" draw:text-style-name="P35" draw:layer="layout" svg:width="0.731cm" svg:height="0.963cm" svg:x="20.049cm" svg:y="9.415cm">
            <draw:text-box>
              <text:p text:style-name="P34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50" draw:text-style-name="P35" draw:layer="layout" svg:width="1.022cm" svg:height="0.963cm" svg:x="18.913cm" svg:y="12.649cm">
            <draw:text-box>
              <text:p text:style-name="P34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8" draw:layer="layout" svg:width="0.909cm" svg:height="0.963cm" svg:x="16.736cm" svg:y="9.274cm">
            <draw:text-box>
              <text:p text:style-name="P37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draw:line draw:style-name="gr33" draw:text-style-name="P12" draw:layer="layout" svg:x1="5.9cm" svg:y1="5.344cm" svg:x2="4.868cm" svg:y2="6.561cm">
          <text:p/>
        </draw:line>
        <draw:line draw:style-name="gr33" draw:text-style-name="P12" draw:layer="layout" svg:x1="4.842cm" svg:y1="5.291cm" svg:x2="5.98cm" svg:y2="6.879cm">
          <text:p/>
        </draw:line>
        <draw:line draw:style-name="gr33" draw:text-style-name="P12" draw:layer="layout" svg:x1="5.265cm" svg:y1="8.466cm" svg:x2="6.297cm" svg:y2="10.212cm">
          <text:p/>
        </draw:line>
        <draw:line draw:style-name="gr33" draw:text-style-name="P12" draw:layer="layout" svg:x1="6.244cm" svg:y1="8.784cm" svg:x2="4.921cm" svg:y2="9.789cm">
          <text:p/>
        </draw:line>
        <draw:line draw:style-name="gr62" draw:text-style-name="P40" draw:layer="layout" svg:x1="2.183cm" svg:y1="6.798cm" svg:x2="3.096cm" svg:y2="8.175cm">
          <text:p/>
        </draw:line>
        <draw:line draw:style-name="gr62" draw:text-style-name="P40" draw:layer="layout" svg:x1="2.117cm" svg:y1="7.911cm" svg:x2="3.413cm" svg:y2="7.276cm">
          <text:p/>
        </draw:line>
        <draw:line draw:style-name="gr62" draw:text-style-name="P40" draw:layer="layout" svg:x1="2.91cm" svg:y1="11.615cm" svg:x2="2.752cm" svg:y2="13.44cm">
          <text:p/>
        </draw:line>
        <draw:line draw:style-name="gr62" draw:text-style-name="P40" draw:layer="layout" svg:x1="2.09cm" svg:y1="12.858cm" svg:x2="3.704cm" svg:y2="11.959cm">
          <text:p/>
        </draw:line>
        <draw:line draw:style-name="gr62" draw:text-style-name="P40" draw:layer="layout" svg:x1="7.607cm" svg:y1="6.445cm" svg:x2="7.646cm" svg:y2="8.122cm">
          <text:p/>
        </draw:line>
        <draw:line draw:style-name="gr62" draw:text-style-name="P40" draw:layer="layout" svg:x1="7.197cm" svg:y1="7.434cm" svg:x2="8.308cm" svg:y2="7.09cm">
          <text:p/>
        </draw:line>
        <draw:circle draw:style-name="gr55" draw:text-style-name="P12" draw:layer="layout" svg:width="1.117cm" svg:height="1.117cm" svg:x="8.674cm" svg:y="9.335cm">
          <text:p/>
        </draw:circle>
        <draw:circle draw:style-name="gr55" draw:text-style-name="P12" draw:layer="layout" svg:width="1.117cm" svg:height="1.117cm" svg:x="7.033cm" svg:y="9.811cm">
          <text:p/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49" draw:text-style-name="P23" draw:layer="layout" svg:width="20.629cm" svg:height="0.797cm" svg:x="0.402cm" svg:y="2.493cm">
          <draw:text-box>
            <text:p text:style-name="P7"><text:span text:style-name="T62">A</text:span><text:span text:style-name="T62">n</text:span><text:span text:style-name="T62">d</text:span><text:span text:style-name="T62"> </text:span><text:span text:style-name="T62">w</text:span><text:span text:style-name="T62">e</text:span><text:span text:style-name="T62"> </text:span><text:span text:style-name="T62">c</text:span><text:span text:style-name="T62">o</text:span><text:span text:style-name="T62">n</text:span><text:span text:style-name="T62">t</text:span><text:span text:style-name="T62">i</text:span><text:span text:style-name="T62">n</text:span><text:span text:style-name="T62">u</text:span><text:span text:style-name="T62">e</text:span><text:span text:style-name="T62">…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4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6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6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6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6</text:span></text:p>
        </draw:rect>
        <draw:g>
          <draw:line draw:style-name="gr57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62" draw:text-style-name="P39" draw:layer="layout" svg:x1="12.895cm" svg:y1="8.72cm" svg:x2="15.266cm" svg:y2="6.105cm">
            <text:p/>
          </draw:line>
          <draw:line draw:style-name="gr57" draw:text-style-name="P29" draw:layer="layout" svg:x1="17.832cm" svg:y1="6.176cm" svg:x2="19.91cm" svg:y2="8.437cm">
            <text:p/>
          </draw:line>
          <draw:line draw:style-name="gr57" draw:text-style-name="P29" draw:layer="layout" svg:x1="13.042cm" svg:y1="11.212cm" svg:x2="15.202cm" svg:y2="13.279cm">
            <text:p/>
          </draw:line>
          <draw:line draw:style-name="gr43" draw:text-style-name="P29" draw:layer="layout" svg:x1="18.059cm" svg:y1="13.42cm" svg:x2="19.878cm" svg:y2="11.53cm">
            <text:p/>
          </draw:line>
          <draw:line draw:style-name="gr57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62" draw:text-style-name="P3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421cm" svg:height="0.457cm" svg:x="17.585cm" svg:y="5.96cm">
            <text:p text:style-name="P30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1" draw:layer="layout" svg:width="0.421cm" svg:height="0.456cm" svg:x="19.717cm" svg:y="8.226cm">
            <text:p text:style-name="P30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1" draw:layer="layout" svg:width="0.422cm" svg:height="0.456cm" svg:x="19.642cm" svg:y="11.326cm">
            <text:p text:style-name="P30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layout" svg:width="0.421cm" svg:height="0.457cm" svg:x="17.765cm" svg:y="13.175cm">
            <text:p text:style-name="P32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layout" svg:width="0.42cm" svg:height="0.456cm" svg:x="15.013cm" svg:y="13.029cm">
            <text:p text:style-name="P30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1" draw:layer="layout" svg:width="0.42cm" svg:height="0.457cm" svg:x="12.82cm" svg:y="10.966cm">
            <text:p text:style-name="P30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1" draw:layer="layout" svg:width="0.422cm" svg:height="0.457cm" svg:x="12.729cm" svg:y="8.511cm">
            <text:p text:style-name="P30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8" draw:layer="layout" svg:width="0.78cm" svg:height="0.963cm" svg:x="13.342cm" svg:y="6.782cm">
            <draw:text-box>
              <text:p text:style-name="P37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64" draw:text-style-name="P41" draw:layer="layout" svg:width="0.747cm" svg:height="0.963cm" svg:x="13.489cm" svg:y="12.136cm">
            <draw:text-box>
              <text:p text:style-name="P37">3</text:p>
            </draw:text-box>
          </draw:frame>
          <draw:frame draw:style-name="gr50" draw:text-style-name="P38" draw:layer="layout" svg:width="0.914cm" svg:height="0.963cm" svg:x="16.306cm" svg:y="5.3cm">
            <draw:text-box>
              <text:p text:style-name="P37"><text:span text:style-name="T64">1</text:span></text:p>
            </draw:text-box>
          </draw:frame>
          <draw:frame draw:style-name="gr50" draw:text-style-name="P38" draw:layer="layout" svg:width="0.991cm" svg:height="0.963cm" svg:x="18.766cm" svg:y="6.429cm">
            <draw:text-box>
              <text:p text:style-name="P37">5</text:p>
            </draw:text-box>
          </draw:frame>
          <draw:frame draw:style-name="gr64" draw:text-style-name="P41" draw:layer="layout" svg:width="0.731cm" svg:height="0.963cm" svg:x="20.049cm" svg:y="9.415cm">
            <draw:text-box>
              <text:p text:style-name="P37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50" draw:text-style-name="P35" draw:layer="layout" svg:width="1.022cm" svg:height="0.963cm" svg:x="18.913cm" svg:y="12.649cm">
            <draw:text-box>
              <text:p text:style-name="P34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8" draw:layer="layout" svg:width="0.909cm" svg:height="0.963cm" svg:x="16.736cm" svg:y="9.274cm">
            <draw:text-box>
              <text:p text:style-name="P37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draw:line draw:style-name="gr33" draw:text-style-name="P12" draw:layer="layout" svg:x1="5.9cm" svg:y1="5.344cm" svg:x2="4.868cm" svg:y2="6.561cm">
          <text:p/>
        </draw:line>
        <draw:line draw:style-name="gr33" draw:text-style-name="P12" draw:layer="layout" svg:x1="4.842cm" svg:y1="5.291cm" svg:x2="5.98cm" svg:y2="6.879cm">
          <text:p/>
        </draw:line>
        <draw:line draw:style-name="gr33" draw:text-style-name="P12" draw:layer="layout" svg:x1="5.265cm" svg:y1="8.466cm" svg:x2="6.297cm" svg:y2="10.212cm">
          <text:p/>
        </draw:line>
        <draw:line draw:style-name="gr33" draw:text-style-name="P12" draw:layer="layout" svg:x1="6.244cm" svg:y1="8.784cm" svg:x2="4.921cm" svg:y2="9.789cm">
          <text:p/>
        </draw:line>
        <draw:line draw:style-name="gr62" draw:text-style-name="P40" draw:layer="layout" svg:x1="2.183cm" svg:y1="6.798cm" svg:x2="3.096cm" svg:y2="8.175cm">
          <text:p/>
        </draw:line>
        <draw:line draw:style-name="gr62" draw:text-style-name="P40" draw:layer="layout" svg:x1="2.117cm" svg:y1="7.911cm" svg:x2="3.413cm" svg:y2="7.276cm">
          <text:p/>
        </draw:line>
        <draw:line draw:style-name="gr62" draw:text-style-name="P40" draw:layer="layout" svg:x1="2.91cm" svg:y1="11.615cm" svg:x2="2.752cm" svg:y2="13.44cm">
          <text:p/>
        </draw:line>
        <draw:line draw:style-name="gr62" draw:text-style-name="P40" draw:layer="layout" svg:x1="2.09cm" svg:y1="12.858cm" svg:x2="3.704cm" svg:y2="11.959cm">
          <text:p/>
        </draw:line>
        <draw:line draw:style-name="gr62" draw:text-style-name="P40" draw:layer="layout" svg:x1="7.607cm" svg:y1="6.445cm" svg:x2="7.646cm" svg:y2="8.122cm">
          <text:p/>
        </draw:line>
        <draw:line draw:style-name="gr62" draw:text-style-name="P40" draw:layer="layout" svg:x1="7.197cm" svg:y1="7.434cm" svg:x2="8.308cm" svg:y2="7.09cm">
          <text:p/>
        </draw:line>
        <draw:line draw:style-name="gr62" draw:text-style-name="P40" draw:layer="layout" svg:x1="9.393cm" svg:y1="9.366cm" svg:x2="8.281cm" svg:y2="10.425cm">
          <text:p/>
        </draw:line>
        <draw:line draw:style-name="gr62" draw:text-style-name="P40" draw:layer="layout" svg:x1="8.308cm" svg:y1="9.525cm" svg:x2="9.128cm" svg:y2="10.425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50" draw:text-style-name="P23" draw:layer="layout" svg:width="20.629cm" svg:height="0.797cm" svg:x="0.402cm" svg:y="2.493cm">
          <draw:text-box>
            <text:p text:style-name="P7"><text:span text:style-name="T62">A</text:span><text:span text:style-name="T62">n</text:span><text:span text:style-name="T62">d</text:span><text:span text:style-name="T62"> </text:span><text:span text:style-name="T62">w</text:span><text:span text:style-name="T62">e</text:span><text:span text:style-name="T62"> </text:span><text:span text:style-name="T62">c</text:span><text:span text:style-name="T62">o</text:span><text:span text:style-name="T62">n</text:span><text:span text:style-name="T62">t</text:span><text:span text:style-name="T62">i</text:span><text:span text:style-name="T62">n</text:span><text:span text:style-name="T62">u</text:span><text:span text:style-name="T62">e</text:span><text:span text:style-name="T62">…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4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6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6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4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6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6</text:span></text:p>
        </draw:rect>
        <draw:g>
          <draw:line draw:style-name="gr57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62" draw:text-style-name="P39" draw:layer="layout" svg:x1="12.895cm" svg:y1="8.72cm" svg:x2="15.266cm" svg:y2="6.105cm">
            <text:p/>
          </draw:line>
          <draw:line draw:style-name="gr57" draw:text-style-name="P29" draw:layer="layout" svg:x1="17.832cm" svg:y1="6.176cm" svg:x2="19.91cm" svg:y2="8.437cm">
            <text:p/>
          </draw:line>
          <draw:line draw:style-name="gr57" draw:text-style-name="P29" draw:layer="layout" svg:x1="13.042cm" svg:y1="11.212cm" svg:x2="15.202cm" svg:y2="13.279cm">
            <text:p/>
          </draw:line>
          <draw:line draw:style-name="gr43" draw:text-style-name="P29" draw:layer="layout" svg:x1="18.059cm" svg:y1="13.42cm" svg:x2="19.878cm" svg:y2="11.53cm">
            <text:p/>
          </draw:line>
          <draw:line draw:style-name="gr57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62" draw:text-style-name="P3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421cm" svg:height="0.457cm" svg:x="17.585cm" svg:y="5.96cm">
            <text:p text:style-name="P30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1" draw:layer="layout" svg:width="0.421cm" svg:height="0.456cm" svg:x="19.717cm" svg:y="8.226cm">
            <text:p text:style-name="P30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1" draw:layer="layout" svg:width="0.422cm" svg:height="0.456cm" svg:x="19.642cm" svg:y="11.326cm">
            <text:p text:style-name="P30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33" draw:layer="layout" svg:width="0.421cm" svg:height="0.457cm" svg:x="17.765cm" svg:y="13.175cm">
            <text:p text:style-name="P32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layout" svg:width="0.42cm" svg:height="0.456cm" svg:x="15.013cm" svg:y="13.029cm">
            <text:p text:style-name="P30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1" draw:layer="layout" svg:width="0.42cm" svg:height="0.457cm" svg:x="12.82cm" svg:y="10.966cm">
            <text:p text:style-name="P30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1" draw:layer="layout" svg:width="0.422cm" svg:height="0.457cm" svg:x="12.729cm" svg:y="8.511cm">
            <text:p text:style-name="P30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8" draw:layer="layout" svg:width="0.78cm" svg:height="0.963cm" svg:x="13.342cm" svg:y="6.782cm">
            <draw:text-box>
              <text:p text:style-name="P37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64" draw:text-style-name="P41" draw:layer="layout" svg:width="0.747cm" svg:height="0.963cm" svg:x="13.489cm" svg:y="12.136cm">
            <draw:text-box>
              <text:p text:style-name="P37">3</text:p>
            </draw:text-box>
          </draw:frame>
          <draw:frame draw:style-name="gr50" draw:text-style-name="P38" draw:layer="layout" svg:width="0.914cm" svg:height="0.963cm" svg:x="16.306cm" svg:y="5.3cm">
            <draw:text-box>
              <text:p text:style-name="P37"><text:span text:style-name="T64">1</text:span></text:p>
            </draw:text-box>
          </draw:frame>
          <draw:frame draw:style-name="gr50" draw:text-style-name="P38" draw:layer="layout" svg:width="0.991cm" svg:height="0.963cm" svg:x="18.766cm" svg:y="6.429cm">
            <draw:text-box>
              <text:p text:style-name="P37">5</text:p>
            </draw:text-box>
          </draw:frame>
          <draw:frame draw:style-name="gr64" draw:text-style-name="P41" draw:layer="layout" svg:width="0.731cm" svg:height="0.963cm" svg:x="20.049cm" svg:y="9.415cm">
            <draw:text-box>
              <text:p text:style-name="P37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50" draw:text-style-name="P35" draw:layer="layout" svg:width="1.022cm" svg:height="0.963cm" svg:x="18.913cm" svg:y="12.649cm">
            <draw:text-box>
              <text:p text:style-name="P34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8" draw:layer="layout" svg:width="0.909cm" svg:height="0.963cm" svg:x="16.736cm" svg:y="9.274cm">
            <draw:text-box>
              <text:p text:style-name="P37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draw:line draw:style-name="gr33" draw:text-style-name="P12" draw:layer="layout" svg:x1="5.9cm" svg:y1="5.344cm" svg:x2="4.868cm" svg:y2="6.561cm">
          <text:p/>
        </draw:line>
        <draw:line draw:style-name="gr33" draw:text-style-name="P12" draw:layer="layout" svg:x1="4.842cm" svg:y1="5.291cm" svg:x2="5.98cm" svg:y2="6.879cm">
          <text:p/>
        </draw:line>
        <draw:line draw:style-name="gr33" draw:text-style-name="P12" draw:layer="layout" svg:x1="5.265cm" svg:y1="8.466cm" svg:x2="6.297cm" svg:y2="10.212cm">
          <text:p/>
        </draw:line>
        <draw:line draw:style-name="gr33" draw:text-style-name="P12" draw:layer="layout" svg:x1="6.244cm" svg:y1="8.784cm" svg:x2="4.921cm" svg:y2="9.789cm">
          <text:p/>
        </draw:line>
        <draw:line draw:style-name="gr62" draw:text-style-name="P40" draw:layer="layout" svg:x1="2.183cm" svg:y1="6.798cm" svg:x2="3.096cm" svg:y2="8.175cm">
          <text:p/>
        </draw:line>
        <draw:line draw:style-name="gr62" draw:text-style-name="P40" draw:layer="layout" svg:x1="2.117cm" svg:y1="7.911cm" svg:x2="3.413cm" svg:y2="7.276cm">
          <text:p/>
        </draw:line>
        <draw:line draw:style-name="gr62" draw:text-style-name="P40" draw:layer="layout" svg:x1="2.91cm" svg:y1="11.615cm" svg:x2="2.752cm" svg:y2="13.44cm">
          <text:p/>
        </draw:line>
        <draw:line draw:style-name="gr62" draw:text-style-name="P40" draw:layer="layout" svg:x1="2.09cm" svg:y1="12.858cm" svg:x2="3.704cm" svg:y2="11.959cm">
          <text:p/>
        </draw:line>
        <draw:line draw:style-name="gr62" draw:text-style-name="P40" draw:layer="layout" svg:x1="7.607cm" svg:y1="6.445cm" svg:x2="7.646cm" svg:y2="8.122cm">
          <text:p/>
        </draw:line>
        <draw:line draw:style-name="gr62" draw:text-style-name="P40" draw:layer="layout" svg:x1="7.197cm" svg:y1="7.434cm" svg:x2="8.308cm" svg:y2="7.09cm">
          <text:p/>
        </draw:line>
        <draw:line draw:style-name="gr62" draw:text-style-name="P40" draw:layer="layout" svg:x1="9.393cm" svg:y1="9.366cm" svg:x2="8.281cm" svg:y2="10.425cm">
          <text:p/>
        </draw:line>
        <draw:line draw:style-name="gr62" draw:text-style-name="P40" draw:layer="layout" svg:x1="8.308cm" svg:y1="9.525cm" svg:x2="9.128cm" svg:y2="10.425cm">
          <text:p/>
        </draw:line>
        <draw:circle draw:style-name="gr55" draw:text-style-name="P12" draw:layer="layout" svg:width="1.117cm" svg:height="1.117cm" svg:x="7.034cm" svg:y="9.812cm">
          <text:p/>
        </draw:circle>
        <draw:circle draw:style-name="gr55" draw:text-style-name="P12" draw:layer="layout" svg:width="1.117cm" svg:height="1.117cm" svg:x="7.659cm" svg:y="12.511cm">
          <text:p/>
        </draw:circl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51" draw:text-style-name="P23" draw:layer="layout" svg:width="20.629cm" svg:height="0.797cm" svg:x="0.402cm" svg:y="2.493cm">
          <draw:text-box>
            <text:p text:style-name="P7"><text:span text:style-name="T62">A</text:span><text:span text:style-name="T62">n</text:span><text:span text:style-name="T62">d</text:span><text:span text:style-name="T62"> </text:span><text:span text:style-name="T62">n</text:span><text:span text:style-name="T62">o</text:span><text:span text:style-name="T62">w</text:span><text:span text:style-name="T62"> </text:span><text:span text:style-name="T62">w</text:span><text:span text:style-name="T62">e</text:span><text:span text:style-name="T62"> </text:span><text:span text:style-name="T62">h</text:span><text:span text:style-name="T62">a</text:span><text:span text:style-name="T62">v</text:span><text:span text:style-name="T62">e</text:span><text:span text:style-name="T62"> </text:span><text:span text:style-name="T62">c</text:span><text:span text:style-name="T62">o</text:span><text:span text:style-name="T62">v</text:span><text:span text:style-name="T62">e</text:span><text:span text:style-name="T62">r</text:span><text:span text:style-name="T62">e</text:span><text:span text:style-name="T62">d</text:span><text:span text:style-name="T62"> </text:span><text:span text:style-name="T62">a</text:span><text:span text:style-name="T62">l</text:span><text:span text:style-name="T62">l </text:span><text:span text:style-name="T62">t</text:span><text:span text:style-name="T62">h</text:span><text:span text:style-name="T62">e</text:span><text:span text:style-name="T62"> </text:span><text:span text:style-name="T62">n</text:span><text:span text:style-name="T62">o</text:span><text:span text:style-name="T62">d</text:span><text:span text:style-name="T62">e</text:span><text:span text:style-name="T62">s </text:span><text:span text:style-name="T62">i</text:span><text:span text:style-name="T62">n</text:span><text:span text:style-name="T62"> </text:span><text:span text:style-name="T62">t</text:span><text:span text:style-name="T62">h</text:span><text:span text:style-name="T62">e</text:span><text:span text:style-name="T62"> </text:span><text:span text:style-name="T62">g</text:span><text:span text:style-name="T62">r</text:span><text:span text:style-name="T62">a</text:span><text:span text:style-name="T62">p</text:span><text:span text:style-name="T62">h</text:span><text:span text:style-name="T62">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4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6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6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6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6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7</text:span></text:p>
        </draw:rect>
        <draw:g>
          <draw:line draw:style-name="gr57" draw:text-style-name="P29" draw:layer="layout" svg:x1="15.291cm" svg:y1="13.143cm" svg:x2="17.832cm" svg:y2="6.176cm">
            <text:p/>
          </draw:line>
          <draw:line draw:style-name="gr43" draw:text-style-name="P29" draw:layer="layout" svg:x1="19.91cm" svg:y1="8.42cm" svg:x2="17.905cm" svg:y2="13.391cm">
            <text:p/>
          </draw:line>
          <draw:line draw:style-name="gr43" draw:text-style-name="P29" draw:layer="layout" svg:x1="15.397cm" svg:y1="6.122cm" svg:x2="13.042cm" svg:y2="11.211cm">
            <text:p/>
          </draw:line>
          <draw:line draw:style-name="gr62" draw:text-style-name="P39" draw:layer="layout" svg:x1="12.895cm" svg:y1="8.72cm" svg:x2="15.266cm" svg:y2="6.105cm">
            <text:p/>
          </draw:line>
          <draw:line draw:style-name="gr57" draw:text-style-name="P29" draw:layer="layout" svg:x1="17.832cm" svg:y1="6.176cm" svg:x2="19.91cm" svg:y2="8.437cm">
            <text:p/>
          </draw:line>
          <draw:line draw:style-name="gr57" draw:text-style-name="P29" draw:layer="layout" svg:x1="13.042cm" svg:y1="11.212cm" svg:x2="15.202cm" svg:y2="13.279cm">
            <text:p/>
          </draw:line>
          <draw:line draw:style-name="gr62" draw:text-style-name="P39" draw:layer="layout" svg:x1="18.059cm" svg:y1="13.42cm" svg:x2="19.878cm" svg:y2="11.53cm">
            <text:p/>
          </draw:line>
          <draw:line draw:style-name="gr57" draw:text-style-name="P29" draw:layer="layout" svg:x1="15.397cm" svg:y1="6.122cm" svg:x2="17.833cm" svg:y2="6.176cm">
            <text:p/>
          </draw:line>
          <draw:line draw:style-name="gr43" draw:text-style-name="P29" draw:layer="layout" svg:x1="18.059cm" svg:y1="13.42cm" svg:x2="15.104cm" svg:y2="13.244cm">
            <text:p/>
          </draw:line>
          <draw:line draw:style-name="gr43" draw:text-style-name="P29" draw:layer="layout" svg:x1="12.912cm" svg:y1="8.879cm" svg:x2="13.042cm" svg:y2="11.211cm">
            <text:p/>
          </draw:line>
          <draw:line draw:style-name="gr62" draw:text-style-name="P39" draw:layer="layout" svg:x1="19.911cm" svg:y1="8.42cm" svg:x2="19.846cm" svg:y2="11.636cm">
            <text:p/>
          </draw:line>
          <draw:custom-shape draw:style-name="gr44" draw:text-style-name="P31" draw:layer="layout" svg:width="0.443cm" svg:height="0.407cm" svg:x="15.093cm" svg:y="5.903cm">
            <text:p text:style-name="P30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421cm" svg:height="0.457cm" svg:x="17.585cm" svg:y="5.96cm">
            <text:p text:style-name="P30"><text:span text:style-name="T63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1" draw:layer="layout" svg:width="0.421cm" svg:height="0.456cm" svg:x="19.717cm" svg:y="8.226cm">
            <text:p text:style-name="P30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31" draw:layer="layout" svg:width="0.422cm" svg:height="0.456cm" svg:x="19.642cm" svg:y="11.326cm">
            <text:p text:style-name="P30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1" draw:layer="layout" svg:width="0.421cm" svg:height="0.457cm" svg:x="17.765cm" svg:y="13.175cm">
            <text:p text:style-name="P30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1" draw:layer="layout" svg:width="0.42cm" svg:height="0.456cm" svg:x="15.013cm" svg:y="13.029cm">
            <text:p text:style-name="P30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1" draw:layer="layout" svg:width="0.42cm" svg:height="0.457cm" svg:x="12.82cm" svg:y="10.966cm">
            <text:p text:style-name="P30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31" draw:layer="layout" svg:width="0.422cm" svg:height="0.457cm" svg:x="12.729cm" svg:y="8.511cm">
            <text:p text:style-name="P30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38" draw:layer="layout" svg:width="0.78cm" svg:height="0.963cm" svg:x="13.342cm" svg:y="6.782cm">
            <draw:text-box>
              <text:p text:style-name="P37">2</text:p>
            </draw:text-box>
          </draw:frame>
          <draw:frame draw:style-name="gr50" draw:text-style-name="P35" draw:layer="layout" svg:width="0.52cm" svg:height="0.963cm" svg:x="12.216cm" svg:y="9.622cm">
            <draw:text-box>
              <text:p text:style-name="P34">6</text:p>
            </draw:text-box>
          </draw:frame>
          <draw:frame draw:style-name="gr64" draw:text-style-name="P41" draw:layer="layout" svg:width="0.747cm" svg:height="0.963cm" svg:x="13.489cm" svg:y="12.136cm">
            <draw:text-box>
              <text:p text:style-name="P37">3</text:p>
            </draw:text-box>
          </draw:frame>
          <draw:frame draw:style-name="gr50" draw:text-style-name="P38" draw:layer="layout" svg:width="0.914cm" svg:height="0.963cm" svg:x="16.306cm" svg:y="5.3cm">
            <draw:text-box>
              <text:p text:style-name="P37"><text:span text:style-name="T64">1</text:span></text:p>
            </draw:text-box>
          </draw:frame>
          <draw:frame draw:style-name="gr50" draw:text-style-name="P38" draw:layer="layout" svg:width="0.991cm" svg:height="0.963cm" svg:x="18.766cm" svg:y="6.429cm">
            <draw:text-box>
              <text:p text:style-name="P37">5</text:p>
            </draw:text-box>
          </draw:frame>
          <draw:frame draw:style-name="gr64" draw:text-style-name="P41" draw:layer="layout" svg:width="0.731cm" svg:height="0.963cm" svg:x="20.049cm" svg:y="9.415cm">
            <draw:text-box>
              <text:p text:style-name="P37">3</text:p>
            </draw:text-box>
          </draw:frame>
          <draw:frame draw:style-name="gr50" draw:text-style-name="P35" draw:layer="layout" svg:width="0.78cm" svg:height="0.963cm" svg:x="15.989cm" svg:y="13.444cm">
            <draw:text-box>
              <text:p text:style-name="P34">6</text:p>
            </draw:text-box>
          </draw:frame>
          <draw:frame draw:style-name="gr64" draw:text-style-name="P41" draw:layer="layout" svg:width="1.022cm" svg:height="0.963cm" svg:x="18.913cm" svg:y="12.649cm">
            <draw:text-box>
              <text:p text:style-name="P37">3</text:p>
            </draw:text-box>
          </draw:frame>
          <draw:frame draw:style-name="gr50" draw:text-style-name="P35" draw:layer="layout" svg:width="0.812cm" svg:height="0.963cm" svg:x="14.033cm" svg:y="8.407cm">
            <draw:text-box>
              <text:p text:style-name="P34">3</text:p>
            </draw:text-box>
          </draw:frame>
          <draw:frame draw:style-name="gr50" draw:text-style-name="P38" draw:layer="layout" svg:width="0.909cm" svg:height="0.963cm" svg:x="16.736cm" svg:y="9.274cm">
            <draw:text-box>
              <text:p text:style-name="P37">1</text:p>
            </draw:text-box>
          </draw:frame>
          <draw:frame draw:style-name="gr50" draw:text-style-name="P35" draw:layer="layout" svg:width="0.601cm" svg:height="0.963cm" svg:x="18.378cm" svg:y="9.83cm">
            <draw:text-box>
              <text:p text:style-name="P34">8</text:p>
            </draw:text-box>
          </draw:frame>
        </draw:g>
        <draw:line draw:style-name="gr33" draw:text-style-name="P12" draw:layer="layout" svg:x1="5.9cm" svg:y1="5.344cm" svg:x2="4.868cm" svg:y2="6.561cm">
          <text:p/>
        </draw:line>
        <draw:line draw:style-name="gr33" draw:text-style-name="P12" draw:layer="layout" svg:x1="4.842cm" svg:y1="5.291cm" svg:x2="5.98cm" svg:y2="6.879cm">
          <text:p/>
        </draw:line>
        <draw:line draw:style-name="gr33" draw:text-style-name="P12" draw:layer="layout" svg:x1="5.265cm" svg:y1="8.466cm" svg:x2="6.297cm" svg:y2="10.212cm">
          <text:p/>
        </draw:line>
        <draw:line draw:style-name="gr33" draw:text-style-name="P12" draw:layer="layout" svg:x1="6.244cm" svg:y1="8.784cm" svg:x2="4.921cm" svg:y2="9.789cm">
          <text:p/>
        </draw:line>
        <draw:line draw:style-name="gr62" draw:text-style-name="P40" draw:layer="layout" svg:x1="2.183cm" svg:y1="6.798cm" svg:x2="3.096cm" svg:y2="8.175cm">
          <text:p/>
        </draw:line>
        <draw:line draw:style-name="gr62" draw:text-style-name="P40" draw:layer="layout" svg:x1="2.117cm" svg:y1="7.911cm" svg:x2="3.413cm" svg:y2="7.276cm">
          <text:p/>
        </draw:line>
        <draw:line draw:style-name="gr62" draw:text-style-name="P40" draw:layer="layout" svg:x1="2.91cm" svg:y1="11.615cm" svg:x2="2.752cm" svg:y2="13.44cm">
          <text:p/>
        </draw:line>
        <draw:line draw:style-name="gr62" draw:text-style-name="P40" draw:layer="layout" svg:x1="2.09cm" svg:y1="12.858cm" svg:x2="3.704cm" svg:y2="11.959cm">
          <text:p/>
        </draw:line>
        <draw:line draw:style-name="gr62" draw:text-style-name="P40" draw:layer="layout" svg:x1="7.607cm" svg:y1="6.445cm" svg:x2="7.646cm" svg:y2="8.122cm">
          <text:p/>
        </draw:line>
        <draw:line draw:style-name="gr62" draw:text-style-name="P40" draw:layer="layout" svg:x1="7.197cm" svg:y1="7.434cm" svg:x2="8.308cm" svg:y2="7.09cm">
          <text:p/>
        </draw:line>
        <draw:line draw:style-name="gr62" draw:text-style-name="P40" draw:layer="layout" svg:x1="9.393cm" svg:y1="9.366cm" svg:x2="8.281cm" svg:y2="10.425cm">
          <text:p/>
        </draw:line>
        <draw:line draw:style-name="gr62" draw:text-style-name="P40" draw:layer="layout" svg:x1="8.308cm" svg:y1="9.525cm" svg:x2="9.128cm" svg:y2="10.425cm">
          <text:p/>
        </draw:line>
        <draw:line draw:style-name="gr62" draw:text-style-name="P40" draw:layer="layout" svg:x1="7.699cm" svg:y1="11.986cm" svg:x2="8.176cm" svg:y2="13.044cm">
          <text:p/>
        </draw:line>
        <draw:line draw:style-name="gr62" draw:text-style-name="P40" draw:layer="layout" svg:x1="7.541cm" svg:y1="12.541cm" svg:x2="8.573cm" svg:y2="12.435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Bubbles" presentation:presentation-page-layout-name="AL1T0">
        <office:forms form:automatic-focus="false" form:apply-design-mode="false"/>
        <draw:rect draw:style-name="gr34" draw:text-style-name="P26" draw:layer="layout" svg:width="9.429cm" svg:height="10.704cm" svg:x="0.626cm" svg:y="4.162cm" draw:corner-radius="0.5cm">
          <text:p text:style-name="P7"><text:span text:style-name="T55">O</text:span><text:span text:style-name="T55">r</text:span><text:span text:style-name="T55">i</text:span><text:span text:style-name="T55">g</text:span><text:span text:style-name="T55">i</text:span><text:span text:style-name="T55">n</text:span><text:span text:style-name="T55">a</text:span><text:span text:style-name="T55">l </text:span><text:span text:style-name="T55">G</text:span><text:span text:style-name="T55">r</text:span><text:span text:style-name="T55">a</text:span><text:span text:style-name="T55">p</text:span><text:span text:style-name="T55">h</text:span></text:p>
        </draw:rect>
        <draw:frame presentation:style-name="pr4" draw:text-style-name="P13" draw:layer="layout" svg:width="25.199cm" svg:height="1.971cm" svg:x="0.376cm" svg:y="0.224cm" presentation:class="title" presentation:user-transformed="true">
          <draw:text-box>
            <text:p text:style-name="P2"><text:span text:style-name="T9">3</text:span><text:span text:style-name="T9">.</text:span><text:span text:style-name="T9"> </text:span><text:span text:style-name="T9">S</text:span><text:span text:style-name="T9">p</text:span><text:span text:style-name="T9">a</text:span><text:span text:style-name="T9">n</text:span><text:span text:style-name="T9">n</text:span><text:span text:style-name="T9">i</text:span><text:span text:style-name="T9">n</text:span><text:span text:style-name="T9">g</text:span><text:span text:style-name="T9"> </text:span><text:span text:style-name="T9">T</text:span><text:span text:style-name="T9">r</text:span><text:span text:style-name="T9">e</text:span><text:span text:style-name="T9">e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s</text:span></text:p>
          </draw:text-box>
        </draw:frame>
        <draw:frame draw:style-name="gr4" draw:text-style-name="P15" draw:layer="layout" svg:width="1.831cm" svg:height="1.205cm" svg:x="26.194cm" svg:y="15.451cm">
          <draw:text-box>
            <text:p text:style-name="P14"><text:span text:style-name="T10">(</text:span><text:span text:style-name="T10"><text:page-number>&lt;number&gt;</text:page-number></text:span><text:span text:style-name="T10">/</text:span><text:span text:style-name="T10"><text:page-count>53</text:page-count></text:span><text:span text:style-name="T10">)</text:span></text:p>
          </draw:text-box>
        </draw:frame>
        <draw:frame draw:style-name="gr35" draw:text-style-name="P16" draw:layer="layout" svg:width="5.744cm" svg:height="13.424cm" svg:x="21.858cm" svg:y="2.404cm">
          <draw:text-box>
            <text:p text:style-name="P7"><text:span text:style-name="T11">N</text:span><text:span text:style-name="T11">o</text:span><text:span text:style-name="T11">t</text:span><text:span text:style-name="T11">e</text:span><text:span text:style-name="T11">s</text:span></text:p>
            <text:p text:style-name="P7"><text:span text:style-name="T11"/></text:p>
            <text:p text:style-name="P2"><text:span text:style-name="T33">P</text:span><text:span text:style-name="T33">ri</text:span><text:span text:style-name="T33">m</text:span><text:span text:style-name="T33">’s </text:span><text:span text:style-name="T33">S</text:span><text:span text:style-name="T33">p</text:span><text:span text:style-name="T33">a</text:span><text:span text:style-name="T33">n</text:span><text:span text:style-name="T33">n</text:span><text:span text:style-name="T33">i</text:span><text:span text:style-name="T33">n</text:span><text:span text:style-name="T33">g </text:span><text:span text:style-name="T33">T</text:span><text:span text:style-name="T33">r</text:span><text:span text:style-name="T33">e</text:span><text:span text:style-name="T33">e </text:span><text:span text:style-name="T33">A</text:span><text:span text:style-name="T33">l</text:span><text:span text:style-name="T33">g</text:span><text:span text:style-name="T33">o</text:span><text:span text:style-name="T33">ri</text:span><text:span text:style-name="T33">t</text:span><text:span text:style-name="T33">h</text:span><text:span text:style-name="T33">m</text:span><text:span text:style-name="T33">:</text:span></text:p>
            <text:p text:style-name="P2"><text:span text:style-name="T33"/></text:p>
            <text:p text:style-name="P2"><text:span text:style-name="T34">I</text:span><text:span text:style-name="T34">n</text:span><text:span text:style-name="T34">p</text:span><text:span text:style-name="T34">u</text:span><text:span text:style-name="T34">t: </text:span><text:span text:style-name="T34">A </text:span><text:span text:style-name="T34">si</text:span><text:span text:style-name="T34">m</text:span><text:span text:style-name="T34">p</text:span><text:span text:style-name="T34">l</text:span><text:span text:style-name="T34">e, </text:span><text:span text:style-name="T34">c</text:span><text:span text:style-name="T34">o</text:span><text:span text:style-name="T34">n</text:span><text:span text:style-name="T34">n</text:span><text:span text:style-name="T34">e</text:span><text:span text:style-name="T34">ct</text:span><text:span text:style-name="T34">e</text:span><text:span text:style-name="T34">d </text:span><text:span text:style-name="T34">g</text:span><text:span text:style-name="T34">r</text:span><text:span text:style-name="T34">a</text:span><text:span text:style-name="T34">p</text:span><text:span text:style-name="T34">h </text:span><text:span text:style-name="T34">G </text:span><text:span text:style-name="T34">w</text:span><text:span text:style-name="T34">it</text:span><text:span text:style-name="T34">h </text:span><text:span text:style-name="T56">n </text:span><text:span text:style-name="T56">+ </text:span><text:span text:style-name="T56">1</text:span><text:span text:style-name="T34"> <text:s/></text:span><text:span text:style-name="T34">n</text:span><text:span text:style-name="T34">o</text:span><text:span text:style-name="T34">d</text:span><text:span text:style-name="T34">e</text:span><text:span text:style-name="T34">s.</text:span></text:p>
            <text:p text:style-name="P2"><text:span text:style-name="T34"/></text:p>
            <text:p text:style-name="P2"><text:span text:style-name="T34">I</text:span><text:span text:style-name="T34">ni</text:span><text:span text:style-name="T34">ti</text:span><text:span text:style-name="T34">a</text:span><text:span text:style-name="T34">li</text:span><text:span text:style-name="T34">z</text:span><text:span text:style-name="T34">e: </text:span><text:span text:style-name="T34">L</text:span><text:span text:style-name="T34">e</text:span><text:span text:style-name="T34">t </text:span><text:span text:style-name="T56">v</text:span><text:span text:style-name="T57">0</text:span><text:span text:style-name="T34"> </text:span><text:span text:style-name="T34">b</text:span><text:span text:style-name="T34">e </text:span><text:span text:style-name="T34">a</text:span><text:span text:style-name="T34">n</text:span><text:span text:style-name="T34">y </text:span><text:span text:style-name="T34">n</text:span><text:span text:style-name="T34">o</text:span><text:span text:style-name="T34">d</text:span><text:span text:style-name="T34">e </text:span><text:span text:style-name="T34">in </text:span><text:span text:style-name="T34">G</text:span><text:span text:style-name="T34">, </text:span><text:span text:style-name="T34">a</text:span><text:span text:style-name="T34">n</text:span><text:span text:style-name="T34">d </text:span><text:span text:style-name="T34">l</text:span><text:span text:style-name="T34">e</text:span><text:span text:style-name="T34">t </text:span><text:span text:style-name="T56">T</text:span><text:span text:style-name="T57">0</text:span><text:span text:style-name="T56"> </text:span><text:span text:style-name="T56">= </text:span><text:span text:style-name="T56">{v</text:span><text:span text:style-name="T57">0</text:span><text:span text:style-name="T56">}</text:span><text:span text:style-name="T34"> </text:span><text:span text:style-name="T34">b</text:span><text:span text:style-name="T34">e </text:span><text:span text:style-name="T34">a </text:span><text:span text:style-name="T34">tr</text:span><text:span text:style-name="T34">e</text:span><text:span text:style-name="T34">e </text:span><text:span text:style-name="T34">w</text:span><text:span text:style-name="T34">it</text:span><text:span text:style-name="T34">h </text:span><text:span text:style-name="T34">o</text:span><text:span text:style-name="T34">n</text:span><text:span text:style-name="T34">e </text:span><text:span text:style-name="T34">n</text:span><text:span text:style-name="T34">o</text:span><text:span text:style-name="T34">d</text:span><text:span text:style-name="T34">e </text:span><text:span text:style-name="T34">a</text:span><text:span text:style-name="T34">n</text:span><text:span text:style-name="T34">d </text:span><text:span text:style-name="T34">n</text:span><text:span text:style-name="T34">o </text:span><text:span text:style-name="T34">e</text:span><text:span text:style-name="T34">d</text:span><text:span text:style-name="T34">g</text:span><text:span text:style-name="T34">e</text:span><text:span text:style-name="T34">s.</text:span></text:p>
            <text:p text:style-name="P2"><text:span text:style-name="T34"/></text:p>
            <text:p text:style-name="P2"><text:span text:style-name="T34">F</text:span><text:span text:style-name="T34">o</text:span><text:span text:style-name="T34">r </text:span><text:span text:style-name="T34">e</text:span><text:span text:style-name="T34">a</text:span><text:span text:style-name="T34">c</text:span><text:span text:style-name="T34">h </text:span><text:span text:style-name="T56">k</text:span><text:span text:style-name="T34"> </text:span><text:span text:style-name="T34">fr</text:span><text:span text:style-name="T34">o</text:span><text:span text:style-name="T34">m</text:span><text:span text:style-name="T34"> </text:span><text:span text:style-name="T34">{</text:span><text:span text:style-name="T34">1, </text:span><text:span text:style-name="T34">2, </text:span><text:span text:style-name="T34">…</text:span><text:span text:style-name="T34">, </text:span><text:span text:style-name="T34">n}</text:span><text:span text:style-name="T34">:</text:span></text:p>
            <text:list text:style-name="L1"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=</text:span><text:span text:style-name="T34"> </text:span><text:span text:style-name="T34">{</text:span><text:span text:style-name="T56">e</text:span><text:span text:style-name="T34"> </text:span><text:span text:style-name="T34">a</text:span><text:span text:style-name="T34">n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G</text:span><text:span text:style-name="T34"> </text:span><text:span text:style-name="T34">:</text:span><text:span text:style-name="T34"> </text:span><text:span text:style-name="T56">e</text:span><text:span text:style-name="T34"> </text:span><text:span text:style-name="T34">h</text:span><text:span text:style-name="T34">a</text:span><text:span text:style-name="T34">s</text:span><text:span text:style-name="T34"> </text:span><text:span text:style-name="T34">o</text:span><text:span text:style-name="T34">n</text:span><text:span text:style-name="T34">e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 </text:span><text:span text:style-name="T34">a</text:span><text:span text:style-name="T34">n</text:span><text:span text:style-name="T34">d</text:span><text:span text:style-name="T34"> </text:span><text:span text:style-name="T34">t</text:span><text:span text:style-name="T34">h</text:span><text:span text:style-name="T34">e</text:span><text:span text:style-name="T34"> </text:span><text:span text:style-name="T34">o</text:span><text:span text:style-name="T34">t</text:span><text:span text:style-name="T34">h</text:span><text:span text:style-name="T34">e</text:span><text:span text:style-name="T34">r</text:span><text:span text:style-name="T34"> </text:span><text:span text:style-name="T34">e</text:span><text:span text:style-name="T34">n</text:span><text:span text:style-name="T34">d</text:span><text:span text:style-name="T34">p</text:span><text:span text:style-name="T34">o</text:span><text:span text:style-name="T34">i</text:span><text:span text:style-name="T34">n</text:span><text:span text:style-name="T34">t</text:span><text:span text:style-name="T34"> </text:span><text:span text:style-name="T34">n</text:span><text:span text:style-name="T34">o</text:span><text:span text:style-name="T34">t</text:span><text:span text:style-name="T34"> </text:span><text:span text:style-name="T34">i</text:span><text:span text:style-name="T34">n</text:span><text:span text:style-name="T34"> </text:span><text:span text:style-name="T56">T</text:span><text:span text:style-name="T57">k</text:span><text:span text:style-name="T57">-</text:span><text:span text:style-name="T57">1</text:span><text:span text:style-name="T34">}</text:span><text:span text:style-name="T34">.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e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i</text:span><text:span text:style-name="T34">n</text:span><text:span text:style-name="T34"> </text:span><text:span text:style-name="T56">E</text:span><text:span text:style-name="T57">k</text:span><text:span text:style-name="T58"> </text:span><text:span text:style-name="T34">w</text:span><text:span text:style-name="T34">i</text:span><text:span text:style-name="T34">t</text:span><text:span text:style-name="T34">h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 </text:span><text:span text:style-name="T34">(</text:span><text:span text:style-name="T34">I</text:span><text:span text:style-name="T34">n</text:span><text:span text:style-name="T34"> </text:span><text:span text:style-name="T34">c</text:span><text:span text:style-name="T34">a</text:span><text:span text:style-name="T34">s</text:span><text:span text:style-name="T34">e</text:span><text:span text:style-name="T34"> </text:span><text:span text:style-name="T34">o</text:span><text:span text:style-name="T34">f</text:span><text:span text:style-name="T34"> </text:span><text:span text:style-name="T34">a</text:span><text:span text:style-name="T34"> </text:span><text:span text:style-name="T34">t</text:span><text:span text:style-name="T34">i</text:span><text:span text:style-name="T34">e</text:span><text:span text:style-name="T34">,</text:span><text:span text:style-name="T34"> </text:span><text:span text:style-name="T34">c</text:span><text:span text:style-name="T34">h</text:span><text:span text:style-name="T34">o</text:span><text:span text:style-name="T34">o</text:span><text:span text:style-name="T34">s</text:span><text:span text:style-name="T34">e</text:span><text:span text:style-name="T34"> </text:span><text:span text:style-name="T34">a</text:span><text:span text:style-name="T34">n</text:span><text:span text:style-name="T34">y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e</text:span><text:span text:style-name="T34"> </text:span><text:span text:style-name="T34">s</text:span><text:span text:style-name="T34">m</text:span><text:span text:style-name="T34">a</text:span><text:span text:style-name="T34">l</text:span><text:span text:style-name="T34">l</text:span><text:span text:style-name="T34">e</text:span><text:span text:style-name="T34">s</text:span><text:span text:style-name="T34">t</text:span><text:span text:style-name="T34"> </text:span><text:span text:style-name="T34">w</text:span><text:span text:style-name="T34">e</text:span><text:span text:style-name="T34">i</text:span><text:span text:style-name="T34">g</text:span><text:span text:style-name="T34">h</text:span><text:span text:style-name="T34">t</text:span><text:span text:style-name="T34">.</text:span><text:span text:style-name="T34">)</text:span></text:p>
              </text:list-item>
              <text:list-item>
                <text:p text:style-name="P2"><text:span text:style-name="T34">L</text:span><text:span text:style-name="T34">e</text:span><text:span text:style-name="T34">t</text:span><text:span text:style-name="T34"> </text:span><text:span text:style-name="T56">T</text:span><text:span text:style-name="T57">k</text:span><text:span text:style-name="T34"> </text:span><text:span text:style-name="T34">b</text:span><text:span text:style-name="T34">e</text:span><text:span text:style-name="T34"> </text:span><text:span text:style-name="T34">t</text:span><text:span text:style-name="T34">h</text:span><text:span text:style-name="T34">e</text:span><text:span text:style-name="T34"> </text:span><text:span text:style-name="T34">t</text:span><text:span text:style-name="T34">r</text:span><text:span text:style-name="T34">e</text:span><text:span text:style-name="T34">e</text:span><text:span text:style-name="T34"> </text:span><text:span text:style-name="T34">o</text:span><text:span text:style-name="T34">b</text:span><text:span text:style-name="T34">t</text:span><text:span text:style-name="T34">a</text:span><text:span text:style-name="T34">i</text:span><text:span text:style-name="T34">n</text:span><text:span text:style-name="T34">e</text:span><text:span text:style-name="T34">d</text:span><text:span text:style-name="T34"> </text:span><text:span text:style-name="T34">b</text:span><text:span text:style-name="T34">y</text:span><text:span text:style-name="T34"> </text:span><text:span text:style-name="T34">a</text:span><text:span text:style-name="T34">d</text:span><text:span text:style-name="T34">d</text:span><text:span text:style-name="T34">i</text:span><text:span text:style-name="T34">n</text:span><text:span text:style-name="T34">g</text:span><text:span text:style-name="T34"> </text:span><text:span text:style-name="T34">e</text:span><text:span text:style-name="T34">d</text:span><text:span text:style-name="T34">g</text:span><text:span text:style-name="T34">e</text:span><text:span text:style-name="T34"> </text:span><text:span text:style-name="T56">e</text:span><text:span text:style-name="T57">k</text:span><text:span text:style-name="T34"> </text:span><text:span text:style-name="T34">(</text:span><text:span text:style-name="T34">a</text:span><text:span text:style-name="T34">l</text:span><text:span text:style-name="T34">o</text:span><text:span text:style-name="T34">n</text:span><text:span text:style-name="T34">g</text:span><text:span text:style-name="T34"> </text:span><text:span text:style-name="T34">w</text:span><text:span text:style-name="T34">i</text:span><text:span text:style-name="T34">t</text:span><text:span text:style-name="T34">h</text:span><text:span text:style-name="T34"> </text:span><text:span text:style-name="T34">i</text:span><text:span text:style-name="T34">t</text:span><text:span text:style-name="T34">s</text:span><text:span text:style-name="T34"> </text:span><text:span text:style-name="T34">n</text:span><text:span text:style-name="T34">o</text:span><text:span text:style-name="T34">d</text:span><text:span text:style-name="T34">e</text:span><text:span text:style-name="T34"> </text:span><text:span text:style-name="T34">n</text:span><text:span text:style-name="T34">o</text:span><text:span text:style-name="T34">t</text:span><text:span text:style-name="T34"> </text:span><text:span text:style-name="T34">a</text:span><text:span text:style-name="T34">l</text:span><text:span text:style-name="T34">r</text:span><text:span text:style-name="T34">e</text:span><text:span text:style-name="T34">a</text:span><text:span text:style-name="T34">d</text:span><text:span text:style-name="T34">y</text:span><text:span text:style-name="T34"> </text:span><text:span text:style-name="T34">i</text:span><text:span text:style-name="T34">n</text:span><text:span text:style-name="T56"> </text:span><text:span text:style-name="T56">T</text:span><text:span text:style-name="T57">k</text:span><text:span text:style-name="T57">-</text:span><text:span text:style-name="T57">1</text:span><text:span text:style-name="T34">)</text:span><text:span text:style-name="T34"> </text:span><text:span text:style-name="T34">t</text:span><text:span text:style-name="T34">o</text:span><text:span text:style-name="T34"> </text:span><text:span text:style-name="T56">T</text:span><text:span text:style-name="T57">k</text:span><text:span text:style-name="T57">-</text:span><text:span text:style-name="T57">1</text:span><text:span text:style-name="T34">.</text:span></text:p>
              </text:list-item>
            </text:list>
            <text:p text:style-name="P2"><text:span text:style-name="T37"/></text:p>
            <text:p text:style-name="P2"><text:span text:style-name="T37">O</text:span><text:span text:style-name="T37">u</text:span><text:span text:style-name="T37">t</text:span><text:span text:style-name="T37">p</text:span><text:span text:style-name="T37">u</text:span><text:span text:style-name="T37">t: </text:span><text:span text:style-name="T37">T</text:span><text:span text:style-name="T37">h</text:span><text:span text:style-name="T37">e </text:span><text:span text:style-name="T37">fi</text:span><text:span text:style-name="T37">n</text:span><text:span text:style-name="T37">a</text:span><text:span text:style-name="T37">l </text:span><text:span text:style-name="T37">r</text:span><text:span text:style-name="T37">e</text:span><text:span text:style-name="T37">s</text:span><text:span text:style-name="T37">u</text:span><text:span text:style-name="T37">lt </text:span><text:span text:style-name="T39">T</text:span><text:span text:style-name="T59">n</text:span><text:span text:style-name="T37"> </text:span><text:span text:style-name="T37">is </text:span><text:span text:style-name="T37">t</text:span><text:span text:style-name="T37">h</text:span><text:span text:style-name="T37">e </text:span><text:span text:style-name="T37">tr</text:span><text:span text:style-name="T37">e</text:span><text:span text:style-name="T37">e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e</text:span><text:span text:style-name="T37">d </text:span><text:span text:style-name="T37">b</text:span><text:span text:style-name="T37">y </text:span><text:span text:style-name="T37">t</text:span><text:span text:style-name="T37">h</text:span><text:span text:style-name="T37">e </text:span><text:span text:style-name="T37">a</text:span><text:span text:style-name="T37">l</text:span><text:span text:style-name="T37">g</text:span><text:span text:style-name="T37">o</text:span><text:span text:style-name="T37">ri</text:span><text:span text:style-name="T37">t</text:span><text:span text:style-name="T37">h</text:span><text:span text:style-name="T37">m</text:span><text:span text:style-name="T37">.</text:span></text:p>
            <text:p text:style-name="P2"><text:span text:style-name="T14"/></text:p>
            <text:p text:style-name="P7"><text:span text:style-name="T44"/></text:p>
          </draw:text-box>
        </draw:frame>
        <draw:frame presentation:style-name="pr52" draw:text-style-name="P23" draw:layer="layout" svg:width="20.629cm" svg:height="0.797cm" svg:x="0.402cm" svg:y="2.493cm">
          <draw:text-box>
            <text:p text:style-name="P7"><text:span text:style-name="T62">T</text:span><text:span text:style-name="T62">h</text:span><text:span text:style-name="T62">e</text:span><text:span text:style-name="T62"> </text:span><text:span text:style-name="T62">r</text:span><text:span text:style-name="T62">e</text:span><text:span text:style-name="T62">s</text:span><text:span text:style-name="T62">u</text:span><text:span text:style-name="T62">l</text:span><text:span text:style-name="T62">t </text:span><text:span text:style-name="T62">i</text:span><text:span text:style-name="T62">s </text:span><text:span text:style-name="T62">a</text:span><text:span text:style-name="T62"> </text:span><text:span text:style-name="T62">m</text:span><text:span text:style-name="T62">i</text:span><text:span text:style-name="T62">n</text:span><text:span text:style-name="T62">i</text:span><text:span text:style-name="T62">m</text:span><text:span text:style-name="T62">a</text:span><text:span text:style-name="T62">l </text:span><text:span text:style-name="T62">s</text:span><text:span text:style-name="T62">p</text:span><text:span text:style-name="T62">a</text:span><text:span text:style-name="T62">n</text:span><text:span text:style-name="T62">n</text:span><text:span text:style-name="T62">i</text:span><text:span text:style-name="T62">n</text:span><text:span text:style-name="T62">g</text:span><text:span text:style-name="T62"> </text:span><text:span text:style-name="T62">t</text:span><text:span text:style-name="T62">r</text:span><text:span text:style-name="T62">e</text:span><text:span text:style-name="T62">e</text:span><text:span text:style-name="T62">.</text:span></text:p>
          </draw:text-box>
        </draw:frame>
        <draw:g>
          <draw:line draw:style-name="gr10" draw:text-style-name="P12" draw:layer="layout" svg:x1="4.132cm" svg:y1="13.159cm" svg:x2="6.673cm" svg:y2="6.192cm">
            <text:p/>
          </draw:line>
          <draw:line draw:style-name="gr10" draw:text-style-name="P12" draw:layer="layout" svg:x1="8.751cm" svg:y1="8.436cm" svg:x2="6.746cm" svg:y2="13.407cm">
            <text:p/>
          </draw:line>
          <draw:line draw:style-name="gr10" draw:text-style-name="P12" draw:layer="layout" svg:x1="4.238cm" svg:y1="6.138cm" svg:x2="1.883cm" svg:y2="11.227cm">
            <text:p/>
          </draw:line>
          <draw:line draw:style-name="gr10" draw:text-style-name="P12" draw:layer="layout" svg:x1="1.736cm" svg:y1="8.736cm" svg:x2="4.107cm" svg:y2="6.121cm">
            <text:p/>
          </draw:line>
          <draw:line draw:style-name="gr10" draw:text-style-name="P12" draw:layer="layout" svg:x1="6.673cm" svg:y1="6.192cm" svg:x2="8.751cm" svg:y2="8.453cm">
            <text:p/>
          </draw:line>
          <draw:line draw:style-name="gr10" draw:text-style-name="P12" draw:layer="layout" svg:x1="1.883cm" svg:y1="11.228cm" svg:x2="4.043cm" svg:y2="13.295cm">
            <text:p/>
          </draw:line>
          <draw:line draw:style-name="gr10" draw:text-style-name="P12" draw:layer="layout" svg:x1="6.9cm" svg:y1="13.436cm" svg:x2="8.719cm" svg:y2="11.546cm">
            <text:p/>
          </draw:line>
          <draw:line draw:style-name="gr10" draw:text-style-name="P12" draw:layer="layout" svg:x1="4.238cm" svg:y1="6.138cm" svg:x2="6.674cm" svg:y2="6.192cm">
            <text:p/>
          </draw:line>
          <draw:line draw:style-name="gr10" draw:text-style-name="P12" draw:layer="layout" svg:x1="6.9cm" svg:y1="13.436cm" svg:x2="3.945cm" svg:y2="13.26cm">
            <text:p/>
          </draw:line>
          <draw:line draw:style-name="gr10" draw:text-style-name="P12" draw:layer="layout" svg:x1="1.753cm" svg:y1="8.895cm" svg:x2="1.883cm" svg:y2="11.227cm">
            <text:p/>
          </draw:line>
          <draw:line draw:style-name="gr10" draw:text-style-name="P12" draw:layer="layout" svg:x1="8.752cm" svg:y1="8.436cm" svg:x2="8.687cm" svg:y2="11.652cm">
            <text:p/>
          </draw:line>
          <draw:custom-shape draw:style-name="gr54" draw:text-style-name="P36" draw:layer="layout" svg:width="0.443cm" svg:height="0.407cm" svg:x="3.934cm" svg:y="5.919cm">
            <text:p text:style-name="P7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21cm" svg:height="0.457cm" svg:x="6.426cm" svg:y="5.976cm">
            <text:p text:style-name="P7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6" draw:layer="layout" svg:width="0.421cm" svg:height="0.456cm" svg:x="8.558cm" svg:y="8.242cm">
            <text:p text:style-name="P7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36" draw:layer="layout" svg:width="0.422cm" svg:height="0.456cm" svg:x="8.483cm" svg:y="11.342cm">
            <text:p text:style-name="P7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6" draw:layer="layout" svg:width="0.421cm" svg:height="0.457cm" svg:x="6.606cm" svg:y="13.191cm">
            <text:p text:style-name="P7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6" draw:layer="layout" svg:width="0.42cm" svg:height="0.456cm" svg:x="3.854cm" svg:y="13.045cm">
            <text:p text:style-name="P7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cm" svg:height="0.457cm" svg:x="1.661cm" svg:y="10.982cm">
            <text:p text:style-name="P7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36" draw:layer="layout" svg:width="0.422cm" svg:height="0.457cm" svg:x="1.57cm" svg:y="8.527cm">
            <text:p text:style-name="P7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7" draw:layer="layout" svg:width="0.78cm" svg:height="0.963cm" svg:x="2.183cm" svg:y="6.798cm">
            <draw:text-box>
              <text:p>2</text:p>
            </draw:text-box>
          </draw:frame>
          <draw:frame draw:style-name="gr14" draw:text-style-name="P27" draw:layer="layout" svg:width="0.52cm" svg:height="0.963cm" svg:x="1.057cm" svg:y="9.638cm">
            <draw:text-box>
              <text:p>6</text:p>
            </draw:text-box>
          </draw:frame>
          <draw:frame draw:style-name="gr14" draw:text-style-name="P27" draw:layer="layout" svg:width="0.747cm" svg:height="0.963cm" svg:x="2.33cm" svg:y="12.152cm">
            <draw:text-box>
              <text:p>3</text:p>
            </draw:text-box>
          </draw:frame>
          <draw:frame draw:style-name="gr14" draw:text-style-name="P27" draw:layer="layout" svg:width="0.914cm" svg:height="0.963cm" svg:x="5.147cm" svg:y="5.316cm">
            <draw:text-box>
              <text:p>1</text:p>
            </draw:text-box>
          </draw:frame>
          <draw:frame draw:style-name="gr14" draw:text-style-name="P27" draw:layer="layout" svg:width="0.991cm" svg:height="0.963cm" svg:x="7.607cm" svg:y="6.445cm">
            <draw:text-box>
              <text:p>5</text:p>
            </draw:text-box>
          </draw:frame>
          <draw:frame draw:style-name="gr14" draw:text-style-name="P27" draw:layer="layout" svg:width="0.731cm" svg:height="0.963cm" svg:x="8.89cm" svg:y="9.431cm">
            <draw:text-box>
              <text:p>3</text:p>
            </draw:text-box>
          </draw:frame>
          <draw:frame draw:style-name="gr14" draw:text-style-name="P27" draw:layer="layout" svg:width="0.78cm" svg:height="0.963cm" svg:x="4.83cm" svg:y="13.46cm">
            <draw:text-box>
              <text:p>6</text:p>
            </draw:text-box>
          </draw:frame>
          <draw:frame draw:style-name="gr14" draw:text-style-name="P27" draw:layer="layout" svg:width="1.022cm" svg:height="0.963cm" svg:x="7.754cm" svg:y="12.665cm">
            <draw:text-box>
              <text:p>3</text:p>
            </draw:text-box>
          </draw:frame>
          <draw:frame draw:style-name="gr14" draw:text-style-name="P27" draw:layer="layout" svg:width="0.812cm" svg:height="0.963cm" svg:x="2.874cm" svg:y="8.423cm">
            <draw:text-box>
              <text:p>3</text:p>
            </draw:text-box>
          </draw:frame>
          <draw:frame draw:style-name="gr14" draw:text-style-name="P27" draw:layer="layout" svg:width="0.909cm" svg:height="0.963cm" svg:x="5.577cm" svg:y="9.29cm">
            <draw:text-box>
              <text:p>1</text:p>
            </draw:text-box>
          </draw:frame>
          <draw:frame draw:style-name="gr14" draw:text-style-name="P27" draw:layer="layout" svg:width="0.601cm" svg:height="0.963cm" svg:x="7.219cm" svg:y="9.846cm">
            <draw:text-box>
              <text:p>8</text:p>
            </draw:text-box>
          </draw:frame>
        </draw:g>
        <draw:rect draw:style-name="gr42" draw:text-style-name="P28" draw:layer="layout" svg:width="9.429cm" svg:height="10.704cm" svg:x="11.763cm" svg:y="4.186cm" draw:corner-radius="0.5cm">
          <text:p text:style-name="P7"><text:span text:style-name="T55">T</text:span><text:span text:style-name="T55">r</text:span><text:span text:style-name="T55">e</text:span><text:span text:style-name="T55">e </text:span><text:span text:style-name="T55">T</text:span><text:span text:style-name="T61">7</text:span></text:p>
        </draw:rect>
        <draw:g>
          <draw:line draw:style-name="gr69" draw:text-style-name="P42" draw:layer="layout" svg:x1="15.291cm" svg:y1="13.143cm" svg:x2="17.832cm" svg:y2="6.176cm">
            <text:p/>
          </draw:line>
          <draw:line draw:style-name="gr69" draw:text-style-name="P42" draw:layer="layout" svg:x1="12.895cm" svg:y1="8.72cm" svg:x2="15.266cm" svg:y2="6.105cm">
            <text:p/>
          </draw:line>
          <draw:line draw:style-name="gr69" draw:text-style-name="P42" draw:layer="layout" svg:x1="17.832cm" svg:y1="6.176cm" svg:x2="19.91cm" svg:y2="8.437cm">
            <text:p/>
          </draw:line>
          <draw:line draw:style-name="gr69" draw:text-style-name="P42" draw:layer="layout" svg:x1="13.042cm" svg:y1="11.212cm" svg:x2="15.202cm" svg:y2="13.279cm">
            <text:p/>
          </draw:line>
          <draw:line draw:style-name="gr69" draw:text-style-name="P42" draw:layer="layout" svg:x1="18.059cm" svg:y1="13.42cm" svg:x2="19.878cm" svg:y2="11.53cm">
            <text:p/>
          </draw:line>
          <draw:line draw:style-name="gr69" draw:text-style-name="P42" draw:layer="layout" svg:x1="15.397cm" svg:y1="6.122cm" svg:x2="17.833cm" svg:y2="6.176cm">
            <text:p/>
          </draw:line>
          <draw:line draw:style-name="gr69" draw:text-style-name="P42" draw:layer="layout" svg:x1="19.911cm" svg:y1="8.42cm" svg:x2="19.846cm" svg:y2="11.636cm">
            <text:p/>
          </draw:line>
          <draw:custom-shape draw:style-name="gr70" draw:text-style-name="P44" draw:layer="layout" svg:width="0.443cm" svg:height="0.407cm" svg:x="15.093cm" svg:y="5.903cm">
            <text:p text:style-name="P43"><text:span text:style-name="T20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44" draw:layer="layout" svg:width="0.421cm" svg:height="0.457cm" svg:x="17.585cm" svg:y="5.96cm">
            <text:p text:style-name="P43"><text:span text:style-name="T20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44" draw:layer="layout" svg:width="0.421cm" svg:height="0.456cm" svg:x="19.717cm" svg:y="8.226cm">
            <text:p text:style-name="P43"><text:span text:style-name="T20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44" draw:layer="layout" svg:width="0.422cm" svg:height="0.456cm" svg:x="19.642cm" svg:y="11.326cm">
            <text:p text:style-name="P43"><text:span text:style-name="T20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44" draw:layer="layout" svg:width="0.421cm" svg:height="0.457cm" svg:x="17.765cm" svg:y="13.175cm">
            <text:p text:style-name="P43"><text:span text:style-name="T20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4" draw:layer="layout" svg:width="0.42cm" svg:height="0.456cm" svg:x="15.013cm" svg:y="13.029cm">
            <text:p text:style-name="P43"><text:span text:style-name="T20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44" draw:layer="layout" svg:width="0.42cm" svg:height="0.457cm" svg:x="12.82cm" svg:y="10.966cm">
            <text:p text:style-name="P43"><text:span text:style-name="T20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44" draw:layer="layout" svg:width="0.422cm" svg:height="0.457cm" svg:x="12.729cm" svg:y="8.511cm">
            <text:p text:style-name="P43"><text:span text:style-name="T20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46" draw:layer="layout" svg:width="0.78cm" svg:height="0.963cm" svg:x="13.342cm" svg:y="6.782cm">
            <draw:text-box>
              <text:p text:style-name="P45">2</text:p>
            </draw:text-box>
          </draw:frame>
          <draw:frame draw:style-name="gr76" draw:text-style-name="P46" draw:layer="layout" svg:width="0.747cm" svg:height="0.963cm" svg:x="13.489cm" svg:y="12.136cm">
            <draw:text-box>
              <text:p text:style-name="P45">3</text:p>
            </draw:text-box>
          </draw:frame>
          <draw:frame draw:style-name="gr76" draw:text-style-name="P46" draw:layer="layout" svg:width="0.914cm" svg:height="0.963cm" svg:x="16.306cm" svg:y="5.3cm">
            <draw:text-box>
              <text:p text:style-name="P45">1</text:p>
            </draw:text-box>
          </draw:frame>
          <draw:frame draw:style-name="gr76" draw:text-style-name="P46" draw:layer="layout" svg:width="0.991cm" svg:height="0.963cm" svg:x="18.766cm" svg:y="6.429cm">
            <draw:text-box>
              <text:p text:style-name="P45">5</text:p>
            </draw:text-box>
          </draw:frame>
          <draw:frame draw:style-name="gr76" draw:text-style-name="P46" draw:layer="layout" svg:width="0.731cm" svg:height="0.963cm" svg:x="20.049cm" svg:y="9.415cm">
            <draw:text-box>
              <text:p text:style-name="P45">3</text:p>
            </draw:text-box>
          </draw:frame>
          <draw:frame draw:style-name="gr76" draw:text-style-name="P46" draw:layer="layout" svg:width="1.022cm" svg:height="0.963cm" svg:x="18.913cm" svg:y="12.649cm">
            <draw:text-box>
              <text:p text:style-name="P45">3</text:p>
            </draw:text-box>
          </draw:frame>
          <draw:frame draw:style-name="gr76" draw:text-style-name="P46" draw:layer="layout" svg:width="0.909cm" svg:height="0.963cm" svg:x="16.736cm" svg:y="9.274cm">
            <draw:text-box>
              <text:p text:style-name="P45">1</text:p>
            </draw:text-box>
          </draw:frame>
        </draw:g>
        <draw:line draw:style-name="gr33" draw:text-style-name="P12" draw:layer="layout" svg:x1="5.9cm" svg:y1="5.344cm" svg:x2="4.868cm" svg:y2="6.561cm">
          <text:p/>
        </draw:line>
        <draw:line draw:style-name="gr33" draw:text-style-name="P12" draw:layer="layout" svg:x1="4.842cm" svg:y1="5.291cm" svg:x2="5.98cm" svg:y2="6.879cm">
          <text:p/>
        </draw:line>
        <draw:line draw:style-name="gr33" draw:text-style-name="P12" draw:layer="layout" svg:x1="5.265cm" svg:y1="8.466cm" svg:x2="6.297cm" svg:y2="10.212cm">
          <text:p/>
        </draw:line>
        <draw:line draw:style-name="gr33" draw:text-style-name="P12" draw:layer="layout" svg:x1="6.244cm" svg:y1="8.784cm" svg:x2="4.921cm" svg:y2="9.789cm">
          <text:p/>
        </draw:line>
        <draw:line draw:style-name="gr62" draw:text-style-name="P40" draw:layer="layout" svg:x1="2.183cm" svg:y1="6.798cm" svg:x2="3.096cm" svg:y2="8.175cm">
          <text:p/>
        </draw:line>
        <draw:line draw:style-name="gr62" draw:text-style-name="P40" draw:layer="layout" svg:x1="2.117cm" svg:y1="7.911cm" svg:x2="3.413cm" svg:y2="7.276cm">
          <text:p/>
        </draw:line>
        <draw:line draw:style-name="gr62" draw:text-style-name="P40" draw:layer="layout" svg:x1="2.91cm" svg:y1="11.615cm" svg:x2="2.752cm" svg:y2="13.44cm">
          <text:p/>
        </draw:line>
        <draw:line draw:style-name="gr62" draw:text-style-name="P40" draw:layer="layout" svg:x1="2.09cm" svg:y1="12.858cm" svg:x2="3.704cm" svg:y2="11.959cm">
          <text:p/>
        </draw:line>
        <draw:line draw:style-name="gr62" draw:text-style-name="P40" draw:layer="layout" svg:x1="7.607cm" svg:y1="6.445cm" svg:x2="7.646cm" svg:y2="8.122cm">
          <text:p/>
        </draw:line>
        <draw:line draw:style-name="gr62" draw:text-style-name="P40" draw:layer="layout" svg:x1="7.197cm" svg:y1="7.434cm" svg:x2="8.308cm" svg:y2="7.09cm">
          <text:p/>
        </draw:line>
        <draw:line draw:style-name="gr62" draw:text-style-name="P40" draw:layer="layout" svg:x1="9.393cm" svg:y1="9.366cm" svg:x2="8.281cm" svg:y2="10.425cm">
          <text:p/>
        </draw:line>
        <draw:line draw:style-name="gr62" draw:text-style-name="P40" draw:layer="layout" svg:x1="8.308cm" svg:y1="9.525cm" svg:x2="9.128cm" svg:y2="10.425cm">
          <text:p/>
        </draw:line>
        <draw:line draw:style-name="gr62" draw:text-style-name="P40" draw:layer="layout" svg:x1="7.699cm" svg:y1="11.986cm" svg:x2="8.176cm" svg:y2="13.044cm">
          <text:p/>
        </draw:line>
        <draw:line draw:style-name="gr62" draw:text-style-name="P40" draw:layer="layout" svg:x1="7.541cm" svg:y1="12.541cm" svg:x2="8.573cm" svg:y2="12.435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 text:style-name="P2"><text:span text:style-name="T4">C</text:span><text:span text:style-name="T4">o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presentation:style-name="pr53" draw:text-style-name="P6" draw:layer="layout" svg:width="25.599cm" svg:height="11.793cm" svg:x="1.264cm" svg:y="3.088cm">
          <draw:text-box>
            <text:p text:style-name="P5"><text:span text:style-name="T65">Tree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3-29T01:02:14.309487559</dc:date>
    <meta:editing-duration>P1DT16H17M19S</meta:editing-duration>
    <meta:editing-cycles>2098</meta:editing-cycles>
    <meta:generator>LibreOffice/5.1.6.2$Linux_X86_64 LibreOffice_project/10m0$Build-2</meta:generator>
    <meta:document-statistic meta:object-count="2119"/>
  </office:meta>
</office:document-meta>
</file>